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17.5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om20h0_e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N=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8448" calcext:value-type="float">
            <text:p>0.278448</text:p>
          </table:table-cell>
          <table:table-cell office:value-type="float" office:value="0.0827469" calcext:value-type="float">
            <text:p>0.0827469</text:p>
          </table:table-cell>
          <table:table-cell office:value-type="float" office:value="0.00847469" calcext:value-type="float">
            <text:p>0.00847469</text:p>
          </table:table-cell>
          <table:table-cell office:value-type="float" office:value="1.96636" calcext:value-type="float">
            <text:p>1.96636</text:p>
          </table:table-cell>
          <table:table-cell office:value-type="float" office:value="12.7178" calcext:value-type="float">
            <text:p>12.7178</text:p>
          </table:table-cell>
          <table:table-cell office:value-type="float" office:value="0.587429" calcext:value-type="float">
            <text:p>0.58742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002401" calcext:value-type="float">
            <text:p>2.401E-05</text:p>
          </table:table-cell>
          <table:table-cell office:value-type="float" office:value="1.24576" calcext:value-type="float">
            <text:p>1.24576</text:p>
          </table:table-cell>
          <table:table-cell office:value-type="float" office:value="2.42015" calcext:value-type="float">
            <text:p>2.4201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71" calcext:value-type="float">
            <text:p>0.27671</text:p>
          </table:table-cell>
          <table:table-cell office:value-type="float" office:value="0.0814513" calcext:value-type="float">
            <text:p>0.0814513</text:p>
          </table:table-cell>
          <table:table-cell office:value-type="float" office:value="0.00813855" calcext:value-type="float">
            <text:p>0.00813855</text:p>
          </table:table-cell>
          <table:table-cell office:value-type="float" office:value="1.86193" calcext:value-type="float">
            <text:p>1.86193</text:p>
          </table:table-cell>
          <table:table-cell office:value-type="float" office:value="12.9825" calcext:value-type="float">
            <text:p>12.9825</text:p>
          </table:table-cell>
          <table:table-cell office:value-type="float" office:value="0.591089" calcext:value-type="float">
            <text:p>0.59108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36" calcext:value-type="float">
            <text:p>1.36E-06</text:p>
          </table:table-cell>
          <table:table-cell office:value-type="float" office:value="0.52732" calcext:value-type="float">
            <text:p>0.52732</text:p>
          </table:table-cell>
          <table:table-cell office:value-type="string" calcext:value-type="string">
            <text:p>-nan</text:p>
          </table:table-cell>
          <table:table-cell office:value-type="float" office:value="0.546667" calcext:value-type="float">
            <text:p>0.546667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772" calcext:value-type="float">
            <text:p>0.274772</text:p>
          </table:table-cell>
          <table:table-cell office:value-type="float" office:value="0.0800588" calcext:value-type="float">
            <text:p>0.0800588</text:p>
          </table:table-cell>
          <table:table-cell office:value-type="float" office:value="0.00779862" calcext:value-type="float">
            <text:p>0.00779862</text:p>
          </table:table-cell>
          <table:table-cell office:value-type="float" office:value="1.75839" calcext:value-type="float">
            <text:p>1.75839</text:p>
          </table:table-cell>
          <table:table-cell office:value-type="float" office:value="13.2603" calcext:value-type="float">
            <text:p>13.2603</text:p>
          </table:table-cell>
          <table:table-cell office:value-type="float" office:value="0.594419" calcext:value-type="float">
            <text:p>0.59441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9125" calcext:value-type="float">
            <text:p>0.09125</text:p>
          </table:table-cell>
          <table:table-cell office:value-type="float" office:value="0.00898125" calcext:value-type="float">
            <text:p>0.00898125</text:p>
          </table:table-cell>
          <table:table-cell office:value-type="float" office:value="0.0000987652" calcext:value-type="float">
            <text:p>9.87652E-05</text:p>
          </table:table-cell>
          <table:table-cell office:value-type="float" office:value="0.876725" calcext:value-type="float">
            <text:p>0.876725</text:p>
          </table:table-cell>
          <table:table-cell office:value-type="float" office:value="5.62539" calcext:value-type="float">
            <text:p>5.62539</text:p>
          </table:table-cell>
          <table:table-cell office:value-type="float" office:value="0.59186" calcext:value-type="float">
            <text:p>0.59186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475" calcext:value-type="float">
            <text:p>0.274475</text:p>
          </table:table-cell>
          <table:table-cell office:value-type="float" office:value="0.0796806" calcext:value-type="float">
            <text:p>0.0796806</text:p>
          </table:table-cell>
          <table:table-cell office:value-type="float" office:value="0.00767008" calcext:value-type="float">
            <text:p>0.00767008</text:p>
          </table:table-cell>
          <table:table-cell office:value-type="float" office:value="1.67737" calcext:value-type="float">
            <text:p>1.67737</text:p>
          </table:table-cell>
          <table:table-cell office:value-type="float" office:value="13.5609" calcext:value-type="float">
            <text:p>13.5609</text:p>
          </table:table-cell>
          <table:table-cell office:value-type="float" office:value="0.597308" calcext:value-type="float">
            <text:p>0.59730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8375" calcext:value-type="float">
            <text:p>0.18375</text:p>
          </table:table-cell>
          <table:table-cell office:value-type="float" office:value="0.0347875" calcext:value-type="float">
            <text:p>0.0347875</text:p>
          </table:table-cell>
          <table:table-cell office:value-type="float" office:value="0.00135442" calcext:value-type="float">
            <text:p>0.00135442</text:p>
          </table:table-cell>
          <table:table-cell office:value-type="float" office:value="2.76015" calcext:value-type="float">
            <text:p>2.76015</text:p>
          </table:table-cell>
          <table:table-cell office:value-type="float" office:value="6.42544" calcext:value-type="float">
            <text:p>6.42544</text:p>
          </table:table-cell>
          <table:table-cell office:value-type="float" office:value="0.626933" calcext:value-type="float">
            <text:p>0.62693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513" calcext:value-type="float">
            <text:p>0.274513</text:p>
          </table:table-cell>
          <table:table-cell office:value-type="float" office:value="0.0795027" calcext:value-type="float">
            <text:p>0.0795027</text:p>
          </table:table-cell>
          <table:table-cell office:value-type="float" office:value="0.00758376" calcext:value-type="float">
            <text:p>0.00758376</text:p>
          </table:table-cell>
          <table:table-cell office:value-type="float" office:value="1.61126" calcext:value-type="float">
            <text:p>1.61126</text:p>
          </table:table-cell>
          <table:table-cell office:value-type="float" office:value="13.8352" calcext:value-type="float">
            <text:p>13.8352</text:p>
          </table:table-cell>
          <table:table-cell office:value-type="float" office:value="0.600055" calcext:value-type="float">
            <text:p>0.60005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90938" calcext:value-type="float">
            <text:p>0.290938</text:p>
          </table:table-cell>
          <table:table-cell office:value-type="float" office:value="0.0856922" calcext:value-type="float">
            <text:p>0.0856922</text:p>
          </table:table-cell>
          <table:table-cell office:value-type="float" office:value="0.00771788" calcext:value-type="float">
            <text:p>0.00771788</text:p>
          </table:table-cell>
          <table:table-cell office:value-type="float" office:value="1.67652" calcext:value-type="float">
            <text:p>1.67652</text:p>
          </table:table-cell>
          <table:table-cell office:value-type="float" office:value="14.0943" calcext:value-type="float">
            <text:p>14.0943</text:p>
          </table:table-cell>
          <table:table-cell office:value-type="float" office:value="0.649656" calcext:value-type="float">
            <text:p>0.649656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5701" calcext:value-type="float">
            <text:p>0.275701</text:p>
          </table:table-cell>
          <table:table-cell office:value-type="float" office:value="0.0799533" calcext:value-type="float">
            <text:p>0.0799533</text:p>
          </table:table-cell>
          <table:table-cell office:value-type="float" office:value="0.00760376" calcext:value-type="float">
            <text:p>0.00760376</text:p>
          </table:table-cell>
          <table:table-cell office:value-type="float" office:value="1.53484" calcext:value-type="float">
            <text:p>1.53484</text:p>
          </table:table-cell>
          <table:table-cell office:value-type="float" office:value="14.2355" calcext:value-type="float">
            <text:p>14.2355</text:p>
          </table:table-cell>
          <table:table-cell office:value-type="float" office:value="0.603508" calcext:value-type="float">
            <text:p>0.60350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41875" calcext:value-type="float">
            <text:p>0.341875</text:p>
          </table:table-cell>
          <table:table-cell office:value-type="float" office:value="0.121552" calcext:value-type="float">
            <text:p>0.121552</text:p>
          </table:table-cell>
          <table:table-cell office:value-type="float" office:value="0.0170093" calcext:value-type="float">
            <text:p>0.0170093</text:p>
          </table:table-cell>
          <table:table-cell office:value-type="float" office:value="1.66776" calcext:value-type="float">
            <text:p>1.66776</text:p>
          </table:table-cell>
          <table:table-cell office:value-type="float" office:value="16.9591" calcext:value-type="float">
            <text:p>16.9591</text:p>
          </table:table-cell>
          <table:table-cell office:value-type="float" office:value="0.616254" calcext:value-type="float">
            <text:p>0.616254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437" calcext:value-type="float">
            <text:p>0.276437</text:p>
          </table:table-cell>
          <table:table-cell office:value-type="float" office:value="0.0802054" calcext:value-type="float">
            <text:p>0.0802054</text:p>
          </table:table-cell>
          <table:table-cell office:value-type="float" office:value="0.00760017" calcext:value-type="float">
            <text:p>0.00760017</text:p>
          </table:table-cell>
          <table:table-cell office:value-type="float" office:value="1.48005" calcext:value-type="float">
            <text:p>1.48005</text:p>
          </table:table-cell>
          <table:table-cell office:value-type="float" office:value="14.5337" calcext:value-type="float">
            <text:p>14.5337</text:p>
          </table:table-cell>
          <table:table-cell office:value-type="float" office:value="0.606183" calcext:value-type="float">
            <text:p>0.60618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69141" calcext:value-type="float">
            <text:p>0.269141</text:p>
          </table:table-cell>
          <table:table-cell office:value-type="float" office:value="0.0825863" calcext:value-type="float">
            <text:p>0.0825863</text:p>
          </table:table-cell>
          <table:table-cell office:value-type="float" office:value="0.00938167" calcext:value-type="float">
            <text:p>0.00938167</text:p>
          </table:table-cell>
          <table:table-cell office:value-type="float" office:value="1.9259" calcext:value-type="float">
            <text:p>1.9259</text:p>
          </table:table-cell>
          <table:table-cell office:value-type="float" office:value="12.8458" calcext:value-type="float">
            <text:p>12.8458</text:p>
          </table:table-cell>
          <table:table-cell office:value-type="float" office:value="0.541496" calcext:value-type="float">
            <text:p>0.541496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8847" calcext:value-type="float">
            <text:p>0.278847</text:p>
          </table:table-cell>
          <table:table-cell office:value-type="float" office:value="0.0813892" calcext:value-type="float">
            <text:p>0.0813892</text:p>
          </table:table-cell>
          <table:table-cell office:value-type="float" office:value="0.00776771" calcext:value-type="float">
            <text:p>0.00776771</text:p>
          </table:table-cell>
          <table:table-cell office:value-type="float" office:value="1.42536" calcext:value-type="float">
            <text:p>1.42536</text:p>
          </table:table-cell>
          <table:table-cell office:value-type="float" office:value="14.9371" calcext:value-type="float">
            <text:p>14.9371</text:p>
          </table:table-cell>
          <table:table-cell office:value-type="float" office:value="0.609125" calcext:value-type="float">
            <text:p>0.60912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61797" calcext:value-type="float">
            <text:p>0.261797</text:p>
          </table:table-cell>
          <table:table-cell office:value-type="float" office:value="0.0724719" calcext:value-type="float">
            <text:p>0.0724719</text:p>
          </table:table-cell>
          <table:table-cell office:value-type="float" office:value="0.00628948" calcext:value-type="float">
            <text:p>0.00628948</text:p>
          </table:table-cell>
          <table:table-cell office:value-type="float" office:value="2.60537" calcext:value-type="float">
            <text:p>2.60537</text:p>
          </table:table-cell>
          <table:table-cell office:value-type="float" office:value="10.1711" calcext:value-type="float">
            <text:p>10.1711</text:p>
          </table:table-cell>
          <table:table-cell office:value-type="float" office:value="0.600833" calcext:value-type="float">
            <text:p>0.600833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1718" calcext:value-type="float">
            <text:p>0.281718</text:p>
          </table:table-cell>
          <table:table-cell office:value-type="float" office:value="0.0828671" calcext:value-type="float">
            <text:p>0.0828671</text:p>
          </table:table-cell>
          <table:table-cell office:value-type="float" office:value="0.00798819" calcext:value-type="float">
            <text:p>0.00798819</text:p>
          </table:table-cell>
          <table:table-cell office:value-type="float" office:value="1.38217" calcext:value-type="float">
            <text:p>1.38217</text:p>
          </table:table-cell>
          <table:table-cell office:value-type="float" office:value="15.3225" calcext:value-type="float">
            <text:p>15.3225</text:p>
          </table:table-cell>
          <table:table-cell office:value-type="float" office:value="0.612241" calcext:value-type="float">
            <text:p>0.61224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69492" calcext:value-type="float">
            <text:p>0.269492</text:p>
          </table:table-cell>
          <table:table-cell office:value-type="float" office:value="0.0769393" calcext:value-type="float">
            <text:p>0.0769393</text:p>
          </table:table-cell>
          <table:table-cell office:value-type="float" office:value="0.00719753" calcext:value-type="float">
            <text:p>0.00719753</text:p>
          </table:table-cell>
          <table:table-cell office:value-type="float" office:value="1.8274" calcext:value-type="float">
            <text:p>1.8274</text:p>
          </table:table-cell>
          <table:table-cell office:value-type="float" office:value="12.7213" calcext:value-type="float">
            <text:p>12.7213</text:p>
          </table:table-cell>
          <table:table-cell office:value-type="float" office:value="0.59471" calcext:value-type="float">
            <text:p>0.5947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3606" calcext:value-type="float">
            <text:p>0.283606</text:p>
          </table:table-cell>
          <table:table-cell office:value-type="float" office:value="0.0838254" calcext:value-type="float">
            <text:p>0.0838254</text:p>
          </table:table-cell>
          <table:table-cell office:value-type="float" office:value="0.00812853" calcext:value-type="float">
            <text:p>0.00812853</text:p>
          </table:table-cell>
          <table:table-cell office:value-type="float" office:value="1.3329" calcext:value-type="float">
            <text:p>1.3329</text:p>
          </table:table-cell>
          <table:table-cell office:value-type="float" office:value="15.709" calcext:value-type="float">
            <text:p>15.709</text:p>
          </table:table-cell>
          <table:table-cell office:value-type="float" office:value="0.614398" calcext:value-type="float">
            <text:p>0.61439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3906" calcext:value-type="float">
            <text:p>0.283906</text:p>
          </table:table-cell>
          <table:table-cell office:value-type="float" office:value="0.0860597" calcext:value-type="float">
            <text:p>0.0860597</text:p>
          </table:table-cell>
          <table:table-cell office:value-type="float" office:value="0.00910758" calcext:value-type="float">
            <text:p>0.00910758</text:p>
          </table:table-cell>
          <table:table-cell office:value-type="float" office:value="2.35321" calcext:value-type="float">
            <text:p>2.35321</text:p>
          </table:table-cell>
          <table:table-cell office:value-type="float" office:value="11.7994" calcext:value-type="float">
            <text:p>11.7994</text:p>
          </table:table-cell>
          <table:table-cell office:value-type="float" office:value="0.590096" calcext:value-type="float">
            <text:p>0.590096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7115" calcext:value-type="float">
            <text:p>0.287115</text:p>
          </table:table-cell>
          <table:table-cell office:value-type="float" office:value="0.0857255" calcext:value-type="float">
            <text:p>0.0857255</text:p>
          </table:table-cell>
          <table:table-cell office:value-type="float" office:value="0.00844019" calcext:value-type="float">
            <text:p>0.00844019</text:p>
          </table:table-cell>
          <table:table-cell office:value-type="float" office:value="1.29853" calcext:value-type="float">
            <text:p>1.29853</text:p>
          </table:table-cell>
          <table:table-cell office:value-type="float" office:value="16.1107" calcext:value-type="float">
            <text:p>16.1107</text:p>
          </table:table-cell>
          <table:table-cell office:value-type="float" office:value="0.617165" calcext:value-type="float">
            <text:p>0.61716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68726" calcext:value-type="float">
            <text:p>0.268726</text:p>
          </table:table-cell>
          <table:table-cell office:value-type="float" office:value="0.0784183" calcext:value-type="float">
            <text:p>0.0784183</text:p>
          </table:table-cell>
          <table:table-cell office:value-type="float" office:value="0.00789893" calcext:value-type="float">
            <text:p>0.00789893</text:p>
          </table:table-cell>
          <table:table-cell office:value-type="float" office:value="1.7043" calcext:value-type="float">
            <text:p>1.7043</text:p>
          </table:table-cell>
          <table:table-cell office:value-type="float" office:value="13.3344" calcext:value-type="float">
            <text:p>13.3344</text:p>
          </table:table-cell>
          <table:table-cell office:value-type="float" office:value="0.571834" calcext:value-type="float">
            <text:p>0.571834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0835" calcext:value-type="float">
            <text:p>0.290835</text:p>
          </table:table-cell>
          <table:table-cell office:value-type="float" office:value="0.0877758" calcext:value-type="float">
            <text:p>0.0877758</text:p>
          </table:table-cell>
          <table:table-cell office:value-type="float" office:value="0.00879211" calcext:value-type="float">
            <text:p>0.00879211</text:p>
          </table:table-cell>
          <table:table-cell office:value-type="float" office:value="1.26357" calcext:value-type="float">
            <text:p>1.26357</text:p>
          </table:table-cell>
          <table:table-cell office:value-type="float" office:value="16.5424" calcext:value-type="float">
            <text:p>16.5424</text:p>
          </table:table-cell>
          <table:table-cell office:value-type="float" office:value="0.619616" calcext:value-type="float">
            <text:p>0.61961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9348" calcext:value-type="float">
            <text:p>0.279348</text:p>
          </table:table-cell>
          <table:table-cell office:value-type="float" office:value="0.0838466" calcext:value-type="float">
            <text:p>0.0838466</text:p>
          </table:table-cell>
          <table:table-cell office:value-type="float" office:value="0.00891744" calcext:value-type="float">
            <text:p>0.00891744</text:p>
          </table:table-cell>
          <table:table-cell office:value-type="float" office:value="2.24094" calcext:value-type="float">
            <text:p>2.24094</text:p>
          </table:table-cell>
          <table:table-cell office:value-type="float" office:value="11.9448" calcext:value-type="float">
            <text:p>11.9448</text:p>
          </table:table-cell>
          <table:table-cell office:value-type="float" office:value="0.577187" calcext:value-type="float">
            <text:p>0.577187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438" calcext:value-type="float">
            <text:p>0.29438</text:p>
          </table:table-cell>
          <table:table-cell office:value-type="float" office:value="0.0897534" calcext:value-type="float">
            <text:p>0.0897534</text:p>
          </table:table-cell>
          <table:table-cell office:value-type="float" office:value="0.00913481" calcext:value-type="float">
            <text:p>0.00913481</text:p>
          </table:table-cell>
          <table:table-cell office:value-type="float" office:value="1.22815" calcext:value-type="float">
            <text:p>1.22815</text:p>
          </table:table-cell>
          <table:table-cell office:value-type="float" office:value="16.9828" calcext:value-type="float">
            <text:p>16.9828</text:p>
          </table:table-cell>
          <table:table-cell office:value-type="float" office:value="0.622013" calcext:value-type="float">
            <text:p>0.62201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5975" calcext:value-type="float">
            <text:p>0.275975</text:p>
          </table:table-cell>
          <table:table-cell office:value-type="float" office:value="0.0812367" calcext:value-type="float">
            <text:p>0.0812367</text:p>
          </table:table-cell>
          <table:table-cell office:value-type="float" office:value="0.00815102" calcext:value-type="float">
            <text:p>0.00815102</text:p>
          </table:table-cell>
          <table:table-cell office:value-type="float" office:value="2.1326" calcext:value-type="float">
            <text:p>2.1326</text:p>
          </table:table-cell>
          <table:table-cell office:value-type="float" office:value="12.06" calcext:value-type="float">
            <text:p>12.06</text:p>
          </table:table-cell>
          <table:table-cell office:value-type="float" office:value="0.588295" calcext:value-type="float">
            <text:p>0.588295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8216" calcext:value-type="float">
            <text:p>0.298216</text:p>
          </table:table-cell>
          <table:table-cell office:value-type="float" office:value="0.0919616" calcext:value-type="float">
            <text:p>0.0919616</text:p>
          </table:table-cell>
          <table:table-cell office:value-type="float" office:value="0.00954204" calcext:value-type="float">
            <text:p>0.00954204</text:p>
          </table:table-cell>
          <table:table-cell office:value-type="float" office:value="1.19565" calcext:value-type="float">
            <text:p>1.19565</text:p>
          </table:table-cell>
          <table:table-cell office:value-type="float" office:value="17.4379" calcext:value-type="float">
            <text:p>17.4379</text:p>
          </table:table-cell>
          <table:table-cell office:value-type="float" office:value="0.623897" calcext:value-type="float">
            <text:p>0.62389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4463" calcext:value-type="float">
            <text:p>0.284463</text:p>
          </table:table-cell>
          <table:table-cell office:value-type="float" office:value="0.0861878" calcext:value-type="float">
            <text:p>0.0861878</text:p>
          </table:table-cell>
          <table:table-cell office:value-type="float" office:value="0.00911071" calcext:value-type="float">
            <text:p>0.00911071</text:p>
          </table:table-cell>
          <table:table-cell office:value-type="float" office:value="1.93484" calcext:value-type="float">
            <text:p>1.93484</text:p>
          </table:table-cell>
          <table:table-cell office:value-type="float" office:value="13.1077" calcext:value-type="float">
            <text:p>13.1077</text:p>
          </table:table-cell>
          <table:table-cell office:value-type="float" office:value="0.591174" calcext:value-type="float">
            <text:p>0.59117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2237" calcext:value-type="float">
            <text:p>0.302237</text:p>
          </table:table-cell>
          <table:table-cell office:value-type="float" office:value="0.0942905" calcext:value-type="float">
            <text:p>0.0942905</text:p>
          </table:table-cell>
          <table:table-cell office:value-type="float" office:value="0.00997182" calcext:value-type="float">
            <text:p>0.00997182</text:p>
          </table:table-cell>
          <table:table-cell office:value-type="float" office:value="1.16772" calcext:value-type="float">
            <text:p>1.16772</text:p>
          </table:table-cell>
          <table:table-cell office:value-type="float" office:value="17.8814" calcext:value-type="float">
            <text:p>17.8814</text:p>
          </table:table-cell>
          <table:table-cell office:value-type="float" office:value="0.626133" calcext:value-type="float">
            <text:p>0.62613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9937" calcext:value-type="float">
            <text:p>0.279937</text:p>
          </table:table-cell>
          <table:table-cell office:value-type="float" office:value="0.0833875" calcext:value-type="float">
            <text:p>0.0833875</text:p>
          </table:table-cell>
          <table:table-cell office:value-type="float" office:value="0.00853147" calcext:value-type="float">
            <text:p>0.00853147</text:p>
          </table:table-cell>
          <table:table-cell office:value-type="float" office:value="1.98076" calcext:value-type="float">
            <text:p>1.98076</text:p>
          </table:table-cell>
          <table:table-cell office:value-type="float" office:value="12.7206" calcext:value-type="float">
            <text:p>12.7206</text:p>
          </table:table-cell>
          <table:table-cell office:value-type="float" office:value="0.591022" calcext:value-type="float">
            <text:p>0.591022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6707" calcext:value-type="float">
            <text:p>0.306707</text:p>
          </table:table-cell>
          <table:table-cell office:value-type="float" office:value="0.0969599" calcext:value-type="float">
            <text:p>0.0969599</text:p>
          </table:table-cell>
          <table:table-cell office:value-type="float" office:value="0.0104958" calcext:value-type="float">
            <text:p>0.0104958</text:p>
          </table:table-cell>
          <table:table-cell office:value-type="float" office:value="1.1427" calcext:value-type="float">
            <text:p>1.1427</text:p>
          </table:table-cell>
          <table:table-cell office:value-type="float" office:value="18.3444" calcext:value-type="float">
            <text:p>18.3444</text:p>
          </table:table-cell>
          <table:table-cell office:value-type="float" office:value="0.627857" calcext:value-type="float">
            <text:p>0.62785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873" calcext:value-type="float">
            <text:p>0.2787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855183" calcext:value-type="float">
            <text:p>0.00855183</text:p>
          </table:table-cell>
          <table:table-cell office:value-type="float" office:value="1.94891" calcext:value-type="float">
            <text:p>1.94891</text:p>
          </table:table-cell>
          <table:table-cell office:value-type="float" office:value="12.7989" calcext:value-type="float">
            <text:p>12.7989</text:p>
          </table:table-cell>
          <table:table-cell office:value-type="float" office:value="0.586209" calcext:value-type="float">
            <text:p>0.586209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1253" calcext:value-type="float">
            <text:p>0.311253</text:p>
          </table:table-cell>
          <table:table-cell office:value-type="float" office:value="0.0996989" calcext:value-type="float">
            <text:p>0.0996989</text:p>
          </table:table-cell>
          <table:table-cell office:value-type="float" office:value="0.0110391" calcext:value-type="float">
            <text:p>0.0110391</text:p>
          </table:table-cell>
          <table:table-cell office:value-type="float" office:value="1.12113" calcext:value-type="float">
            <text:p>1.12113</text:p>
          </table:table-cell>
          <table:table-cell office:value-type="float" office:value="18.7929" calcext:value-type="float">
            <text:p>18.7929</text:p>
          </table:table-cell>
          <table:table-cell office:value-type="float" office:value="0.629805" calcext:value-type="float">
            <text:p>0.62980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7706" calcext:value-type="float">
            <text:p>0.277706</text:p>
          </table:table-cell>
          <table:table-cell office:value-type="float" office:value="0.0824336" calcext:value-type="float">
            <text:p>0.0824336</text:p>
          </table:table-cell>
          <table:table-cell office:value-type="float" office:value="0.00845154" calcext:value-type="float">
            <text:p>0.00845154</text:p>
          </table:table-cell>
          <table:table-cell office:value-type="float" office:value="2.00422" calcext:value-type="float">
            <text:p>2.00422</text:p>
          </table:table-cell>
          <table:table-cell office:value-type="float" office:value="12.5641" calcext:value-type="float">
            <text:p>12.5641</text:p>
          </table:table-cell>
          <table:table-cell office:value-type="float" office:value="0.585422" calcext:value-type="float">
            <text:p>0.585422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6078" calcext:value-type="float">
            <text:p>0.316078</text:p>
          </table:table-cell>
          <table:table-cell office:value-type="float" office:value="0.102669" calcext:value-type="float">
            <text:p>0.102669</text:p>
          </table:table-cell>
          <table:table-cell office:value-type="float" office:value="0.0116514" calcext:value-type="float">
            <text:p>0.0116514</text:p>
          </table:table-cell>
          <table:table-cell office:value-type="float" office:value="1.10075" calcext:value-type="float">
            <text:p>1.10075</text:p>
          </table:table-cell>
          <table:table-cell office:value-type="float" office:value="19.2594" calcext:value-type="float">
            <text:p>19.2594</text:p>
          </table:table-cell>
          <table:table-cell office:value-type="float" office:value="0.631549" calcext:value-type="float">
            <text:p>0.63154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8426" calcext:value-type="float">
            <text:p>0.278426</text:p>
          </table:table-cell>
          <table:table-cell office:value-type="float" office:value="0.0826731" calcext:value-type="float">
            <text:p>0.0826731</text:p>
          </table:table-cell>
          <table:table-cell office:value-type="float" office:value="0.00844736" calcext:value-type="float">
            <text:p>0.00844736</text:p>
          </table:table-cell>
          <table:table-cell office:value-type="float" office:value="1.99174" calcext:value-type="float">
            <text:p>1.99174</text:p>
          </table:table-cell>
          <table:table-cell office:value-type="float" office:value="12.6254" calcext:value-type="float">
            <text:p>12.6254</text:p>
          </table:table-cell>
          <table:table-cell office:value-type="float" office:value="0.588024" calcext:value-type="float">
            <text:p>0.588024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0824" calcext:value-type="float">
            <text:p>0.320824</text:p>
          </table:table-cell>
          <table:table-cell office:value-type="float" office:value="0.105632" calcext:value-type="float">
            <text:p>0.105632</text:p>
          </table:table-cell>
          <table:table-cell office:value-type="float" office:value="0.0122767" calcext:value-type="float">
            <text:p>0.0122767</text:p>
          </table:table-cell>
          <table:table-cell office:value-type="float" office:value="1.07918" calcext:value-type="float">
            <text:p>1.07918</text:p>
          </table:table-cell>
          <table:table-cell office:value-type="float" office:value="19.7424" calcext:value-type="float">
            <text:p>19.7424</text:p>
          </table:table-cell>
          <table:table-cell office:value-type="float" office:value="0.633254" calcext:value-type="float">
            <text:p>0.63325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8793" calcext:value-type="float">
            <text:p>0.278793</text:p>
          </table:table-cell>
          <table:table-cell office:value-type="float" office:value="0.0828492" calcext:value-type="float">
            <text:p>0.0828492</text:p>
          </table:table-cell>
          <table:table-cell office:value-type="float" office:value="0.00847153" calcext:value-type="float">
            <text:p>0.00847153</text:p>
          </table:table-cell>
          <table:table-cell office:value-type="float" office:value="1.96229" calcext:value-type="float">
            <text:p>1.96229</text:p>
          </table:table-cell>
          <table:table-cell office:value-type="float" office:value="12.7402" calcext:value-type="float">
            <text:p>12.7402</text:p>
          </table:table-cell>
          <table:table-cell office:value-type="float" office:value="0.588601" calcext:value-type="float">
            <text:p>0.5886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6097" calcext:value-type="float">
            <text:p>0.326097</text:p>
          </table:table-cell>
          <table:table-cell office:value-type="float" office:value="0.109004" calcext:value-type="float">
            <text:p>0.109004</text:p>
          </table:table-cell>
          <table:table-cell office:value-type="float" office:value="0.0130201" calcext:value-type="float">
            <text:p>0.0130201</text:p>
          </table:table-cell>
          <table:table-cell office:value-type="float" office:value="1.05712" calcext:value-type="float">
            <text:p>1.05712</text:p>
          </table:table-cell>
          <table:table-cell office:value-type="float" office:value="20.2766" calcext:value-type="float">
            <text:p>20.2766</text:p>
          </table:table-cell>
          <table:table-cell office:value-type="float" office:value="0.634734" calcext:value-type="float">
            <text:p>0.63473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8448" calcext:value-type="float">
            <text:p>0.278448</text:p>
          </table:table-cell>
          <table:table-cell office:value-type="float" office:value="0.0827469" calcext:value-type="float">
            <text:p>0.0827469</text:p>
          </table:table-cell>
          <table:table-cell office:value-type="float" office:value="0.00847469" calcext:value-type="float">
            <text:p>0.00847469</text:p>
          </table:table-cell>
          <table:table-cell office:value-type="float" office:value="1.96636" calcext:value-type="float">
            <text:p>1.96636</text:p>
          </table:table-cell>
          <table:table-cell office:value-type="float" office:value="12.7178" calcext:value-type="float">
            <text:p>12.7178</text:p>
          </table:table-cell>
          <table:table-cell office:value-type="float" office:value="0.587429" calcext:value-type="float">
            <text:p>0.587429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1334" calcext:value-type="float">
            <text:p>0.331334</text:p>
          </table:table-cell>
          <table:table-cell office:value-type="float" office:value="0.112406" calcext:value-type="float">
            <text:p>0.112406</text:p>
          </table:table-cell>
          <table:table-cell office:value-type="float" office:value="0.0137928" calcext:value-type="float">
            <text:p>0.0137928</text:p>
          </table:table-cell>
          <table:table-cell office:value-type="float" office:value="1.03768" calcext:value-type="float">
            <text:p>1.03768</text:p>
          </table:table-cell>
          <table:table-cell office:value-type="float" office:value="20.7951" calcext:value-type="float">
            <text:p>20.7951</text:p>
          </table:table-cell>
          <table:table-cell office:value-type="float" office:value="0.636126" calcext:value-type="float">
            <text:p>0.636126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6846" calcext:value-type="float">
            <text:p>0.336846</text:p>
          </table:table-cell>
          <table:table-cell office:value-type="float" office:value="0.116045" calcext:value-type="float">
            <text:p>0.116045</text:p>
          </table:table-cell>
          <table:table-cell office:value-type="float" office:value="0.0146418" calcext:value-type="float">
            <text:p>0.0146418</text:p>
          </table:table-cell>
          <table:table-cell office:value-type="float" office:value="1.01932" calcext:value-type="float">
            <text:p>1.01932</text:p>
          </table:table-cell>
          <table:table-cell office:value-type="float" office:value="21.3307" calcext:value-type="float">
            <text:p>21.3307</text:p>
          </table:table-cell>
          <table:table-cell office:value-type="float" office:value="0.637576" calcext:value-type="float">
            <text:p>0.63757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000150063" calcext:value-type="float">
            <text:p>1.50063E-06</text:p>
          </table:table-cell>
          <table:table-cell office:value-type="float" office:value="0.223072" calcext:value-type="float">
            <text:p>0.223072</text:p>
          </table:table-cell>
          <table:table-cell office:value-type="float" office:value="3.49633" calcext:value-type="float">
            <text:p>3.49633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2544" calcext:value-type="float">
            <text:p>0.342544</text:p>
          </table:table-cell>
          <table:table-cell office:value-type="float" office:value="0.119862" calcext:value-type="float">
            <text:p>0.119862</text:p>
          </table:table-cell>
          <table:table-cell office:value-type="float" office:value="0.0155567" calcext:value-type="float">
            <text:p>0.0155567</text:p>
          </table:table-cell>
          <table:table-cell office:value-type="float" office:value="1.00691" calcext:value-type="float">
            <text:p>1.00691</text:p>
          </table:table-cell>
          <table:table-cell office:value-type="float" office:value="21.8225" calcext:value-type="float">
            <text:p>21.8225</text:p>
          </table:table-cell>
          <table:table-cell office:value-type="float" office:value="0.639063" calcext:value-type="float">
            <text:p>0.639063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0044125" calcext:value-type="float">
            <text:p>0.0044125</text:p>
          </table:table-cell>
          <table:table-cell office:value-type="float" office:value="0.0000273803" calcext:value-type="float">
            <text:p>2.73803E-05</text:p>
          </table:table-cell>
          <table:table-cell office:value-type="float" office:value="0.674836" calcext:value-type="float">
            <text:p>0.674836</text:p>
          </table:table-cell>
          <table:table-cell office:value-type="float" office:value="4.06242" calcext:value-type="float">
            <text:p>4.06242</text:p>
          </table:table-cell>
          <table:table-cell office:value-type="float" office:value="0.531243" calcext:value-type="float">
            <text:p>0.53124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8482" calcext:value-type="float">
            <text:p>0.348482</text:p>
          </table:table-cell>
          <table:table-cell office:value-type="float" office:value="0.12392" calcext:value-type="float">
            <text:p>0.12392</text:p>
          </table:table-cell>
          <table:table-cell office:value-type="float" office:value="0.0165655" calcext:value-type="float">
            <text:p>0.0165655</text:p>
          </table:table-cell>
          <table:table-cell office:value-type="float" office:value="0.988488" calcext:value-type="float">
            <text:p>0.988488</text:p>
          </table:table-cell>
          <table:table-cell office:value-type="float" office:value="22.4067" calcext:value-type="float">
            <text:p>22.4067</text:p>
          </table:table-cell>
          <table:table-cell office:value-type="float" office:value="0.640417" calcext:value-type="float">
            <text:p>0.64041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8125" calcext:value-type="float">
            <text:p>0.08125</text:p>
          </table:table-cell>
          <table:table-cell office:value-type="float" office:value="0.00724375" calcext:value-type="float">
            <text:p>0.00724375</text:p>
          </table:table-cell>
          <table:table-cell office:value-type="float" office:value="0.000067803" calcext:value-type="float">
            <text:p>6.7803E-05</text:p>
          </table:table-cell>
          <table:table-cell office:value-type="float" office:value="1.26128" calcext:value-type="float">
            <text:p>1.26128</text:p>
          </table:table-cell>
          <table:table-cell office:value-type="float" office:value="3.64044" calcext:value-type="float">
            <text:p>3.64044</text:p>
          </table:table-cell>
          <table:table-cell office:value-type="float" office:value="0.569275" calcext:value-type="float">
            <text:p>0.56927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54065" calcext:value-type="float">
            <text:p>0.354065</text:p>
          </table:table-cell>
          <table:table-cell office:value-type="float" office:value="0.12781" calcext:value-type="float">
            <text:p>0.12781</text:p>
          </table:table-cell>
          <table:table-cell office:value-type="float" office:value="0.0175682" calcext:value-type="float">
            <text:p>0.0175682</text:p>
          </table:table-cell>
          <table:table-cell office:value-type="float" office:value="0.976059" calcext:value-type="float">
            <text:p>0.976059</text:p>
          </table:table-cell>
          <table:table-cell office:value-type="float" office:value="22.9101" calcext:value-type="float">
            <text:p>22.9101</text:p>
          </table:table-cell>
          <table:table-cell office:value-type="float" office:value="0.641511" calcext:value-type="float">
            <text:p>0.64151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3375" calcext:value-type="float">
            <text:p>0.13375</text:p>
          </table:table-cell>
          <table:table-cell office:value-type="float" office:value="0.0185937" calcext:value-type="float">
            <text:p>0.0185937</text:p>
          </table:table-cell>
          <table:table-cell office:value-type="float" office:value="0.000396396" calcext:value-type="float">
            <text:p>0.000396396</text:p>
          </table:table-cell>
          <table:table-cell office:value-type="float" office:value="1.48269" calcext:value-type="float">
            <text:p>1.48269</text:p>
          </table:table-cell>
          <table:table-cell office:value-type="float" office:value="6.40541" calcext:value-type="float">
            <text:p>6.40541</text:p>
          </table:table-cell>
          <table:table-cell office:value-type="float" office:value="0.617814" calcext:value-type="float">
            <text:p>0.617814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0317" calcext:value-type="float">
            <text:p>0.360317</text:p>
          </table:table-cell>
          <table:table-cell office:value-type="float" office:value="0.132246" calcext:value-type="float">
            <text:p>0.132246</text:p>
          </table:table-cell>
          <table:table-cell office:value-type="float" office:value="0.0187484" calcext:value-type="float">
            <text:p>0.0187484</text:p>
          </table:table-cell>
          <table:table-cell office:value-type="float" office:value="0.95894" calcext:value-type="float">
            <text:p>0.95894</text:p>
          </table:table-cell>
          <table:table-cell office:value-type="float" office:value="23.5229" calcext:value-type="float">
            <text:p>23.5229</text:p>
          </table:table-cell>
          <table:table-cell office:value-type="float" office:value="0.642661" calcext:value-type="float">
            <text:p>0.64266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846875" calcext:value-type="float">
            <text:p>0.0846875</text:p>
          </table:table-cell>
          <table:table-cell office:value-type="float" office:value="0.00879219" calcext:value-type="float">
            <text:p>0.00879219</text:p>
          </table:table-cell>
          <table:table-cell office:value-type="float" office:value="0.000128682" calcext:value-type="float">
            <text:p>0.000128682</text:p>
          </table:table-cell>
          <table:table-cell office:value-type="float" office:value="1.67162" calcext:value-type="float">
            <text:p>1.67162</text:p>
          </table:table-cell>
          <table:table-cell office:value-type="float" office:value="3.35812" calcext:value-type="float">
            <text:p>3.35812</text:p>
          </table:table-cell>
          <table:table-cell office:value-type="float" office:value="0.445115" calcext:value-type="float">
            <text:p>0.44511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6753" calcext:value-type="float">
            <text:p>0.366753</text:p>
          </table:table-cell>
          <table:table-cell office:value-type="float" office:value="0.136887" calcext:value-type="float">
            <text:p>0.136887</text:p>
          </table:table-cell>
          <table:table-cell office:value-type="float" office:value="0.0200212" calcext:value-type="float">
            <text:p>0.0200212</text:p>
          </table:table-cell>
          <table:table-cell office:value-type="float" office:value="0.949142" calcext:value-type="float">
            <text:p>0.949142</text:p>
          </table:table-cell>
          <table:table-cell office:value-type="float" office:value="24.065" calcext:value-type="float">
            <text:p>24.065</text:p>
          </table:table-cell>
          <table:table-cell office:value-type="float" office:value="0.643839" calcext:value-type="float">
            <text:p>0.643839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0625" calcext:value-type="float">
            <text:p>0.290625</text:p>
          </table:table-cell>
          <table:table-cell office:value-type="float" office:value="0.0872328" calcext:value-type="float">
            <text:p>0.0872328</text:p>
          </table:table-cell>
          <table:table-cell office:value-type="float" office:value="0.00845645" calcext:value-type="float">
            <text:p>0.00845645</text:p>
          </table:table-cell>
          <table:table-cell office:value-type="float" office:value="1.43497" calcext:value-type="float">
            <text:p>1.43497</text:p>
          </table:table-cell>
          <table:table-cell office:value-type="float" office:value="15.4336" calcext:value-type="float">
            <text:p>15.4336</text:p>
          </table:table-cell>
          <table:table-cell office:value-type="float" office:value="0.629569" calcext:value-type="float">
            <text:p>0.629569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3054" calcext:value-type="float">
            <text:p>0.373054</text:p>
          </table:table-cell>
          <table:table-cell office:value-type="float" office:value="0.141511" calcext:value-type="float">
            <text:p>0.141511</text:p>
          </table:table-cell>
          <table:table-cell office:value-type="float" office:value="0.0213318" calcext:value-type="float">
            <text:p>0.0213318</text:p>
          </table:table-cell>
          <table:table-cell office:value-type="float" office:value="0.935523" calcext:value-type="float">
            <text:p>0.935523</text:p>
          </table:table-cell>
          <table:table-cell office:value-type="float" office:value="24.6557" calcext:value-type="float">
            <text:p>24.6557</text:p>
          </table:table-cell>
          <table:table-cell office:value-type="float" office:value="0.644921" calcext:value-type="float">
            <text:p>0.64492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0.0682703" calcext:value-type="float">
            <text:p>0.0682703</text:p>
          </table:table-cell>
          <table:table-cell office:value-type="float" office:value="0.00567081" calcext:value-type="float">
            <text:p>0.00567081</text:p>
          </table:table-cell>
          <table:table-cell office:value-type="float" office:value="1.39422" calcext:value-type="float">
            <text:p>1.39422</text:p>
          </table:table-cell>
          <table:table-cell office:value-type="float" office:value="13.7797" calcext:value-type="float">
            <text:p>13.7797</text:p>
          </table:table-cell>
          <table:table-cell office:value-type="float" office:value="0.594435" calcext:value-type="float">
            <text:p>0.594435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9554" calcext:value-type="float">
            <text:p>0.379554</text:p>
          </table:table-cell>
          <table:table-cell office:value-type="float" office:value="0.146379" calcext:value-type="float">
            <text:p>0.146379</text:p>
          </table:table-cell>
          <table:table-cell office:value-type="float" office:value="0.0227653" calcext:value-type="float">
            <text:p>0.0227653</text:p>
          </table:table-cell>
          <table:table-cell office:value-type="float" office:value="0.92098" calcext:value-type="float">
            <text:p>0.92098</text:p>
          </table:table-cell>
          <table:table-cell office:value-type="float" office:value="25.2836" calcext:value-type="float">
            <text:p>25.2836</text:p>
          </table:table-cell>
          <table:table-cell office:value-type="float" office:value="0.645846" calcext:value-type="float">
            <text:p>0.64584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9023" calcext:value-type="float">
            <text:p>0.289023</text:p>
          </table:table-cell>
          <table:table-cell office:value-type="float" office:value="0.0866006" calcext:value-type="float">
            <text:p>0.0866006</text:p>
          </table:table-cell>
          <table:table-cell office:value-type="float" office:value="0.00862634" calcext:value-type="float">
            <text:p>0.00862634</text:p>
          </table:table-cell>
          <table:table-cell office:value-type="float" office:value="1.66668" calcext:value-type="float">
            <text:p>1.66668</text:p>
          </table:table-cell>
          <table:table-cell office:value-type="float" office:value="14.2166" calcext:value-type="float">
            <text:p>14.2166</text:p>
          </table:table-cell>
          <table:table-cell office:value-type="float" office:value="0.61659" calcext:value-type="float">
            <text:p>0.616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6184" calcext:value-type="float">
            <text:p>0.386184</text:p>
          </table:table-cell>
          <table:table-cell office:value-type="float" office:value="0.151415" calcext:value-type="float">
            <text:p>0.151415</text:p>
          </table:table-cell>
          <table:table-cell office:value-type="float" office:value="0.0242881" calcext:value-type="float">
            <text:p>0.0242881</text:p>
          </table:table-cell>
          <table:table-cell office:value-type="float" office:value="0.911826" calcext:value-type="float">
            <text:p>0.911826</text:p>
          </table:table-cell>
          <table:table-cell office:value-type="float" office:value="25.8525" calcext:value-type="float">
            <text:p>25.8525</text:p>
          </table:table-cell>
          <table:table-cell office:value-type="float" office:value="0.646872" calcext:value-type="float">
            <text:p>0.64687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66211" calcext:value-type="float">
            <text:p>0.266211</text:p>
          </table:table-cell>
          <table:table-cell office:value-type="float" office:value="0.0758471" calcext:value-type="float">
            <text:p>0.0758471</text:p>
          </table:table-cell>
          <table:table-cell office:value-type="float" office:value="0.00735216" calcext:value-type="float">
            <text:p>0.00735216</text:p>
          </table:table-cell>
          <table:table-cell office:value-type="float" office:value="1.48823" calcext:value-type="float">
            <text:p>1.48823</text:p>
          </table:table-cell>
          <table:table-cell office:value-type="float" office:value="14.0728" calcext:value-type="float">
            <text:p>14.0728</text:p>
          </table:table-cell>
          <table:table-cell office:value-type="float" office:value="0.573994" calcext:value-type="float">
            <text:p>0.573994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54" calcext:value-type="float">
            <text:p>0.2854</text:p>
          </table:table-cell>
          <table:table-cell office:value-type="float" office:value="0.0856931" calcext:value-type="float">
            <text:p>0.0856931</text:p>
          </table:table-cell>
          <table:table-cell office:value-type="float" office:value="0.0087634" calcext:value-type="float">
            <text:p>0.0087634</text:p>
          </table:table-cell>
          <table:table-cell office:value-type="float" office:value="1.76673" calcext:value-type="float">
            <text:p>1.76673</text:p>
          </table:table-cell>
          <table:table-cell office:value-type="float" office:value="13.7108" calcext:value-type="float">
            <text:p>13.7108</text:p>
          </table:table-cell>
          <table:table-cell office:value-type="float" office:value="0.602205" calcext:value-type="float">
            <text:p>0.602205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8623" calcext:value-type="float">
            <text:p>0.278623</text:p>
          </table:table-cell>
          <table:table-cell office:value-type="float" office:value="0.0822557" calcext:value-type="float">
            <text:p>0.0822557</text:p>
          </table:table-cell>
          <table:table-cell office:value-type="float" office:value="0.00819053" calcext:value-type="float">
            <text:p>0.00819053</text:p>
          </table:table-cell>
          <table:table-cell office:value-type="float" office:value="1.70587" calcext:value-type="float">
            <text:p>1.70587</text:p>
          </table:table-cell>
          <table:table-cell office:value-type="float" office:value="13.6684" calcext:value-type="float">
            <text:p>13.6684</text:p>
          </table:table-cell>
          <table:table-cell office:value-type="float" office:value="0.596486" calcext:value-type="float">
            <text:p>0.596486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0371" calcext:value-type="float">
            <text:p>0.280371</text:p>
          </table:table-cell>
          <table:table-cell office:value-type="float" office:value="0.0827189" calcext:value-type="float">
            <text:p>0.0827189</text:p>
          </table:table-cell>
          <table:table-cell office:value-type="float" office:value="0.00816673" calcext:value-type="float">
            <text:p>0.00816673</text:p>
          </table:table-cell>
          <table:table-cell office:value-type="float" office:value="1.89225" calcext:value-type="float">
            <text:p>1.89225</text:p>
          </table:table-cell>
          <table:table-cell office:value-type="float" office:value="12.9776" calcext:value-type="float">
            <text:p>12.9776</text:p>
          </table:table-cell>
          <table:table-cell office:value-type="float" office:value="0.602152" calcext:value-type="float">
            <text:p>0.602152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1831" calcext:value-type="float">
            <text:p>0.271831</text:p>
          </table:table-cell>
          <table:table-cell office:value-type="float" office:value="0.0789917" calcext:value-type="float">
            <text:p>0.0789917</text:p>
          </table:table-cell>
          <table:table-cell office:value-type="float" office:value="0.00776531" calcext:value-type="float">
            <text:p>0.00776531</text:p>
          </table:table-cell>
          <table:table-cell office:value-type="float" office:value="1.75483" calcext:value-type="float">
            <text:p>1.75483</text:p>
          </table:table-cell>
          <table:table-cell office:value-type="float" office:value="13.1805" calcext:value-type="float">
            <text:p>13.1805</text:p>
          </table:table-cell>
          <table:table-cell office:value-type="float" office:value="0.585166" calcext:value-type="float">
            <text:p>0.585166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0248" calcext:value-type="float">
            <text:p>0.280248</text:p>
          </table:table-cell>
          <table:table-cell office:value-type="float" office:value="0.0834506" calcext:value-type="float">
            <text:p>0.0834506</text:p>
          </table:table-cell>
          <table:table-cell office:value-type="float" office:value="0.00850908" calcext:value-type="float">
            <text:p>0.00850908</text:p>
          </table:table-cell>
          <table:table-cell office:value-type="float" office:value="1.80731" calcext:value-type="float">
            <text:p>1.80731</text:p>
          </table:table-cell>
          <table:table-cell office:value-type="float" office:value="13.3592" calcext:value-type="float">
            <text:p>13.3592</text:p>
          </table:table-cell>
          <table:table-cell office:value-type="float" office:value="0.592711" calcext:value-type="float">
            <text:p>0.592711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6945" calcext:value-type="float">
            <text:p>0.276945</text:p>
          </table:table-cell>
          <table:table-cell office:value-type="float" office:value="0.0815624" calcext:value-type="float">
            <text:p>0.0815624</text:p>
          </table:table-cell>
          <table:table-cell office:value-type="float" office:value="0.00816679" calcext:value-type="float">
            <text:p>0.00816679</text:p>
          </table:table-cell>
          <table:table-cell office:value-type="float" office:value="1.85006" calcext:value-type="float">
            <text:p>1.85006</text:p>
          </table:table-cell>
          <table:table-cell office:value-type="float" office:value="13.036" calcext:value-type="float">
            <text:p>13.036</text:p>
          </table:table-cell>
          <table:table-cell office:value-type="float" office:value="0.590787" calcext:value-type="float">
            <text:p>0.590787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7729" calcext:value-type="float">
            <text:p>0.277729</text:p>
          </table:table-cell>
          <table:table-cell office:value-type="float" office:value="0.0820384" calcext:value-type="float">
            <text:p>0.0820384</text:p>
          </table:table-cell>
          <table:table-cell office:value-type="float" office:value="0.00826494" calcext:value-type="float">
            <text:p>0.00826494</text:p>
          </table:table-cell>
          <table:table-cell office:value-type="float" office:value="1.84254" calcext:value-type="float">
            <text:p>1.84254</text:p>
          </table:table-cell>
          <table:table-cell office:value-type="float" office:value="13.1045" calcext:value-type="float">
            <text:p>13.1045</text:p>
          </table:table-cell>
          <table:table-cell office:value-type="float" office:value="0.59066" calcext:value-type="float">
            <text:p>0.59066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7251" calcext:value-type="float">
            <text:p>0.277251</text:p>
          </table:table-cell>
          <table:table-cell office:value-type="float" office:value="0.0816172" calcext:value-type="float">
            <text:p>0.0816172</text:p>
          </table:table-cell>
          <table:table-cell office:value-type="float" office:value="0.00812256" calcext:value-type="float">
            <text:p>0.00812256</text:p>
          </table:table-cell>
          <table:table-cell office:value-type="float" office:value="1.85573" calcext:value-type="float">
            <text:p>1.85573</text:p>
          </table:table-cell>
          <table:table-cell office:value-type="float" office:value="13.0195" calcext:value-type="float">
            <text:p>13.0195</text:p>
          </table:table-cell>
          <table:table-cell office:value-type="float" office:value="0.593549" calcext:value-type="float">
            <text:p>0.593549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6245" calcext:value-type="float">
            <text:p>0.276245</text:p>
          </table:table-cell>
          <table:table-cell office:value-type="float" office:value="0.0811696" calcext:value-type="float">
            <text:p>0.0811696</text:p>
          </table:table-cell>
          <table:table-cell office:value-type="float" office:value="0.00807443" calcext:value-type="float">
            <text:p>0.00807443</text:p>
          </table:table-cell>
          <table:table-cell office:value-type="float" office:value="1.86371" calcext:value-type="float">
            <text:p>1.86371</text:p>
          </table:table-cell>
          <table:table-cell office:value-type="float" office:value="12.952" calcext:value-type="float">
            <text:p>12.952</text:p>
          </table:table-cell>
          <table:table-cell office:value-type="float" office:value="0.591489" calcext:value-type="float">
            <text:p>0.591489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6734" calcext:value-type="float">
            <text:p>0.276734</text:p>
          </table:table-cell>
          <table:table-cell office:value-type="float" office:value="0.0814746" calcext:value-type="float">
            <text:p>0.0814746</text:p>
          </table:table-cell>
          <table:table-cell office:value-type="float" office:value="0.0081446" calcext:value-type="float">
            <text:p>0.0081446</text:p>
          </table:table-cell>
          <table:table-cell office:value-type="float" office:value="1.86105" calcext:value-type="float">
            <text:p>1.86105</text:p>
          </table:table-cell>
          <table:table-cell office:value-type="float" office:value="12.9877" calcext:value-type="float">
            <text:p>12.9877</text:p>
          </table:table-cell>
          <table:table-cell office:value-type="float" office:value="0.591019" calcext:value-type="float">
            <text:p>0.591019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71" calcext:value-type="float">
            <text:p>0.27671</text:p>
          </table:table-cell>
          <table:table-cell office:value-type="float" office:value="0.0814513" calcext:value-type="float">
            <text:p>0.0814513</text:p>
          </table:table-cell>
          <table:table-cell office:value-type="float" office:value="0.00813855" calcext:value-type="float">
            <text:p>0.00813855</text:p>
          </table:table-cell>
          <table:table-cell office:value-type="float" office:value="1.86193" calcext:value-type="float">
            <text:p>1.86193</text:p>
          </table:table-cell>
          <table:table-cell office:value-type="float" office:value="12.9825" calcext:value-type="float">
            <text:p>12.9825</text:p>
          </table:table-cell>
          <table:table-cell office:value-type="float" office:value="0.591089" calcext:value-type="float">
            <text:p>0.5910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000150063" calcext:value-type="float">
            <text:p>1.50063E-06</text:p>
          </table:table-cell>
          <table:table-cell office:value-type="float" office:value="0.0951582" calcext:value-type="float">
            <text:p>0.0951582</text:p>
          </table:table-cell>
          <table:table-cell office:value-type="float" office:value="6.51068" calcext:value-type="float">
            <text:p>6.51068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06425" calcext:value-type="float">
            <text:p>0.006425</text:p>
          </table:table-cell>
          <table:table-cell office:value-type="float" office:value="0.0000419206" calcext:value-type="float">
            <text:p>4.19206E-05</text:p>
          </table:table-cell>
          <table:table-cell office:value-type="float" office:value="1.85091" calcext:value-type="float">
            <text:p>1.85091</text:p>
          </table:table-cell>
          <table:table-cell office:value-type="float" office:value="1.99221" calcext:value-type="float">
            <text:p>1.99221</text:p>
          </table:table-cell>
          <table:table-cell office:value-type="float" office:value="0.661499" calcext:value-type="float">
            <text:p>0.661499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0875" calcext:value-type="float">
            <text:p>0.20875</text:p>
          </table:table-cell>
          <table:table-cell office:value-type="float" office:value="0.0453062" calcext:value-type="float">
            <text:p>0.0453062</text:p>
          </table:table-cell>
          <table:table-cell office:value-type="float" office:value="0.00230639" calcext:value-type="float">
            <text:p>0.00230639</text:p>
          </table:table-cell>
          <table:table-cell office:value-type="float" office:value="2.59828" calcext:value-type="float">
            <text:p>2.59828</text:p>
          </table:table-cell>
          <table:table-cell office:value-type="float" office:value="7.81267" calcext:value-type="float">
            <text:p>7.81267</text:p>
          </table:table-cell>
          <table:table-cell office:value-type="float" office:value="0.625462" calcext:value-type="float">
            <text:p>0.625462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0.0566188" calcext:value-type="float">
            <text:p>0.0566188</text:p>
          </table:table-cell>
          <table:table-cell office:value-type="float" office:value="0.00344309" calcext:value-type="float">
            <text:p>0.00344309</text:p>
          </table:table-cell>
          <table:table-cell office:value-type="float" office:value="4.36579" calcext:value-type="float">
            <text:p>4.36579</text:p>
          </table:table-cell>
          <table:table-cell office:value-type="float" office:value="6.54056" calcext:value-type="float">
            <text:p>6.54056</text:p>
          </table:table-cell>
          <table:table-cell office:value-type="float" office:value="0.641981" calcext:value-type="float">
            <text:p>0.641981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22187" calcext:value-type="float">
            <text:p>0.322187</text:p>
          </table:table-cell>
          <table:table-cell office:value-type="float" office:value="0.105995" calcext:value-type="float">
            <text:p>0.105995</text:p>
          </table:table-cell>
          <table:table-cell office:value-type="float" office:value="0.0121479" calcext:value-type="float">
            <text:p>0.0121479</text:p>
          </table:table-cell>
          <table:table-cell office:value-type="float" office:value="1.65619" calcext:value-type="float">
            <text:p>1.65619</text:p>
          </table:table-cell>
          <table:table-cell office:value-type="float" office:value="15.8527" calcext:value-type="float">
            <text:p>15.8527</text:p>
          </table:table-cell>
          <table:table-cell office:value-type="float" office:value="0.639582" calcext:value-type="float">
            <text:p>0.639582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0469" calcext:value-type="float">
            <text:p>0.290469</text:p>
          </table:table-cell>
          <table:table-cell office:value-type="float" office:value="0.0851836" calcext:value-type="float">
            <text:p>0.0851836</text:p>
          </table:table-cell>
          <table:table-cell office:value-type="float" office:value="0.00752957" calcext:value-type="float">
            <text:p>0.00752957</text:p>
          </table:table-cell>
          <table:table-cell office:value-type="float" office:value="1.54568" calcext:value-type="float">
            <text:p>1.54568</text:p>
          </table:table-cell>
          <table:table-cell office:value-type="float" office:value="14.6624" calcext:value-type="float">
            <text:p>14.6624</text:p>
          </table:table-cell>
          <table:table-cell office:value-type="float" office:value="0.654111" calcext:value-type="float">
            <text:p>0.654111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7344" calcext:value-type="float">
            <text:p>0.287344</text:p>
          </table:table-cell>
          <table:table-cell office:value-type="float" office:value="0.0855867" calcext:value-type="float">
            <text:p>0.0855867</text:p>
          </table:table-cell>
          <table:table-cell office:value-type="float" office:value="0.00825534" calcext:value-type="float">
            <text:p>0.00825534</text:p>
          </table:table-cell>
          <table:table-cell office:value-type="float" office:value="1.47677" calcext:value-type="float">
            <text:p>1.47677</text:p>
          </table:table-cell>
          <table:table-cell office:value-type="float" office:value="15.0535" calcext:value-type="float">
            <text:p>15.0535</text:p>
          </table:table-cell>
          <table:table-cell office:value-type="float" office:value="0.624335" calcext:value-type="float">
            <text:p>0.624335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2695" calcext:value-type="float">
            <text:p>0.272695</text:p>
          </table:table-cell>
          <table:table-cell office:value-type="float" office:value="0.0782275" calcext:value-type="float">
            <text:p>0.0782275</text:p>
          </table:table-cell>
          <table:table-cell office:value-type="float" office:value="0.00744402" calcext:value-type="float">
            <text:p>0.00744402</text:p>
          </table:table-cell>
          <table:table-cell office:value-type="float" office:value="1.43699" calcext:value-type="float">
            <text:p>1.43699</text:p>
          </table:table-cell>
          <table:table-cell office:value-type="float" office:value="14.5684" calcext:value-type="float">
            <text:p>14.5684</text:p>
          </table:table-cell>
          <table:table-cell office:value-type="float" office:value="0.594522" calcext:value-type="float">
            <text:p>0.594522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2812" calcext:value-type="float">
            <text:p>0.282812</text:p>
          </table:table-cell>
          <table:table-cell office:value-type="float" office:value="0.0846693" calcext:value-type="float">
            <text:p>0.0846693</text:p>
          </table:table-cell>
          <table:table-cell office:value-type="float" office:value="0.00856596" calcext:value-type="float">
            <text:p>0.00856596</text:p>
          </table:table-cell>
          <table:table-cell office:value-type="float" office:value="1.83776" calcext:value-type="float">
            <text:p>1.83776</text:p>
          </table:table-cell>
          <table:table-cell office:value-type="float" office:value="13.3435" calcext:value-type="float">
            <text:p>13.3435</text:p>
          </table:table-cell>
          <table:table-cell office:value-type="float" office:value="0.601707" calcext:value-type="float">
            <text:p>0.601707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67178" calcext:value-type="float">
            <text:p>0.267178</text:p>
          </table:table-cell>
          <table:table-cell office:value-type="float" office:value="0.0756133" calcext:value-type="float">
            <text:p>0.0756133</text:p>
          </table:table-cell>
          <table:table-cell office:value-type="float" office:value="0.0069052" calcext:value-type="float">
            <text:p>0.0069052</text:p>
          </table:table-cell>
          <table:table-cell office:value-type="float" office:value="1.7783" calcext:value-type="float">
            <text:p>1.7783</text:p>
          </table:table-cell>
          <table:table-cell office:value-type="float" office:value="12.7881" calcext:value-type="float">
            <text:p>12.7881</text:p>
          </table:table-cell>
          <table:table-cell office:value-type="float" office:value="0.597414" calcext:value-type="float">
            <text:p>0.597414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4736" calcext:value-type="float">
            <text:p>0.284736</text:p>
          </table:table-cell>
          <table:table-cell office:value-type="float" office:value="0.0859658" calcext:value-type="float">
            <text:p>0.0859658</text:p>
          </table:table-cell>
          <table:table-cell office:value-type="float" office:value="0.00900163" calcext:value-type="float">
            <text:p>0.00900163</text:p>
          </table:table-cell>
          <table:table-cell office:value-type="float" office:value="1.67858" calcext:value-type="float">
            <text:p>1.67858</text:p>
          </table:table-cell>
          <table:table-cell office:value-type="float" office:value="14.1088" calcext:value-type="float">
            <text:p>14.1088</text:p>
          </table:table-cell>
          <table:table-cell office:value-type="float" office:value="0.593979" calcext:value-type="float">
            <text:p>0.593979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5234" calcext:value-type="float">
            <text:p>0.285234</text:p>
          </table:table-cell>
          <table:table-cell office:value-type="float" office:value="0.0855906" calcext:value-type="float">
            <text:p>0.0855906</text:p>
          </table:table-cell>
          <table:table-cell office:value-type="float" office:value="0.00871738" calcext:value-type="float">
            <text:p>0.00871738</text:p>
          </table:table-cell>
          <table:table-cell office:value-type="float" office:value="1.7172" calcext:value-type="float">
            <text:p>1.7172</text:p>
          </table:table-cell>
          <table:table-cell office:value-type="float" office:value="13.909" calcext:value-type="float">
            <text:p>13.909</text:p>
          </table:table-cell>
          <table:table-cell office:value-type="float" office:value="0.603346" calcext:value-type="float">
            <text:p>0.603346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181" calcext:value-type="float">
            <text:p>0.27181</text:p>
          </table:table-cell>
          <table:table-cell office:value-type="float" office:value="0.0786149" calcext:value-type="float">
            <text:p>0.0786149</text:p>
          </table:table-cell>
          <table:table-cell office:value-type="float" office:value="0.00755407" calcext:value-type="float">
            <text:p>0.00755407</text:p>
          </table:table-cell>
          <table:table-cell office:value-type="float" office:value="1.68409" calcext:value-type="float">
            <text:p>1.68409</text:p>
          </table:table-cell>
          <table:table-cell office:value-type="float" office:value="13.4365" calcext:value-type="float">
            <text:p>13.4365</text:p>
          </table:table-cell>
          <table:table-cell office:value-type="float" office:value="0.592573" calcext:value-type="float">
            <text:p>0.592573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0848" calcext:value-type="float">
            <text:p>0.270848</text:p>
          </table:table-cell>
          <table:table-cell office:value-type="float" office:value="0.0779135" calcext:value-type="float">
            <text:p>0.0779135</text:p>
          </table:table-cell>
          <table:table-cell office:value-type="float" office:value="0.00741725" calcext:value-type="float">
            <text:p>0.00741725</text:p>
          </table:table-cell>
          <table:table-cell office:value-type="float" office:value="1.76624" calcext:value-type="float">
            <text:p>1.76624</text:p>
          </table:table-cell>
          <table:table-cell office:value-type="float" office:value="13.0401" calcext:value-type="float">
            <text:p>13.0401</text:p>
          </table:table-cell>
          <table:table-cell office:value-type="float" office:value="0.592717" calcext:value-type="float">
            <text:p>0.592717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7619" calcext:value-type="float">
            <text:p>0.277619</text:p>
          </table:table-cell>
          <table:table-cell office:value-type="float" office:value="0.0816467" calcext:value-type="float">
            <text:p>0.0816467</text:p>
          </table:table-cell>
          <table:table-cell office:value-type="float" office:value="0.00808615" calcext:value-type="float">
            <text:p>0.00808615</text:p>
          </table:table-cell>
          <table:table-cell office:value-type="float" office:value="1.78396" calcext:value-type="float">
            <text:p>1.78396</text:p>
          </table:table-cell>
          <table:table-cell office:value-type="float" office:value="13.2968" calcext:value-type="float">
            <text:p>13.2968</text:p>
          </table:table-cell>
          <table:table-cell office:value-type="float" office:value="0.595663" calcext:value-type="float">
            <text:p>0.595663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5842" calcext:value-type="float">
            <text:p>0.275842</text:p>
          </table:table-cell>
          <table:table-cell office:value-type="float" office:value="0.0807175" calcext:value-type="float">
            <text:p>0.0807175</text:p>
          </table:table-cell>
          <table:table-cell office:value-type="float" office:value="0.00795211" calcext:value-type="float">
            <text:p>0.00795211</text:p>
          </table:table-cell>
          <table:table-cell office:value-type="float" office:value="1.7237" calcext:value-type="float">
            <text:p>1.7237</text:p>
          </table:table-cell>
          <table:table-cell office:value-type="float" office:value="13.4588" calcext:value-type="float">
            <text:p>13.4588</text:p>
          </table:table-cell>
          <table:table-cell office:value-type="float" office:value="0.593158" calcext:value-type="float">
            <text:p>0.593158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5289" calcext:value-type="float">
            <text:p>0.275289</text:p>
          </table:table-cell>
          <table:table-cell office:value-type="float" office:value="0.0803703" calcext:value-type="float">
            <text:p>0.0803703</text:p>
          </table:table-cell>
          <table:table-cell office:value-type="float" office:value="0.00785963" calcext:value-type="float">
            <text:p>0.00785963</text:p>
          </table:table-cell>
          <table:table-cell office:value-type="float" office:value="1.79315" calcext:value-type="float">
            <text:p>1.79315</text:p>
          </table:table-cell>
          <table:table-cell office:value-type="float" office:value="13.1505" calcext:value-type="float">
            <text:p>13.1505</text:p>
          </table:table-cell>
          <table:table-cell office:value-type="float" office:value="0.594407" calcext:value-type="float">
            <text:p>0.594407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5177" calcext:value-type="float">
            <text:p>0.275177</text:p>
          </table:table-cell>
          <table:table-cell office:value-type="float" office:value="0.0803304" calcext:value-type="float">
            <text:p>0.0803304</text:p>
          </table:table-cell>
          <table:table-cell office:value-type="float" office:value="0.00785978" calcext:value-type="float">
            <text:p>0.00785978</text:p>
          </table:table-cell>
          <table:table-cell office:value-type="float" office:value="1.74684" calcext:value-type="float">
            <text:p>1.74684</text:p>
          </table:table-cell>
          <table:table-cell office:value-type="float" office:value="13.3304" calcext:value-type="float">
            <text:p>13.3304</text:p>
          </table:table-cell>
          <table:table-cell office:value-type="float" office:value="0.593996" calcext:value-type="float">
            <text:p>0.593996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4368" calcext:value-type="float">
            <text:p>0.274368</text:p>
          </table:table-cell>
          <table:table-cell office:value-type="float" office:value="0.0798139" calcext:value-type="float">
            <text:p>0.0798139</text:p>
          </table:table-cell>
          <table:table-cell office:value-type="float" office:value="0.00774475" calcext:value-type="float">
            <text:p>0.00774475</text:p>
          </table:table-cell>
          <table:table-cell office:value-type="float" office:value="1.76171" calcext:value-type="float">
            <text:p>1.76171</text:p>
          </table:table-cell>
          <table:table-cell office:value-type="float" office:value="13.2255" calcext:value-type="float">
            <text:p>13.2255</text:p>
          </table:table-cell>
          <table:table-cell office:value-type="float" office:value="0.594744" calcext:value-type="float">
            <text:p>0.594744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772" calcext:value-type="float">
            <text:p>0.274772</text:p>
          </table:table-cell>
          <table:table-cell office:value-type="float" office:value="0.0800588" calcext:value-type="float">
            <text:p>0.0800588</text:p>
          </table:table-cell>
          <table:table-cell office:value-type="float" office:value="0.00779862" calcext:value-type="float">
            <text:p>0.00779862</text:p>
          </table:table-cell>
          <table:table-cell office:value-type="float" office:value="1.75839" calcext:value-type="float">
            <text:p>1.75839</text:p>
          </table:table-cell>
          <table:table-cell office:value-type="float" office:value="13.2603" calcext:value-type="float">
            <text:p>13.2603</text:p>
          </table:table-cell>
          <table:table-cell office:value-type="float" office:value="0.594419" calcext:value-type="float">
            <text:p>0.5944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625" calcext:value-type="float">
            <text:p>6.25E-06</text:p>
          </table:table-cell>
          <table:table-cell office:value-type="float" office:value="1.33634" calcext:value-type="float">
            <text:p>1.33634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000220625" calcext:value-type="float">
            <text:p>2.20625E-07</text:p>
          </table:table-cell>
          <table:table-cell office:value-type="float" office:value="0.949545" calcext:value-type="float">
            <text:p>0.949545</text:p>
          </table:table-cell>
          <table:table-cell office:value-type="string" calcext:value-type="string">
            <text:p>-nan</text:p>
          </table:table-cell>
          <table:table-cell office:value-type="float" office:value="0.592849" calcext:value-type="float">
            <text:p>0.592849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1625" calcext:value-type="float">
            <text:p>0.11625</text:p>
          </table:table-cell>
          <table:table-cell office:value-type="float" office:value="0.0150563" calcext:value-type="float">
            <text:p>0.0150563</text:p>
          </table:table-cell>
          <table:table-cell office:value-type="float" office:value="0.0002852" calcext:value-type="float">
            <text:p>0.0002852</text:p>
          </table:table-cell>
          <table:table-cell office:value-type="float" office:value="0.114922" calcext:value-type="float">
            <text:p>0.114922</text:p>
          </table:table-cell>
          <table:table-cell office:value-type="float" office:value="22.9161" calcext:value-type="float">
            <text:p>22.9161</text:p>
          </table:table-cell>
          <table:table-cell office:value-type="float" office:value="0.580632" calcext:value-type="float">
            <text:p>0.580632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08125" calcext:value-type="float">
            <text:p>0.208125</text:p>
          </table:table-cell>
          <table:table-cell office:value-type="float" office:value="0.0456281" calcext:value-type="float">
            <text:p>0.0456281</text:p>
          </table:table-cell>
          <table:table-cell office:value-type="float" office:value="0.00246916" calcext:value-type="float">
            <text:p>0.00246916</text:p>
          </table:table-cell>
          <table:table-cell office:value-type="float" office:value="1.37045" calcext:value-type="float">
            <text:p>1.37045</text:p>
          </table:table-cell>
          <table:table-cell office:value-type="float" office:value="11.2177" calcext:value-type="float">
            <text:p>11.2177</text:p>
          </table:table-cell>
          <table:table-cell office:value-type="float" office:value="0.604667" calcext:value-type="float">
            <text:p>0.604667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12188" calcext:value-type="float">
            <text:p>0.312188</text:p>
          </table:table-cell>
          <table:table-cell office:value-type="float" office:value="0.0982859" calcext:value-type="float">
            <text:p>0.0982859</text:p>
          </table:table-cell>
          <table:table-cell office:value-type="float" office:value="0.00998541" calcext:value-type="float">
            <text:p>0.00998541</text:p>
          </table:table-cell>
          <table:table-cell office:value-type="float" office:value="0.874048" calcext:value-type="float">
            <text:p>0.874048</text:p>
          </table:table-cell>
          <table:table-cell office:value-type="float" office:value="21.1965" calcext:value-type="float">
            <text:p>21.1965</text:p>
          </table:table-cell>
          <table:table-cell office:value-type="float" office:value="0.655442" calcext:value-type="float">
            <text:p>0.655442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31875" calcext:value-type="float">
            <text:p>0.231875</text:p>
          </table:table-cell>
          <table:table-cell office:value-type="float" office:value="0.0576016" calcext:value-type="float">
            <text:p>0.0576016</text:p>
          </table:table-cell>
          <table:table-cell office:value-type="float" office:value="0.00416415" calcext:value-type="float">
            <text:p>0.00416415</text:p>
          </table:table-cell>
          <table:table-cell office:value-type="float" office:value="1.57164" calcext:value-type="float">
            <text:p>1.57164</text:p>
          </table:table-cell>
          <table:table-cell office:value-type="float" office:value="11.8132" calcext:value-type="float">
            <text:p>11.8132</text:p>
          </table:table-cell>
          <table:table-cell office:value-type="float" office:value="0.581653" calcext:value-type="float">
            <text:p>0.581653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6484" calcext:value-type="float">
            <text:p>0.276484</text:p>
          </table:table-cell>
          <table:table-cell office:value-type="float" office:value="0.0783926" calcext:value-type="float">
            <text:p>0.0783926</text:p>
          </table:table-cell>
          <table:table-cell office:value-type="float" office:value="0.00674283" calcext:value-type="float">
            <text:p>0.00674283</text:p>
          </table:table-cell>
          <table:table-cell office:value-type="float" office:value="2.19153" calcext:value-type="float">
            <text:p>2.19153</text:p>
          </table:table-cell>
          <table:table-cell office:value-type="float" office:value="11.66" calcext:value-type="float">
            <text:p>11.66</text:p>
          </table:table-cell>
          <table:table-cell office:value-type="float" office:value="0.634261" calcext:value-type="float">
            <text:p>0.634261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7891" calcext:value-type="float">
            <text:p>0.277891</text:p>
          </table:table-cell>
          <table:table-cell office:value-type="float" office:value="0.0803379" calcext:value-type="float">
            <text:p>0.0803379</text:p>
          </table:table-cell>
          <table:table-cell office:value-type="float" office:value="0.0074363" calcext:value-type="float">
            <text:p>0.0074363</text:p>
          </table:table-cell>
          <table:table-cell office:value-type="float" office:value="1.57542" calcext:value-type="float">
            <text:p>1.57542</text:p>
          </table:table-cell>
          <table:table-cell office:value-type="float" office:value="14.0771" calcext:value-type="float">
            <text:p>14.0771</text:p>
          </table:table-cell>
          <table:table-cell office:value-type="float" office:value="0.615944" calcext:value-type="float">
            <text:p>0.615944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6953" calcext:value-type="float">
            <text:p>0.276953</text:p>
          </table:table-cell>
          <table:table-cell office:value-type="float" office:value="0.0800982" calcext:value-type="float">
            <text:p>0.0800982</text:p>
          </table:table-cell>
          <table:table-cell office:value-type="float" office:value="0.00742125" calcext:value-type="float">
            <text:p>0.00742125</text:p>
          </table:table-cell>
          <table:table-cell office:value-type="float" office:value="1.82728" calcext:value-type="float">
            <text:p>1.82728</text:p>
          </table:table-cell>
          <table:table-cell office:value-type="float" office:value="12.9965" calcext:value-type="float">
            <text:p>12.9965</text:p>
          </table:table-cell>
          <table:table-cell office:value-type="float" office:value="0.614424" calcext:value-type="float">
            <text:p>0.614424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7168" calcext:value-type="float">
            <text:p>0.287168</text:p>
          </table:table-cell>
          <table:table-cell office:value-type="float" office:value="0.086184" calcext:value-type="float">
            <text:p>0.086184</text:p>
          </table:table-cell>
          <table:table-cell office:value-type="float" office:value="0.00860834" calcext:value-type="float">
            <text:p>0.00860834</text:p>
          </table:table-cell>
          <table:table-cell office:value-type="float" office:value="1.69293" calcext:value-type="float">
            <text:p>1.69293</text:p>
          </table:table-cell>
          <table:table-cell office:value-type="float" office:value="14.0646" calcext:value-type="float">
            <text:p>14.0646</text:p>
          </table:table-cell>
          <table:table-cell office:value-type="float" office:value="0.613682" calcext:value-type="float">
            <text:p>0.613682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1821" calcext:value-type="float">
            <text:p>0.271821</text:p>
          </table:table-cell>
          <table:table-cell office:value-type="float" office:value="0.0784426" calcext:value-type="float">
            <text:p>0.0784426</text:p>
          </table:table-cell>
          <table:table-cell office:value-type="float" office:value="0.00750429" calcext:value-type="float">
            <text:p>0.00750429</text:p>
          </table:table-cell>
          <table:table-cell office:value-type="float" office:value="1.70367" calcext:value-type="float">
            <text:p>1.70367</text:p>
          </table:table-cell>
          <table:table-cell office:value-type="float" office:value="13.3391" calcext:value-type="float">
            <text:p>13.3391</text:p>
          </table:table-cell>
          <table:table-cell office:value-type="float" office:value="0.593477" calcext:value-type="float">
            <text:p>0.593477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9543" calcext:value-type="float">
            <text:p>0.279543</text:p>
          </table:table-cell>
          <table:table-cell office:value-type="float" office:value="0.0822267" calcext:value-type="float">
            <text:p>0.0822267</text:p>
          </table:table-cell>
          <table:table-cell office:value-type="float" office:value="0.00802408" calcext:value-type="float">
            <text:p>0.00802408</text:p>
          </table:table-cell>
          <table:table-cell office:value-type="float" office:value="1.57601" calcext:value-type="float">
            <text:p>1.57601</text:p>
          </table:table-cell>
          <table:table-cell office:value-type="float" office:value="14.2473" calcext:value-type="float">
            <text:p>14.2473</text:p>
          </table:table-cell>
          <table:table-cell office:value-type="float" office:value="0.604407" calcext:value-type="float">
            <text:p>0.604407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3663" calcext:value-type="float">
            <text:p>0.273663</text:p>
          </table:table-cell>
          <table:table-cell office:value-type="float" office:value="0.0792799" calcext:value-type="float">
            <text:p>0.0792799</text:p>
          </table:table-cell>
          <table:table-cell office:value-type="float" office:value="0.00759823" calcext:value-type="float">
            <text:p>0.00759823</text:p>
          </table:table-cell>
          <table:table-cell office:value-type="float" office:value="1.6904" calcext:value-type="float">
            <text:p>1.6904</text:p>
          </table:table-cell>
          <table:table-cell office:value-type="float" office:value="13.4697" calcext:value-type="float">
            <text:p>13.4697</text:p>
          </table:table-cell>
          <table:table-cell office:value-type="float" office:value="0.597038" calcext:value-type="float">
            <text:p>0.597038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3248" calcext:value-type="float">
            <text:p>0.273248</text:p>
          </table:table-cell>
          <table:table-cell office:value-type="float" office:value="0.0789297" calcext:value-type="float">
            <text:p>0.0789297</text:p>
          </table:table-cell>
          <table:table-cell office:value-type="float" office:value="0.00749906" calcext:value-type="float">
            <text:p>0.00749906</text:p>
          </table:table-cell>
          <table:table-cell office:value-type="float" office:value="1.70675" calcext:value-type="float">
            <text:p>1.70675</text:p>
          </table:table-cell>
          <table:table-cell office:value-type="float" office:value="13.3701" calcext:value-type="float">
            <text:p>13.3701</text:p>
          </table:table-cell>
          <table:table-cell office:value-type="float" office:value="0.59876" calcext:value-type="float">
            <text:p>0.59876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8258" calcext:value-type="float">
            <text:p>0.278258</text:p>
          </table:table-cell>
          <table:table-cell office:value-type="float" office:value="0.0817559" calcext:value-type="float">
            <text:p>0.0817559</text:p>
          </table:table-cell>
          <table:table-cell office:value-type="float" office:value="0.00801337" calcext:value-type="float">
            <text:p>0.00801337</text:p>
          </table:table-cell>
          <table:table-cell office:value-type="float" office:value="1.63576" calcext:value-type="float">
            <text:p>1.63576</text:p>
          </table:table-cell>
          <table:table-cell office:value-type="float" office:value="13.9292" calcext:value-type="float">
            <text:p>13.9292</text:p>
          </table:table-cell>
          <table:table-cell office:value-type="float" office:value="0.600372" calcext:value-type="float">
            <text:p>0.600372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4625" calcext:value-type="float">
            <text:p>0.274625</text:p>
          </table:table-cell>
          <table:table-cell office:value-type="float" office:value="0.0796919" calcext:value-type="float">
            <text:p>0.0796919</text:p>
          </table:table-cell>
          <table:table-cell office:value-type="float" office:value="0.00764659" calcext:value-type="float">
            <text:p>0.00764659</text:p>
          </table:table-cell>
          <table:table-cell office:value-type="float" office:value="1.6702" calcext:value-type="float">
            <text:p>1.6702</text:p>
          </table:table-cell>
          <table:table-cell office:value-type="float" office:value="13.5927" calcext:value-type="float">
            <text:p>13.5927</text:p>
          </table:table-cell>
          <table:table-cell office:value-type="float" office:value="0.598654" calcext:value-type="float">
            <text:p>0.598654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4552" calcext:value-type="float">
            <text:p>0.274552</text:p>
          </table:table-cell>
          <table:table-cell office:value-type="float" office:value="0.0797478" calcext:value-type="float">
            <text:p>0.0797478</text:p>
          </table:table-cell>
          <table:table-cell office:value-type="float" office:value="0.00768173" calcext:value-type="float">
            <text:p>0.00768173</text:p>
          </table:table-cell>
          <table:table-cell office:value-type="float" office:value="1.6707" calcext:value-type="float">
            <text:p>1.6707</text:p>
          </table:table-cell>
          <table:table-cell office:value-type="float" office:value="13.5955" calcext:value-type="float">
            <text:p>13.5955</text:p>
          </table:table-cell>
          <table:table-cell office:value-type="float" office:value="0.597376" calcext:value-type="float">
            <text:p>0.597376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3754" calcext:value-type="float">
            <text:p>0.273754</text:p>
          </table:table-cell>
          <table:table-cell office:value-type="float" office:value="0.079227" calcext:value-type="float">
            <text:p>0.079227</text:p>
          </table:table-cell>
          <table:table-cell office:value-type="float" office:value="0.0075723" calcext:value-type="float">
            <text:p>0.0075723</text:p>
          </table:table-cell>
          <table:table-cell office:value-type="float" office:value="1.67643" calcext:value-type="float">
            <text:p>1.67643</text:p>
          </table:table-cell>
          <table:table-cell office:value-type="float" office:value="13.5241" calcext:value-type="float">
            <text:p>13.5241</text:p>
          </table:table-cell>
          <table:table-cell office:value-type="float" office:value="0.597876" calcext:value-type="float">
            <text:p>0.597876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4243" calcext:value-type="float">
            <text:p>0.274243</text:p>
          </table:table-cell>
          <table:table-cell office:value-type="float" office:value="0.0795577" calcext:value-type="float">
            <text:p>0.0795577</text:p>
          </table:table-cell>
          <table:table-cell office:value-type="float" office:value="0.00765267" calcext:value-type="float">
            <text:p>0.00765267</text:p>
          </table:table-cell>
          <table:table-cell office:value-type="float" office:value="1.67207" calcext:value-type="float">
            <text:p>1.67207</text:p>
          </table:table-cell>
          <table:table-cell office:value-type="float" office:value="13.5725" calcext:value-type="float">
            <text:p>13.5725</text:p>
          </table:table-cell>
          <table:table-cell office:value-type="float" office:value="0.59698" calcext:value-type="float">
            <text:p>0.59698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475" calcext:value-type="float">
            <text:p>0.274475</text:p>
          </table:table-cell>
          <table:table-cell office:value-type="float" office:value="0.0796806" calcext:value-type="float">
            <text:p>0.0796806</text:p>
          </table:table-cell>
          <table:table-cell office:value-type="float" office:value="0.00767008" calcext:value-type="float">
            <text:p>0.00767008</text:p>
          </table:table-cell>
          <table:table-cell office:value-type="float" office:value="1.67737" calcext:value-type="float">
            <text:p>1.67737</text:p>
          </table:table-cell>
          <table:table-cell office:value-type="float" office:value="13.5609" calcext:value-type="float">
            <text:p>13.5609</text:p>
          </table:table-cell>
          <table:table-cell office:value-type="float" office:value="0.597308" calcext:value-type="float">
            <text:p>0.5973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0.0000522006" calcext:value-type="float">
            <text:p>5.22006E-05</text:p>
          </table:table-cell>
          <table:table-cell office:value-type="float" office:value="0.230682" calcext:value-type="float">
            <text:p>0.230682</text:p>
          </table:table-cell>
          <table:table-cell office:value-type="float" office:value="10.8522" calcext:value-type="float">
            <text:p>10.8522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25" calcext:value-type="float">
            <text:p>0.1625</text:p>
          </table:table-cell>
          <table:table-cell office:value-type="float" office:value="0.0269125" calcext:value-type="float">
            <text:p>0.0269125</text:p>
          </table:table-cell>
          <table:table-cell office:value-type="float" office:value="0.000777755" calcext:value-type="float">
            <text:p>0.000777755</text:p>
          </table:table-cell>
          <table:table-cell office:value-type="float" office:value="0.256145" calcext:value-type="float">
            <text:p>0.256145</text:p>
          </table:table-cell>
          <table:table-cell office:value-type="float" office:value="20.4726" calcext:value-type="float">
            <text:p>20.4726</text:p>
          </table:table-cell>
          <table:table-cell office:value-type="float" office:value="0.642057" calcext:value-type="float">
            <text:p>0.64205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2125" calcext:value-type="float">
            <text:p>0.22125</text:p>
          </table:table-cell>
          <table:table-cell office:value-type="float" office:value="0.0535313" calcext:value-type="float">
            <text:p>0.0535313</text:p>
          </table:table-cell>
          <table:table-cell office:value-type="float" office:value="0.00363093" calcext:value-type="float">
            <text:p>0.00363093</text:p>
          </table:table-cell>
          <table:table-cell office:value-type="float" office:value="0.766787" calcext:value-type="float">
            <text:p>0.766787</text:p>
          </table:table-cell>
          <table:table-cell office:value-type="float" office:value="16.585" calcext:value-type="float">
            <text:p>16.585</text:p>
          </table:table-cell>
          <table:table-cell office:value-type="float" office:value="0.577641" calcext:value-type="float">
            <text:p>0.577641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39375" calcext:value-type="float">
            <text:p>0.239375</text:p>
          </table:table-cell>
          <table:table-cell office:value-type="float" office:value="0.0587844" calcext:value-type="float">
            <text:p>0.0587844</text:p>
          </table:table-cell>
          <table:table-cell office:value-type="float" office:value="0.00378699" calcext:value-type="float">
            <text:p>0.00378699</text:p>
          </table:table-cell>
          <table:table-cell office:value-type="float" office:value="3.76875" calcext:value-type="float">
            <text:p>3.76875</text:p>
          </table:table-cell>
          <table:table-cell office:value-type="float" office:value="7.31589" calcext:value-type="float">
            <text:p>7.31589</text:p>
          </table:table-cell>
          <table:table-cell office:value-type="float" office:value="0.6347" calcext:value-type="float">
            <text:p>0.634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12187" calcext:value-type="float">
            <text:p>0.312187</text:p>
          </table:table-cell>
          <table:table-cell office:value-type="float" office:value="0.100508" calcext:value-type="float">
            <text:p>0.100508</text:p>
          </table:table-cell>
          <table:table-cell office:value-type="float" office:value="0.0114297" calcext:value-type="float">
            <text:p>0.0114297</text:p>
          </table:table-cell>
          <table:table-cell office:value-type="float" office:value="1.43752" calcext:value-type="float">
            <text:p>1.43752</text:p>
          </table:table-cell>
          <table:table-cell office:value-type="float" office:value="16.5979" calcext:value-type="float">
            <text:p>16.5979</text:p>
          </table:table-cell>
          <table:table-cell office:value-type="float" office:value="0.622851" calcext:value-type="float">
            <text:p>0.622851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72656" calcext:value-type="float">
            <text:p>0.272656</text:p>
          </table:table-cell>
          <table:table-cell office:value-type="float" office:value="0.0775039" calcext:value-type="float">
            <text:p>0.0775039</text:p>
          </table:table-cell>
          <table:table-cell office:value-type="float" office:value="0.00695251" calcext:value-type="float">
            <text:p>0.00695251</text:p>
          </table:table-cell>
          <table:table-cell office:value-type="float" office:value="1.55418" calcext:value-type="float">
            <text:p>1.55418</text:p>
          </table:table-cell>
          <table:table-cell office:value-type="float" office:value="13.9127" calcext:value-type="float">
            <text:p>13.9127</text:p>
          </table:table-cell>
          <table:table-cell office:value-type="float" office:value="0.614191" calcext:value-type="float">
            <text:p>0.614191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0994719" calcext:value-type="float">
            <text:p>0.0994719</text:p>
          </table:table-cell>
          <table:table-cell office:value-type="float" office:value="0.0112268" calcext:value-type="float">
            <text:p>0.0112268</text:p>
          </table:table-cell>
          <table:table-cell office:value-type="float" office:value="1.22875" calcext:value-type="float">
            <text:p>1.22875</text:p>
          </table:table-cell>
          <table:table-cell office:value-type="float" office:value="17.905" calcext:value-type="float">
            <text:p>17.905</text:p>
          </table:table-cell>
          <table:table-cell office:value-type="float" office:value="0.621791" calcext:value-type="float">
            <text:p>0.621791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3398" calcext:value-type="float">
            <text:p>0.303398</text:p>
          </table:table-cell>
          <table:table-cell office:value-type="float" office:value="0.0945604" calcext:value-type="float">
            <text:p>0.0945604</text:p>
          </table:table-cell>
          <table:table-cell office:value-type="float" office:value="0.00982444" calcext:value-type="float">
            <text:p>0.00982444</text:p>
          </table:table-cell>
          <table:table-cell office:value-type="float" office:value="1.75899" calcext:value-type="float">
            <text:p>1.75899</text:p>
          </table:table-cell>
          <table:table-cell office:value-type="float" office:value="14.4727" calcext:value-type="float">
            <text:p>14.4727</text:p>
          </table:table-cell>
          <table:table-cell office:value-type="float" office:value="0.633758" calcext:value-type="float">
            <text:p>0.633758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0918" calcext:value-type="float">
            <text:p>0.280918</text:p>
          </table:table-cell>
          <table:table-cell office:value-type="float" office:value="0.0833304" calcext:value-type="float">
            <text:p>0.0833304</text:p>
          </table:table-cell>
          <table:table-cell office:value-type="float" office:value="0.00833143" calcext:value-type="float">
            <text:p>0.00833143</text:p>
          </table:table-cell>
          <table:table-cell office:value-type="float" office:value="1.58412" calcext:value-type="float">
            <text:p>1.58412</text:p>
          </table:table-cell>
          <table:table-cell office:value-type="float" office:value="14.3088" calcext:value-type="float">
            <text:p>14.3088</text:p>
          </table:table-cell>
          <table:table-cell office:value-type="float" office:value="0.600063" calcext:value-type="float">
            <text:p>0.60006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69561" calcext:value-type="float">
            <text:p>0.269561</text:p>
          </table:table-cell>
          <table:table-cell office:value-type="float" office:value="0.0770967" calcext:value-type="float">
            <text:p>0.0770967</text:p>
          </table:table-cell>
          <table:table-cell office:value-type="float" office:value="0.00724205" calcext:value-type="float">
            <text:p>0.00724205</text:p>
          </table:table-cell>
          <table:table-cell office:value-type="float" office:value="1.55207" calcext:value-type="float">
            <text:p>1.55207</text:p>
          </table:table-cell>
          <table:table-cell office:value-type="float" office:value="13.8841" calcext:value-type="float">
            <text:p>13.8841</text:p>
          </table:table-cell>
          <table:table-cell office:value-type="float" office:value="0.593867" calcext:value-type="float">
            <text:p>0.59386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5615" calcext:value-type="float">
            <text:p>0.275615</text:p>
          </table:table-cell>
          <table:table-cell office:value-type="float" office:value="0.0796938" calcext:value-type="float">
            <text:p>0.0796938</text:p>
          </table:table-cell>
          <table:table-cell office:value-type="float" office:value="0.00753935" calcext:value-type="float">
            <text:p>0.00753935</text:p>
          </table:table-cell>
          <table:table-cell office:value-type="float" office:value="1.64015" calcext:value-type="float">
            <text:p>1.64015</text:p>
          </table:table-cell>
          <table:table-cell office:value-type="float" office:value="13.7236" calcext:value-type="float">
            <text:p>13.7236</text:p>
          </table:table-cell>
          <table:table-cell office:value-type="float" office:value="0.604303" calcext:value-type="float">
            <text:p>0.60430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7083" calcext:value-type="float">
            <text:p>0.277083</text:p>
          </table:table-cell>
          <table:table-cell office:value-type="float" office:value="0.0808972" calcext:value-type="float">
            <text:p>0.0808972</text:p>
          </table:table-cell>
          <table:table-cell office:value-type="float" office:value="0.00783013" calcext:value-type="float">
            <text:p>0.00783013</text:p>
          </table:table-cell>
          <table:table-cell office:value-type="float" office:value="1.52323" calcext:value-type="float">
            <text:p>1.52323</text:p>
          </table:table-cell>
          <table:table-cell office:value-type="float" office:value="14.3808" calcext:value-type="float">
            <text:p>14.3808</text:p>
          </table:table-cell>
          <table:table-cell office:value-type="float" office:value="0.601177" calcext:value-type="float">
            <text:p>0.60117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5929" calcext:value-type="float">
            <text:p>0.275929</text:p>
          </table:table-cell>
          <table:table-cell office:value-type="float" office:value="0.0803349" calcext:value-type="float">
            <text:p>0.0803349</text:p>
          </table:table-cell>
          <table:table-cell office:value-type="float" office:value="0.0077289" calcext:value-type="float">
            <text:p>0.0077289</text:p>
          </table:table-cell>
          <table:table-cell office:value-type="float" office:value="1.64683" calcext:value-type="float">
            <text:p>1.64683</text:p>
          </table:table-cell>
          <table:table-cell office:value-type="float" office:value="13.7522" calcext:value-type="float">
            <text:p>13.7522</text:p>
          </table:table-cell>
          <table:table-cell office:value-type="float" office:value="0.600803" calcext:value-type="float">
            <text:p>0.60080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1387" calcext:value-type="float">
            <text:p>0.271387</text:p>
          </table:table-cell>
          <table:table-cell office:value-type="float" office:value="0.0779761" calcext:value-type="float">
            <text:p>0.0779761</text:p>
          </table:table-cell>
          <table:table-cell office:value-type="float" office:value="0.00736384" calcext:value-type="float">
            <text:p>0.00736384</text:p>
          </table:table-cell>
          <table:table-cell office:value-type="float" office:value="1.60981" calcext:value-type="float">
            <text:p>1.60981</text:p>
          </table:table-cell>
          <table:table-cell office:value-type="float" office:value="13.701" calcext:value-type="float">
            <text:p>13.701</text:p>
          </table:table-cell>
          <table:table-cell office:value-type="float" office:value="0.596299" calcext:value-type="float">
            <text:p>0.596299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5823" calcext:value-type="float">
            <text:p>0.275823</text:p>
          </table:table-cell>
          <table:table-cell office:value-type="float" office:value="0.0804471" calcext:value-type="float">
            <text:p>0.0804471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1.60718" calcext:value-type="float">
            <text:p>1.60718</text:p>
          </table:table-cell>
          <table:table-cell office:value-type="float" office:value="13.9401" calcext:value-type="float">
            <text:p>13.9401</text:p>
          </table:table-cell>
          <table:table-cell office:value-type="float" office:value="0.59781" calcext:value-type="float">
            <text:p>0.59781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4339" calcext:value-type="float">
            <text:p>0.274339</text:p>
          </table:table-cell>
          <table:table-cell office:value-type="float" office:value="0.079334" calcext:value-type="float">
            <text:p>0.079334</text:p>
          </table:table-cell>
          <table:table-cell office:value-type="float" office:value="0.00753061" calcext:value-type="float">
            <text:p>0.00753061</text:p>
          </table:table-cell>
          <table:table-cell office:value-type="float" office:value="1.61272" calcext:value-type="float">
            <text:p>1.61272</text:p>
          </table:table-cell>
          <table:table-cell office:value-type="float" office:value="13.8131" calcext:value-type="float">
            <text:p>13.8131</text:p>
          </table:table-cell>
          <table:table-cell office:value-type="float" office:value="0.601168" calcext:value-type="float">
            <text:p>0.601168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4926" calcext:value-type="float">
            <text:p>0.274926</text:p>
          </table:table-cell>
          <table:table-cell office:value-type="float" office:value="0.0797199" calcext:value-type="float">
            <text:p>0.0797199</text:p>
          </table:table-cell>
          <table:table-cell office:value-type="float" office:value="0.00761484" calcext:value-type="float">
            <text:p>0.00761484</text:p>
          </table:table-cell>
          <table:table-cell office:value-type="float" office:value="1.60373" calcext:value-type="float">
            <text:p>1.60373</text:p>
          </table:table-cell>
          <table:table-cell office:value-type="float" office:value="13.8893" calcext:value-type="float">
            <text:p>13.8893</text:p>
          </table:table-cell>
          <table:table-cell office:value-type="float" office:value="0.600602" calcext:value-type="float">
            <text:p>0.600602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4882" calcext:value-type="float">
            <text:p>0.274882</text:p>
          </table:table-cell>
          <table:table-cell office:value-type="float" office:value="0.079694" calcext:value-type="float">
            <text:p>0.079694</text:p>
          </table:table-cell>
          <table:table-cell office:value-type="float" office:value="0.00761585" calcext:value-type="float">
            <text:p>0.00761585</text:p>
          </table:table-cell>
          <table:table-cell office:value-type="float" office:value="1.59551" calcext:value-type="float">
            <text:p>1.59551</text:p>
          </table:table-cell>
          <table:table-cell office:value-type="float" office:value="13.9245" calcext:value-type="float">
            <text:p>13.9245</text:p>
          </table:table-cell>
          <table:table-cell office:value-type="float" office:value="0.600289" calcext:value-type="float">
            <text:p>0.600289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4577" calcext:value-type="float">
            <text:p>0.274577</text:p>
          </table:table-cell>
          <table:table-cell office:value-type="float" office:value="0.0795005" calcext:value-type="float">
            <text:p>0.0795005</text:p>
          </table:table-cell>
          <table:table-cell office:value-type="float" office:value="0.00756974" calcext:value-type="float">
            <text:p>0.00756974</text:p>
          </table:table-cell>
          <table:table-cell office:value-type="float" office:value="1.59937" calcext:value-type="float">
            <text:p>1.59937</text:p>
          </table:table-cell>
          <table:table-cell office:value-type="float" office:value="13.8891" calcext:value-type="float">
            <text:p>13.8891</text:p>
          </table:table-cell>
          <table:table-cell office:value-type="float" office:value="0.600773" calcext:value-type="float">
            <text:p>0.60077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513" calcext:value-type="float">
            <text:p>0.274513</text:p>
          </table:table-cell>
          <table:table-cell office:value-type="float" office:value="0.0795027" calcext:value-type="float">
            <text:p>0.0795027</text:p>
          </table:table-cell>
          <table:table-cell office:value-type="float" office:value="0.00758376" calcext:value-type="float">
            <text:p>0.00758376</text:p>
          </table:table-cell>
          <table:table-cell office:value-type="float" office:value="1.61126" calcext:value-type="float">
            <text:p>1.61126</text:p>
          </table:table-cell>
          <table:table-cell office:value-type="float" office:value="13.8352" calcext:value-type="float">
            <text:p>13.8352</text:p>
          </table:table-cell>
          <table:table-cell office:value-type="float" office:value="0.600055" calcext:value-type="float">
            <text:p>0.6000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625" calcext:value-type="float">
            <text:p>6.25E-06</text:p>
          </table:table-cell>
          <table:table-cell office:value-type="float" office:value="1.39985" calcext:value-type="float">
            <text:p>1.3998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875" calcext:value-type="float">
            <text:p>0.0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658203" calcext:value-type="float">
            <text:p>6.58203E-05</text:p>
          </table:table-cell>
          <table:table-cell office:value-type="float" office:value="4.12485" calcext:value-type="float">
            <text:p>4.12485</text:p>
          </table:table-cell>
          <table:table-cell office:value-type="string" calcext:value-type="string">
            <text:p>-nan</text:p>
          </table:table-cell>
          <table:table-cell office:value-type="float" office:value="0.640533" calcext:value-type="float">
            <text:p>0.640533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4125" calcext:value-type="float">
            <text:p>0.14125</text:p>
          </table:table-cell>
          <table:table-cell office:value-type="float" office:value="0.0205938" calcext:value-type="float">
            <text:p>0.0205938</text:p>
          </table:table-cell>
          <table:table-cell office:value-type="float" office:value="0.00047641" calcext:value-type="float">
            <text:p>0.00047641</text:p>
          </table:table-cell>
          <table:table-cell office:value-type="float" office:value="2.56268" calcext:value-type="float">
            <text:p>2.56268</text:p>
          </table:table-cell>
          <table:table-cell office:value-type="float" office:value="4.75628" calcext:value-type="float">
            <text:p>4.75628</text:p>
          </table:table-cell>
          <table:table-cell office:value-type="float" office:value="0.625554" calcext:value-type="float">
            <text:p>0.625554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0614813" calcext:value-type="float">
            <text:p>0.0614813</text:p>
          </table:table-cell>
          <table:table-cell office:value-type="float" office:value="0.00414536" calcext:value-type="float">
            <text:p>0.00414536</text:p>
          </table:table-cell>
          <table:table-cell office:value-type="float" office:value="1.07602" calcext:value-type="float">
            <text:p>1.07602</text:p>
          </table:table-cell>
          <table:table-cell office:value-type="float" office:value="14.9421" calcext:value-type="float">
            <text:p>14.9421</text:p>
          </table:table-cell>
          <table:table-cell office:value-type="float" office:value="0.634443" calcext:value-type="float">
            <text:p>0.634443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83438" calcext:value-type="float">
            <text:p>0.183438</text:p>
          </table:table-cell>
          <table:table-cell office:value-type="float" office:value="0.0353172" calcext:value-type="float">
            <text:p>0.0353172</text:p>
          </table:table-cell>
          <table:table-cell office:value-type="float" office:value="0.00146943" calcext:value-type="float">
            <text:p>0.00146943</text:p>
          </table:table-cell>
          <table:table-cell office:value-type="float" office:value="1.64195" calcext:value-type="float">
            <text:p>1.64195</text:p>
          </table:table-cell>
          <table:table-cell office:value-type="float" office:value="8.81355" calcext:value-type="float">
            <text:p>8.81355</text:p>
          </table:table-cell>
          <table:table-cell office:value-type="float" office:value="0.607304" calcext:value-type="float">
            <text:p>0.607304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4531" calcext:value-type="float">
            <text:p>0.304531</text:p>
          </table:table-cell>
          <table:table-cell office:value-type="float" office:value="0.0966914" calcext:value-type="float">
            <text:p>0.0966914</text:p>
          </table:table-cell>
          <table:table-cell office:value-type="float" office:value="0.0108393" calcext:value-type="float">
            <text:p>0.0108393</text:p>
          </table:table-cell>
          <table:table-cell office:value-type="float" office:value="1.92539" calcext:value-type="float">
            <text:p>1.92539</text:p>
          </table:table-cell>
          <table:table-cell office:value-type="float" office:value="13.9641" calcext:value-type="float">
            <text:p>13.9641</text:p>
          </table:table-cell>
          <table:table-cell office:value-type="float" office:value="0.613539" calcext:value-type="float">
            <text:p>0.613539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00859" calcext:value-type="float">
            <text:p>0.300859</text:p>
          </table:table-cell>
          <table:table-cell office:value-type="float" office:value="0.092659" calcext:value-type="float">
            <text:p>0.092659</text:p>
          </table:table-cell>
          <table:table-cell office:value-type="float" office:value="0.00945277" calcext:value-type="float">
            <text:p>0.00945277</text:p>
          </table:table-cell>
          <table:table-cell office:value-type="float" office:value="1.15566" calcext:value-type="float">
            <text:p>1.15566</text:p>
          </table:table-cell>
          <table:table-cell office:value-type="float" office:value="17.8163" calcext:value-type="float">
            <text:p>17.8163</text:p>
          </table:table-cell>
          <table:table-cell office:value-type="float" office:value="0.633003" calcext:value-type="float">
            <text:p>0.633003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67656" calcext:value-type="float">
            <text:p>0.267656</text:p>
          </table:table-cell>
          <table:table-cell office:value-type="float" office:value="0.0754453" calcext:value-type="float">
            <text:p>0.0754453</text:p>
          </table:table-cell>
          <table:table-cell office:value-type="float" office:value="0.0069469" calcext:value-type="float">
            <text:p>0.0069469</text:p>
          </table:table-cell>
          <table:table-cell office:value-type="float" office:value="1.23576" calcext:value-type="float">
            <text:p>1.23576</text:p>
          </table:table-cell>
          <table:table-cell office:value-type="float" office:value="15.4681" calcext:value-type="float">
            <text:p>15.4681</text:p>
          </table:table-cell>
          <table:table-cell office:value-type="float" office:value="0.593177" calcext:value-type="float">
            <text:p>0.59317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93398" calcext:value-type="float">
            <text:p>0.293398</text:p>
          </table:table-cell>
          <table:table-cell office:value-type="float" office:value="0.0897469" calcext:value-type="float">
            <text:p>0.0897469</text:p>
          </table:table-cell>
          <table:table-cell office:value-type="float" office:value="0.00928318" calcext:value-type="float">
            <text:p>0.00928318</text:p>
          </table:table-cell>
          <table:table-cell office:value-type="float" office:value="1.59768" calcext:value-type="float">
            <text:p>1.59768</text:p>
          </table:table-cell>
          <table:table-cell office:value-type="float" office:value="14.8097" calcext:value-type="float">
            <text:p>14.8097</text:p>
          </table:table-cell>
          <table:table-cell office:value-type="float" office:value="0.615818" calcext:value-type="float">
            <text:p>0.615818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8584" calcext:value-type="float">
            <text:p>0.288584</text:p>
          </table:table-cell>
          <table:table-cell office:value-type="float" office:value="0.0866352" calcext:value-type="float">
            <text:p>0.0866352</text:p>
          </table:table-cell>
          <table:table-cell office:value-type="float" office:value="0.00861883" calcext:value-type="float">
            <text:p>0.00861883</text:p>
          </table:table-cell>
          <table:table-cell office:value-type="float" office:value="1.58934" calcext:value-type="float">
            <text:p>1.58934</text:p>
          </table:table-cell>
          <table:table-cell office:value-type="float" office:value="14.5785" calcext:value-type="float">
            <text:p>14.5785</text:p>
          </table:table-cell>
          <table:table-cell office:value-type="float" office:value="0.61723" calcext:value-type="float">
            <text:p>0.61723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0098" calcext:value-type="float">
            <text:p>0.280098</text:p>
          </table:table-cell>
          <table:table-cell office:value-type="float" office:value="0.0822392" calcext:value-type="float">
            <text:p>0.0822392</text:p>
          </table:table-cell>
          <table:table-cell office:value-type="float" office:value="0.007977" calcext:value-type="float">
            <text:p>0.007977</text:p>
          </table:table-cell>
          <table:table-cell office:value-type="float" office:value="1.47066" calcext:value-type="float">
            <text:p>1.47066</text:p>
          </table:table-cell>
          <table:table-cell office:value-type="float" office:value="14.7747" calcext:value-type="float">
            <text:p>14.7747</text:p>
          </table:table-cell>
          <table:table-cell office:value-type="float" office:value="0.606848" calcext:value-type="float">
            <text:p>0.606848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2085" calcext:value-type="float">
            <text:p>0.272085</text:p>
          </table:table-cell>
          <table:table-cell office:value-type="float" office:value="0.0778219" calcext:value-type="float">
            <text:p>0.0778219</text:p>
          </table:table-cell>
          <table:table-cell office:value-type="float" office:value="0.00719821" calcext:value-type="float">
            <text:p>0.00719821</text:p>
          </table:table-cell>
          <table:table-cell office:value-type="float" office:value="1.57677" calcext:value-type="float">
            <text:p>1.57677</text:p>
          </table:table-cell>
          <table:table-cell office:value-type="float" office:value="13.8372" calcext:value-type="float">
            <text:p>13.8372</text:p>
          </table:table-cell>
          <table:table-cell office:value-type="float" office:value="0.603814" calcext:value-type="float">
            <text:p>0.603814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5615" calcext:value-type="float">
            <text:p>0.275615</text:p>
          </table:table-cell>
          <table:table-cell office:value-type="float" office:value="0.0798916" calcext:value-type="float">
            <text:p>0.0798916</text:p>
          </table:table-cell>
          <table:table-cell office:value-type="float" office:value="0.00759573" calcext:value-type="float">
            <text:p>0.00759573</text:p>
          </table:table-cell>
          <table:table-cell office:value-type="float" office:value="1.60487" calcext:value-type="float">
            <text:p>1.60487</text:p>
          </table:table-cell>
          <table:table-cell office:value-type="float" office:value="13.8998" calcext:value-type="float">
            <text:p>13.8998</text:p>
          </table:table-cell>
          <table:table-cell office:value-type="float" office:value="0.603314" calcext:value-type="float">
            <text:p>0.603314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4289" calcext:value-type="float">
            <text:p>0.274289</text:p>
          </table:table-cell>
          <table:table-cell office:value-type="float" office:value="0.0791461" calcext:value-type="float">
            <text:p>0.0791461</text:p>
          </table:table-cell>
          <table:table-cell office:value-type="float" office:value="0.0074591" calcext:value-type="float">
            <text:p>0.0074591</text:p>
          </table:table-cell>
          <table:table-cell office:value-type="float" office:value="1.5137" calcext:value-type="float">
            <text:p>1.5137</text:p>
          </table:table-cell>
          <table:table-cell office:value-type="float" office:value="14.2634" calcext:value-type="float">
            <text:p>14.2634</text:p>
          </table:table-cell>
          <table:table-cell office:value-type="float" office:value="0.603077" calcext:value-type="float">
            <text:p>0.60307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4447" calcext:value-type="float">
            <text:p>0.274447</text:p>
          </table:table-cell>
          <table:table-cell office:value-type="float" office:value="0.0792821" calcext:value-type="float">
            <text:p>0.0792821</text:p>
          </table:table-cell>
          <table:table-cell office:value-type="float" office:value="0.00749198" calcext:value-type="float">
            <text:p>0.00749198</text:p>
          </table:table-cell>
          <table:table-cell office:value-type="float" office:value="1.54482" calcext:value-type="float">
            <text:p>1.54482</text:p>
          </table:table-cell>
          <table:table-cell office:value-type="float" office:value="14.1245" calcext:value-type="float">
            <text:p>14.1245</text:p>
          </table:table-cell>
          <table:table-cell office:value-type="float" office:value="0.602694" calcext:value-type="float">
            <text:p>0.602694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5916" calcext:value-type="float">
            <text:p>0.275916</text:p>
          </table:table-cell>
          <table:table-cell office:value-type="float" office:value="0.0799942" calcext:value-type="float">
            <text:p>0.0799942</text:p>
          </table:table-cell>
          <table:table-cell office:value-type="float" office:value="0.00759011" calcext:value-type="float">
            <text:p>0.00759011</text:p>
          </table:table-cell>
          <table:table-cell office:value-type="float" office:value="1.52585" calcext:value-type="float">
            <text:p>1.52585</text:p>
          </table:table-cell>
          <table:table-cell office:value-type="float" office:value="14.2834" calcext:value-type="float">
            <text:p>14.2834</text:p>
          </table:table-cell>
          <table:table-cell office:value-type="float" office:value="0.604625" calcext:value-type="float">
            <text:p>0.604625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6272" calcext:value-type="float">
            <text:p>0.276272</text:p>
          </table:table-cell>
          <table:table-cell office:value-type="float" office:value="0.0802911" calcext:value-type="float">
            <text:p>0.0802911</text:p>
          </table:table-cell>
          <table:table-cell office:value-type="float" office:value="0.00766214" calcext:value-type="float">
            <text:p>0.00766214</text:p>
          </table:table-cell>
          <table:table-cell office:value-type="float" office:value="1.52935" calcext:value-type="float">
            <text:p>1.52935</text:p>
          </table:table-cell>
          <table:table-cell office:value-type="float" office:value="14.294" calcext:value-type="float">
            <text:p>14.294</text:p>
          </table:table-cell>
          <table:table-cell office:value-type="float" office:value="0.603818" calcext:value-type="float">
            <text:p>0.603818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5103" calcext:value-type="float">
            <text:p>0.275103</text:p>
          </table:table-cell>
          <table:table-cell office:value-type="float" office:value="0.0796287" calcext:value-type="float">
            <text:p>0.0796287</text:p>
          </table:table-cell>
          <table:table-cell office:value-type="float" office:value="0.0075452" calcext:value-type="float">
            <text:p>0.0075452</text:p>
          </table:table-cell>
          <table:table-cell office:value-type="float" office:value="1.53995" calcext:value-type="float">
            <text:p>1.53995</text:p>
          </table:table-cell>
          <table:table-cell office:value-type="float" office:value="14.1804" calcext:value-type="float">
            <text:p>14.1804</text:p>
          </table:table-cell>
          <table:table-cell office:value-type="float" office:value="0.603348" calcext:value-type="float">
            <text:p>0.603348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4924" calcext:value-type="float">
            <text:p>0.274924</text:p>
          </table:table-cell>
          <table:table-cell office:value-type="float" office:value="0.0795151" calcext:value-type="float">
            <text:p>0.0795151</text:p>
          </table:table-cell>
          <table:table-cell office:value-type="float" office:value="0.00751918" calcext:value-type="float">
            <text:p>0.00751918</text:p>
          </table:table-cell>
          <table:table-cell office:value-type="float" office:value="1.53508" calcext:value-type="float">
            <text:p>1.53508</text:p>
          </table:table-cell>
          <table:table-cell office:value-type="float" office:value="14.1933" calcext:value-type="float">
            <text:p>14.1933</text:p>
          </table:table-cell>
          <table:table-cell office:value-type="float" office:value="0.603585" calcext:value-type="float">
            <text:p>0.603585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5701" calcext:value-type="float">
            <text:p>0.275701</text:p>
          </table:table-cell>
          <table:table-cell office:value-type="float" office:value="0.0799533" calcext:value-type="float">
            <text:p>0.0799533</text:p>
          </table:table-cell>
          <table:table-cell office:value-type="float" office:value="0.00760376" calcext:value-type="float">
            <text:p>0.00760376</text:p>
          </table:table-cell>
          <table:table-cell office:value-type="float" office:value="1.53484" calcext:value-type="float">
            <text:p>1.53484</text:p>
          </table:table-cell>
          <table:table-cell office:value-type="float" office:value="14.2355" calcext:value-type="float">
            <text:p>14.2355</text:p>
          </table:table-cell>
          <table:table-cell office:value-type="float" office:value="0.603508" calcext:value-type="float">
            <text:p>0.6035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.03685" calcext:value-type="float">
            <text:p>1.0368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575" calcext:value-type="float">
            <text:p>0.1575</text:p>
          </table:table-cell>
          <table:table-cell office:value-type="float" office:value="0.0248625" calcext:value-type="float">
            <text:p>0.0248625</text:p>
          </table:table-cell>
          <table:table-cell office:value-type="float" office:value="0.000623725" calcext:value-type="float">
            <text:p>0.000623725</text:p>
          </table:table-cell>
          <table:table-cell office:value-type="float" office:value="0.983802" calcext:value-type="float">
            <text:p>0.983802</text:p>
          </table:table-cell>
          <table:table-cell office:value-type="float" office:value="9.64643" calcext:value-type="float">
            <text:p>9.64643</text:p>
          </table:table-cell>
          <table:table-cell office:value-type="float" office:value="0.663657" calcext:value-type="float">
            <text:p>0.663657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3625" calcext:value-type="float">
            <text:p>0.23625</text:p>
          </table:table-cell>
          <table:table-cell office:value-type="float" office:value="0.0560563" calcext:value-type="float">
            <text:p>0.0560563</text:p>
          </table:table-cell>
          <table:table-cell office:value-type="float" office:value="0.00319296" calcext:value-type="float">
            <text:p>0.00319296</text:p>
          </table:table-cell>
          <table:table-cell office:value-type="float" office:value="1.20846" calcext:value-type="float">
            <text:p>1.20846</text:p>
          </table:table-cell>
          <table:table-cell office:value-type="float" office:value="13.3916" calcext:value-type="float">
            <text:p>13.3916</text:p>
          </table:table-cell>
          <table:table-cell office:value-type="float" office:value="0.661294" calcext:value-type="float">
            <text:p>0.661294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5625" calcext:value-type="float">
            <text:p>0.265625</text:p>
          </table:table-cell>
          <table:table-cell office:value-type="float" office:value="0.0731094" calcext:value-type="float">
            <text:p>0.0731094</text:p>
          </table:table-cell>
          <table:table-cell office:value-type="float" office:value="0.00608159" calcext:value-type="float">
            <text:p>0.00608159</text:p>
          </table:table-cell>
          <table:table-cell office:value-type="float" office:value="3.44614" calcext:value-type="float">
            <text:p>3.44614</text:p>
          </table:table-cell>
          <table:table-cell office:value-type="float" office:value="8.74502" calcext:value-type="float">
            <text:p>8.74502</text:p>
          </table:table-cell>
          <table:table-cell office:value-type="float" office:value="0.620729" calcext:value-type="float">
            <text:p>0.620729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92813" calcext:value-type="float">
            <text:p>0.292813</text:p>
          </table:table-cell>
          <table:table-cell office:value-type="float" office:value="0.0873797" calcext:value-type="float">
            <text:p>0.0873797</text:p>
          </table:table-cell>
          <table:table-cell office:value-type="float" office:value="0.00821745" calcext:value-type="float">
            <text:p>0.00821745</text:p>
          </table:table-cell>
          <table:table-cell office:value-type="float" office:value="2.5689" calcext:value-type="float">
            <text:p>2.5689</text:p>
          </table:table-cell>
          <table:table-cell office:value-type="float" office:value="11.3481" calcext:value-type="float">
            <text:p>11.3481</text:p>
          </table:table-cell>
          <table:table-cell office:value-type="float" office:value="0.641248" calcext:value-type="float">
            <text:p>0.64124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75" calcext:value-type="float">
            <text:p>0.2975</text:p>
          </table:table-cell>
          <table:table-cell office:value-type="float" office:value="0.0920812" calcext:value-type="float">
            <text:p>0.0920812</text:p>
          </table:table-cell>
          <table:table-cell office:value-type="float" office:value="0.00976859" calcext:value-type="float">
            <text:p>0.00976859</text:p>
          </table:table-cell>
          <table:table-cell office:value-type="float" office:value="1.13388" calcext:value-type="float">
            <text:p>1.13388</text:p>
          </table:table-cell>
          <table:table-cell office:value-type="float" office:value="17.9341" calcext:value-type="float">
            <text:p>17.9341</text:p>
          </table:table-cell>
          <table:table-cell office:value-type="float" office:value="0.615967" calcext:value-type="float">
            <text:p>0.615967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58594" calcext:value-type="float">
            <text:p>0.258594</text:p>
          </table:table-cell>
          <table:table-cell office:value-type="float" office:value="0.0699773" calcext:value-type="float">
            <text:p>0.0699773</text:p>
          </table:table-cell>
          <table:table-cell office:value-type="float" office:value="0.005733" calcext:value-type="float">
            <text:p>0.005733</text:p>
          </table:table-cell>
          <table:table-cell office:value-type="float" office:value="1.20426" calcext:value-type="float">
            <text:p>1.20426</text:p>
          </table:table-cell>
          <table:table-cell office:value-type="float" office:value="15.0743" calcext:value-type="float">
            <text:p>15.0743</text:p>
          </table:table-cell>
          <table:table-cell office:value-type="float" office:value="0.609747" calcext:value-type="float">
            <text:p>0.609747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63008" calcext:value-type="float">
            <text:p>0.263008</text:p>
          </table:table-cell>
          <table:table-cell office:value-type="float" office:value="0.0723861" calcext:value-type="float">
            <text:p>0.0723861</text:p>
          </table:table-cell>
          <table:table-cell office:value-type="float" office:value="0.00616025" calcext:value-type="float">
            <text:p>0.00616025</text:p>
          </table:table-cell>
          <table:table-cell office:value-type="float" office:value="1.514" calcext:value-type="float">
            <text:p>1.514</text:p>
          </table:table-cell>
          <table:table-cell office:value-type="float" office:value="13.6072" calcext:value-type="float">
            <text:p>13.6072</text:p>
          </table:table-cell>
          <table:table-cell office:value-type="float" office:value="0.608108" calcext:value-type="float">
            <text:p>0.60810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67363" calcext:value-type="float">
            <text:p>0.267363</text:p>
          </table:table-cell>
          <table:table-cell office:value-type="float" office:value="0.0750345" calcext:value-type="float">
            <text:p>0.0750345</text:p>
          </table:table-cell>
          <table:table-cell office:value-type="float" office:value="0.00659166" calcext:value-type="float">
            <text:p>0.00659166</text:p>
          </table:table-cell>
          <table:table-cell office:value-type="float" office:value="1.35182" calcext:value-type="float">
            <text:p>1.35182</text:p>
          </table:table-cell>
          <table:table-cell office:value-type="float" office:value="14.7174" calcext:value-type="float">
            <text:p>14.7174</text:p>
          </table:table-cell>
          <table:table-cell office:value-type="float" office:value="0.609742" calcext:value-type="float">
            <text:p>0.609742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63672" calcext:value-type="float">
            <text:p>0.263672</text:p>
          </table:table-cell>
          <table:table-cell office:value-type="float" office:value="0.0733383" calcext:value-type="float">
            <text:p>0.0733383</text:p>
          </table:table-cell>
          <table:table-cell office:value-type="float" office:value="0.0064481" calcext:value-type="float">
            <text:p>0.0064481</text:p>
          </table:table-cell>
          <table:table-cell office:value-type="float" office:value="1.64448" calcext:value-type="float">
            <text:p>1.64448</text:p>
          </table:table-cell>
          <table:table-cell office:value-type="float" office:value="13.1157" calcext:value-type="float">
            <text:p>13.1157</text:p>
          </table:table-cell>
          <table:table-cell office:value-type="float" office:value="0.600378" calcext:value-type="float">
            <text:p>0.60037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1504" calcext:value-type="float">
            <text:p>0.271504</text:p>
          </table:table-cell>
          <table:table-cell office:value-type="float" office:value="0.076975" calcext:value-type="float">
            <text:p>0.076975</text:p>
          </table:table-cell>
          <table:table-cell office:value-type="float" office:value="0.00690253" calcext:value-type="float">
            <text:p>0.00690253</text:p>
          </table:table-cell>
          <table:table-cell office:value-type="float" office:value="1.47503" calcext:value-type="float">
            <text:p>1.47503</text:p>
          </table:table-cell>
          <table:table-cell office:value-type="float" office:value="14.2489" calcext:value-type="float">
            <text:p>14.2489</text:p>
          </table:table-cell>
          <table:table-cell office:value-type="float" office:value="0.611682" calcext:value-type="float">
            <text:p>0.611682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7534" calcext:value-type="float">
            <text:p>0.277534</text:p>
          </table:table-cell>
          <table:table-cell office:value-type="float" office:value="0.0811271" calcext:value-type="float">
            <text:p>0.0811271</text:p>
          </table:table-cell>
          <table:table-cell office:value-type="float" office:value="0.00783119" calcext:value-type="float">
            <text:p>0.00783119</text:p>
          </table:table-cell>
          <table:table-cell office:value-type="float" office:value="1.42982" calcext:value-type="float">
            <text:p>1.42982</text:p>
          </table:table-cell>
          <table:table-cell office:value-type="float" office:value="14.8876" calcext:value-type="float">
            <text:p>14.8876</text:p>
          </table:table-cell>
          <table:table-cell office:value-type="float" office:value="0.60338" calcext:value-type="float">
            <text:p>0.6033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6222" calcext:value-type="float">
            <text:p>0.276222</text:p>
          </table:table-cell>
          <table:table-cell office:value-type="float" office:value="0.0799357" calcext:value-type="float">
            <text:p>0.0799357</text:p>
          </table:table-cell>
          <table:table-cell office:value-type="float" office:value="0.00751526" calcext:value-type="float">
            <text:p>0.00751526</text:p>
          </table:table-cell>
          <table:table-cell office:value-type="float" office:value="1.55905" calcext:value-type="float">
            <text:p>1.55905</text:p>
          </table:table-cell>
          <table:table-cell office:value-type="float" office:value="14.1174" calcext:value-type="float">
            <text:p>14.1174</text:p>
          </table:table-cell>
          <table:table-cell office:value-type="float" office:value="0.60795" calcext:value-type="float">
            <text:p>0.60795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5909" calcext:value-type="float">
            <text:p>0.275909</text:p>
          </table:table-cell>
          <table:table-cell office:value-type="float" office:value="0.0799347" calcext:value-type="float">
            <text:p>0.0799347</text:p>
          </table:table-cell>
          <table:table-cell office:value-type="float" office:value="0.00755699" calcext:value-type="float">
            <text:p>0.00755699</text:p>
          </table:table-cell>
          <table:table-cell office:value-type="float" office:value="1.44034" calcext:value-type="float">
            <text:p>1.44034</text:p>
          </table:table-cell>
          <table:table-cell office:value-type="float" office:value="14.7161" calcext:value-type="float">
            <text:p>14.7161</text:p>
          </table:table-cell>
          <table:table-cell office:value-type="float" office:value="0.605763" calcext:value-type="float">
            <text:p>0.605763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7276" calcext:value-type="float">
            <text:p>0.277276</text:p>
          </table:table-cell>
          <table:table-cell office:value-type="float" office:value="0.0806012" calcext:value-type="float">
            <text:p>0.0806012</text:p>
          </table:table-cell>
          <table:table-cell office:value-type="float" office:value="0.00764483" calcext:value-type="float">
            <text:p>0.00764483</text:p>
          </table:table-cell>
          <table:table-cell office:value-type="float" office:value="1.45548" calcext:value-type="float">
            <text:p>1.45548</text:p>
          </table:table-cell>
          <table:table-cell office:value-type="float" office:value="14.6995" calcext:value-type="float">
            <text:p>14.6995</text:p>
          </table:table-cell>
          <table:table-cell office:value-type="float" office:value="0.60775" calcext:value-type="float">
            <text:p>0.60775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7632" calcext:value-type="float">
            <text:p>0.277632</text:p>
          </table:table-cell>
          <table:table-cell office:value-type="float" office:value="0.0809539" calcext:value-type="float">
            <text:p>0.0809539</text:p>
          </table:table-cell>
          <table:table-cell office:value-type="float" office:value="0.00775662" calcext:value-type="float">
            <text:p>0.00775662</text:p>
          </table:table-cell>
          <table:table-cell office:value-type="float" office:value="1.46632" calcext:value-type="float">
            <text:p>1.46632</text:p>
          </table:table-cell>
          <table:table-cell office:value-type="float" office:value="14.676" calcext:value-type="float">
            <text:p>14.676</text:p>
          </table:table-cell>
          <table:table-cell office:value-type="float" office:value="0.605474" calcext:value-type="float">
            <text:p>0.605474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704" calcext:value-type="float">
            <text:p>0.27704</text:p>
          </table:table-cell>
          <table:table-cell office:value-type="float" office:value="0.0805316" calcext:value-type="float">
            <text:p>0.0805316</text:p>
          </table:table-cell>
          <table:table-cell office:value-type="float" office:value="0.00765157" calcext:value-type="float">
            <text:p>0.00765157</text:p>
          </table:table-cell>
          <table:table-cell office:value-type="float" office:value="1.46884" calcext:value-type="float">
            <text:p>1.46884</text:p>
          </table:table-cell>
          <table:table-cell office:value-type="float" office:value="14.6227" calcext:value-type="float">
            <text:p>14.6227</text:p>
          </table:table-cell>
          <table:table-cell office:value-type="float" office:value="0.606724" calcext:value-type="float">
            <text:p>0.606724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5557" calcext:value-type="float">
            <text:p>0.275557</text:p>
          </table:table-cell>
          <table:table-cell office:value-type="float" office:value="0.0797557" calcext:value-type="float">
            <text:p>0.0797557</text:p>
          </table:table-cell>
          <table:table-cell office:value-type="float" office:value="0.00753172" calcext:value-type="float">
            <text:p>0.00753172</text:p>
          </table:table-cell>
          <table:table-cell office:value-type="float" office:value="1.48509" calcext:value-type="float">
            <text:p>1.48509</text:p>
          </table:table-cell>
          <table:table-cell office:value-type="float" office:value="14.4651" calcext:value-type="float">
            <text:p>14.4651</text:p>
          </table:table-cell>
          <table:table-cell office:value-type="float" office:value="0.605316" calcext:value-type="float">
            <text:p>0.605316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6042" calcext:value-type="float">
            <text:p>0.276042</text:p>
          </table:table-cell>
          <table:table-cell office:value-type="float" office:value="0.0799952" calcext:value-type="float">
            <text:p>0.0799952</text:p>
          </table:table-cell>
          <table:table-cell office:value-type="float" office:value="0.00756469" calcext:value-type="float">
            <text:p>0.00756469</text:p>
          </table:table-cell>
          <table:table-cell office:value-type="float" office:value="1.49117" calcext:value-type="float">
            <text:p>1.49117</text:p>
          </table:table-cell>
          <table:table-cell office:value-type="float" office:value="14.4568" calcext:value-type="float">
            <text:p>14.4568</text:p>
          </table:table-cell>
          <table:table-cell office:value-type="float" office:value="0.605959" calcext:value-type="float">
            <text:p>0.605959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437" calcext:value-type="float">
            <text:p>0.276437</text:p>
          </table:table-cell>
          <table:table-cell office:value-type="float" office:value="0.0802054" calcext:value-type="float">
            <text:p>0.0802054</text:p>
          </table:table-cell>
          <table:table-cell office:value-type="float" office:value="0.00760017" calcext:value-type="float">
            <text:p>0.00760017</text:p>
          </table:table-cell>
          <table:table-cell office:value-type="float" office:value="1.48005" calcext:value-type="float">
            <text:p>1.48005</text:p>
          </table:table-cell>
          <table:table-cell office:value-type="float" office:value="14.5337" calcext:value-type="float">
            <text:p>14.5337</text:p>
          </table:table-cell>
          <table:table-cell office:value-type="float" office:value="0.606183" calcext:value-type="float">
            <text:p>0.6061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000915063" calcext:value-type="float">
            <text:p>9.15063E-06</text:p>
          </table:table-cell>
          <table:table-cell office:value-type="float" office:value="0.790543" calcext:value-type="float">
            <text:p>0.790543</text:p>
          </table:table-cell>
          <table:table-cell office:value-type="float" office:value="2.32819" calcext:value-type="float">
            <text:p>2.32819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0136485" calcext:value-type="float">
            <text:p>0.000136485</text:p>
          </table:table-cell>
          <table:table-cell office:value-type="float" office:value="0.128291" calcext:value-type="float">
            <text:p>0.128291</text:p>
          </table:table-cell>
          <table:table-cell office:value-type="float" office:value="18.658" calcext:value-type="float">
            <text:p>18.658</text:p>
          </table:table-cell>
          <table:table-cell office:value-type="float" office:value="0.640533" calcext:value-type="float">
            <text:p>0.640533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0.0663875" calcext:value-type="float">
            <text:p>0.0663875</text:p>
          </table:table-cell>
          <table:table-cell office:value-type="float" office:value="0.00472338" calcext:value-type="float">
            <text:p>0.00472338</text:p>
          </table:table-cell>
          <table:table-cell office:value-type="float" office:value="0.645026" calcext:value-type="float">
            <text:p>0.645026</text:p>
          </table:table-cell>
          <table:table-cell office:value-type="float" office:value="20.2573" calcext:value-type="float">
            <text:p>20.2573</text:p>
          </table:table-cell>
          <table:table-cell office:value-type="float" office:value="0.642761" calcext:value-type="float">
            <text:p>0.642761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3125" calcext:value-type="float">
            <text:p>0.333125</text:p>
          </table:table-cell>
          <table:table-cell office:value-type="float" office:value="0.113053" calcext:value-type="float">
            <text:p>0.113053</text:p>
          </table:table-cell>
          <table:table-cell office:value-type="float" office:value="0.0137143" calcext:value-type="float">
            <text:p>0.0137143</text:p>
          </table:table-cell>
          <table:table-cell office:value-type="float" office:value="2.95289" calcext:value-type="float">
            <text:p>2.95289</text:p>
          </table:table-cell>
          <table:table-cell office:value-type="float" office:value="12.0927" calcext:value-type="float">
            <text:p>12.0927</text:p>
          </table:table-cell>
          <table:table-cell office:value-type="float" office:value="0.642327" calcext:value-type="float">
            <text:p>0.64232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00312" calcext:value-type="float">
            <text:p>0.300312</text:p>
          </table:table-cell>
          <table:table-cell office:value-type="float" office:value="0.0913922" calcext:value-type="float">
            <text:p>0.0913922</text:p>
          </table:table-cell>
          <table:table-cell office:value-type="float" office:value="0.00878797" calcext:value-type="float">
            <text:p>0.00878797</text:p>
          </table:table-cell>
          <table:table-cell office:value-type="float" office:value="1.24281" calcext:value-type="float">
            <text:p>1.24281</text:p>
          </table:table-cell>
          <table:table-cell office:value-type="float" office:value="17.0376" calcext:value-type="float">
            <text:p>17.0376</text:p>
          </table:table-cell>
          <table:table-cell office:value-type="float" office:value="0.649289" calcext:value-type="float">
            <text:p>0.649289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4875" calcext:value-type="float">
            <text:p>0.24875</text:p>
          </table:table-cell>
          <table:table-cell office:value-type="float" office:value="0.0648781" calcext:value-type="float">
            <text:p>0.0648781</text:p>
          </table:table-cell>
          <table:table-cell office:value-type="float" office:value="0.00503853" calcext:value-type="float">
            <text:p>0.00503853</text:p>
          </table:table-cell>
          <table:table-cell office:value-type="float" office:value="2.13515" calcext:value-type="float">
            <text:p>2.13515</text:p>
          </table:table-cell>
          <table:table-cell office:value-type="float" office:value="10.6748" calcext:value-type="float">
            <text:p>10.6748</text:p>
          </table:table-cell>
          <table:table-cell office:value-type="float" office:value="0.600988" calcext:value-type="float">
            <text:p>0.600988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68203" calcext:value-type="float">
            <text:p>0.268203</text:p>
          </table:table-cell>
          <table:table-cell office:value-type="float" office:value="0.0765637" calcext:value-type="float">
            <text:p>0.0765637</text:p>
          </table:table-cell>
          <table:table-cell office:value-type="float" office:value="0.00722581" calcext:value-type="float">
            <text:p>0.00722581</text:p>
          </table:table-cell>
          <table:table-cell office:value-type="float" office:value="1.01109" calcext:value-type="float">
            <text:p>1.01109</text:p>
          </table:table-cell>
          <table:table-cell office:value-type="float" office:value="17.2979" calcext:value-type="float">
            <text:p>17.2979</text:p>
          </table:table-cell>
          <table:table-cell office:value-type="float" office:value="0.589115" calcext:value-type="float">
            <text:p>0.58911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1641" calcext:value-type="float">
            <text:p>0.271641</text:p>
          </table:table-cell>
          <table:table-cell office:value-type="float" office:value="0.0772148" calcext:value-type="float">
            <text:p>0.0772148</text:p>
          </table:table-cell>
          <table:table-cell office:value-type="float" office:value="0.00697114" calcext:value-type="float">
            <text:p>0.00697114</text:p>
          </table:table-cell>
          <table:table-cell office:value-type="float" office:value="1.31221" calcext:value-type="float">
            <text:p>1.31221</text:p>
          </table:table-cell>
          <table:table-cell office:value-type="float" office:value="15.1736" calcext:value-type="float">
            <text:p>15.1736</text:p>
          </table:table-cell>
          <table:table-cell office:value-type="float" office:value="0.610255" calcext:value-type="float">
            <text:p>0.61025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67715" calcext:value-type="float">
            <text:p>0.267715</text:p>
          </table:table-cell>
          <table:table-cell office:value-type="float" office:value="0.0748079" calcext:value-type="float">
            <text:p>0.0748079</text:p>
          </table:table-cell>
          <table:table-cell office:value-type="float" office:value="0.00650817" calcext:value-type="float">
            <text:p>0.00650817</text:p>
          </table:table-cell>
          <table:table-cell office:value-type="float" office:value="1.23271" calcext:value-type="float">
            <text:p>1.23271</text:p>
          </table:table-cell>
          <table:table-cell office:value-type="float" office:value="15.4197" calcext:value-type="float">
            <text:p>15.4197</text:p>
          </table:table-cell>
          <table:table-cell office:value-type="float" office:value="0.612347" calcext:value-type="float">
            <text:p>0.61234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6833" calcext:value-type="float">
            <text:p>0.26833</text:p>
          </table:table-cell>
          <table:table-cell office:value-type="float" office:value="0.075833" calcext:value-type="float">
            <text:p>0.075833</text:p>
          </table:table-cell>
          <table:table-cell office:value-type="float" office:value="0.0068456" calcext:value-type="float">
            <text:p>0.0068456</text:p>
          </table:table-cell>
          <table:table-cell office:value-type="float" office:value="1.36883" calcext:value-type="float">
            <text:p>1.36883</text:p>
          </table:table-cell>
          <table:table-cell office:value-type="float" office:value="14.7026" calcext:value-type="float">
            <text:p>14.7026</text:p>
          </table:table-cell>
          <table:table-cell office:value-type="float" office:value="0.603198" calcext:value-type="float">
            <text:p>0.603198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5469" calcext:value-type="float">
            <text:p>0.285469</text:p>
          </table:table-cell>
          <table:table-cell office:value-type="float" office:value="0.0855631" calcext:value-type="float">
            <text:p>0.0855631</text:p>
          </table:table-cell>
          <table:table-cell office:value-type="float" office:value="0.00866925" calcext:value-type="float">
            <text:p>0.00866925</text:p>
          </table:table-cell>
          <table:table-cell office:value-type="float" office:value="1.46153" calcext:value-type="float">
            <text:p>1.46153</text:p>
          </table:table-cell>
          <table:table-cell office:value-type="float" office:value="15.1332" calcext:value-type="float">
            <text:p>15.1332</text:p>
          </table:table-cell>
          <table:table-cell office:value-type="float" office:value="0.605281" calcext:value-type="float">
            <text:p>0.605281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2173" calcext:value-type="float">
            <text:p>0.282173</text:p>
          </table:table-cell>
          <table:table-cell office:value-type="float" office:value="0.0832423" calcext:value-type="float">
            <text:p>0.0832423</text:p>
          </table:table-cell>
          <table:table-cell office:value-type="float" office:value="0.00811514" calcext:value-type="float">
            <text:p>0.00811514</text:p>
          </table:table-cell>
          <table:table-cell office:value-type="float" office:value="1.42801" calcext:value-type="float">
            <text:p>1.42801</text:p>
          </table:table-cell>
          <table:table-cell office:value-type="float" office:value="15.0992" calcext:value-type="float">
            <text:p>15.0992</text:p>
          </table:table-cell>
          <table:table-cell office:value-type="float" office:value="0.60962" calcext:value-type="float">
            <text:p>0.60962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8918" calcext:value-type="float">
            <text:p>0.278918</text:p>
          </table:table-cell>
          <table:table-cell office:value-type="float" office:value="0.0813575" calcext:value-type="float">
            <text:p>0.0813575</text:p>
          </table:table-cell>
          <table:table-cell office:value-type="float" office:value="0.00774308" calcext:value-type="float">
            <text:p>0.00774308</text:p>
          </table:table-cell>
          <table:table-cell office:value-type="float" office:value="1.45075" calcext:value-type="float">
            <text:p>1.45075</text:p>
          </table:table-cell>
          <table:table-cell office:value-type="float" office:value="14.7968" calcext:value-type="float">
            <text:p>14.7968</text:p>
          </table:table-cell>
          <table:table-cell office:value-type="float" office:value="0.61006" calcext:value-type="float">
            <text:p>0.61006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8566" calcext:value-type="float">
            <text:p>0.278566</text:p>
          </table:table-cell>
          <table:table-cell office:value-type="float" office:value="0.0809623" calcext:value-type="float">
            <text:p>0.0809623</text:p>
          </table:table-cell>
          <table:table-cell office:value-type="float" office:value="0.00760618" calcext:value-type="float">
            <text:p>0.00760618</text:p>
          </table:table-cell>
          <table:table-cell office:value-type="float" office:value="1.42917" calcext:value-type="float">
            <text:p>1.42917</text:p>
          </table:table-cell>
          <table:table-cell office:value-type="float" office:value="14.8753" calcext:value-type="float">
            <text:p>14.8753</text:p>
          </table:table-cell>
          <table:table-cell office:value-type="float" office:value="0.613206" calcext:value-type="float">
            <text:p>0.613206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9965" calcext:value-type="float">
            <text:p>0.279965</text:p>
          </table:table-cell>
          <table:table-cell office:value-type="float" office:value="0.0821408" calcext:value-type="float">
            <text:p>0.0821408</text:p>
          </table:table-cell>
          <table:table-cell office:value-type="float" office:value="0.00794601" calcext:value-type="float">
            <text:p>0.00794601</text:p>
          </table:table-cell>
          <table:table-cell office:value-type="float" office:value="1.41568" calcext:value-type="float">
            <text:p>1.41568</text:p>
          </table:table-cell>
          <table:table-cell office:value-type="float" office:value="15.0626" calcext:value-type="float">
            <text:p>15.0626</text:p>
          </table:table-cell>
          <table:table-cell office:value-type="float" office:value="0.607437" calcext:value-type="float">
            <text:p>0.60743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8416" calcext:value-type="float">
            <text:p>0.278416</text:p>
          </table:table-cell>
          <table:table-cell office:value-type="float" office:value="0.0811779" calcext:value-type="float">
            <text:p>0.0811779</text:p>
          </table:table-cell>
          <table:table-cell office:value-type="float" office:value="0.00773592" calcext:value-type="float">
            <text:p>0.00773592</text:p>
          </table:table-cell>
          <table:table-cell office:value-type="float" office:value="1.45236" calcext:value-type="float">
            <text:p>1.45236</text:p>
          </table:table-cell>
          <table:table-cell office:value-type="float" office:value="14.7711" calcext:value-type="float">
            <text:p>14.7711</text:p>
          </table:table-cell>
          <table:table-cell office:value-type="float" office:value="0.608696" calcext:value-type="float">
            <text:p>0.608696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9138" calcext:value-type="float">
            <text:p>0.279138</text:p>
          </table:table-cell>
          <table:table-cell office:value-type="float" office:value="0.0815532" calcext:value-type="float">
            <text:p>0.0815532</text:p>
          </table:table-cell>
          <table:table-cell office:value-type="float" office:value="0.00779769" calcext:value-type="float">
            <text:p>0.00779769</text:p>
          </table:table-cell>
          <table:table-cell office:value-type="float" office:value="1.42845" calcext:value-type="float">
            <text:p>1.42845</text:p>
          </table:table-cell>
          <table:table-cell office:value-type="float" office:value="14.9359" calcext:value-type="float">
            <text:p>14.9359</text:p>
          </table:table-cell>
          <table:table-cell office:value-type="float" office:value="0.609193" calcext:value-type="float">
            <text:p>0.609193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9592" calcext:value-type="float">
            <text:p>0.279592</text:p>
          </table:table-cell>
          <table:table-cell office:value-type="float" office:value="0.0818328" calcext:value-type="float">
            <text:p>0.0818328</text:p>
          </table:table-cell>
          <table:table-cell office:value-type="float" office:value="0.00784728" calcext:value-type="float">
            <text:p>0.00784728</text:p>
          </table:table-cell>
          <table:table-cell office:value-type="float" office:value="1.43101" calcext:value-type="float">
            <text:p>1.43101</text:p>
          </table:table-cell>
          <table:table-cell office:value-type="float" office:value="14.9487" calcext:value-type="float">
            <text:p>14.9487</text:p>
          </table:table-cell>
          <table:table-cell office:value-type="float" office:value="0.60939" calcext:value-type="float">
            <text:p>0.60939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9123" calcext:value-type="float">
            <text:p>0.279123</text:p>
          </table:table-cell>
          <table:table-cell office:value-type="float" office:value="0.0815541" calcext:value-type="float">
            <text:p>0.0815541</text:p>
          </table:table-cell>
          <table:table-cell office:value-type="float" office:value="0.00779939" calcext:value-type="float">
            <text:p>0.00779939</text:p>
          </table:table-cell>
          <table:table-cell office:value-type="float" office:value="1.42461" calcext:value-type="float">
            <text:p>1.42461</text:p>
          </table:table-cell>
          <table:table-cell office:value-type="float" office:value="14.9571" calcext:value-type="float">
            <text:p>14.9571</text:p>
          </table:table-cell>
          <table:table-cell office:value-type="float" office:value="0.609116" calcext:value-type="float">
            <text:p>0.609116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8847" calcext:value-type="float">
            <text:p>0.278847</text:p>
          </table:table-cell>
          <table:table-cell office:value-type="float" office:value="0.0813892" calcext:value-type="float">
            <text:p>0.0813892</text:p>
          </table:table-cell>
          <table:table-cell office:value-type="float" office:value="0.00776771" calcext:value-type="float">
            <text:p>0.00776771</text:p>
          </table:table-cell>
          <table:table-cell office:value-type="float" office:value="1.42536" calcext:value-type="float">
            <text:p>1.42536</text:p>
          </table:table-cell>
          <table:table-cell office:value-type="float" office:value="14.9371" calcext:value-type="float">
            <text:p>14.9371</text:p>
          </table:table-cell>
          <table:table-cell office:value-type="float" office:value="0.609125" calcext:value-type="float">
            <text:p>0.609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000150063" calcext:value-type="float">
            <text:p>1.50063E-06</text:p>
          </table:table-cell>
          <table:table-cell office:value-type="float" office:value="0.0423529" calcext:value-type="float">
            <text:p>0.0423529</text:p>
          </table:table-cell>
          <table:table-cell office:value-type="float" office:value="10.3911" calcext:value-type="float">
            <text:p>10.3911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25" calcext:value-type="float">
            <text:p>0.1425</text:p>
          </table:table-cell>
          <table:table-cell office:value-type="float" office:value="0.0210625" calcext:value-type="float">
            <text:p>0.0210625</text:p>
          </table:table-cell>
          <table:table-cell office:value-type="float" office:value="0.000505055" calcext:value-type="float">
            <text:p>0.000505055</text:p>
          </table:table-cell>
          <table:table-cell office:value-type="float" office:value="0.910833" calcext:value-type="float">
            <text:p>0.910833</text:p>
          </table:table-cell>
          <table:table-cell office:value-type="float" office:value="9.18034" calcext:value-type="float">
            <text:p>9.18034</text:p>
          </table:table-cell>
          <table:table-cell office:value-type="float" office:value="0.620512" calcext:value-type="float">
            <text:p>0.620512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225" calcext:value-type="float">
            <text:p>0.2225</text:p>
          </table:table-cell>
          <table:table-cell office:value-type="float" office:value="0.0505125" calcext:value-type="float">
            <text:p>0.0505125</text:p>
          </table:table-cell>
          <table:table-cell office:value-type="float" office:value="0.00274054" calcext:value-type="float">
            <text:p>0.00274054</text:p>
          </table:table-cell>
          <table:table-cell office:value-type="float" office:value="1.31573" calcext:value-type="float">
            <text:p>1.31573</text:p>
          </table:table-cell>
          <table:table-cell office:value-type="float" office:value="12.1105" calcext:value-type="float">
            <text:p>12.1105</text:p>
          </table:table-cell>
          <table:table-cell office:value-type="float" office:value="0.641972" calcext:value-type="float">
            <text:p>0.641972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1875" calcext:value-type="float">
            <text:p>0.331875</text:p>
          </table:table-cell>
          <table:table-cell office:value-type="float" office:value="0.111953" calcext:value-type="float">
            <text:p>0.111953</text:p>
          </table:table-cell>
          <table:table-cell office:value-type="float" office:value="0.0133781" calcext:value-type="float">
            <text:p>0.0133781</text:p>
          </table:table-cell>
          <table:table-cell office:value-type="float" office:value="1.81952" calcext:value-type="float">
            <text:p>1.81952</text:p>
          </table:table-cell>
          <table:table-cell office:value-type="float" office:value="15.531" calcext:value-type="float">
            <text:p>15.531</text:p>
          </table:table-cell>
          <table:table-cell office:value-type="float" office:value="0.644204" calcext:value-type="float">
            <text:p>0.644204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75" calcext:value-type="float">
            <text:p>0.2875</text:p>
          </table:table-cell>
          <table:table-cell office:value-type="float" office:value="0.0850094" calcext:value-type="float">
            <text:p>0.0850094</text:p>
          </table:table-cell>
          <table:table-cell office:value-type="float" office:value="0.00800742" calcext:value-type="float">
            <text:p>0.00800742</text:p>
          </table:table-cell>
          <table:table-cell office:value-type="float" office:value="1.73714" calcext:value-type="float">
            <text:p>1.73714</text:p>
          </table:table-cell>
          <table:table-cell office:value-type="float" office:value="13.7751" calcext:value-type="float">
            <text:p>13.7751</text:p>
          </table:table-cell>
          <table:table-cell office:value-type="float" office:value="0.63065" calcext:value-type="float">
            <text:p>0.63065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5781" calcext:value-type="float">
            <text:p>0.285781</text:p>
          </table:table-cell>
          <table:table-cell office:value-type="float" office:value="0.0837008" calcext:value-type="float">
            <text:p>0.0837008</text:p>
          </table:table-cell>
          <table:table-cell office:value-type="float" office:value="0.00775664" calcext:value-type="float">
            <text:p>0.00775664</text:p>
          </table:table-cell>
          <table:table-cell office:value-type="float" office:value="2.15968" calcext:value-type="float">
            <text:p>2.15968</text:p>
          </table:table-cell>
          <table:table-cell office:value-type="float" office:value="12.1719" calcext:value-type="float">
            <text:p>12.1719</text:p>
          </table:table-cell>
          <table:table-cell office:value-type="float" office:value="0.630943" calcext:value-type="float">
            <text:p>0.630943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4125" calcext:value-type="float">
            <text:p>0.24125</text:p>
          </table:table-cell>
          <table:table-cell office:value-type="float" office:value="0.0606773" calcext:value-type="float">
            <text:p>0.0606773</text:p>
          </table:table-cell>
          <table:table-cell office:value-type="float" office:value="0.00427002" calcext:value-type="float">
            <text:p>0.00427002</text:p>
          </table:table-cell>
          <table:table-cell office:value-type="float" office:value="1.4699" calcext:value-type="float">
            <text:p>1.4699</text:p>
          </table:table-cell>
          <table:table-cell office:value-type="float" office:value="12.5884" calcext:value-type="float">
            <text:p>12.5884</text:p>
          </table:table-cell>
          <table:table-cell office:value-type="float" office:value="0.613405" calcext:value-type="float">
            <text:p>0.613405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66016" calcext:value-type="float">
            <text:p>0.266016</text:p>
          </table:table-cell>
          <table:table-cell office:value-type="float" office:value="0.0744266" calcext:value-type="float">
            <text:p>0.0744266</text:p>
          </table:table-cell>
          <table:table-cell office:value-type="float" office:value="0.00660111" calcext:value-type="float">
            <text:p>0.00660111</text:p>
          </table:table-cell>
          <table:table-cell office:value-type="float" office:value="1.13836" calcext:value-type="float">
            <text:p>1.13836</text:p>
          </table:table-cell>
          <table:table-cell office:value-type="float" office:value="16.0297" calcext:value-type="float">
            <text:p>16.0297</text:p>
          </table:table-cell>
          <table:table-cell office:value-type="float" office:value="0.602772" calcext:value-type="float">
            <text:p>0.602772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002" calcext:value-type="float">
            <text:p>0.28002</text:p>
          </table:table-cell>
          <table:table-cell office:value-type="float" office:value="0.0830272" calcext:value-type="float">
            <text:p>0.0830272</text:p>
          </table:table-cell>
          <table:table-cell office:value-type="float" office:value="0.00829388" calcext:value-type="float">
            <text:p>0.00829388</text:p>
          </table:table-cell>
          <table:table-cell office:value-type="float" office:value="1.53983" calcext:value-type="float">
            <text:p>1.53983</text:p>
          </table:table-cell>
          <table:table-cell office:value-type="float" office:value="14.4955" calcext:value-type="float">
            <text:p>14.4955</text:p>
          </table:table-cell>
          <table:table-cell office:value-type="float" office:value="0.598953" calcext:value-type="float">
            <text:p>0.598953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708" calcext:value-type="float">
            <text:p>0.28708</text:p>
          </table:table-cell>
          <table:table-cell office:value-type="float" office:value="0.0855006" calcext:value-type="float">
            <text:p>0.0855006</text:p>
          </table:table-cell>
          <table:table-cell office:value-type="float" office:value="0.00834078" calcext:value-type="float">
            <text:p>0.00834078</text:p>
          </table:table-cell>
          <table:table-cell office:value-type="float" office:value="1.3638" calcext:value-type="float">
            <text:p>1.3638</text:p>
          </table:table-cell>
          <table:table-cell office:value-type="float" office:value="15.6834" calcext:value-type="float">
            <text:p>15.6834</text:p>
          </table:table-cell>
          <table:table-cell office:value-type="float" office:value="0.619682" calcext:value-type="float">
            <text:p>0.619682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2598" calcext:value-type="float">
            <text:p>0.282598</text:p>
          </table:table-cell>
          <table:table-cell office:value-type="float" office:value="0.0831762" calcext:value-type="float">
            <text:p>0.0831762</text:p>
          </table:table-cell>
          <table:table-cell office:value-type="float" office:value="0.00796819" calcext:value-type="float">
            <text:p>0.00796819</text:p>
          </table:table-cell>
          <table:table-cell office:value-type="float" office:value="1.46112" calcext:value-type="float">
            <text:p>1.46112</text:p>
          </table:table-cell>
          <table:table-cell office:value-type="float" office:value="14.9133" calcext:value-type="float">
            <text:p>14.9133</text:p>
          </table:table-cell>
          <table:table-cell office:value-type="float" office:value="0.616081" calcext:value-type="float">
            <text:p>0.616081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395" calcext:value-type="float">
            <text:p>0.28395</text:p>
          </table:table-cell>
          <table:table-cell office:value-type="float" office:value="0.0840749" calcext:value-type="float">
            <text:p>0.0840749</text:p>
          </table:table-cell>
          <table:table-cell office:value-type="float" office:value="0.0081844" calcext:value-type="float">
            <text:p>0.0081844</text:p>
          </table:table-cell>
          <table:table-cell office:value-type="float" office:value="1.38709" calcext:value-type="float">
            <text:p>1.38709</text:p>
          </table:table-cell>
          <table:table-cell office:value-type="float" office:value="15.41" calcext:value-type="float">
            <text:p>15.41</text:p>
          </table:table-cell>
          <table:table-cell office:value-type="float" office:value="0.614048" calcext:value-type="float">
            <text:p>0.614048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1685" calcext:value-type="float">
            <text:p>0.281685</text:p>
          </table:table-cell>
          <table:table-cell office:value-type="float" office:value="0.0829539" calcext:value-type="float">
            <text:p>0.0829539</text:p>
          </table:table-cell>
          <table:table-cell office:value-type="float" office:value="0.00801631" calcext:value-type="float">
            <text:p>0.00801631</text:p>
          </table:table-cell>
          <table:table-cell office:value-type="float" office:value="1.33008" calcext:value-type="float">
            <text:p>1.33008</text:p>
          </table:table-cell>
          <table:table-cell office:value-type="float" office:value="15.6409" calcext:value-type="float">
            <text:p>15.6409</text:p>
          </table:table-cell>
          <table:table-cell office:value-type="float" office:value="0.611689" calcext:value-type="float">
            <text:p>0.611689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0854" calcext:value-type="float">
            <text:p>0.280854</text:p>
          </table:table-cell>
          <table:table-cell office:value-type="float" office:value="0.0823271" calcext:value-type="float">
            <text:p>0.0823271</text:p>
          </table:table-cell>
          <table:table-cell office:value-type="float" office:value="0.00787842" calcext:value-type="float">
            <text:p>0.00787842</text:p>
          </table:table-cell>
          <table:table-cell office:value-type="float" office:value="1.37323" calcext:value-type="float">
            <text:p>1.37323</text:p>
          </table:table-cell>
          <table:table-cell office:value-type="float" office:value="15.3221" calcext:value-type="float">
            <text:p>15.3221</text:p>
          </table:table-cell>
          <table:table-cell office:value-type="float" office:value="0.612535" calcext:value-type="float">
            <text:p>0.612535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0757" calcext:value-type="float">
            <text:p>0.280757</text:p>
          </table:table-cell>
          <table:table-cell office:value-type="float" office:value="0.0823777" calcext:value-type="float">
            <text:p>0.0823777</text:p>
          </table:table-cell>
          <table:table-cell office:value-type="float" office:value="0.00791858" calcext:value-type="float">
            <text:p>0.00791858</text:p>
          </table:table-cell>
          <table:table-cell office:value-type="float" office:value="1.38073" calcext:value-type="float">
            <text:p>1.38073</text:p>
          </table:table-cell>
          <table:table-cell office:value-type="float" office:value="15.2835" calcext:value-type="float">
            <text:p>15.2835</text:p>
          </table:table-cell>
          <table:table-cell office:value-type="float" office:value="0.611038" calcext:value-type="float">
            <text:p>0.611038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1995" calcext:value-type="float">
            <text:p>0.281995</text:p>
          </table:table-cell>
          <table:table-cell office:value-type="float" office:value="0.0831092" calcext:value-type="float">
            <text:p>0.0831092</text:p>
          </table:table-cell>
          <table:table-cell office:value-type="float" office:value="0.00805491" calcext:value-type="float">
            <text:p>0.00805491</text:p>
          </table:table-cell>
          <table:table-cell office:value-type="float" office:value="1.36957" calcext:value-type="float">
            <text:p>1.36957</text:p>
          </table:table-cell>
          <table:table-cell office:value-type="float" office:value="15.4193" calcext:value-type="float">
            <text:p>15.4193</text:p>
          </table:table-cell>
          <table:table-cell office:value-type="float" office:value="0.611276" calcext:value-type="float">
            <text:p>0.611276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1014" calcext:value-type="float">
            <text:p>0.281014</text:p>
          </table:table-cell>
          <table:table-cell office:value-type="float" office:value="0.0825238" calcext:value-type="float">
            <text:p>0.0825238</text:p>
          </table:table-cell>
          <table:table-cell office:value-type="float" office:value="0.00793574" calcext:value-type="float">
            <text:p>0.00793574</text:p>
          </table:table-cell>
          <table:table-cell office:value-type="float" office:value="1.38241" calcext:value-type="float">
            <text:p>1.38241</text:p>
          </table:table-cell>
          <table:table-cell office:value-type="float" office:value="15.2879" calcext:value-type="float">
            <text:p>15.2879</text:p>
          </table:table-cell>
          <table:table-cell office:value-type="float" office:value="0.611575" calcext:value-type="float">
            <text:p>0.611575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09" calcext:value-type="float">
            <text:p>0.2809</text:p>
          </table:table-cell>
          <table:table-cell office:value-type="float" office:value="0.0824041" calcext:value-type="float">
            <text:p>0.0824041</text:p>
          </table:table-cell>
          <table:table-cell office:value-type="float" office:value="0.00790369" calcext:value-type="float">
            <text:p>0.00790369</text:p>
          </table:table-cell>
          <table:table-cell office:value-type="float" office:value="1.38104" calcext:value-type="float">
            <text:p>1.38104</text:p>
          </table:table-cell>
          <table:table-cell office:value-type="float" office:value="15.2843" calcext:value-type="float">
            <text:p>15.2843</text:p>
          </table:table-cell>
          <table:table-cell office:value-type="float" office:value="0.612019" calcext:value-type="float">
            <text:p>0.612019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1225" calcext:value-type="float">
            <text:p>0.281225</text:p>
          </table:table-cell>
          <table:table-cell office:value-type="float" office:value="0.0826179" calcext:value-type="float">
            <text:p>0.0826179</text:p>
          </table:table-cell>
          <table:table-cell office:value-type="float" office:value="0.0079519" calcext:value-type="float">
            <text:p>0.0079519</text:p>
          </table:table-cell>
          <table:table-cell office:value-type="float" office:value="1.37526" calcext:value-type="float">
            <text:p>1.37526</text:p>
          </table:table-cell>
          <table:table-cell office:value-type="float" office:value="15.3385" calcext:value-type="float">
            <text:p>15.3385</text:p>
          </table:table-cell>
          <table:table-cell office:value-type="float" office:value="0.61167" calcext:value-type="float">
            <text:p>0.61167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1718" calcext:value-type="float">
            <text:p>0.281718</text:p>
          </table:table-cell>
          <table:table-cell office:value-type="float" office:value="0.0828671" calcext:value-type="float">
            <text:p>0.0828671</text:p>
          </table:table-cell>
          <table:table-cell office:value-type="float" office:value="0.00798819" calcext:value-type="float">
            <text:p>0.00798819</text:p>
          </table:table-cell>
          <table:table-cell office:value-type="float" office:value="1.38217" calcext:value-type="float">
            <text:p>1.38217</text:p>
          </table:table-cell>
          <table:table-cell office:value-type="float" office:value="15.3225" calcext:value-type="float">
            <text:p>15.3225</text:p>
          </table:table-cell>
          <table:table-cell office:value-type="float" office:value="0.612241" calcext:value-type="float">
            <text:p>0.6122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0.00000410062" calcext:value-type="float">
            <text:p>4.10062E-06</text:p>
          </table:table-cell>
          <table:table-cell office:value-type="float" office:value="1.01929" calcext:value-type="float">
            <text:p>1.01929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25" calcext:value-type="float">
            <text:p>0.1125</text:p>
          </table:table-cell>
          <table:table-cell office:value-type="float" office:value="0.0127125" calcext:value-type="float">
            <text:p>0.0127125</text:p>
          </table:table-cell>
          <table:table-cell office:value-type="float" office:value="0.000164455" calcext:value-type="float">
            <text:p>0.000164455</text:p>
          </table:table-cell>
          <table:table-cell office:value-type="float" office:value="2.89291" calcext:value-type="float">
            <text:p>2.89291</text:p>
          </table:table-cell>
          <table:table-cell office:value-type="float" office:value="2.78227" calcext:value-type="float">
            <text:p>2.78227</text:p>
          </table:table-cell>
          <table:table-cell office:value-type="float" office:value="0.660793" calcext:value-type="float">
            <text:p>0.660793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0375" calcext:value-type="float">
            <text:p>0.20375</text:p>
          </table:table-cell>
          <table:table-cell office:value-type="float" office:value="0.0433562" calcext:value-type="float">
            <text:p>0.0433562</text:p>
          </table:table-cell>
          <table:table-cell office:value-type="float" office:value="0.00222155" calcext:value-type="float">
            <text:p>0.00222155</text:p>
          </table:table-cell>
          <table:table-cell office:value-type="float" office:value="1.98225" calcext:value-type="float">
            <text:p>1.98225</text:p>
          </table:table-cell>
          <table:table-cell office:value-type="float" office:value="8.89729" calcext:value-type="float">
            <text:p>8.89729</text:p>
          </table:table-cell>
          <table:table-cell office:value-type="float" office:value="0.60606" calcext:value-type="float">
            <text:p>0.60606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3625" calcext:value-type="float">
            <text:p>0.23625</text:p>
          </table:table-cell>
          <table:table-cell office:value-type="float" office:value="0.0577562" calcext:value-type="float">
            <text:p>0.0577562</text:p>
          </table:table-cell>
          <table:table-cell office:value-type="float" office:value="0.00375394" calcext:value-type="float">
            <text:p>0.00375394</text:p>
          </table:table-cell>
          <table:table-cell office:value-type="float" office:value="2.33723" calcext:value-type="float">
            <text:p>2.33723</text:p>
          </table:table-cell>
          <table:table-cell office:value-type="float" office:value="9.52699" calcext:value-type="float">
            <text:p>9.52699</text:p>
          </table:table-cell>
          <table:table-cell office:value-type="float" office:value="0.624882" calcext:value-type="float">
            <text:p>0.624882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92812" calcext:value-type="float">
            <text:p>0.292812</text:p>
          </table:table-cell>
          <table:table-cell office:value-type="float" office:value="0.0887328" calcext:value-type="float">
            <text:p>0.0887328</text:p>
          </table:table-cell>
          <table:table-cell office:value-type="float" office:value="0.00896473" calcext:value-type="float">
            <text:p>0.00896473</text:p>
          </table:table-cell>
          <table:table-cell office:value-type="float" office:value="0.838413" calcext:value-type="float">
            <text:p>0.838413</text:p>
          </table:table-cell>
          <table:table-cell office:value-type="float" office:value="20.5489" calcext:value-type="float">
            <text:p>20.5489</text:p>
          </table:table-cell>
          <table:table-cell office:value-type="float" office:value="0.620469" calcext:value-type="float">
            <text:p>0.620469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9531" calcext:value-type="float">
            <text:p>0.299531</text:p>
          </table:table-cell>
          <table:table-cell office:value-type="float" office:value="0.0925727" calcext:value-type="float">
            <text:p>0.0925727</text:p>
          </table:table-cell>
          <table:table-cell office:value-type="float" office:value="0.00958421" calcext:value-type="float">
            <text:p>0.00958421</text:p>
          </table:table-cell>
          <table:table-cell office:value-type="float" office:value="1.41112" calcext:value-type="float">
            <text:p>1.41112</text:p>
          </table:table-cell>
          <table:table-cell office:value-type="float" office:value="16.0579" calcext:value-type="float">
            <text:p>16.0579</text:p>
          </table:table-cell>
          <table:table-cell office:value-type="float" office:value="0.627205" calcext:value-type="float">
            <text:p>0.627205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9766" calcext:value-type="float">
            <text:p>0.289766</text:p>
          </table:table-cell>
          <table:table-cell office:value-type="float" office:value="0.0863176" calcext:value-type="float">
            <text:p>0.0863176</text:p>
          </table:table-cell>
          <table:table-cell office:value-type="float" office:value="0.00820821" calcext:value-type="float">
            <text:p>0.00820821</text:p>
          </table:table-cell>
          <table:table-cell office:value-type="float" office:value="1.43868" calcext:value-type="float">
            <text:p>1.43868</text:p>
          </table:table-cell>
          <table:table-cell office:value-type="float" office:value="15.3282" calcext:value-type="float">
            <text:p>15.3282</text:p>
          </table:table-cell>
          <table:table-cell office:value-type="float" office:value="0.632778" calcext:value-type="float">
            <text:p>0.632778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3164" calcext:value-type="float">
            <text:p>0.273164</text:p>
          </table:table-cell>
          <table:table-cell office:value-type="float" office:value="0.0777416" calcext:value-type="float">
            <text:p>0.0777416</text:p>
          </table:table-cell>
          <table:table-cell office:value-type="float" office:value="0.00700911" calcext:value-type="float">
            <text:p>0.00700911</text:p>
          </table:table-cell>
          <table:table-cell office:value-type="float" office:value="1.42445" calcext:value-type="float">
            <text:p>1.42445</text:p>
          </table:table-cell>
          <table:table-cell office:value-type="float" office:value="14.5878" calcext:value-type="float">
            <text:p>14.5878</text:p>
          </table:table-cell>
          <table:table-cell office:value-type="float" office:value="0.613424" calcext:value-type="float">
            <text:p>0.613424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93594" calcext:value-type="float">
            <text:p>0.293594</text:p>
          </table:table-cell>
          <table:table-cell office:value-type="float" office:value="0.0895904" calcext:value-type="float">
            <text:p>0.0895904</text:p>
          </table:table-cell>
          <table:table-cell office:value-type="float" office:value="0.00916127" calcext:value-type="float">
            <text:p>0.00916127</text:p>
          </table:table-cell>
          <table:table-cell office:value-type="float" office:value="1.14794" calcext:value-type="float">
            <text:p>1.14794</text:p>
          </table:table-cell>
          <table:table-cell office:value-type="float" office:value="17.5699" calcext:value-type="float">
            <text:p>17.5699</text:p>
          </table:table-cell>
          <table:table-cell office:value-type="float" office:value="0.619538" calcext:value-type="float">
            <text:p>0.619538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5459" calcext:value-type="float">
            <text:p>0.285459</text:p>
          </table:table-cell>
          <table:table-cell office:value-type="float" office:value="0.0848592" calcext:value-type="float">
            <text:p>0.0848592</text:p>
          </table:table-cell>
          <table:table-cell office:value-type="float" office:value="0.00825678" calcext:value-type="float">
            <text:p>0.00825678</text:p>
          </table:table-cell>
          <table:table-cell office:value-type="float" office:value="1.26318" calcext:value-type="float">
            <text:p>1.26318</text:p>
          </table:table-cell>
          <table:table-cell office:value-type="float" office:value="16.2574" calcext:value-type="float">
            <text:p>16.2574</text:p>
          </table:table-cell>
          <table:table-cell office:value-type="float" office:value="0.617799" calcext:value-type="float">
            <text:p>0.617799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4629" calcext:value-type="float">
            <text:p>0.284629</text:p>
          </table:table-cell>
          <table:table-cell office:value-type="float" office:value="0.0842437" calcext:value-type="float">
            <text:p>0.0842437</text:p>
          </table:table-cell>
          <table:table-cell office:value-type="float" office:value="0.00815322" calcext:value-type="float">
            <text:p>0.00815322</text:p>
          </table:table-cell>
          <table:table-cell office:value-type="float" office:value="1.34735" calcext:value-type="float">
            <text:p>1.34735</text:p>
          </table:table-cell>
          <table:table-cell office:value-type="float" office:value="15.6615" calcext:value-type="float">
            <text:p>15.6615</text:p>
          </table:table-cell>
          <table:table-cell office:value-type="float" office:value="0.617058" calcext:value-type="float">
            <text:p>0.617058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7141" calcext:value-type="float">
            <text:p>0.287141</text:p>
          </table:table-cell>
          <table:table-cell office:value-type="float" office:value="0.0860841" calcext:value-type="float">
            <text:p>0.0860841</text:p>
          </table:table-cell>
          <table:table-cell office:value-type="float" office:value="0.00860544" calcext:value-type="float">
            <text:p>0.00860544</text:p>
          </table:table-cell>
          <table:table-cell office:value-type="float" office:value="1.39747" calcext:value-type="float">
            <text:p>1.39747</text:p>
          </table:table-cell>
          <table:table-cell office:value-type="float" office:value="15.5404" calcext:value-type="float">
            <text:p>15.5404</text:p>
          </table:table-cell>
          <table:table-cell office:value-type="float" office:value="0.612915" calcext:value-type="float">
            <text:p>0.612915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1504" calcext:value-type="float">
            <text:p>0.281504</text:p>
          </table:table-cell>
          <table:table-cell office:value-type="float" office:value="0.0825665" calcext:value-type="float">
            <text:p>0.0825665</text:p>
          </table:table-cell>
          <table:table-cell office:value-type="float" office:value="0.00785918" calcext:value-type="float">
            <text:p>0.00785918</text:p>
          </table:table-cell>
          <table:table-cell office:value-type="float" office:value="1.34331" calcext:value-type="float">
            <text:p>1.34331</text:p>
          </table:table-cell>
          <table:table-cell office:value-type="float" office:value="15.5226" calcext:value-type="float">
            <text:p>15.5226</text:p>
          </table:table-cell>
          <table:table-cell office:value-type="float" office:value="0.615719" calcext:value-type="float">
            <text:p>0.615719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2486" calcext:value-type="float">
            <text:p>0.282486</text:p>
          </table:table-cell>
          <table:table-cell office:value-type="float" office:value="0.0834061" calcext:value-type="float">
            <text:p>0.0834061</text:p>
          </table:table-cell>
          <table:table-cell office:value-type="float" office:value="0.00811135" calcext:value-type="float">
            <text:p>0.00811135</text:p>
          </table:table-cell>
          <table:table-cell office:value-type="float" office:value="1.31934" calcext:value-type="float">
            <text:p>1.31934</text:p>
          </table:table-cell>
          <table:table-cell office:value-type="float" office:value="15.7516" calcext:value-type="float">
            <text:p>15.7516</text:p>
          </table:table-cell>
          <table:table-cell office:value-type="float" office:value="0.611334" calcext:value-type="float">
            <text:p>0.611334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5674" calcext:value-type="float">
            <text:p>0.285674</text:p>
          </table:table-cell>
          <table:table-cell office:value-type="float" office:value="0.0850742" calcext:value-type="float">
            <text:p>0.0850742</text:p>
          </table:table-cell>
          <table:table-cell office:value-type="float" office:value="0.00837597" calcext:value-type="float">
            <text:p>0.00837597</text:p>
          </table:table-cell>
          <table:table-cell office:value-type="float" office:value="1.3406" calcext:value-type="float">
            <text:p>1.3406</text:p>
          </table:table-cell>
          <table:table-cell office:value-type="float" office:value="15.783" calcext:value-type="float">
            <text:p>15.783</text:p>
          </table:table-cell>
          <table:table-cell office:value-type="float" office:value="0.61424" calcext:value-type="float">
            <text:p>0.61424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4017" calcext:value-type="float">
            <text:p>0.284017</text:p>
          </table:table-cell>
          <table:table-cell office:value-type="float" office:value="0.0840204" calcext:value-type="float">
            <text:p>0.0840204</text:p>
          </table:table-cell>
          <table:table-cell office:value-type="float" office:value="0.00814913" calcext:value-type="float">
            <text:p>0.00814913</text:p>
          </table:table-cell>
          <table:table-cell office:value-type="float" office:value="1.3388" calcext:value-type="float">
            <text:p>1.3388</text:p>
          </table:table-cell>
          <table:table-cell office:value-type="float" office:value="15.6919" calcext:value-type="float">
            <text:p>15.6919</text:p>
          </table:table-cell>
          <table:table-cell office:value-type="float" office:value="0.615213" calcext:value-type="float">
            <text:p>0.615213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3425" calcext:value-type="float">
            <text:p>0.283425</text:p>
          </table:table-cell>
          <table:table-cell office:value-type="float" office:value="0.0836849" calcext:value-type="float">
            <text:p>0.0836849</text:p>
          </table:table-cell>
          <table:table-cell office:value-type="float" office:value="0.00809386" calcext:value-type="float">
            <text:p>0.00809386</text:p>
          </table:table-cell>
          <table:table-cell office:value-type="float" office:value="1.33492" calcext:value-type="float">
            <text:p>1.33492</text:p>
          </table:table-cell>
          <table:table-cell office:value-type="float" office:value="15.6829" calcext:value-type="float">
            <text:p>15.6829</text:p>
          </table:table-cell>
          <table:table-cell office:value-type="float" office:value="0.614752" calcext:value-type="float">
            <text:p>0.614752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4735" calcext:value-type="float">
            <text:p>0.284735</text:p>
          </table:table-cell>
          <table:table-cell office:value-type="float" office:value="0.0844739" calcext:value-type="float">
            <text:p>0.0844739</text:p>
          </table:table-cell>
          <table:table-cell office:value-type="float" office:value="0.00824585" calcext:value-type="float">
            <text:p>0.00824585</text:p>
          </table:table-cell>
          <table:table-cell office:value-type="float" office:value="1.32578" calcext:value-type="float">
            <text:p>1.32578</text:p>
          </table:table-cell>
          <table:table-cell office:value-type="float" office:value="15.8162" calcext:value-type="float">
            <text:p>15.8162</text:p>
          </table:table-cell>
          <table:table-cell office:value-type="float" office:value="0.614815" calcext:value-type="float">
            <text:p>0.614815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4194" calcext:value-type="float">
            <text:p>0.284194</text:p>
          </table:table-cell>
          <table:table-cell office:value-type="float" office:value="0.0841635" calcext:value-type="float">
            <text:p>0.0841635</text:p>
          </table:table-cell>
          <table:table-cell office:value-type="float" office:value="0.00818877" calcext:value-type="float">
            <text:p>0.00818877</text:p>
          </table:table-cell>
          <table:table-cell office:value-type="float" office:value="1.34175" calcext:value-type="float">
            <text:p>1.34175</text:p>
          </table:table-cell>
          <table:table-cell office:value-type="float" office:value="15.6878" calcext:value-type="float">
            <text:p>15.6878</text:p>
          </table:table-cell>
          <table:table-cell office:value-type="float" office:value="0.614655" calcext:value-type="float">
            <text:p>0.614655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3606" calcext:value-type="float">
            <text:p>0.283606</text:p>
          </table:table-cell>
          <table:table-cell office:value-type="float" office:value="0.0838254" calcext:value-type="float">
            <text:p>0.0838254</text:p>
          </table:table-cell>
          <table:table-cell office:value-type="float" office:value="0.00812853" calcext:value-type="float">
            <text:p>0.00812853</text:p>
          </table:table-cell>
          <table:table-cell office:value-type="float" office:value="1.3329" calcext:value-type="float">
            <text:p>1.3329</text:p>
          </table:table-cell>
          <table:table-cell office:value-type="float" office:value="15.709" calcext:value-type="float">
            <text:p>15.709</text:p>
          </table:table-cell>
          <table:table-cell office:value-type="float" office:value="0.614398" calcext:value-type="float">
            <text:p>0.6143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0.134649" calcext:value-type="float">
            <text:p>0.134649</text:p>
          </table:table-cell>
          <table:table-cell office:value-type="float" office:value="9.95176" calcext:value-type="float">
            <text:p>9.95176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0062856" calcext:value-type="float">
            <text:p>0.00062856</text:p>
          </table:table-cell>
          <table:table-cell office:value-type="float" office:value="2.49289" calcext:value-type="float">
            <text:p>2.49289</text:p>
          </table:table-cell>
          <table:table-cell office:value-type="float" office:value="5.30484" calcext:value-type="float">
            <text:p>5.30484</text:p>
          </table:table-cell>
          <table:table-cell office:value-type="float" office:value="0.617357" calcext:value-type="float">
            <text:p>0.617357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0875" calcext:value-type="float">
            <text:p>0.20875</text:p>
          </table:table-cell>
          <table:table-cell office:value-type="float" office:value="0.0443437" calcext:value-type="float">
            <text:p>0.0443437</text:p>
          </table:table-cell>
          <table:table-cell office:value-type="float" office:value="0.0021067" calcext:value-type="float">
            <text:p>0.0021067</text:p>
          </table:table-cell>
          <table:table-cell office:value-type="float" office:value="1.20541" calcext:value-type="float">
            <text:p>1.20541</text:p>
          </table:table-cell>
          <table:table-cell office:value-type="float" office:value="11.8368" calcext:value-type="float">
            <text:p>11.8368</text:p>
          </table:table-cell>
          <table:table-cell office:value-type="float" office:value="0.642878" calcext:value-type="float">
            <text:p>0.642878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0764188" calcext:value-type="float">
            <text:p>0.0764188</text:p>
          </table:table-cell>
          <table:table-cell office:value-type="float" office:value="0.00604838" calcext:value-type="float">
            <text:p>0.00604838</text:p>
          </table:table-cell>
          <table:table-cell office:value-type="float" office:value="1.14358" calcext:value-type="float">
            <text:p>1.14358</text:p>
          </table:table-cell>
          <table:table-cell office:value-type="float" office:value="16.2127" calcext:value-type="float">
            <text:p>16.2127</text:p>
          </table:table-cell>
          <table:table-cell office:value-type="float" office:value="0.654763" calcext:value-type="float">
            <text:p>0.654763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60312" calcext:value-type="float">
            <text:p>0.260312</text:p>
          </table:table-cell>
          <table:table-cell office:value-type="float" office:value="0.0691797" calcext:value-type="float">
            <text:p>0.0691797</text:p>
          </table:table-cell>
          <table:table-cell office:value-type="float" office:value="0.00512852" calcext:value-type="float">
            <text:p>0.00512852</text:p>
          </table:table-cell>
          <table:table-cell office:value-type="float" office:value="1.15159" calcext:value-type="float">
            <text:p>1.15159</text:p>
          </table:table-cell>
          <table:table-cell office:value-type="float" office:value="15.3383" calcext:value-type="float">
            <text:p>15.3383</text:p>
          </table:table-cell>
          <table:table-cell office:value-type="float" office:value="0.642798" calcext:value-type="float">
            <text:p>0.642798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0987906" calcext:value-type="float">
            <text:p>0.0987906</text:p>
          </table:table-cell>
          <table:table-cell office:value-type="float" office:value="0.0107996" calcext:value-type="float">
            <text:p>0.0107996</text:p>
          </table:table-cell>
          <table:table-cell office:value-type="float" office:value="0.786623" calcext:value-type="float">
            <text:p>0.786623</text:p>
          </table:table-cell>
          <table:table-cell office:value-type="float" office:value="22.4272" calcext:value-type="float">
            <text:p>22.4272</text:p>
          </table:table-cell>
          <table:table-cell office:value-type="float" office:value="0.631144" calcext:value-type="float">
            <text:p>0.631144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66875" calcext:value-type="float">
            <text:p>0.266875</text:p>
          </table:table-cell>
          <table:table-cell office:value-type="float" office:value="0.0751828" calcext:value-type="float">
            <text:p>0.0751828</text:p>
          </table:table-cell>
          <table:table-cell office:value-type="float" office:value="0.00673712" calcext:value-type="float">
            <text:p>0.00673712</text:p>
          </table:table-cell>
          <table:table-cell office:value-type="float" office:value="1.16272" calcext:value-type="float">
            <text:p>1.16272</text:p>
          </table:table-cell>
          <table:table-cell office:value-type="float" office:value="15.9377" calcext:value-type="float">
            <text:p>15.9377</text:p>
          </table:table-cell>
          <table:table-cell office:value-type="float" office:value="0.602702" calcext:value-type="float">
            <text:p>0.602702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4492" calcext:value-type="float">
            <text:p>0.274492</text:p>
          </table:table-cell>
          <table:table-cell office:value-type="float" office:value="0.0777904" calcext:value-type="float">
            <text:p>0.0777904</text:p>
          </table:table-cell>
          <table:table-cell office:value-type="float" office:value="0.00678527" calcext:value-type="float">
            <text:p>0.00678527</text:p>
          </table:table-cell>
          <table:table-cell office:value-type="float" office:value="1.22811" calcext:value-type="float">
            <text:p>1.22811</text:p>
          </table:table-cell>
          <table:table-cell office:value-type="float" office:value="15.7677" calcext:value-type="float">
            <text:p>15.7677</text:p>
          </table:table-cell>
          <table:table-cell office:value-type="float" office:value="0.626239" calcext:value-type="float">
            <text:p>0.626239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2051" calcext:value-type="float">
            <text:p>0.282051</text:p>
          </table:table-cell>
          <table:table-cell office:value-type="float" office:value="0.083647" calcext:value-type="float">
            <text:p>0.083647</text:p>
          </table:table-cell>
          <table:table-cell office:value-type="float" office:value="0.00835665" calcext:value-type="float">
            <text:p>0.00835665</text:p>
          </table:table-cell>
          <table:table-cell office:value-type="float" office:value="1.32127" calcext:value-type="float">
            <text:p>1.32127</text:p>
          </table:table-cell>
          <table:table-cell office:value-type="float" office:value="15.7633" calcext:value-type="float">
            <text:p>15.7633</text:p>
          </table:table-cell>
          <table:table-cell office:value-type="float" office:value="0.601883" calcext:value-type="float">
            <text:p>0.601883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8242" calcext:value-type="float">
            <text:p>0.288242</text:p>
          </table:table-cell>
          <table:table-cell office:value-type="float" office:value="0.0865285" calcext:value-type="float">
            <text:p>0.0865285</text:p>
          </table:table-cell>
          <table:table-cell office:value-type="float" office:value="0.00863692" calcext:value-type="float">
            <text:p>0.00863692</text:p>
          </table:table-cell>
          <table:table-cell office:value-type="float" office:value="1.23464" calcext:value-type="float">
            <text:p>1.23464</text:p>
          </table:table-cell>
          <table:table-cell office:value-type="float" office:value="16.6184" calcext:value-type="float">
            <text:p>16.6184</text:p>
          </table:table-cell>
          <table:table-cell office:value-type="float" office:value="0.61548" calcext:value-type="float">
            <text:p>0.61548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02" calcext:value-type="float">
            <text:p>0.2902</text:p>
          </table:table-cell>
          <table:table-cell office:value-type="float" office:value="0.0877332" calcext:value-type="float">
            <text:p>0.0877332</text:p>
          </table:table-cell>
          <table:table-cell office:value-type="float" office:value="0.00889355" calcext:value-type="float">
            <text:p>0.00889355</text:p>
          </table:table-cell>
          <table:table-cell office:value-type="float" office:value="1.27353" calcext:value-type="float">
            <text:p>1.27353</text:p>
          </table:table-cell>
          <table:table-cell office:value-type="float" office:value="16.4709" calcext:value-type="float">
            <text:p>16.4709</text:p>
          </table:table-cell>
          <table:table-cell office:value-type="float" office:value="0.614854" calcext:value-type="float">
            <text:p>0.614854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832" calcext:value-type="float">
            <text:p>0.28832</text:p>
          </table:table-cell>
          <table:table-cell office:value-type="float" office:value="0.0861713" calcext:value-type="float">
            <text:p>0.0861713</text:p>
          </table:table-cell>
          <table:table-cell office:value-type="float" office:value="0.00845946" calcext:value-type="float">
            <text:p>0.00845946</text:p>
          </table:table-cell>
          <table:table-cell office:value-type="float" office:value="1.28963" calcext:value-type="float">
            <text:p>1.28963</text:p>
          </table:table-cell>
          <table:table-cell office:value-type="float" office:value="16.212" calcext:value-type="float">
            <text:p>16.212</text:p>
          </table:table-cell>
          <table:table-cell office:value-type="float" office:value="0.620252" calcext:value-type="float">
            <text:p>0.620252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886" calcext:value-type="float">
            <text:p>0.28886</text:p>
          </table:table-cell>
          <table:table-cell office:value-type="float" office:value="0.0864357" calcext:value-type="float">
            <text:p>0.0864357</text:p>
          </table:table-cell>
          <table:table-cell office:value-type="float" office:value="0.00849111" calcext:value-type="float">
            <text:p>0.00849111</text:p>
          </table:table-cell>
          <table:table-cell office:value-type="float" office:value="1.27325" calcext:value-type="float">
            <text:p>1.27325</text:p>
          </table:table-cell>
          <table:table-cell office:value-type="float" office:value="16.346" calcext:value-type="float">
            <text:p>16.346</text:p>
          </table:table-cell>
          <table:table-cell office:value-type="float" office:value="0.621159" calcext:value-type="float">
            <text:p>0.621159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7154" calcext:value-type="float">
            <text:p>0.287154</text:p>
          </table:table-cell>
          <table:table-cell office:value-type="float" office:value="0.0855171" calcext:value-type="float">
            <text:p>0.0855171</text:p>
          </table:table-cell>
          <table:table-cell office:value-type="float" office:value="0.00831724" calcext:value-type="float">
            <text:p>0.00831724</text:p>
          </table:table-cell>
          <table:table-cell office:value-type="float" office:value="1.31236" calcext:value-type="float">
            <text:p>1.31236</text:p>
          </table:table-cell>
          <table:table-cell office:value-type="float" office:value="16.002" calcext:value-type="float">
            <text:p>16.002</text:p>
          </table:table-cell>
          <table:table-cell office:value-type="float" office:value="0.620901" calcext:value-type="float">
            <text:p>0.62090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758" calcext:value-type="float">
            <text:p>0.28758</text:p>
          </table:table-cell>
          <table:table-cell office:value-type="float" office:value="0.0860019" calcext:value-type="float">
            <text:p>0.0860019</text:p>
          </table:table-cell>
          <table:table-cell office:value-type="float" office:value="0.00849674" calcext:value-type="float">
            <text:p>0.00849674</text:p>
          </table:table-cell>
          <table:table-cell office:value-type="float" office:value="1.3008" calcext:value-type="float">
            <text:p>1.3008</text:p>
          </table:table-cell>
          <table:table-cell office:value-type="float" office:value="16.123" calcext:value-type="float">
            <text:p>16.123</text:p>
          </table:table-cell>
          <table:table-cell office:value-type="float" office:value="0.617074" calcext:value-type="float">
            <text:p>0.617074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7058" calcext:value-type="float">
            <text:p>0.287058</text:p>
          </table:table-cell>
          <table:table-cell office:value-type="float" office:value="0.0856716" calcext:value-type="float">
            <text:p>0.0856716</text:p>
          </table:table-cell>
          <table:table-cell office:value-type="float" office:value="0.00842087" calcext:value-type="float">
            <text:p>0.00842087</text:p>
          </table:table-cell>
          <table:table-cell office:value-type="float" office:value="1.27156" calcext:value-type="float">
            <text:p>1.27156</text:p>
          </table:table-cell>
          <table:table-cell office:value-type="float" office:value="16.2819" calcext:value-type="float">
            <text:p>16.2819</text:p>
          </table:table-cell>
          <table:table-cell office:value-type="float" office:value="0.617561" calcext:value-type="float">
            <text:p>0.61756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8139" calcext:value-type="float">
            <text:p>0.288139</text:p>
          </table:table-cell>
          <table:table-cell office:value-type="float" office:value="0.0863014" calcext:value-type="float">
            <text:p>0.0863014</text:p>
          </table:table-cell>
          <table:table-cell office:value-type="float" office:value="0.00854607" calcext:value-type="float">
            <text:p>0.00854607</text:p>
          </table:table-cell>
          <table:table-cell office:value-type="float" office:value="1.28688" calcext:value-type="float">
            <text:p>1.28688</text:p>
          </table:table-cell>
          <table:table-cell office:value-type="float" office:value="16.2427" calcext:value-type="float">
            <text:p>16.2427</text:p>
          </table:table-cell>
          <table:table-cell office:value-type="float" office:value="0.61752" calcext:value-type="float">
            <text:p>0.61752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7111" calcext:value-type="float">
            <text:p>0.287111</text:p>
          </table:table-cell>
          <table:table-cell office:value-type="float" office:value="0.0857414" calcext:value-type="float">
            <text:p>0.0857414</text:p>
          </table:table-cell>
          <table:table-cell office:value-type="float" office:value="0.00845198" calcext:value-type="float">
            <text:p>0.00845198</text:p>
          </table:table-cell>
          <table:table-cell office:value-type="float" office:value="1.29379" calcext:value-type="float">
            <text:p>1.29379</text:p>
          </table:table-cell>
          <table:table-cell office:value-type="float" office:value="16.1429" calcext:value-type="float">
            <text:p>16.1429</text:p>
          </table:table-cell>
          <table:table-cell office:value-type="float" office:value="0.616773" calcext:value-type="float">
            <text:p>0.616773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6794" calcext:value-type="float">
            <text:p>0.286794</text:p>
          </table:table-cell>
          <table:table-cell office:value-type="float" office:value="0.0855532" calcext:value-type="float">
            <text:p>0.0855532</text:p>
          </table:table-cell>
          <table:table-cell office:value-type="float" office:value="0.00841559" calcext:value-type="float">
            <text:p>0.00841559</text:p>
          </table:table-cell>
          <table:table-cell office:value-type="float" office:value="1.29201" calcext:value-type="float">
            <text:p>1.29201</text:p>
          </table:table-cell>
          <table:table-cell office:value-type="float" office:value="16.136" calcext:value-type="float">
            <text:p>16.136</text:p>
          </table:table-cell>
          <table:table-cell office:value-type="float" office:value="0.616743" calcext:value-type="float">
            <text:p>0.616743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7115" calcext:value-type="float">
            <text:p>0.287115</text:p>
          </table:table-cell>
          <table:table-cell office:value-type="float" office:value="0.0857255" calcext:value-type="float">
            <text:p>0.0857255</text:p>
          </table:table-cell>
          <table:table-cell office:value-type="float" office:value="0.00844019" calcext:value-type="float">
            <text:p>0.00844019</text:p>
          </table:table-cell>
          <table:table-cell office:value-type="float" office:value="1.29853" calcext:value-type="float">
            <text:p>1.29853</text:p>
          </table:table-cell>
          <table:table-cell office:value-type="float" office:value="16.1107" calcext:value-type="float">
            <text:p>16.1107</text:p>
          </table:table-cell>
          <table:table-cell office:value-type="float" office:value="0.617165" calcext:value-type="float">
            <text:p>0.6171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000050625" calcext:value-type="float">
            <text:p>5.0625E-08</text:p>
          </table:table-cell>
          <table:table-cell office:value-type="float" office:value="0.00759521" calcext:value-type="float">
            <text:p>0.00759521</text:p>
          </table:table-cell>
          <table:table-cell office:value-type="float" office:value="10.528" calcext:value-type="float">
            <text:p>10.528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275" calcext:value-type="float">
            <text:p>0.1275</text:p>
          </table:table-cell>
          <table:table-cell office:value-type="float" office:value="0.0173125" calcext:value-type="float">
            <text:p>0.0173125</text:p>
          </table:table-cell>
          <table:table-cell office:value-type="float" office:value="0.000368405" calcext:value-type="float">
            <text:p>0.000368405</text:p>
          </table:table-cell>
          <table:table-cell office:value-type="float" office:value="1.10518" calcext:value-type="float">
            <text:p>1.10518</text:p>
          </table:table-cell>
          <table:table-cell office:value-type="float" office:value="7.33459" calcext:value-type="float">
            <text:p>7.33459</text:p>
          </table:table-cell>
          <table:table-cell office:value-type="float" office:value="0.590282" calcext:value-type="float">
            <text:p>0.590282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00489552" calcext:value-type="float">
            <text:p>0.00489552</text:p>
          </table:table-cell>
          <table:table-cell office:value-type="float" office:value="1.93469" calcext:value-type="float">
            <text:p>1.93469</text:p>
          </table:table-cell>
          <table:table-cell office:value-type="float" office:value="11.5868" calcext:value-type="float">
            <text:p>11.5868</text:p>
          </table:table-cell>
          <table:table-cell office:value-type="float" office:value="0.651209" calcext:value-type="float">
            <text:p>0.651209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9375" calcext:value-type="float">
            <text:p>0.29375</text:p>
          </table:table-cell>
          <table:table-cell office:value-type="float" office:value="0.0878312" calcext:value-type="float">
            <text:p>0.0878312</text:p>
          </table:table-cell>
          <table:table-cell office:value-type="float" office:value="0.00826669" calcext:value-type="float">
            <text:p>0.00826669</text:p>
          </table:table-cell>
          <table:table-cell office:value-type="float" office:value="0.815461" calcext:value-type="float">
            <text:p>0.815461</text:p>
          </table:table-cell>
          <table:table-cell office:value-type="float" office:value="20.7344" calcext:value-type="float">
            <text:p>20.7344</text:p>
          </table:table-cell>
          <table:table-cell office:value-type="float" office:value="0.642799" calcext:value-type="float">
            <text:p>0.642799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41562" calcext:value-type="float">
            <text:p>0.341562</text:p>
          </table:table-cell>
          <table:table-cell office:value-type="float" office:value="0.118498" calcext:value-type="float">
            <text:p>0.118498</text:p>
          </table:table-cell>
          <table:table-cell office:value-type="float" office:value="0.0148959" calcext:value-type="float">
            <text:p>0.0148959</text:p>
          </table:table-cell>
          <table:table-cell office:value-type="float" office:value="1.62193" calcext:value-type="float">
            <text:p>1.62193</text:p>
          </table:table-cell>
          <table:table-cell office:value-type="float" office:value="16.9804" calcext:value-type="float">
            <text:p>16.9804</text:p>
          </table:table-cell>
          <table:table-cell office:value-type="float" office:value="0.646393" calcext:value-type="float">
            <text:p>0.64639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5156" calcext:value-type="float">
            <text:p>0.295156</text:p>
          </table:table-cell>
          <table:table-cell office:value-type="float" office:value="0.0895102" calcext:value-type="float">
            <text:p>0.0895102</text:p>
          </table:table-cell>
          <table:table-cell office:value-type="float" office:value="0.00882118" calcext:value-type="float">
            <text:p>0.00882118</text:p>
          </table:table-cell>
          <table:table-cell office:value-type="float" office:value="0.846815" calcext:value-type="float">
            <text:p>0.846815</text:p>
          </table:table-cell>
          <table:table-cell office:value-type="float" office:value="20.5358" calcext:value-type="float">
            <text:p>20.5358</text:p>
          </table:table-cell>
          <table:table-cell office:value-type="float" office:value="0.633005" calcext:value-type="float">
            <text:p>0.633005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625" calcext:value-type="float">
            <text:p>0.28625</text:p>
          </table:table-cell>
          <table:table-cell office:value-type="float" office:value="0.0833242" calcext:value-type="float">
            <text:p>0.0833242</text:p>
          </table:table-cell>
          <table:table-cell office:value-type="float" office:value="0.00741389" calcext:value-type="float">
            <text:p>0.00741389</text:p>
          </table:table-cell>
          <table:table-cell office:value-type="float" office:value="0.824497" calcext:value-type="float">
            <text:p>0.824497</text:p>
          </table:table-cell>
          <table:table-cell office:value-type="float" office:value="20.0687" calcext:value-type="float">
            <text:p>20.0687</text:p>
          </table:table-cell>
          <table:table-cell office:value-type="float" office:value="0.644056" calcext:value-type="float">
            <text:p>0.644056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9582" calcext:value-type="float">
            <text:p>0.29582</text:p>
          </table:table-cell>
          <table:table-cell office:value-type="float" office:value="0.0907365" calcext:value-type="float">
            <text:p>0.0907365</text:p>
          </table:table-cell>
          <table:table-cell office:value-type="float" office:value="0.00932813" calcext:value-type="float">
            <text:p>0.00932813</text:p>
          </table:table-cell>
          <table:table-cell office:value-type="float" office:value="1.52638" calcext:value-type="float">
            <text:p>1.52638</text:p>
          </table:table-cell>
          <table:table-cell office:value-type="float" office:value="15.2545" calcext:value-type="float">
            <text:p>15.2545</text:p>
          </table:table-cell>
          <table:table-cell office:value-type="float" office:value="0.622333" calcext:value-type="float">
            <text:p>0.62233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94707" calcext:value-type="float">
            <text:p>0.294707</text:p>
          </table:table-cell>
          <table:table-cell office:value-type="float" office:value="0.0898562" calcext:value-type="float">
            <text:p>0.0898562</text:p>
          </table:table-cell>
          <table:table-cell office:value-type="float" office:value="0.00917113" calcext:value-type="float">
            <text:p>0.00917113</text:p>
          </table:table-cell>
          <table:table-cell office:value-type="float" office:value="1.27457" calcext:value-type="float">
            <text:p>1.27457</text:p>
          </table:table-cell>
          <table:table-cell office:value-type="float" office:value="16.6693" calcext:value-type="float">
            <text:p>16.6693</text:p>
          </table:table-cell>
          <table:table-cell office:value-type="float" office:value="0.621378" calcext:value-type="float">
            <text:p>0.621378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502" calcext:value-type="float">
            <text:p>0.28502</text:p>
          </table:table-cell>
          <table:table-cell office:value-type="float" office:value="0.0838202" calcext:value-type="float">
            <text:p>0.0838202</text:p>
          </table:table-cell>
          <table:table-cell office:value-type="float" office:value="0.0079043" calcext:value-type="float">
            <text:p>0.0079043</text:p>
          </table:table-cell>
          <table:table-cell office:value-type="float" office:value="1.30895" calcext:value-type="float">
            <text:p>1.30895</text:p>
          </table:table-cell>
          <table:table-cell office:value-type="float" office:value="15.8574" calcext:value-type="float">
            <text:p>15.8574</text:p>
          </table:table-cell>
          <table:table-cell office:value-type="float" office:value="0.624989" calcext:value-type="float">
            <text:p>0.624989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2129" calcext:value-type="float">
            <text:p>0.282129</text:p>
          </table:table-cell>
          <table:table-cell office:value-type="float" office:value="0.0829818" calcext:value-type="float">
            <text:p>0.0829818</text:p>
          </table:table-cell>
          <table:table-cell office:value-type="float" office:value="0.00796651" calcext:value-type="float">
            <text:p>0.00796651</text:p>
          </table:table-cell>
          <table:table-cell office:value-type="float" office:value="1.24772" calcext:value-type="float">
            <text:p>1.24772</text:p>
          </table:table-cell>
          <table:table-cell office:value-type="float" office:value="16.1726" calcext:value-type="float">
            <text:p>16.1726</text:p>
          </table:table-cell>
          <table:table-cell office:value-type="float" office:value="0.614361" calcext:value-type="float">
            <text:p>0.614361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6501" calcext:value-type="float">
            <text:p>0.286501</text:p>
          </table:table-cell>
          <table:table-cell office:value-type="float" office:value="0.0850753" calcext:value-type="float">
            <text:p>0.0850753</text:p>
          </table:table-cell>
          <table:table-cell office:value-type="float" office:value="0.00824524" calcext:value-type="float">
            <text:p>0.00824524</text:p>
          </table:table-cell>
          <table:table-cell office:value-type="float" office:value="1.18899" calcext:value-type="float">
            <text:p>1.18899</text:p>
          </table:table-cell>
          <table:table-cell office:value-type="float" office:value="16.798" calcext:value-type="float">
            <text:p>16.798</text:p>
          </table:table-cell>
          <table:table-cell office:value-type="float" office:value="0.62027" calcext:value-type="float">
            <text:p>0.6202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90974" calcext:value-type="float">
            <text:p>0.290974</text:p>
          </table:table-cell>
          <table:table-cell office:value-type="float" office:value="0.0879372" calcext:value-type="float">
            <text:p>0.0879372</text:p>
          </table:table-cell>
          <table:table-cell office:value-type="float" office:value="0.00884146" calcext:value-type="float">
            <text:p>0.00884146</text:p>
          </table:table-cell>
          <table:table-cell office:value-type="float" office:value="1.31592" calcext:value-type="float">
            <text:p>1.31592</text:p>
          </table:table-cell>
          <table:table-cell office:value-type="float" office:value="16.2128" calcext:value-type="float">
            <text:p>16.2128</text:p>
          </table:table-cell>
          <table:table-cell office:value-type="float" office:value="0.618884" calcext:value-type="float">
            <text:p>0.618884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1107" calcext:value-type="float">
            <text:p>0.291107</text:p>
          </table:table-cell>
          <table:table-cell office:value-type="float" office:value="0.0880424" calcext:value-type="float">
            <text:p>0.0880424</text:p>
          </table:table-cell>
          <table:table-cell office:value-type="float" office:value="0.0088822" calcext:value-type="float">
            <text:p>0.0088822</text:p>
          </table:table-cell>
          <table:table-cell office:value-type="float" office:value="1.30841" calcext:value-type="float">
            <text:p>1.30841</text:p>
          </table:table-cell>
          <table:table-cell office:value-type="float" office:value="16.2712" calcext:value-type="float">
            <text:p>16.2712</text:p>
          </table:table-cell>
          <table:table-cell office:value-type="float" office:value="0.618042" calcext:value-type="float">
            <text:p>0.618042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029" calcext:value-type="float">
            <text:p>0.29029</text:p>
          </table:table-cell>
          <table:table-cell office:value-type="float" office:value="0.0874885" calcext:value-type="float">
            <text:p>0.0874885</text:p>
          </table:table-cell>
          <table:table-cell office:value-type="float" office:value="0.00874955" calcext:value-type="float">
            <text:p>0.00874955</text:p>
          </table:table-cell>
          <table:table-cell office:value-type="float" office:value="1.29084" calcext:value-type="float">
            <text:p>1.29084</text:p>
          </table:table-cell>
          <table:table-cell office:value-type="float" office:value="16.3322" calcext:value-type="float">
            <text:p>16.3322</text:p>
          </table:table-cell>
          <table:table-cell office:value-type="float" office:value="0.618967" calcext:value-type="float">
            <text:p>0.61896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9615" calcext:value-type="float">
            <text:p>0.289615</text:p>
          </table:table-cell>
          <table:table-cell office:value-type="float" office:value="0.0870796" calcext:value-type="float">
            <text:p>0.0870796</text:p>
          </table:table-cell>
          <table:table-cell office:value-type="float" office:value="0.00867152" calcext:value-type="float">
            <text:p>0.00867152</text:p>
          </table:table-cell>
          <table:table-cell office:value-type="float" office:value="1.24532" calcext:value-type="float">
            <text:p>1.24532</text:p>
          </table:table-cell>
          <table:table-cell office:value-type="float" office:value="16.5989" calcext:value-type="float">
            <text:p>16.5989</text:p>
          </table:table-cell>
          <table:table-cell office:value-type="float" office:value="0.618811" calcext:value-type="float">
            <text:p>0.618811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0063" calcext:value-type="float">
            <text:p>0.290063</text:p>
          </table:table-cell>
          <table:table-cell office:value-type="float" office:value="0.0873588" calcext:value-type="float">
            <text:p>0.0873588</text:p>
          </table:table-cell>
          <table:table-cell office:value-type="float" office:value="0.00872531" calcext:value-type="float">
            <text:p>0.00872531</text:p>
          </table:table-cell>
          <table:table-cell office:value-type="float" office:value="1.26174" calcext:value-type="float">
            <text:p>1.26174</text:p>
          </table:table-cell>
          <table:table-cell office:value-type="float" office:value="16.514" calcext:value-type="float">
            <text:p>16.514</text:p>
          </table:table-cell>
          <table:table-cell office:value-type="float" office:value="0.618894" calcext:value-type="float">
            <text:p>0.618894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0143" calcext:value-type="float">
            <text:p>0.290143</text:p>
          </table:table-cell>
          <table:table-cell office:value-type="float" office:value="0.0873619" calcext:value-type="float">
            <text:p>0.0873619</text:p>
          </table:table-cell>
          <table:table-cell office:value-type="float" office:value="0.00871128" calcext:value-type="float">
            <text:p>0.00871128</text:p>
          </table:table-cell>
          <table:table-cell office:value-type="float" office:value="1.26847" calcext:value-type="float">
            <text:p>1.26847</text:p>
          </table:table-cell>
          <table:table-cell office:value-type="float" office:value="16.4687" calcext:value-type="float">
            <text:p>16.4687</text:p>
          </table:table-cell>
          <table:table-cell office:value-type="float" office:value="0.619533" calcext:value-type="float">
            <text:p>0.61953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0398" calcext:value-type="float">
            <text:p>0.290398</text:p>
          </table:table-cell>
          <table:table-cell office:value-type="float" office:value="0.0875622" calcext:value-type="float">
            <text:p>0.0875622</text:p>
          </table:table-cell>
          <table:table-cell office:value-type="float" office:value="0.00876377" calcext:value-type="float">
            <text:p>0.00876377</text:p>
          </table:table-cell>
          <table:table-cell office:value-type="float" office:value="1.25597" calcext:value-type="float">
            <text:p>1.25597</text:p>
          </table:table-cell>
          <table:table-cell office:value-type="float" office:value="16.5732" calcext:value-type="float">
            <text:p>16.5732</text:p>
          </table:table-cell>
          <table:table-cell office:value-type="float" office:value="0.61899" calcext:value-type="float">
            <text:p>0.61899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0835" calcext:value-type="float">
            <text:p>0.290835</text:p>
          </table:table-cell>
          <table:table-cell office:value-type="float" office:value="0.0877758" calcext:value-type="float">
            <text:p>0.0877758</text:p>
          </table:table-cell>
          <table:table-cell office:value-type="float" office:value="0.00879211" calcext:value-type="float">
            <text:p>0.00879211</text:p>
          </table:table-cell>
          <table:table-cell office:value-type="float" office:value="1.26357" calcext:value-type="float">
            <text:p>1.26357</text:p>
          </table:table-cell>
          <table:table-cell office:value-type="float" office:value="16.5424" calcext:value-type="float">
            <text:p>16.5424</text:p>
          </table:table-cell>
          <table:table-cell office:value-type="float" office:value="0.619616" calcext:value-type="float">
            <text:p>0.6196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0.0421468" calcext:value-type="float">
            <text:p>0.0421468</text:p>
          </table:table-cell>
          <table:table-cell office:value-type="float" office:value="5.34473" calcext:value-type="float">
            <text:p>5.34473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0.027425" calcext:value-type="float">
            <text:p>0.027425</text:p>
          </table:table-cell>
          <table:table-cell office:value-type="float" office:value="0.00129037" calcext:value-type="float">
            <text:p>0.00129037</text:p>
          </table:table-cell>
          <table:table-cell office:value-type="float" office:value="0.525878" calcext:value-type="float">
            <text:p>0.525878</text:p>
          </table:table-cell>
          <table:table-cell office:value-type="float" office:value="14.244" calcext:value-type="float">
            <text:p>14.244</text:p>
          </table:table-cell>
          <table:table-cell office:value-type="float" office:value="0.428127" calcext:value-type="float">
            <text:p>0.428127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0125" calcext:value-type="float">
            <text:p>0.30125</text:p>
          </table:table-cell>
          <table:table-cell office:value-type="float" office:value="0.0939687" calcext:value-type="float">
            <text:p>0.0939687</text:p>
          </table:table-cell>
          <table:table-cell office:value-type="float" office:value="0.00998913" calcext:value-type="float">
            <text:p>0.00998913</text:p>
          </table:table-cell>
          <table:table-cell office:value-type="float" office:value="0.29854" calcext:value-type="float">
            <text:p>0.29854</text:p>
          </table:table-cell>
          <table:table-cell office:value-type="float" office:value="35.7212" calcext:value-type="float">
            <text:p>35.7212</text:p>
          </table:table-cell>
          <table:table-cell office:value-type="float" office:value="0.622915" calcext:value-type="float">
            <text:p>0.622915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2125" calcext:value-type="float">
            <text:p>0.32125</text:p>
          </table:table-cell>
          <table:table-cell office:value-type="float" office:value="0.104594" calcext:value-type="float">
            <text:p>0.104594</text:p>
          </table:table-cell>
          <table:table-cell office:value-type="float" office:value="0.0115199" calcext:value-type="float">
            <text:p>0.0115199</text:p>
          </table:table-cell>
          <table:table-cell office:value-type="float" office:value="0.569217" calcext:value-type="float">
            <text:p>0.569217</text:p>
          </table:table-cell>
          <table:table-cell office:value-type="float" office:value="27.2149" calcext:value-type="float">
            <text:p>27.2149</text:p>
          </table:table-cell>
          <table:table-cell office:value-type="float" office:value="0.648992" calcext:value-type="float">
            <text:p>0.648992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64688" calcext:value-type="float">
            <text:p>0.264688</text:p>
          </table:table-cell>
          <table:table-cell office:value-type="float" office:value="0.0727203" calcext:value-type="float">
            <text:p>0.0727203</text:p>
          </table:table-cell>
          <table:table-cell office:value-type="float" office:value="0.00601139" calcext:value-type="float">
            <text:p>0.00601139</text:p>
          </table:table-cell>
          <table:table-cell office:value-type="float" office:value="1.07886" calcext:value-type="float">
            <text:p>1.07886</text:p>
          </table:table-cell>
          <table:table-cell office:value-type="float" office:value="16.2856" calcext:value-type="float">
            <text:p>16.2856</text:p>
          </table:table-cell>
          <table:table-cell office:value-type="float" office:value="0.621085" calcext:value-type="float">
            <text:p>0.621085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4063" calcext:value-type="float">
            <text:p>0.304063</text:p>
          </table:table-cell>
          <table:table-cell office:value-type="float" office:value="0.0935172" calcext:value-type="float">
            <text:p>0.0935172</text:p>
          </table:table-cell>
          <table:table-cell office:value-type="float" office:value="0.00912698" calcext:value-type="float">
            <text:p>0.00912698</text:p>
          </table:table-cell>
          <table:table-cell office:value-type="float" office:value="1.52309" calcext:value-type="float">
            <text:p>1.52309</text:p>
          </table:table-cell>
          <table:table-cell office:value-type="float" office:value="15.514" calcext:value-type="float">
            <text:p>15.514</text:p>
          </table:table-cell>
          <table:table-cell office:value-type="float" office:value="0.652125" calcext:value-type="float">
            <text:p>0.652125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92813" calcext:value-type="float">
            <text:p>0.292813</text:p>
          </table:table-cell>
          <table:table-cell office:value-type="float" office:value="0.0887406" calcext:value-type="float">
            <text:p>0.0887406</text:p>
          </table:table-cell>
          <table:table-cell office:value-type="float" office:value="0.00889758" calcext:value-type="float">
            <text:p>0.00889758</text:p>
          </table:table-cell>
          <table:table-cell office:value-type="float" office:value="1.29018" calcext:value-type="float">
            <text:p>1.29018</text:p>
          </table:table-cell>
          <table:table-cell office:value-type="float" office:value="16.4575" calcext:value-type="float">
            <text:p>16.4575</text:p>
          </table:table-cell>
          <table:table-cell office:value-type="float" office:value="0.623378" calcext:value-type="float">
            <text:p>0.623378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90938" calcext:value-type="float">
            <text:p>0.290938</text:p>
          </table:table-cell>
          <table:table-cell office:value-type="float" office:value="0.0875637" calcext:value-type="float">
            <text:p>0.0875637</text:p>
          </table:table-cell>
          <table:table-cell office:value-type="float" office:value="0.00864006" calcext:value-type="float">
            <text:p>0.00864006</text:p>
          </table:table-cell>
          <table:table-cell office:value-type="float" office:value="1.20555" calcext:value-type="float">
            <text:p>1.20555</text:p>
          </table:table-cell>
          <table:table-cell office:value-type="float" office:value="16.929" calcext:value-type="float">
            <text:p>16.929</text:p>
          </table:table-cell>
          <table:table-cell office:value-type="float" office:value="0.624381" calcext:value-type="float">
            <text:p>0.624381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9453" calcext:value-type="float">
            <text:p>0.289453</text:p>
          </table:table-cell>
          <table:table-cell office:value-type="float" office:value="0.0864047" calcext:value-type="float">
            <text:p>0.0864047</text:p>
          </table:table-cell>
          <table:table-cell office:value-type="float" office:value="0.00832975" calcext:value-type="float">
            <text:p>0.00832975</text:p>
          </table:table-cell>
          <table:table-cell office:value-type="float" office:value="1.21792" calcext:value-type="float">
            <text:p>1.21792</text:p>
          </table:table-cell>
          <table:table-cell office:value-type="float" office:value="16.7239" calcext:value-type="float">
            <text:p>16.7239</text:p>
          </table:table-cell>
          <table:table-cell office:value-type="float" office:value="0.628092" calcext:value-type="float">
            <text:p>0.628092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5391" calcext:value-type="float">
            <text:p>0.285391</text:p>
          </table:table-cell>
          <table:table-cell office:value-type="float" office:value="0.084525" calcext:value-type="float">
            <text:p>0.084525</text:p>
          </table:table-cell>
          <table:table-cell office:value-type="float" office:value="0.00815548" calcext:value-type="float">
            <text:p>0.00815548</text:p>
          </table:table-cell>
          <table:table-cell office:value-type="float" office:value="1.18938" calcext:value-type="float">
            <text:p>1.18938</text:p>
          </table:table-cell>
          <table:table-cell office:value-type="float" office:value="16.7388" calcext:value-type="float">
            <text:p>16.7388</text:p>
          </table:table-cell>
          <table:table-cell office:value-type="float" office:value="0.619497" calcext:value-type="float">
            <text:p>0.619497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5557" calcext:value-type="float">
            <text:p>0.295557</text:p>
          </table:table-cell>
          <table:table-cell office:value-type="float" office:value="0.090584" calcext:value-type="float">
            <text:p>0.090584</text:p>
          </table:table-cell>
          <table:table-cell office:value-type="float" office:value="0.00937494" calcext:value-type="float">
            <text:p>0.00937494</text:p>
          </table:table-cell>
          <table:table-cell office:value-type="float" office:value="1.31789" calcext:value-type="float">
            <text:p>1.31789</text:p>
          </table:table-cell>
          <table:table-cell office:value-type="float" office:value="16.4516" calcext:value-type="float">
            <text:p>16.4516</text:p>
          </table:table-cell>
          <table:table-cell office:value-type="float" office:value="0.619159" calcext:value-type="float">
            <text:p>0.619159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4397" calcext:value-type="float">
            <text:p>0.294397</text:p>
          </table:table-cell>
          <table:table-cell office:value-type="float" office:value="0.0894456" calcext:value-type="float">
            <text:p>0.0894456</text:p>
          </table:table-cell>
          <table:table-cell office:value-type="float" office:value="0.00895792" calcext:value-type="float">
            <text:p>0.00895792</text:p>
          </table:table-cell>
          <table:table-cell office:value-type="float" office:value="1.20837" calcext:value-type="float">
            <text:p>1.20837</text:p>
          </table:table-cell>
          <table:table-cell office:value-type="float" office:value="17.0957" calcext:value-type="float">
            <text:p>17.0957</text:p>
          </table:table-cell>
          <table:table-cell office:value-type="float" office:value="0.626777" calcext:value-type="float">
            <text:p>0.626777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94258" calcext:value-type="float">
            <text:p>0.294258</text:p>
          </table:table-cell>
          <table:table-cell office:value-type="float" office:value="0.0898944" calcext:value-type="float">
            <text:p>0.0898944</text:p>
          </table:table-cell>
          <table:table-cell office:value-type="float" office:value="0.00923086" calcext:value-type="float">
            <text:p>0.00923086</text:p>
          </table:table-cell>
          <table:table-cell office:value-type="float" office:value="1.2682" calcext:value-type="float">
            <text:p>1.2682</text:p>
          </table:table-cell>
          <table:table-cell office:value-type="float" office:value="16.7164" calcext:value-type="float">
            <text:p>16.7164</text:p>
          </table:table-cell>
          <table:table-cell office:value-type="float" office:value="0.619236" calcext:value-type="float">
            <text:p>0.619236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3522" calcext:value-type="float">
            <text:p>0.293522</text:p>
          </table:table-cell>
          <table:table-cell office:value-type="float" office:value="0.0892124" calcext:value-type="float">
            <text:p>0.0892124</text:p>
          </table:table-cell>
          <table:table-cell office:value-type="float" office:value="0.00902383" calcext:value-type="float">
            <text:p>0.00902383</text:p>
          </table:table-cell>
          <table:table-cell office:value-type="float" office:value="1.2058" calcext:value-type="float">
            <text:p>1.2058</text:p>
          </table:table-cell>
          <table:table-cell office:value-type="float" office:value="17.0915" calcext:value-type="float">
            <text:p>17.0915</text:p>
          </table:table-cell>
          <table:table-cell office:value-type="float" office:value="0.622064" calcext:value-type="float">
            <text:p>0.622064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4798" calcext:value-type="float">
            <text:p>0.294798</text:p>
          </table:table-cell>
          <table:table-cell office:value-type="float" office:value="0.0900743" calcext:value-type="float">
            <text:p>0.0900743</text:p>
          </table:table-cell>
          <table:table-cell office:value-type="float" office:value="0.00921992" calcext:value-type="float">
            <text:p>0.00921992</text:p>
          </table:table-cell>
          <table:table-cell office:value-type="float" office:value="1.23187" calcext:value-type="float">
            <text:p>1.23187</text:p>
          </table:table-cell>
          <table:table-cell office:value-type="float" office:value="16.9876" calcext:value-type="float">
            <text:p>16.9876</text:p>
          </table:table-cell>
          <table:table-cell office:value-type="float" office:value="0.621205" calcext:value-type="float">
            <text:p>0.621205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3502" calcext:value-type="float">
            <text:p>0.293502</text:p>
          </table:table-cell>
          <table:table-cell office:value-type="float" office:value="0.0892549" calcext:value-type="float">
            <text:p>0.0892549</text:p>
          </table:table-cell>
          <table:table-cell office:value-type="float" office:value="0.00904477" calcext:value-type="float">
            <text:p>0.00904477</text:p>
          </table:table-cell>
          <table:table-cell office:value-type="float" office:value="1.23965" calcext:value-type="float">
            <text:p>1.23965</text:p>
          </table:table-cell>
          <table:table-cell office:value-type="float" office:value="16.8523" calcext:value-type="float">
            <text:p>16.8523</text:p>
          </table:table-cell>
          <table:table-cell office:value-type="float" office:value="0.621547" calcext:value-type="float">
            <text:p>0.621547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4241" calcext:value-type="float">
            <text:p>0.294241</text:p>
          </table:table-cell>
          <table:table-cell office:value-type="float" office:value="0.089718" calcext:value-type="float">
            <text:p>0.089718</text:p>
          </table:table-cell>
          <table:table-cell office:value-type="float" office:value="0.00914324" calcext:value-type="float">
            <text:p>0.00914324</text:p>
          </table:table-cell>
          <table:table-cell office:value-type="float" office:value="1.23006" calcext:value-type="float">
            <text:p>1.23006</text:p>
          </table:table-cell>
          <table:table-cell office:value-type="float" office:value="16.9657" calcext:value-type="float">
            <text:p>16.9657</text:p>
          </table:table-cell>
          <table:table-cell office:value-type="float" office:value="0.621366" calcext:value-type="float">
            <text:p>0.621366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4075" calcext:value-type="float">
            <text:p>0.294075</text:p>
          </table:table-cell>
          <table:table-cell office:value-type="float" office:value="0.0896287" calcext:value-type="float">
            <text:p>0.0896287</text:p>
          </table:table-cell>
          <table:table-cell office:value-type="float" office:value="0.0091326" calcext:value-type="float">
            <text:p>0.0091326</text:p>
          </table:table-cell>
          <table:table-cell office:value-type="float" office:value="1.22833" calcext:value-type="float">
            <text:p>1.22833</text:p>
          </table:table-cell>
          <table:table-cell office:value-type="float" office:value="16.9693" calcext:value-type="float">
            <text:p>16.9693</text:p>
          </table:table-cell>
          <table:table-cell office:value-type="float" office:value="0.621052" calcext:value-type="float">
            <text:p>0.621052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4341" calcext:value-type="float">
            <text:p>0.294341</text:p>
          </table:table-cell>
          <table:table-cell office:value-type="float" office:value="0.0897357" calcext:value-type="float">
            <text:p>0.0897357</text:p>
          </table:table-cell>
          <table:table-cell office:value-type="float" office:value="0.00913309" calcext:value-type="float">
            <text:p>0.00913309</text:p>
          </table:table-cell>
          <table:table-cell office:value-type="float" office:value="1.23063" calcext:value-type="float">
            <text:p>1.23063</text:p>
          </table:table-cell>
          <table:table-cell office:value-type="float" office:value="16.9633" calcext:value-type="float">
            <text:p>16.9633</text:p>
          </table:table-cell>
          <table:table-cell office:value-type="float" office:value="0.621935" calcext:value-type="float">
            <text:p>0.621935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438" calcext:value-type="float">
            <text:p>0.29438</text:p>
          </table:table-cell>
          <table:table-cell office:value-type="float" office:value="0.0897534" calcext:value-type="float">
            <text:p>0.0897534</text:p>
          </table:table-cell>
          <table:table-cell office:value-type="float" office:value="0.00913481" calcext:value-type="float">
            <text:p>0.00913481</text:p>
          </table:table-cell>
          <table:table-cell office:value-type="float" office:value="1.22815" calcext:value-type="float">
            <text:p>1.22815</text:p>
          </table:table-cell>
          <table:table-cell office:value-type="float" office:value="16.9828" calcext:value-type="float">
            <text:p>16.9828</text:p>
          </table:table-cell>
          <table:table-cell office:value-type="float" office:value="0.622013" calcext:value-type="float">
            <text:p>0.622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0000625" calcext:value-type="float">
            <text:p>6.25E-10</text:p>
          </table:table-cell>
          <table:table-cell office:value-type="float" office:value="0.59765" calcext:value-type="float">
            <text:p>0.5976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575" calcext:value-type="float">
            <text:p>0.1575</text:p>
          </table:table-cell>
          <table:table-cell office:value-type="float" office:value="0.0270625" calcext:value-type="float">
            <text:p>0.0270625</text:p>
          </table:table-cell>
          <table:table-cell office:value-type="float" office:value="0.000956255" calcext:value-type="float">
            <text:p>0.000956255</text:p>
          </table:table-cell>
          <table:table-cell office:value-type="float" office:value="2.04802" calcext:value-type="float">
            <text:p>2.04802</text:p>
          </table:table-cell>
          <table:table-cell office:value-type="float" office:value="6.61673" calcext:value-type="float">
            <text:p>6.61673</text:p>
          </table:table-cell>
          <table:table-cell office:value-type="float" office:value="0.564772" calcext:value-type="float">
            <text:p>0.564772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225" calcext:value-type="float">
            <text:p>0.2225</text:p>
          </table:table-cell>
          <table:table-cell office:value-type="float" office:value="0.0500125" calcext:value-type="float">
            <text:p>0.0500125</text:p>
          </table:table-cell>
          <table:table-cell office:value-type="float" office:value="0.00259279" calcext:value-type="float">
            <text:p>0.00259279</text:p>
          </table:table-cell>
          <table:table-cell office:value-type="float" office:value="0.833157" calcext:value-type="float">
            <text:p>0.833157</text:p>
          </table:table-cell>
          <table:table-cell office:value-type="float" office:value="15.3323" calcext:value-type="float">
            <text:p>15.3323</text:p>
          </table:table-cell>
          <table:table-cell office:value-type="float" office:value="0.654467" calcext:value-type="float">
            <text:p>0.654467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34375" calcext:value-type="float">
            <text:p>0.234375</text:p>
          </table:table-cell>
          <table:table-cell office:value-type="float" office:value="0.0553719" calcext:value-type="float">
            <text:p>0.0553719</text:p>
          </table:table-cell>
          <table:table-cell office:value-type="float" office:value="0.00316366" calcext:value-type="float">
            <text:p>0.00316366</text:p>
          </table:table-cell>
          <table:table-cell office:value-type="float" office:value="0.454468" calcext:value-type="float">
            <text:p>0.454468</text:p>
          </table:table-cell>
          <table:table-cell office:value-type="float" office:value="22.083" calcext:value-type="float">
            <text:p>22.083</text:p>
          </table:table-cell>
          <table:table-cell office:value-type="float" office:value="0.656055" calcext:value-type="float">
            <text:p>0.656055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70938" calcext:value-type="float">
            <text:p>0.270938</text:p>
          </table:table-cell>
          <table:table-cell office:value-type="float" office:value="0.0743016" calcext:value-type="float">
            <text:p>0.0743016</text:p>
          </table:table-cell>
          <table:table-cell office:value-type="float" office:value="0.00579119" calcext:value-type="float">
            <text:p>0.00579119</text:p>
          </table:table-cell>
          <table:table-cell office:value-type="float" office:value="1.66292" calcext:value-type="float">
            <text:p>1.66292</text:p>
          </table:table-cell>
          <table:table-cell office:value-type="float" office:value="13.1289" calcext:value-type="float">
            <text:p>13.1289</text:p>
          </table:table-cell>
          <table:table-cell office:value-type="float" office:value="0.650336" calcext:value-type="float">
            <text:p>0.650336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4375" calcext:value-type="float">
            <text:p>0.304375</text:p>
          </table:table-cell>
          <table:table-cell office:value-type="float" office:value="0.0953672" calcext:value-type="float">
            <text:p>0.0953672</text:p>
          </table:table-cell>
          <table:table-cell office:value-type="float" office:value="0.0102704" calcext:value-type="float">
            <text:p>0.0102704</text:p>
          </table:table-cell>
          <table:table-cell office:value-type="float" office:value="0.893642" calcext:value-type="float">
            <text:p>0.893642</text:p>
          </table:table-cell>
          <table:table-cell office:value-type="float" office:value="20.6366" calcext:value-type="float">
            <text:p>20.6366</text:p>
          </table:table-cell>
          <table:table-cell office:value-type="float" office:value="0.623582" calcext:value-type="float">
            <text:p>0.623582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98125" calcext:value-type="float">
            <text:p>0.298125</text:p>
          </table:table-cell>
          <table:table-cell office:value-type="float" office:value="0.0926414" calcext:value-type="float">
            <text:p>0.0926414</text:p>
          </table:table-cell>
          <table:table-cell office:value-type="float" office:value="0.00989983" calcext:value-type="float">
            <text:p>0.00989983</text:p>
          </table:table-cell>
          <table:table-cell office:value-type="float" office:value="1.11353" calcext:value-type="float">
            <text:p>1.11353</text:p>
          </table:table-cell>
          <table:table-cell office:value-type="float" office:value="18.1591" calcext:value-type="float">
            <text:p>18.1591</text:p>
          </table:table-cell>
          <table:table-cell office:value-type="float" office:value="0.6155" calcext:value-type="float">
            <text:p>0.6155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6992" calcext:value-type="float">
            <text:p>0.286992</text:p>
          </table:table-cell>
          <table:table-cell office:value-type="float" office:value="0.0849596" calcext:value-type="float">
            <text:p>0.0849596</text:p>
          </table:table-cell>
          <table:table-cell office:value-type="float" office:value="0.00809648" calcext:value-type="float">
            <text:p>0.00809648</text:p>
          </table:table-cell>
          <table:table-cell office:value-type="float" office:value="0.973252" calcext:value-type="float">
            <text:p>0.973252</text:p>
          </table:table-cell>
          <table:table-cell office:value-type="float" office:value="18.6145" calcext:value-type="float">
            <text:p>18.6145</text:p>
          </table:table-cell>
          <table:table-cell office:value-type="float" office:value="0.626104" calcext:value-type="float">
            <text:p>0.626104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3086" calcext:value-type="float">
            <text:p>0.283086</text:p>
          </table:table-cell>
          <table:table-cell office:value-type="float" office:value="0.0828402" calcext:value-type="float">
            <text:p>0.0828402</text:p>
          </table:table-cell>
          <table:table-cell office:value-type="float" office:value="0.00773502" calcext:value-type="float">
            <text:p>0.00773502</text:p>
          </table:table-cell>
          <table:table-cell office:value-type="float" office:value="1.34979" calcext:value-type="float">
            <text:p>1.34979</text:p>
          </table:table-cell>
          <table:table-cell office:value-type="float" office:value="15.5105" calcext:value-type="float">
            <text:p>15.5105</text:p>
          </table:table-cell>
          <table:table-cell office:value-type="float" office:value="0.624286" calcext:value-type="float">
            <text:p>0.624286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96543" calcext:value-type="float">
            <text:p>0.296543</text:p>
          </table:table-cell>
          <table:table-cell office:value-type="float" office:value="0.0911438" calcext:value-type="float">
            <text:p>0.0911438</text:p>
          </table:table-cell>
          <table:table-cell office:value-type="float" office:value="0.00946258" calcext:value-type="float">
            <text:p>0.00946258</text:p>
          </table:table-cell>
          <table:table-cell office:value-type="float" office:value="1.12148" calcext:value-type="float">
            <text:p>1.12148</text:p>
          </table:table-cell>
          <table:table-cell office:value-type="float" office:value="17.9412" calcext:value-type="float">
            <text:p>17.9412</text:p>
          </table:table-cell>
          <table:table-cell office:value-type="float" office:value="0.620306" calcext:value-type="float">
            <text:p>0.620306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00527" calcext:value-type="float">
            <text:p>0.300527</text:p>
          </table:table-cell>
          <table:table-cell office:value-type="float" office:value="0.0939424" calcext:value-type="float">
            <text:p>0.0939424</text:p>
          </table:table-cell>
          <table:table-cell office:value-type="float" office:value="0.0101275" calcext:value-type="float">
            <text:p>0.0101275</text:p>
          </table:table-cell>
          <table:table-cell office:value-type="float" office:value="1.21141" calcext:value-type="float">
            <text:p>1.21141</text:p>
          </table:table-cell>
          <table:table-cell office:value-type="float" office:value="17.512" calcext:value-type="float">
            <text:p>17.512</text:p>
          </table:table-cell>
          <table:table-cell office:value-type="float" office:value="0.617475" calcext:value-type="float">
            <text:p>0.617475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8794" calcext:value-type="float">
            <text:p>0.298794</text:p>
          </table:table-cell>
          <table:table-cell office:value-type="float" office:value="0.092432" calcext:value-type="float">
            <text:p>0.092432</text:p>
          </table:table-cell>
          <table:table-cell office:value-type="float" office:value="0.00966624" calcext:value-type="float">
            <text:p>0.00966624</text:p>
          </table:table-cell>
          <table:table-cell office:value-type="float" office:value="1.28225" calcext:value-type="float">
            <text:p>1.28225</text:p>
          </table:table-cell>
          <table:table-cell office:value-type="float" office:value="16.8628" calcext:value-type="float">
            <text:p>16.8628</text:p>
          </table:table-cell>
          <table:table-cell office:value-type="float" office:value="0.622869" calcext:value-type="float">
            <text:p>0.622869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0039" calcext:value-type="float">
            <text:p>0.300039</text:p>
          </table:table-cell>
          <table:table-cell office:value-type="float" office:value="0.0930594" calcext:value-type="float">
            <text:p>0.0930594</text:p>
          </table:table-cell>
          <table:table-cell office:value-type="float" office:value="0.00976382" calcext:value-type="float">
            <text:p>0.00976382</text:p>
          </table:table-cell>
          <table:table-cell office:value-type="float" office:value="1.18783" calcext:value-type="float">
            <text:p>1.18783</text:p>
          </table:table-cell>
          <table:table-cell office:value-type="float" office:value="17.6047" calcext:value-type="float">
            <text:p>17.6047</text:p>
          </table:table-cell>
          <table:table-cell office:value-type="float" office:value="0.624181" calcext:value-type="float">
            <text:p>0.624181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792" calcext:value-type="float">
            <text:p>0.29792</text:p>
          </table:table-cell>
          <table:table-cell office:value-type="float" office:value="0.0917446" calcext:value-type="float">
            <text:p>0.0917446</text:p>
          </table:table-cell>
          <table:table-cell office:value-type="float" office:value="0.00947923" calcext:value-type="float">
            <text:p>0.00947923</text:p>
          </table:table-cell>
          <table:table-cell office:value-type="float" office:value="1.19715" calcext:value-type="float">
            <text:p>1.19715</text:p>
          </table:table-cell>
          <table:table-cell office:value-type="float" office:value="17.4053" calcext:value-type="float">
            <text:p>17.4053</text:p>
          </table:table-cell>
          <table:table-cell office:value-type="float" office:value="0.624603" calcext:value-type="float">
            <text:p>0.624603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7549" calcext:value-type="float">
            <text:p>0.297549</text:p>
          </table:table-cell>
          <table:table-cell office:value-type="float" office:value="0.0915492" calcext:value-type="float">
            <text:p>0.0915492</text:p>
          </table:table-cell>
          <table:table-cell office:value-type="float" office:value="0.00945445" calcext:value-type="float">
            <text:p>0.00945445</text:p>
          </table:table-cell>
          <table:table-cell office:value-type="float" office:value="1.17086" calcext:value-type="float">
            <text:p>1.17086</text:p>
          </table:table-cell>
          <table:table-cell office:value-type="float" office:value="17.5868" calcext:value-type="float">
            <text:p>17.5868</text:p>
          </table:table-cell>
          <table:table-cell office:value-type="float" office:value="0.623984" calcext:value-type="float">
            <text:p>0.623984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8172" calcext:value-type="float">
            <text:p>0.298172</text:p>
          </table:table-cell>
          <table:table-cell office:value-type="float" office:value="0.0919544" calcext:value-type="float">
            <text:p>0.0919544</text:p>
          </table:table-cell>
          <table:table-cell office:value-type="float" office:value="0.0095496" calcext:value-type="float">
            <text:p>0.0095496</text:p>
          </table:table-cell>
          <table:table-cell office:value-type="float" office:value="1.18931" calcext:value-type="float">
            <text:p>1.18931</text:p>
          </table:table-cell>
          <table:table-cell office:value-type="float" office:value="17.4851" calcext:value-type="float">
            <text:p>17.4851</text:p>
          </table:table-cell>
          <table:table-cell office:value-type="float" office:value="0.62354" calcext:value-type="float">
            <text:p>0.62354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7707" calcext:value-type="float">
            <text:p>0.297707</text:p>
          </table:table-cell>
          <table:table-cell office:value-type="float" office:value="0.0916682" calcext:value-type="float">
            <text:p>0.0916682</text:p>
          </table:table-cell>
          <table:table-cell office:value-type="float" office:value="0.00948921" calcext:value-type="float">
            <text:p>0.00948921</text:p>
          </table:table-cell>
          <table:table-cell office:value-type="float" office:value="1.19585" calcext:value-type="float">
            <text:p>1.19585</text:p>
          </table:table-cell>
          <table:table-cell office:value-type="float" office:value="17.4076" calcext:value-type="float">
            <text:p>17.4076</text:p>
          </table:table-cell>
          <table:table-cell office:value-type="float" office:value="0.623582" calcext:value-type="float">
            <text:p>0.623582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8921" calcext:value-type="float">
            <text:p>0.298921</text:p>
          </table:table-cell>
          <table:table-cell office:value-type="float" office:value="0.0923486" calcext:value-type="float">
            <text:p>0.0923486</text:p>
          </table:table-cell>
          <table:table-cell office:value-type="float" office:value="0.00960611" calcext:value-type="float">
            <text:p>0.00960611</text:p>
          </table:table-cell>
          <table:table-cell office:value-type="float" office:value="1.19488" calcext:value-type="float">
            <text:p>1.19488</text:p>
          </table:table-cell>
          <table:table-cell office:value-type="float" office:value="17.4816" calcext:value-type="float">
            <text:p>17.4816</text:p>
          </table:table-cell>
          <table:table-cell office:value-type="float" office:value="0.624538" calcext:value-type="float">
            <text:p>0.624538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8286" calcext:value-type="float">
            <text:p>0.298286</text:p>
          </table:table-cell>
          <table:table-cell office:value-type="float" office:value="0.0920114" calcext:value-type="float">
            <text:p>0.0920114</text:p>
          </table:table-cell>
          <table:table-cell office:value-type="float" office:value="0.00955468" calcext:value-type="float">
            <text:p>0.00955468</text:p>
          </table:table-cell>
          <table:table-cell office:value-type="float" office:value="1.19305" calcext:value-type="float">
            <text:p>1.19305</text:p>
          </table:table-cell>
          <table:table-cell office:value-type="float" office:value="17.4624" calcext:value-type="float">
            <text:p>17.4624</text:p>
          </table:table-cell>
          <table:table-cell office:value-type="float" office:value="0.623806" calcext:value-type="float">
            <text:p>0.623806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8216" calcext:value-type="float">
            <text:p>0.298216</text:p>
          </table:table-cell>
          <table:table-cell office:value-type="float" office:value="0.0919616" calcext:value-type="float">
            <text:p>0.0919616</text:p>
          </table:table-cell>
          <table:table-cell office:value-type="float" office:value="0.00954204" calcext:value-type="float">
            <text:p>0.00954204</text:p>
          </table:table-cell>
          <table:table-cell office:value-type="float" office:value="1.19565" calcext:value-type="float">
            <text:p>1.19565</text:p>
          </table:table-cell>
          <table:table-cell office:value-type="float" office:value="17.4379" calcext:value-type="float">
            <text:p>17.4379</text:p>
          </table:table-cell>
          <table:table-cell office:value-type="float" office:value="0.623897" calcext:value-type="float">
            <text:p>0.6238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0.0000522006" calcext:value-type="float">
            <text:p>5.22006E-05</text:p>
          </table:table-cell>
          <table:table-cell office:value-type="float" office:value="0.9042" calcext:value-type="float">
            <text:p>0.9042</text:p>
          </table:table-cell>
          <table:table-cell office:value-type="float" office:value="4.73667" calcext:value-type="float">
            <text:p>4.73667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07625" calcext:value-type="float">
            <text:p>0.007625</text:p>
          </table:table-cell>
          <table:table-cell office:value-type="float" office:value="0.0000895006" calcext:value-type="float">
            <text:p>8.95006E-05</text:p>
          </table:table-cell>
          <table:table-cell office:value-type="float" office:value="3.15318" calcext:value-type="float">
            <text:p>3.15318</text:p>
          </table:table-cell>
          <table:table-cell office:value-type="string" calcext:value-type="string">
            <text:p>-nan</text:p>
          </table:table-cell>
          <table:table-cell office:value-type="float" office:value="0.486873" calcext:value-type="float">
            <text:p>0.48687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0489625" calcext:value-type="float">
            <text:p>0.0489625</text:p>
          </table:table-cell>
          <table:table-cell office:value-type="float" office:value="0.00250979" calcext:value-type="float">
            <text:p>0.00250979</text:p>
          </table:table-cell>
          <table:table-cell office:value-type="float" office:value="1.39906" calcext:value-type="float">
            <text:p>1.39906</text:p>
          </table:table-cell>
          <table:table-cell office:value-type="float" office:value="11.5236" calcext:value-type="float">
            <text:p>11.5236</text:p>
          </table:table-cell>
          <table:table-cell office:value-type="float" office:value="0.651029" calcext:value-type="float">
            <text:p>0.651029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24375" calcext:value-type="float">
            <text:p>0.224375</text:p>
          </table:table-cell>
          <table:table-cell office:value-type="float" office:value="0.0540094" calcext:value-type="float">
            <text:p>0.0540094</text:p>
          </table:table-cell>
          <table:table-cell office:value-type="float" office:value="0.00367394" calcext:value-type="float">
            <text:p>0.00367394</text:p>
          </table:table-cell>
          <table:table-cell office:value-type="float" office:value="0.614679" calcext:value-type="float">
            <text:p>0.614679</text:p>
          </table:table-cell>
          <table:table-cell office:value-type="float" office:value="18.6771" calcext:value-type="float">
            <text:p>18.6771</text:p>
          </table:table-cell>
          <table:table-cell office:value-type="float" office:value="0.580171" calcext:value-type="float">
            <text:p>0.580171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09375" calcext:value-type="float">
            <text:p>0.309375</text:p>
          </table:table-cell>
          <table:table-cell office:value-type="float" office:value="0.0971438" calcext:value-type="float">
            <text:p>0.0971438</text:p>
          </table:table-cell>
          <table:table-cell office:value-type="float" office:value="0.00994544" calcext:value-type="float">
            <text:p>0.00994544</text:p>
          </table:table-cell>
          <table:table-cell office:value-type="float" office:value="0.598316" calcext:value-type="float">
            <text:p>0.598316</text:p>
          </table:table-cell>
          <table:table-cell office:value-type="float" office:value="25.5588" calcext:value-type="float">
            <text:p>25.5588</text:p>
          </table:table-cell>
          <table:table-cell office:value-type="float" office:value="0.648704" calcext:value-type="float">
            <text:p>0.648704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3125" calcext:value-type="float">
            <text:p>0.313125</text:p>
          </table:table-cell>
          <table:table-cell office:value-type="float" office:value="0.101666" calcext:value-type="float">
            <text:p>0.101666</text:p>
          </table:table-cell>
          <table:table-cell office:value-type="float" office:value="0.0117451" calcext:value-type="float">
            <text:p>0.0117451</text:p>
          </table:table-cell>
          <table:table-cell office:value-type="float" office:value="1.05848" calcext:value-type="float">
            <text:p>1.05848</text:p>
          </table:table-cell>
          <table:table-cell office:value-type="float" office:value="19.5518" calcext:value-type="float">
            <text:p>19.5518</text:p>
          </table:table-cell>
          <table:table-cell office:value-type="float" office:value="0.621221" calcext:value-type="float">
            <text:p>0.621221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17031" calcext:value-type="float">
            <text:p>0.317031</text:p>
          </table:table-cell>
          <table:table-cell office:value-type="float" office:value="0.10362" calcext:value-type="float">
            <text:p>0.10362</text:p>
          </table:table-cell>
          <table:table-cell office:value-type="float" office:value="0.0120713" calcext:value-type="float">
            <text:p>0.0120713</text:p>
          </table:table-cell>
          <table:table-cell office:value-type="float" office:value="0.97742" calcext:value-type="float">
            <text:p>0.97742</text:p>
          </table:table-cell>
          <table:table-cell office:value-type="float" office:value="20.5668" calcext:value-type="float">
            <text:p>20.5668</text:p>
          </table:table-cell>
          <table:table-cell office:value-type="float" office:value="0.625248" calcext:value-type="float">
            <text:p>0.62524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2813" calcext:value-type="float">
            <text:p>0.302813</text:p>
          </table:table-cell>
          <table:table-cell office:value-type="float" office:value="0.0940113" calcext:value-type="float">
            <text:p>0.0940113</text:p>
          </table:table-cell>
          <table:table-cell office:value-type="float" office:value="0.00971772" calcext:value-type="float">
            <text:p>0.00971772</text:p>
          </table:table-cell>
          <table:table-cell office:value-type="float" office:value="1.17042" calcext:value-type="float">
            <text:p>1.17042</text:p>
          </table:table-cell>
          <table:table-cell office:value-type="float" office:value="17.8329" calcext:value-type="float">
            <text:p>17.8329</text:p>
          </table:table-cell>
          <table:table-cell office:value-type="float" office:value="0.633493" calcext:value-type="float">
            <text:p>0.63349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98125" calcext:value-type="float">
            <text:p>0.298125</text:p>
          </table:table-cell>
          <table:table-cell office:value-type="float" office:value="0.091843" calcext:value-type="float">
            <text:p>0.091843</text:p>
          </table:table-cell>
          <table:table-cell office:value-type="float" office:value="0.00951562" calcext:value-type="float">
            <text:p>0.00951562</text:p>
          </table:table-cell>
          <table:table-cell office:value-type="float" office:value="1.26934" calcext:value-type="float">
            <text:p>1.26934</text:p>
          </table:table-cell>
          <table:table-cell office:value-type="float" office:value="16.8953" calcext:value-type="float">
            <text:p>16.8953</text:p>
          </table:table-cell>
          <table:table-cell office:value-type="float" office:value="0.623969" calcext:value-type="float">
            <text:p>0.623969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98477" calcext:value-type="float">
            <text:p>0.298477</text:p>
          </table:table-cell>
          <table:table-cell office:value-type="float" office:value="0.0919149" calcext:value-type="float">
            <text:p>0.0919149</text:p>
          </table:table-cell>
          <table:table-cell office:value-type="float" office:value="0.00946358" calcext:value-type="float">
            <text:p>0.00946358</text:p>
          </table:table-cell>
          <table:table-cell office:value-type="float" office:value="1.18595" calcext:value-type="float">
            <text:p>1.18595</text:p>
          </table:table-cell>
          <table:table-cell office:value-type="float" office:value="17.5068" calcext:value-type="float">
            <text:p>17.5068</text:p>
          </table:table-cell>
          <table:table-cell office:value-type="float" office:value="0.626611" calcext:value-type="float">
            <text:p>0.626611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03936" calcext:value-type="float">
            <text:p>0.303936</text:p>
          </table:table-cell>
          <table:table-cell office:value-type="float" office:value="0.0954461" calcext:value-type="float">
            <text:p>0.0954461</text:p>
          </table:table-cell>
          <table:table-cell office:value-type="float" office:value="0.0102242" calcext:value-type="float">
            <text:p>0.0102242</text:p>
          </table:table-cell>
          <table:table-cell office:value-type="float" office:value="1.10617" calcext:value-type="float">
            <text:p>1.10617</text:p>
          </table:table-cell>
          <table:table-cell office:value-type="float" office:value="18.5034" calcext:value-type="float">
            <text:p>18.5034</text:p>
          </table:table-cell>
          <table:table-cell office:value-type="float" office:value="0.625897" calcext:value-type="float">
            <text:p>0.625897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2764" calcext:value-type="float">
            <text:p>0.302764</text:p>
          </table:table-cell>
          <table:table-cell office:value-type="float" office:value="0.094551" calcext:value-type="float">
            <text:p>0.094551</text:p>
          </table:table-cell>
          <table:table-cell office:value-type="float" office:value="0.0100098" calcext:value-type="float">
            <text:p>0.0100098</text:p>
          </table:table-cell>
          <table:table-cell office:value-type="float" office:value="1.27977" calcext:value-type="float">
            <text:p>1.27977</text:p>
          </table:table-cell>
          <table:table-cell office:value-type="float" office:value="17.0789" calcext:value-type="float">
            <text:p>17.0789</text:p>
          </table:table-cell>
          <table:table-cell office:value-type="float" office:value="0.626774" calcext:value-type="float">
            <text:p>0.626774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1191" calcext:value-type="float">
            <text:p>0.301191</text:p>
          </table:table-cell>
          <table:table-cell office:value-type="float" office:value="0.0937774" calcext:value-type="float">
            <text:p>0.0937774</text:p>
          </table:table-cell>
          <table:table-cell office:value-type="float" office:value="0.00991692" calcext:value-type="float">
            <text:p>0.00991692</text:p>
          </table:table-cell>
          <table:table-cell office:value-type="float" office:value="1.23096" calcext:value-type="float">
            <text:p>1.23096</text:p>
          </table:table-cell>
          <table:table-cell office:value-type="float" office:value="17.352" calcext:value-type="float">
            <text:p>17.352</text:p>
          </table:table-cell>
          <table:table-cell office:value-type="float" office:value="0.624111" calcext:value-type="float">
            <text:p>0.624111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03179" calcext:value-type="float">
            <text:p>0.303179</text:p>
          </table:table-cell>
          <table:table-cell office:value-type="float" office:value="0.0948465" calcext:value-type="float">
            <text:p>0.0948465</text:p>
          </table:table-cell>
          <table:table-cell office:value-type="float" office:value="0.0100834" calcext:value-type="float">
            <text:p>0.0100834</text:p>
          </table:table-cell>
          <table:table-cell office:value-type="float" office:value="1.16507" calcext:value-type="float">
            <text:p>1.16507</text:p>
          </table:table-cell>
          <table:table-cell office:value-type="float" office:value="17.9568" calcext:value-type="float">
            <text:p>17.9568</text:p>
          </table:table-cell>
          <table:table-cell office:value-type="float" office:value="0.62637" calcext:value-type="float">
            <text:p>0.62637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0401" calcext:value-type="float">
            <text:p>0.30401</text:p>
          </table:table-cell>
          <table:table-cell office:value-type="float" office:value="0.0953714" calcext:value-type="float">
            <text:p>0.0953714</text:p>
          </table:table-cell>
          <table:table-cell office:value-type="float" office:value="0.0102004" calcext:value-type="float">
            <text:p>0.0102004</text:p>
          </table:table-cell>
          <table:table-cell office:value-type="float" office:value="1.15121" calcext:value-type="float">
            <text:p>1.15121</text:p>
          </table:table-cell>
          <table:table-cell office:value-type="float" office:value="18.1195" calcext:value-type="float">
            <text:p>18.1195</text:p>
          </table:table-cell>
          <table:table-cell office:value-type="float" office:value="0.626183" calcext:value-type="float">
            <text:p>0.62618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02323" calcext:value-type="float">
            <text:p>0.302323</text:p>
          </table:table-cell>
          <table:table-cell office:value-type="float" office:value="0.094338" calcext:value-type="float">
            <text:p>0.094338</text:p>
          </table:table-cell>
          <table:table-cell office:value-type="float" office:value="0.00998194" calcext:value-type="float">
            <text:p>0.00998194</text:p>
          </table:table-cell>
          <table:table-cell office:value-type="float" office:value="1.17208" calcext:value-type="float">
            <text:p>1.17208</text:p>
          </table:table-cell>
          <table:table-cell office:value-type="float" office:value="17.8518" calcext:value-type="float">
            <text:p>17.8518</text:p>
          </table:table-cell>
          <table:table-cell office:value-type="float" office:value="0.62613" calcext:value-type="float">
            <text:p>0.6261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02063" calcext:value-type="float">
            <text:p>0.302063</text:p>
          </table:table-cell>
          <table:table-cell office:value-type="float" office:value="0.0941522" calcext:value-type="float">
            <text:p>0.0941522</text:p>
          </table:table-cell>
          <table:table-cell office:value-type="float" office:value="0.00993274" calcext:value-type="float">
            <text:p>0.00993274</text:p>
          </table:table-cell>
          <table:table-cell office:value-type="float" office:value="1.17728" calcext:value-type="float">
            <text:p>1.17728</text:p>
          </table:table-cell>
          <table:table-cell office:value-type="float" office:value="17.7929" calcext:value-type="float">
            <text:p>17.7929</text:p>
          </table:table-cell>
          <table:table-cell office:value-type="float" office:value="0.626503" calcext:value-type="float">
            <text:p>0.62650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02246" calcext:value-type="float">
            <text:p>0.302246</text:p>
          </table:table-cell>
          <table:table-cell office:value-type="float" office:value="0.0943144" calcext:value-type="float">
            <text:p>0.0943144</text:p>
          </table:table-cell>
          <table:table-cell office:value-type="float" office:value="0.00998379" calcext:value-type="float">
            <text:p>0.00998379</text:p>
          </table:table-cell>
          <table:table-cell office:value-type="float" office:value="1.17487" calcext:value-type="float">
            <text:p>1.17487</text:p>
          </table:table-cell>
          <table:table-cell office:value-type="float" office:value="17.8276" calcext:value-type="float">
            <text:p>17.8276</text:p>
          </table:table-cell>
          <table:table-cell office:value-type="float" office:value="0.625873" calcext:value-type="float">
            <text:p>0.62587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02551" calcext:value-type="float">
            <text:p>0.302551</text:p>
          </table:table-cell>
          <table:table-cell office:value-type="float" office:value="0.0944848" calcext:value-type="float">
            <text:p>0.0944848</text:p>
          </table:table-cell>
          <table:table-cell office:value-type="float" office:value="0.0100147" calcext:value-type="float">
            <text:p>0.0100147</text:p>
          </table:table-cell>
          <table:table-cell office:value-type="float" office:value="1.17459" calcext:value-type="float">
            <text:p>1.17459</text:p>
          </table:table-cell>
          <table:table-cell office:value-type="float" office:value="17.8464" calcext:value-type="float">
            <text:p>17.8464</text:p>
          </table:table-cell>
          <table:table-cell office:value-type="float" office:value="0.626066" calcext:value-type="float">
            <text:p>0.626066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2237" calcext:value-type="float">
            <text:p>0.302237</text:p>
          </table:table-cell>
          <table:table-cell office:value-type="float" office:value="0.0942905" calcext:value-type="float">
            <text:p>0.0942905</text:p>
          </table:table-cell>
          <table:table-cell office:value-type="float" office:value="0.00997182" calcext:value-type="float">
            <text:p>0.00997182</text:p>
          </table:table-cell>
          <table:table-cell office:value-type="float" office:value="1.16772" calcext:value-type="float">
            <text:p>1.16772</text:p>
          </table:table-cell>
          <table:table-cell office:value-type="float" office:value="17.8814" calcext:value-type="float">
            <text:p>17.8814</text:p>
          </table:table-cell>
          <table:table-cell office:value-type="float" office:value="0.626133" calcext:value-type="float">
            <text:p>0.6261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0000625" calcext:value-type="float">
            <text:p>6.25E-10</text:p>
          </table:table-cell>
          <table:table-cell office:value-type="float" office:value="0.302807" calcext:value-type="float">
            <text:p>0.30280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0.052225" calcext:value-type="float">
            <text:p>0.052225</text:p>
          </table:table-cell>
          <table:table-cell office:value-type="float" office:value="0.00305145" calcext:value-type="float">
            <text:p>0.00305145</text:p>
          </table:table-cell>
          <table:table-cell office:value-type="float" office:value="2.07587" calcext:value-type="float">
            <text:p>2.07587</text:p>
          </table:table-cell>
          <table:table-cell office:value-type="float" office:value="9.62232" calcext:value-type="float">
            <text:p>9.62232</text:p>
          </table:table-cell>
          <table:table-cell office:value-type="float" office:value="0.627069" calcext:value-type="float">
            <text:p>0.62706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2125" calcext:value-type="float">
            <text:p>0.32125</text:p>
          </table:table-cell>
          <table:table-cell office:value-type="float" office:value="0.103756" calcext:value-type="float">
            <text:p>0.103756</text:p>
          </table:table-cell>
          <table:table-cell office:value-type="float" office:value="0.0109872" calcext:value-type="float">
            <text:p>0.0109872</text:p>
          </table:table-cell>
          <table:table-cell office:value-type="float" office:value="0.638642" calcext:value-type="float">
            <text:p>0.638642</text:p>
          </table:table-cell>
          <table:table-cell office:value-type="float" office:value="25.5669" calcext:value-type="float">
            <text:p>25.5669</text:p>
          </table:table-cell>
          <table:table-cell office:value-type="float" office:value="0.659798" calcext:value-type="float">
            <text:p>0.659798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0.127813" calcext:value-type="float">
            <text:p>0.127813</text:p>
          </table:table-cell>
          <table:table-cell office:value-type="float" office:value="0.0172114" calcext:value-type="float">
            <text:p>0.0172114</text:p>
          </table:table-cell>
          <table:table-cell office:value-type="float" office:value="0.931101" calcext:value-type="float">
            <text:p>0.931101</text:p>
          </table:table-cell>
          <table:table-cell office:value-type="float" office:value="23.4674" calcext:value-type="float">
            <text:p>23.4674</text:p>
          </table:table-cell>
          <table:table-cell office:value-type="float" office:value="0.648805" calcext:value-type="float">
            <text:p>0.648805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41875" calcext:value-type="float">
            <text:p>0.341875</text:p>
          </table:table-cell>
          <table:table-cell office:value-type="float" office:value="0.11915" calcext:value-type="float">
            <text:p>0.11915</text:p>
          </table:table-cell>
          <table:table-cell office:value-type="float" office:value="0.0151735" calcext:value-type="float">
            <text:p>0.0151735</text:p>
          </table:table-cell>
          <table:table-cell office:value-type="float" office:value="0.571251" calcext:value-type="float">
            <text:p>0.571251</text:p>
          </table:table-cell>
          <table:table-cell office:value-type="float" office:value="29.019" calcext:value-type="float">
            <text:p>29.019</text:p>
          </table:table-cell>
          <table:table-cell office:value-type="float" office:value="0.643733" calcext:value-type="float">
            <text:p>0.643733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26406" calcext:value-type="float">
            <text:p>0.326406</text:p>
          </table:table-cell>
          <table:table-cell office:value-type="float" office:value="0.11041" calcext:value-type="float">
            <text:p>0.11041</text:p>
          </table:table-cell>
          <table:table-cell office:value-type="float" office:value="0.0137834" calcext:value-type="float">
            <text:p>0.0137834</text:p>
          </table:table-cell>
          <table:table-cell office:value-type="float" office:value="0.896591" calcext:value-type="float">
            <text:p>0.896591</text:p>
          </table:table-cell>
          <table:table-cell office:value-type="float" office:value="22.2035" calcext:value-type="float">
            <text:p>22.2035</text:p>
          </table:table-cell>
          <table:table-cell office:value-type="float" office:value="0.623108" calcext:value-type="float">
            <text:p>0.623108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4375" calcext:value-type="float">
            <text:p>0.284375</text:p>
          </table:table-cell>
          <table:table-cell office:value-type="float" office:value="0.0836641" calcext:value-type="float">
            <text:p>0.0836641</text:p>
          </table:table-cell>
          <table:table-cell office:value-type="float" office:value="0.00799386" calcext:value-type="float">
            <text:p>0.00799386</text:p>
          </table:table-cell>
          <table:table-cell office:value-type="float" office:value="0.990883" calcext:value-type="float">
            <text:p>0.990883</text:p>
          </table:table-cell>
          <table:table-cell office:value-type="float" office:value="18.2978" calcext:value-type="float">
            <text:p>18.2978</text:p>
          </table:table-cell>
          <table:table-cell office:value-type="float" office:value="0.619322" calcext:value-type="float">
            <text:p>0.619322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0664" calcext:value-type="float">
            <text:p>0.310664</text:p>
          </table:table-cell>
          <table:table-cell office:value-type="float" office:value="0.0989107" calcext:value-type="float">
            <text:p>0.0989107</text:p>
          </table:table-cell>
          <table:table-cell office:value-type="float" office:value="0.010733" calcext:value-type="float">
            <text:p>0.010733</text:p>
          </table:table-cell>
          <table:table-cell office:value-type="float" office:value="1.1467" calcext:value-type="float">
            <text:p>1.1467</text:p>
          </table:table-cell>
          <table:table-cell office:value-type="float" office:value="18.5002" calcext:value-type="float">
            <text:p>18.5002</text:p>
          </table:table-cell>
          <table:table-cell office:value-type="float" office:value="0.634309" calcext:value-type="float">
            <text:p>0.63430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02891" calcext:value-type="float">
            <text:p>0.302891</text:p>
          </table:table-cell>
          <table:table-cell office:value-type="float" office:value="0.0942916" calcext:value-type="float">
            <text:p>0.0942916</text:p>
          </table:table-cell>
          <table:table-cell office:value-type="float" office:value="0.00986422" calcext:value-type="float">
            <text:p>0.00986422</text:p>
          </table:table-cell>
          <table:table-cell office:value-type="float" office:value="1.08125" calcext:value-type="float">
            <text:p>1.08125</text:p>
          </table:table-cell>
          <table:table-cell office:value-type="float" office:value="18.6048" calcext:value-type="float">
            <text:p>18.6048</text:p>
          </table:table-cell>
          <table:table-cell office:value-type="float" office:value="0.630176" calcext:value-type="float">
            <text:p>0.630176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08086" calcext:value-type="float">
            <text:p>0.308086</text:p>
          </table:table-cell>
          <table:table-cell office:value-type="float" office:value="0.0974499" calcext:value-type="float">
            <text:p>0.0974499</text:p>
          </table:table-cell>
          <table:table-cell office:value-type="float" office:value="0.0104582" calcext:value-type="float">
            <text:p>0.0104582</text:p>
          </table:table-cell>
          <table:table-cell office:value-type="float" office:value="1.16444" calcext:value-type="float">
            <text:p>1.16444</text:p>
          </table:table-cell>
          <table:table-cell office:value-type="float" office:value="18.2143" calcext:value-type="float">
            <text:p>18.2143</text:p>
          </table:table-cell>
          <table:table-cell office:value-type="float" office:value="0.632909" calcext:value-type="float">
            <text:p>0.63290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10742" calcext:value-type="float">
            <text:p>0.310742</text:p>
          </table:table-cell>
          <table:table-cell office:value-type="float" office:value="0.0994505" calcext:value-type="float">
            <text:p>0.0994505</text:p>
          </table:table-cell>
          <table:table-cell office:value-type="float" office:value="0.0110258" calcext:value-type="float">
            <text:p>0.0110258</text:p>
          </table:table-cell>
          <table:table-cell office:value-type="float" office:value="1.10944" calcext:value-type="float">
            <text:p>1.10944</text:p>
          </table:table-cell>
          <table:table-cell office:value-type="float" office:value="18.8702" calcext:value-type="float">
            <text:p>18.8702</text:p>
          </table:table-cell>
          <table:table-cell office:value-type="float" office:value="0.628401" calcext:value-type="float">
            <text:p>0.628401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10137" calcext:value-type="float">
            <text:p>0.310137</text:p>
          </table:table-cell>
          <table:table-cell office:value-type="float" office:value="0.0990867" calcext:value-type="float">
            <text:p>0.0990867</text:p>
          </table:table-cell>
          <table:table-cell office:value-type="float" office:value="0.0109401" calcext:value-type="float">
            <text:p>0.0109401</text:p>
          </table:table-cell>
          <table:table-cell office:value-type="float" office:value="1.14988" calcext:value-type="float">
            <text:p>1.14988</text:p>
          </table:table-cell>
          <table:table-cell office:value-type="float" office:value="18.4908" calcext:value-type="float">
            <text:p>18.4908</text:p>
          </table:table-cell>
          <table:table-cell office:value-type="float" office:value="0.628578" calcext:value-type="float">
            <text:p>0.628578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6793" calcext:value-type="float">
            <text:p>0.306793</text:p>
          </table:table-cell>
          <table:table-cell office:value-type="float" office:value="0.0970194" calcext:value-type="float">
            <text:p>0.0970194</text:p>
          </table:table-cell>
          <table:table-cell office:value-type="float" office:value="0.0105231" calcext:value-type="float">
            <text:p>0.0105231</text:p>
          </table:table-cell>
          <table:table-cell office:value-type="float" office:value="1.12859" calcext:value-type="float">
            <text:p>1.12859</text:p>
          </table:table-cell>
          <table:table-cell office:value-type="float" office:value="18.468" calcext:value-type="float">
            <text:p>18.468</text:p>
          </table:table-cell>
          <table:table-cell office:value-type="float" office:value="0.627348" calcext:value-type="float">
            <text:p>0.627348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06834" calcext:value-type="float">
            <text:p>0.306834</text:p>
          </table:table-cell>
          <table:table-cell office:value-type="float" office:value="0.0970594" calcext:value-type="float">
            <text:p>0.0970594</text:p>
          </table:table-cell>
          <table:table-cell office:value-type="float" office:value="0.010519" calcext:value-type="float">
            <text:p>0.010519</text:p>
          </table:table-cell>
          <table:table-cell office:value-type="float" office:value="1.13504" calcext:value-type="float">
            <text:p>1.13504</text:p>
          </table:table-cell>
          <table:table-cell office:value-type="float" office:value="18.4178" calcext:value-type="float">
            <text:p>18.4178</text:p>
          </table:table-cell>
          <table:table-cell office:value-type="float" office:value="0.627799" calcext:value-type="float">
            <text:p>0.62779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06668" calcext:value-type="float">
            <text:p>0.306668</text:p>
          </table:table-cell>
          <table:table-cell office:value-type="float" office:value="0.0969205" calcext:value-type="float">
            <text:p>0.0969205</text:p>
          </table:table-cell>
          <table:table-cell office:value-type="float" office:value="0.0104759" calcext:value-type="float">
            <text:p>0.0104759</text:p>
          </table:table-cell>
          <table:table-cell office:value-type="float" office:value="1.15897" calcext:value-type="float">
            <text:p>1.15897</text:p>
          </table:table-cell>
          <table:table-cell office:value-type="float" office:value="18.2074" calcext:value-type="float">
            <text:p>18.2074</text:p>
          </table:table-cell>
          <table:table-cell office:value-type="float" office:value="0.62826" calcext:value-type="float">
            <text:p>0.62826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07186" calcext:value-type="float">
            <text:p>0.307186</text:p>
          </table:table-cell>
          <table:table-cell office:value-type="float" office:value="0.0972374" calcext:value-type="float">
            <text:p>0.0972374</text:p>
          </table:table-cell>
          <table:table-cell office:value-type="float" office:value="0.0105438" calcext:value-type="float">
            <text:p>0.0105438</text:p>
          </table:table-cell>
          <table:table-cell office:value-type="float" office:value="1.13665" calcext:value-type="float">
            <text:p>1.13665</text:p>
          </table:table-cell>
          <table:table-cell office:value-type="float" office:value="18.4217" calcext:value-type="float">
            <text:p>18.4217</text:p>
          </table:table-cell>
          <table:table-cell office:value-type="float" office:value="0.628286" calcext:value-type="float">
            <text:p>0.628286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05832" calcext:value-type="float">
            <text:p>0.305832</text:p>
          </table:table-cell>
          <table:table-cell office:value-type="float" office:value="0.0964137" calcext:value-type="float">
            <text:p>0.0964137</text:p>
          </table:table-cell>
          <table:table-cell office:value-type="float" office:value="0.0103792" calcext:value-type="float">
            <text:p>0.0103792</text:p>
          </table:table-cell>
          <table:table-cell office:value-type="float" office:value="1.14787" calcext:value-type="float">
            <text:p>1.14787</text:p>
          </table:table-cell>
          <table:table-cell office:value-type="float" office:value="18.2486" calcext:value-type="float">
            <text:p>18.2486</text:p>
          </table:table-cell>
          <table:table-cell office:value-type="float" office:value="0.627809" calcext:value-type="float">
            <text:p>0.62780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07098" calcext:value-type="float">
            <text:p>0.307098</text:p>
          </table:table-cell>
          <table:table-cell office:value-type="float" office:value="0.0971913" calcext:value-type="float">
            <text:p>0.0971913</text:p>
          </table:table-cell>
          <table:table-cell office:value-type="float" office:value="0.0105385" calcext:value-type="float">
            <text:p>0.0105385</text:p>
          </table:table-cell>
          <table:table-cell office:value-type="float" office:value="1.15006" calcext:value-type="float">
            <text:p>1.15006</text:p>
          </table:table-cell>
          <table:table-cell office:value-type="float" office:value="18.3063" calcext:value-type="float">
            <text:p>18.3063</text:p>
          </table:table-cell>
          <table:table-cell office:value-type="float" office:value="0.628119" calcext:value-type="float">
            <text:p>0.62811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06799" calcext:value-type="float">
            <text:p>0.306799</text:p>
          </table:table-cell>
          <table:table-cell office:value-type="float" office:value="0.0970367" calcext:value-type="float">
            <text:p>0.0970367</text:p>
          </table:table-cell>
          <table:table-cell office:value-type="float" office:value="0.0105187" calcext:value-type="float">
            <text:p>0.0105187</text:p>
          </table:table-cell>
          <table:table-cell office:value-type="float" office:value="1.14045" calcext:value-type="float">
            <text:p>1.14045</text:p>
          </table:table-cell>
          <table:table-cell office:value-type="float" office:value="18.3706" calcext:value-type="float">
            <text:p>18.3706</text:p>
          </table:table-cell>
          <table:table-cell office:value-type="float" office:value="0.627634" calcext:value-type="float">
            <text:p>0.627634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6707" calcext:value-type="float">
            <text:p>0.306707</text:p>
          </table:table-cell>
          <table:table-cell office:value-type="float" office:value="0.0969599" calcext:value-type="float">
            <text:p>0.0969599</text:p>
          </table:table-cell>
          <table:table-cell office:value-type="float" office:value="0.0104958" calcext:value-type="float">
            <text:p>0.0104958</text:p>
          </table:table-cell>
          <table:table-cell office:value-type="float" office:value="1.1427" calcext:value-type="float">
            <text:p>1.1427</text:p>
          </table:table-cell>
          <table:table-cell office:value-type="float" office:value="18.3444" calcext:value-type="float">
            <text:p>18.3444</text:p>
          </table:table-cell>
          <table:table-cell office:value-type="float" office:value="0.627857" calcext:value-type="float">
            <text:p>0.6278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0081" calcext:value-type="float">
            <text:p>8.1E-07</text:p>
          </table:table-cell>
          <table:table-cell office:value-type="float" office:value="0.200038" calcext:value-type="float">
            <text:p>0.200038</text:p>
          </table:table-cell>
          <table:table-cell office:value-type="float" office:value="2.85818" calcext:value-type="float">
            <text:p>2.85818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75" calcext:value-type="float">
            <text:p>0.097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00993053" calcext:value-type="float">
            <text:p>9.93053E-05</text:p>
          </table:table-cell>
          <table:table-cell office:value-type="float" office:value="1.30838" calcext:value-type="float">
            <text:p>1.30838</text:p>
          </table:table-cell>
          <table:table-cell office:value-type="float" office:value="4.46791" calcext:value-type="float">
            <text:p>4.46791</text:p>
          </table:table-cell>
          <table:table-cell office:value-type="float" office:value="0.645454" calcext:value-type="float">
            <text:p>0.645454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0675625" calcext:value-type="float">
            <text:p>0.0675625</text:p>
          </table:table-cell>
          <table:table-cell office:value-type="float" office:value="0.00575044" calcext:value-type="float">
            <text:p>0.00575044</text:p>
          </table:table-cell>
          <table:table-cell office:value-type="float" office:value="1.92284" calcext:value-type="float">
            <text:p>1.92284</text:p>
          </table:table-cell>
          <table:table-cell office:value-type="float" office:value="11.5484" calcext:value-type="float">
            <text:p>11.5484</text:p>
          </table:table-cell>
          <table:table-cell office:value-type="float" office:value="0.580078" calcext:value-type="float">
            <text:p>0.580078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2875" calcext:value-type="float">
            <text:p>0.32875</text:p>
          </table:table-cell>
          <table:table-cell office:value-type="float" office:value="0.109969" calcext:value-type="float">
            <text:p>0.109969</text:p>
          </table:table-cell>
          <table:table-cell office:value-type="float" office:value="0.0129643" calcext:value-type="float">
            <text:p>0.0129643</text:p>
          </table:table-cell>
          <table:table-cell office:value-type="float" office:value="1.78936" calcext:value-type="float">
            <text:p>1.78936</text:p>
          </table:table-cell>
          <table:table-cell office:value-type="float" office:value="15.5216" calcext:value-type="float">
            <text:p>15.5216</text:p>
          </table:table-cell>
          <table:table-cell office:value-type="float" office:value="0.642653" calcext:value-type="float">
            <text:p>0.642653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42812" calcext:value-type="float">
            <text:p>0.342812</text:p>
          </table:table-cell>
          <table:table-cell office:value-type="float" office:value="0.119833" calcext:value-type="float">
            <text:p>0.119833</text:p>
          </table:table-cell>
          <table:table-cell office:value-type="float" office:value="0.0153461" calcext:value-type="float">
            <text:p>0.0153461</text:p>
          </table:table-cell>
          <table:table-cell office:value-type="float" office:value="0.702536" calcext:value-type="float">
            <text:p>0.702536</text:p>
          </table:table-cell>
          <table:table-cell office:value-type="float" office:value="26.2068" calcext:value-type="float">
            <text:p>26.2068</text:p>
          </table:table-cell>
          <table:table-cell office:value-type="float" office:value="0.643773" calcext:value-type="float">
            <text:p>0.643773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5625" calcext:value-type="float">
            <text:p>0.305625</text:p>
          </table:table-cell>
          <table:table-cell office:value-type="float" office:value="0.0962219" calcext:value-type="float">
            <text:p>0.0962219</text:p>
          </table:table-cell>
          <table:table-cell office:value-type="float" office:value="0.0103144" calcext:value-type="float">
            <text:p>0.0103144</text:p>
          </table:table-cell>
          <table:table-cell office:value-type="float" office:value="0.826787" calcext:value-type="float">
            <text:p>0.826787</text:p>
          </table:table-cell>
          <table:table-cell office:value-type="float" office:value="21.5721" calcext:value-type="float">
            <text:p>21.5721</text:p>
          </table:table-cell>
          <table:table-cell office:value-type="float" office:value="0.628658" calcext:value-type="float">
            <text:p>0.628658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16641" calcext:value-type="float">
            <text:p>0.316641</text:p>
          </table:table-cell>
          <table:table-cell office:value-type="float" office:value="0.103139" calcext:value-type="float">
            <text:p>0.103139</text:p>
          </table:table-cell>
          <table:table-cell office:value-type="float" office:value="0.0117942" calcext:value-type="float">
            <text:p>0.0117942</text:p>
          </table:table-cell>
          <table:table-cell office:value-type="float" office:value="1.11838" calcext:value-type="float">
            <text:p>1.11838</text:p>
          </table:table-cell>
          <table:table-cell office:value-type="float" office:value="19.1477" calcext:value-type="float">
            <text:p>19.1477</text:p>
          </table:table-cell>
          <table:table-cell office:value-type="float" office:value="0.63043" calcext:value-type="float">
            <text:p>0.63043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2656" calcext:value-type="float">
            <text:p>0.302656</text:p>
          </table:table-cell>
          <table:table-cell office:value-type="float" office:value="0.0941348" calcext:value-type="float">
            <text:p>0.0941348</text:p>
          </table:table-cell>
          <table:table-cell office:value-type="float" office:value="0.009815" calcext:value-type="float">
            <text:p>0.009815</text:p>
          </table:table-cell>
          <table:table-cell office:value-type="float" office:value="1.31936" calcext:value-type="float">
            <text:p>1.31936</text:p>
          </table:table-cell>
          <table:table-cell office:value-type="float" office:value="16.7732" calcext:value-type="float">
            <text:p>16.7732</text:p>
          </table:table-cell>
          <table:table-cell office:value-type="float" office:value="0.630794" calcext:value-type="float">
            <text:p>0.630794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06816" calcext:value-type="float">
            <text:p>0.306816</text:p>
          </table:table-cell>
          <table:table-cell office:value-type="float" office:value="0.0969905" calcext:value-type="float">
            <text:p>0.0969905</text:p>
          </table:table-cell>
          <table:table-cell office:value-type="float" office:value="0.0105095" calcext:value-type="float">
            <text:p>0.0105095</text:p>
          </table:table-cell>
          <table:table-cell office:value-type="float" office:value="1.02547" calcext:value-type="float">
            <text:p>1.02547</text:p>
          </table:table-cell>
          <table:table-cell office:value-type="float" office:value="19.3979" calcext:value-type="float">
            <text:p>19.3979</text:p>
          </table:table-cell>
          <table:table-cell office:value-type="float" office:value="0.627606" calcext:value-type="float">
            <text:p>0.627606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1415" calcext:value-type="float">
            <text:p>0.31415</text:p>
          </table:table-cell>
          <table:table-cell office:value-type="float" office:value="0.101935" calcext:value-type="float">
            <text:p>0.101935</text:p>
          </table:table-cell>
          <table:table-cell office:value-type="float" office:value="0.0117217" calcext:value-type="float">
            <text:p>0.0117217</text:p>
          </table:table-cell>
          <table:table-cell office:value-type="float" office:value="1.10835" calcext:value-type="float">
            <text:p>1.10835</text:p>
          </table:table-cell>
          <table:table-cell office:value-type="float" office:value="19.1209" calcext:value-type="float">
            <text:p>19.1209</text:p>
          </table:table-cell>
          <table:table-cell office:value-type="float" office:value="0.623974" calcext:value-type="float">
            <text:p>0.623974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09688" calcext:value-type="float">
            <text:p>0.309688</text:p>
          </table:table-cell>
          <table:table-cell office:value-type="float" office:value="0.0986402" calcext:value-type="float">
            <text:p>0.0986402</text:p>
          </table:table-cell>
          <table:table-cell office:value-type="float" office:value="0.0107878" calcext:value-type="float">
            <text:p>0.0107878</text:p>
          </table:table-cell>
          <table:table-cell office:value-type="float" office:value="1.1336" calcext:value-type="float">
            <text:p>1.1336</text:p>
          </table:table-cell>
          <table:table-cell office:value-type="float" office:value="18.5838" calcext:value-type="float">
            <text:p>18.5838</text:p>
          </table:table-cell>
          <table:table-cell office:value-type="float" office:value="0.630423" calcext:value-type="float">
            <text:p>0.630423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9739" calcext:value-type="float">
            <text:p>0.309739</text:p>
          </table:table-cell>
          <table:table-cell office:value-type="float" office:value="0.0985709" calcext:value-type="float">
            <text:p>0.0985709</text:p>
          </table:table-cell>
          <table:table-cell office:value-type="float" office:value="0.0107281" calcext:value-type="float">
            <text:p>0.0107281</text:p>
          </table:table-cell>
          <table:table-cell office:value-type="float" office:value="1.12102" calcext:value-type="float">
            <text:p>1.12102</text:p>
          </table:table-cell>
          <table:table-cell office:value-type="float" office:value="18.6841" calcext:value-type="float">
            <text:p>18.6841</text:p>
          </table:table-cell>
          <table:table-cell office:value-type="float" office:value="0.631954" calcext:value-type="float">
            <text:p>0.631954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12524" calcext:value-type="float">
            <text:p>0.312524</text:p>
          </table:table-cell>
          <table:table-cell office:value-type="float" office:value="0.10064" calcext:value-type="float">
            <text:p>0.10064</text:p>
          </table:table-cell>
          <table:table-cell office:value-type="float" office:value="0.0112909" calcext:value-type="float">
            <text:p>0.0112909</text:p>
          </table:table-cell>
          <table:table-cell office:value-type="float" office:value="1.09231" calcext:value-type="float">
            <text:p>1.09231</text:p>
          </table:table-cell>
          <table:table-cell office:value-type="float" office:value="19.1384" calcext:value-type="float">
            <text:p>19.1384</text:p>
          </table:table-cell>
          <table:table-cell office:value-type="float" office:value="0.628406" calcext:value-type="float">
            <text:p>0.628406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09028" calcext:value-type="float">
            <text:p>0.309028</text:p>
          </table:table-cell>
          <table:table-cell office:value-type="float" office:value="0.0983844" calcext:value-type="float">
            <text:p>0.0983844</text:p>
          </table:table-cell>
          <table:table-cell office:value-type="float" office:value="0.0107744" calcext:value-type="float">
            <text:p>0.0107744</text:p>
          </table:table-cell>
          <table:table-cell office:value-type="float" office:value="1.13935" calcext:value-type="float">
            <text:p>1.13935</text:p>
          </table:table-cell>
          <table:table-cell office:value-type="float" office:value="18.5107" calcext:value-type="float">
            <text:p>18.5107</text:p>
          </table:table-cell>
          <table:table-cell office:value-type="float" office:value="0.628963" calcext:value-type="float">
            <text:p>0.628963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09509" calcext:value-type="float">
            <text:p>0.309509</text:p>
          </table:table-cell>
          <table:table-cell office:value-type="float" office:value="0.0985677" calcext:value-type="float">
            <text:p>0.0985677</text:p>
          </table:table-cell>
          <table:table-cell office:value-type="float" office:value="0.0107884" calcext:value-type="float">
            <text:p>0.0107884</text:p>
          </table:table-cell>
          <table:table-cell office:value-type="float" office:value="1.12176" calcext:value-type="float">
            <text:p>1.12176</text:p>
          </table:table-cell>
          <table:table-cell office:value-type="float" office:value="18.6774" calcext:value-type="float">
            <text:p>18.6774</text:p>
          </table:table-cell>
          <table:table-cell office:value-type="float" office:value="0.62986" calcext:value-type="float">
            <text:p>0.62986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11239" calcext:value-type="float">
            <text:p>0.311239</text:p>
          </table:table-cell>
          <table:table-cell office:value-type="float" office:value="0.099689" calcext:value-type="float">
            <text:p>0.099689</text:p>
          </table:table-cell>
          <table:table-cell office:value-type="float" office:value="0.0110392" calcext:value-type="float">
            <text:p>0.0110392</text:p>
          </table:table-cell>
          <table:table-cell office:value-type="float" office:value="1.10769" calcext:value-type="float">
            <text:p>1.10769</text:p>
          </table:table-cell>
          <table:table-cell office:value-type="float" office:value="18.9088" calcext:value-type="float">
            <text:p>18.9088</text:p>
          </table:table-cell>
          <table:table-cell office:value-type="float" office:value="0.629728" calcext:value-type="float">
            <text:p>0.629728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11468" calcext:value-type="float">
            <text:p>0.311468</text:p>
          </table:table-cell>
          <table:table-cell office:value-type="float" office:value="0.0998697" calcext:value-type="float">
            <text:p>0.0998697</text:p>
          </table:table-cell>
          <table:table-cell office:value-type="float" office:value="0.0110888" calcext:value-type="float">
            <text:p>0.0110888</text:p>
          </table:table-cell>
          <table:table-cell office:value-type="float" office:value="1.12726" calcext:value-type="float">
            <text:p>1.12726</text:p>
          </table:table-cell>
          <table:table-cell office:value-type="float" office:value="18.7568" calcext:value-type="float">
            <text:p>18.7568</text:p>
          </table:table-cell>
          <table:table-cell office:value-type="float" office:value="0.629407" calcext:value-type="float">
            <text:p>0.629407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11571" calcext:value-type="float">
            <text:p>0.311571</text:p>
          </table:table-cell>
          <table:table-cell office:value-type="float" office:value="0.0999051" calcext:value-type="float">
            <text:p>0.0999051</text:p>
          </table:table-cell>
          <table:table-cell office:value-type="float" office:value="0.0110844" calcext:value-type="float">
            <text:p>0.0110844</text:p>
          </table:table-cell>
          <table:table-cell office:value-type="float" office:value="1.1191" calcext:value-type="float">
            <text:p>1.1191</text:p>
          </table:table-cell>
          <table:table-cell office:value-type="float" office:value="18.8304" calcext:value-type="float">
            <text:p>18.8304</text:p>
          </table:table-cell>
          <table:table-cell office:value-type="float" office:value="0.629817" calcext:value-type="float">
            <text:p>0.629817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11273" calcext:value-type="float">
            <text:p>0.311273</text:p>
          </table:table-cell>
          <table:table-cell office:value-type="float" office:value="0.0996987" calcext:value-type="float">
            <text:p>0.0996987</text:p>
          </table:table-cell>
          <table:table-cell office:value-type="float" office:value="0.0110345" calcext:value-type="float">
            <text:p>0.0110345</text:p>
          </table:table-cell>
          <table:table-cell office:value-type="float" office:value="1.12035" calcext:value-type="float">
            <text:p>1.12035</text:p>
          </table:table-cell>
          <table:table-cell office:value-type="float" office:value="18.7996" calcext:value-type="float">
            <text:p>18.7996</text:p>
          </table:table-cell>
          <table:table-cell office:value-type="float" office:value="0.629958" calcext:value-type="float">
            <text:p>0.629958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1253" calcext:value-type="float">
            <text:p>0.311253</text:p>
          </table:table-cell>
          <table:table-cell office:value-type="float" office:value="0.0996989" calcext:value-type="float">
            <text:p>0.0996989</text:p>
          </table:table-cell>
          <table:table-cell office:value-type="float" office:value="0.0110391" calcext:value-type="float">
            <text:p>0.0110391</text:p>
          </table:table-cell>
          <table:table-cell office:value-type="float" office:value="1.12113" calcext:value-type="float">
            <text:p>1.12113</text:p>
          </table:table-cell>
          <table:table-cell office:value-type="float" office:value="18.7929" calcext:value-type="float">
            <text:p>18.7929</text:p>
          </table:table-cell>
          <table:table-cell office:value-type="float" office:value="0.629805" calcext:value-type="float">
            <text:p>0.6298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000915063" calcext:value-type="float">
            <text:p>9.15063E-06</text:p>
          </table:table-cell>
          <table:table-cell office:value-type="float" office:value="0.807854" calcext:value-type="float">
            <text:p>0.807854</text:p>
          </table:table-cell>
          <table:table-cell office:value-type="float" office:value="2.25508" calcext:value-type="float">
            <text:p>2.25508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225" calcext:value-type="float">
            <text:p>0.2225</text:p>
          </table:table-cell>
          <table:table-cell office:value-type="float" office:value="0.0505625" calcext:value-type="float">
            <text:p>0.0505625</text:p>
          </table:table-cell>
          <table:table-cell office:value-type="float" office:value="0.00276573" calcext:value-type="float">
            <text:p>0.00276573</text:p>
          </table:table-cell>
          <table:table-cell office:value-type="float" office:value="1.33764" calcext:value-type="float">
            <text:p>1.33764</text:p>
          </table:table-cell>
          <table:table-cell office:value-type="float" office:value="12.0103" calcext:value-type="float">
            <text:p>12.0103</text:p>
          </table:table-cell>
          <table:table-cell office:value-type="float" office:value="0.639395" calcext:value-type="float">
            <text:p>0.639395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153" calcext:value-type="float">
            <text:p>0.153</text:p>
          </table:table-cell>
          <table:table-cell office:value-type="float" office:value="0.023995" calcext:value-type="float">
            <text:p>0.023995</text:p>
          </table:table-cell>
          <table:table-cell office:value-type="float" office:value="0.984332" calcext:value-type="float">
            <text:p>0.984332</text:p>
          </table:table-cell>
          <table:table-cell office:value-type="float" office:value="24.9989" calcext:value-type="float">
            <text:p>24.9989</text:p>
          </table:table-cell>
          <table:table-cell office:value-type="float" office:value="0.658323" calcext:value-type="float">
            <text:p>0.658323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5625" calcext:value-type="float">
            <text:p>0.35625</text:p>
          </table:table-cell>
          <table:table-cell office:value-type="float" office:value="0.127463" calcext:value-type="float">
            <text:p>0.127463</text:p>
          </table:table-cell>
          <table:table-cell office:value-type="float" office:value="0.016533" calcext:value-type="float">
            <text:p>0.016533</text:p>
          </table:table-cell>
          <table:table-cell office:value-type="float" office:value="1.41553" calcext:value-type="float">
            <text:p>1.41553</text:p>
          </table:table-cell>
          <table:table-cell office:value-type="float" office:value="18.9141" calcext:value-type="float">
            <text:p>18.9141</text:p>
          </table:table-cell>
          <table:table-cell office:value-type="float" office:value="0.660793" calcext:value-type="float">
            <text:p>0.660793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1875" calcext:value-type="float">
            <text:p>0.331875</text:p>
          </table:table-cell>
          <table:table-cell office:value-type="float" office:value="0.114662" calcext:value-type="float">
            <text:p>0.114662</text:p>
          </table:table-cell>
          <table:table-cell office:value-type="float" office:value="0.015296" calcext:value-type="float">
            <text:p>0.015296</text:p>
          </table:table-cell>
          <table:table-cell office:value-type="float" office:value="1.13028" calcext:value-type="float">
            <text:p>1.13028</text:p>
          </table:table-cell>
          <table:table-cell office:value-type="float" office:value="20.1079" calcext:value-type="float">
            <text:p>20.1079</text:p>
          </table:table-cell>
          <table:table-cell office:value-type="float" office:value="0.612194" calcext:value-type="float">
            <text:p>0.612194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125" calcext:value-type="float">
            <text:p>0.30125</text:p>
          </table:table-cell>
          <table:table-cell office:value-type="float" office:value="0.0953187" calcext:value-type="float">
            <text:p>0.0953187</text:p>
          </table:table-cell>
          <table:table-cell office:value-type="float" office:value="0.010826" calcext:value-type="float">
            <text:p>0.010826</text:p>
          </table:table-cell>
          <table:table-cell office:value-type="float" office:value="0.91134" calcext:value-type="float">
            <text:p>0.91134</text:p>
          </table:table-cell>
          <table:table-cell office:value-type="float" office:value="20.4251" calcext:value-type="float">
            <text:p>20.4251</text:p>
          </table:table-cell>
          <table:table-cell office:value-type="float" office:value="0.602816" calcext:value-type="float">
            <text:p>0.602816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27109" calcext:value-type="float">
            <text:p>0.327109</text:p>
          </table:table-cell>
          <table:table-cell office:value-type="float" office:value="0.109364" calcext:value-type="float">
            <text:p>0.109364</text:p>
          </table:table-cell>
          <table:table-cell office:value-type="float" office:value="0.0130497" calcext:value-type="float">
            <text:p>0.0130497</text:p>
          </table:table-cell>
          <table:table-cell office:value-type="float" office:value="1.28234" calcext:value-type="float">
            <text:p>1.28234</text:p>
          </table:table-cell>
          <table:table-cell office:value-type="float" office:value="18.3926" calcext:value-type="float">
            <text:p>18.3926</text:p>
          </table:table-cell>
          <table:table-cell office:value-type="float" office:value="0.636309" calcext:value-type="float">
            <text:p>0.636309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3477" calcext:value-type="float">
            <text:p>0.313477</text:p>
          </table:table-cell>
          <table:table-cell office:value-type="float" office:value="0.101179" calcext:value-type="float">
            <text:p>0.101179</text:p>
          </table:table-cell>
          <table:table-cell office:value-type="float" office:value="0.0113843" calcext:value-type="float">
            <text:p>0.0113843</text:p>
          </table:table-cell>
          <table:table-cell office:value-type="float" office:value="0.983669" calcext:value-type="float">
            <text:p>0.983669</text:p>
          </table:table-cell>
          <table:table-cell office:value-type="float" office:value="20.251" calcext:value-type="float">
            <text:p>20.251</text:p>
          </table:table-cell>
          <table:table-cell office:value-type="float" office:value="0.629317" calcext:value-type="float">
            <text:p>0.62931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14531" calcext:value-type="float">
            <text:p>0.314531</text:p>
          </table:table-cell>
          <table:table-cell office:value-type="float" office:value="0.101968" calcext:value-type="float">
            <text:p>0.101968</text:p>
          </table:table-cell>
          <table:table-cell office:value-type="float" office:value="0.0116068" calcext:value-type="float">
            <text:p>0.0116068</text:p>
          </table:table-cell>
          <table:table-cell office:value-type="float" office:value="1.24914" calcext:value-type="float">
            <text:p>1.24914</text:p>
          </table:table-cell>
          <table:table-cell office:value-type="float" office:value="17.982" calcext:value-type="float">
            <text:p>17.982</text:p>
          </table:table-cell>
          <table:table-cell office:value-type="float" office:value="0.627897" calcext:value-type="float">
            <text:p>0.62789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18594" calcext:value-type="float">
            <text:p>0.318594</text:p>
          </table:table-cell>
          <table:table-cell office:value-type="float" office:value="0.104042" calcext:value-type="float">
            <text:p>0.104042</text:p>
          </table:table-cell>
          <table:table-cell office:value-type="float" office:value="0.0118336" calcext:value-type="float">
            <text:p>0.0118336</text:p>
          </table:table-cell>
          <table:table-cell office:value-type="float" office:value="1.09075" calcext:value-type="float">
            <text:p>1.09075</text:p>
          </table:table-cell>
          <table:table-cell office:value-type="float" office:value="19.4823" calcext:value-type="float">
            <text:p>19.4823</text:p>
          </table:table-cell>
          <table:table-cell office:value-type="float" office:value="0.635597" calcext:value-type="float">
            <text:p>0.63559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16216" calcext:value-type="float">
            <text:p>0.316216</text:p>
          </table:table-cell>
          <table:table-cell office:value-type="float" office:value="0.102762" calcext:value-type="float">
            <text:p>0.102762</text:p>
          </table:table-cell>
          <table:table-cell office:value-type="float" office:value="0.011672" calcext:value-type="float">
            <text:p>0.011672</text:p>
          </table:table-cell>
          <table:table-cell office:value-type="float" office:value="1.06293" calcext:value-type="float">
            <text:p>1.06293</text:p>
          </table:table-cell>
          <table:table-cell office:value-type="float" office:value="19.6174" calcext:value-type="float">
            <text:p>19.6174</text:p>
          </table:table-cell>
          <table:table-cell office:value-type="float" office:value="0.631567" calcext:value-type="float">
            <text:p>0.63156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15393" calcext:value-type="float">
            <text:p>0.315393</text:p>
          </table:table-cell>
          <table:table-cell office:value-type="float" office:value="0.10225" calcext:value-type="float">
            <text:p>0.10225</text:p>
          </table:table-cell>
          <table:table-cell office:value-type="float" office:value="0.0115627" calcext:value-type="float">
            <text:p>0.0115627</text:p>
          </table:table-cell>
          <table:table-cell office:value-type="float" office:value="1.0765" calcext:value-type="float">
            <text:p>1.0765</text:p>
          </table:table-cell>
          <table:table-cell office:value-type="float" office:value="19.4402" calcext:value-type="float">
            <text:p>19.4402</text:p>
          </table:table-cell>
          <table:table-cell office:value-type="float" office:value="0.631354" calcext:value-type="float">
            <text:p>0.631354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1447" calcext:value-type="float">
            <text:p>0.31447</text:p>
          </table:table-cell>
          <table:table-cell office:value-type="float" office:value="0.101696" calcext:value-type="float">
            <text:p>0.101696</text:p>
          </table:table-cell>
          <table:table-cell office:value-type="float" office:value="0.0114446" calcext:value-type="float">
            <text:p>0.0114446</text:p>
          </table:table-cell>
          <table:table-cell office:value-type="float" office:value="1.10274" calcext:value-type="float">
            <text:p>1.10274</text:p>
          </table:table-cell>
          <table:table-cell office:value-type="float" office:value="19.1476" calcext:value-type="float">
            <text:p>19.1476</text:p>
          </table:table-cell>
          <table:table-cell office:value-type="float" office:value="0.631132" calcext:value-type="float">
            <text:p>0.631132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14955" calcext:value-type="float">
            <text:p>0.314955</text:p>
          </table:table-cell>
          <table:table-cell office:value-type="float" office:value="0.102009" calcext:value-type="float">
            <text:p>0.102009</text:p>
          </table:table-cell>
          <table:table-cell office:value-type="float" office:value="0.0115185" calcext:value-type="float">
            <text:p>0.0115185</text:p>
          </table:table-cell>
          <table:table-cell office:value-type="float" office:value="1.09066" calcext:value-type="float">
            <text:p>1.09066</text:p>
          </table:table-cell>
          <table:table-cell office:value-type="float" office:value="19.2867" calcext:value-type="float">
            <text:p>19.2867</text:p>
          </table:table-cell>
          <table:table-cell office:value-type="float" office:value="0.631026" calcext:value-type="float">
            <text:p>0.631026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16212" calcext:value-type="float">
            <text:p>0.316212</text:p>
          </table:table-cell>
          <table:table-cell office:value-type="float" office:value="0.102704" calcext:value-type="float">
            <text:p>0.102704</text:p>
          </table:table-cell>
          <table:table-cell office:value-type="float" office:value="0.0116424" calcext:value-type="float">
            <text:p>0.0116424</text:p>
          </table:table-cell>
          <table:table-cell office:value-type="float" office:value="1.10237" calcext:value-type="float">
            <text:p>1.10237</text:p>
          </table:table-cell>
          <table:table-cell office:value-type="float" office:value="19.2483" calcext:value-type="float">
            <text:p>19.2483</text:p>
          </table:table-cell>
          <table:table-cell office:value-type="float" office:value="0.632087" calcext:value-type="float">
            <text:p>0.63208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15556" calcext:value-type="float">
            <text:p>0.315556</text:p>
          </table:table-cell>
          <table:table-cell office:value-type="float" office:value="0.102397" calcext:value-type="float">
            <text:p>0.102397</text:p>
          </table:table-cell>
          <table:table-cell office:value-type="float" office:value="0.0116179" calcext:value-type="float">
            <text:p>0.0116179</text:p>
          </table:table-cell>
          <table:table-cell office:value-type="float" office:value="1.11182" calcext:value-type="float">
            <text:p>1.11182</text:p>
          </table:table-cell>
          <table:table-cell office:value-type="float" office:value="19.1345" calcext:value-type="float">
            <text:p>19.1345</text:p>
          </table:table-cell>
          <table:table-cell office:value-type="float" office:value="0.630654" calcext:value-type="float">
            <text:p>0.630654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15473" calcext:value-type="float">
            <text:p>0.315473</text:p>
          </table:table-cell>
          <table:table-cell office:value-type="float" office:value="0.102311" calcext:value-type="float">
            <text:p>0.102311</text:p>
          </table:table-cell>
          <table:table-cell office:value-type="float" office:value="0.0115851" calcext:value-type="float">
            <text:p>0.0115851</text:p>
          </table:table-cell>
          <table:table-cell office:value-type="float" office:value="1.09869" calcext:value-type="float">
            <text:p>1.09869</text:p>
          </table:table-cell>
          <table:table-cell office:value-type="float" office:value="19.2434" calcext:value-type="float">
            <text:p>19.2434</text:p>
          </table:table-cell>
          <table:table-cell office:value-type="float" office:value="0.631083" calcext:value-type="float">
            <text:p>0.631083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1608" calcext:value-type="float">
            <text:p>0.31608</text:p>
          </table:table-cell>
          <table:table-cell office:value-type="float" office:value="0.10267" calcext:value-type="float">
            <text:p>0.10267</text:p>
          </table:table-cell>
          <table:table-cell office:value-type="float" office:value="0.0116497" calcext:value-type="float">
            <text:p>0.0116497</text:p>
          </table:table-cell>
          <table:table-cell office:value-type="float" office:value="1.09824" calcext:value-type="float">
            <text:p>1.09824</text:p>
          </table:table-cell>
          <table:table-cell office:value-type="float" office:value="19.2821" calcext:value-type="float">
            <text:p>19.2821</text:p>
          </table:table-cell>
          <table:table-cell office:value-type="float" office:value="0.63161" calcext:value-type="float">
            <text:p>0.63161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15582" calcext:value-type="float">
            <text:p>0.315582</text:p>
          </table:table-cell>
          <table:table-cell office:value-type="float" office:value="0.102373" calcext:value-type="float">
            <text:p>0.102373</text:p>
          </table:table-cell>
          <table:table-cell office:value-type="float" office:value="0.0115934" calcext:value-type="float">
            <text:p>0.0115934</text:p>
          </table:table-cell>
          <table:table-cell office:value-type="float" office:value="1.09806" calcext:value-type="float">
            <text:p>1.09806</text:p>
          </table:table-cell>
          <table:table-cell office:value-type="float" office:value="19.2551" calcext:value-type="float">
            <text:p>19.2551</text:p>
          </table:table-cell>
          <table:table-cell office:value-type="float" office:value="0.631262" calcext:value-type="float">
            <text:p>0.631262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6078" calcext:value-type="float">
            <text:p>0.316078</text:p>
          </table:table-cell>
          <table:table-cell office:value-type="float" office:value="0.102669" calcext:value-type="float">
            <text:p>0.102669</text:p>
          </table:table-cell>
          <table:table-cell office:value-type="float" office:value="0.0116514" calcext:value-type="float">
            <text:p>0.0116514</text:p>
          </table:table-cell>
          <table:table-cell office:value-type="float" office:value="1.10075" calcext:value-type="float">
            <text:p>1.10075</text:p>
          </table:table-cell>
          <table:table-cell office:value-type="float" office:value="19.2594" calcext:value-type="float">
            <text:p>19.2594</text:p>
          </table:table-cell>
          <table:table-cell office:value-type="float" office:value="0.631549" calcext:value-type="float">
            <text:p>0.6315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0081" calcext:value-type="float">
            <text:p>8.1E-07</text:p>
          </table:table-cell>
          <table:table-cell office:value-type="float" office:value="1.45415" calcext:value-type="float">
            <text:p>1.4541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0279841" calcext:value-type="float">
            <text:p>0.00279841</text:p>
          </table:table-cell>
          <table:table-cell office:value-type="float" office:value="0.313152" calcext:value-type="float">
            <text:p>0.313152</text:p>
          </table:table-cell>
          <table:table-cell office:value-type="float" office:value="26.0784" calcext:value-type="float">
            <text:p>26.0784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675" calcext:value-type="float">
            <text:p>0.3675</text:p>
          </table:table-cell>
          <table:table-cell office:value-type="float" office:value="0.137788" calcext:value-type="float">
            <text:p>0.137788</text:p>
          </table:table-cell>
          <table:table-cell office:value-type="float" office:value="0.0202709" calcext:value-type="float">
            <text:p>0.0202709</text:p>
          </table:table-cell>
          <table:table-cell office:value-type="float" office:value="0.862259" calcext:value-type="float">
            <text:p>0.862259</text:p>
          </table:table-cell>
          <table:table-cell office:value-type="float" office:value="25.353" calcext:value-type="float">
            <text:p>25.353</text:p>
          </table:table-cell>
          <table:table-cell office:value-type="float" office:value="0.644096" calcext:value-type="float">
            <text:p>0.644096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2625" calcext:value-type="float">
            <text:p>0.32625</text:p>
          </table:table-cell>
          <table:table-cell office:value-type="float" office:value="0.107437" calcext:value-type="float">
            <text:p>0.107437</text:p>
          </table:table-cell>
          <table:table-cell office:value-type="float" office:value="0.0119702" calcext:value-type="float">
            <text:p>0.0119702</text:p>
          </table:table-cell>
          <table:table-cell office:value-type="float" office:value="1.63139" calcext:value-type="float">
            <text:p>1.63139</text:p>
          </table:table-cell>
          <table:table-cell office:value-type="float" office:value="16.0903" calcext:value-type="float">
            <text:p>16.0903</text:p>
          </table:table-cell>
          <table:table-cell office:value-type="float" office:value="0.654323" calcext:value-type="float">
            <text:p>0.654323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47187" calcext:value-type="float">
            <text:p>0.347187</text:p>
          </table:table-cell>
          <table:table-cell office:value-type="float" office:value="0.121467" calcext:value-type="float">
            <text:p>0.121467</text:p>
          </table:table-cell>
          <table:table-cell office:value-type="float" office:value="0.015234" calcext:value-type="float">
            <text:p>0.015234</text:p>
          </table:table-cell>
          <table:table-cell office:value-type="float" office:value="0.929318" calcext:value-type="float">
            <text:p>0.929318</text:p>
          </table:table-cell>
          <table:table-cell office:value-type="float" office:value="22.8887" calcext:value-type="float">
            <text:p>22.8887</text:p>
          </table:table-cell>
          <table:table-cell office:value-type="float" office:value="0.655828" calcext:value-type="float">
            <text:p>0.655828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23594" calcext:value-type="float">
            <text:p>0.323594</text:p>
          </table:table-cell>
          <table:table-cell office:value-type="float" office:value="0.107059" calcext:value-type="float">
            <text:p>0.107059</text:p>
          </table:table-cell>
          <table:table-cell office:value-type="float" office:value="0.0123944" calcext:value-type="float">
            <text:p>0.0123944</text:p>
          </table:table-cell>
          <table:table-cell office:value-type="float" office:value="1.22701" calcext:value-type="float">
            <text:p>1.22701</text:p>
          </table:table-cell>
          <table:table-cell office:value-type="float" office:value="18.6098" calcext:value-type="float">
            <text:p>18.6098</text:p>
          </table:table-cell>
          <table:table-cell office:value-type="float" office:value="0.639538" calcext:value-type="float">
            <text:p>0.639538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38438" calcext:value-type="float">
            <text:p>0.338438</text:p>
          </table:table-cell>
          <table:table-cell office:value-type="float" office:value="0.117309" calcext:value-type="float">
            <text:p>0.117309</text:p>
          </table:table-cell>
          <table:table-cell office:value-type="float" office:value="0.0151347" calcext:value-type="float">
            <text:p>0.0151347</text:p>
          </table:table-cell>
          <table:table-cell office:value-type="float" office:value="1.19278" calcext:value-type="float">
            <text:p>1.19278</text:p>
          </table:table-cell>
          <table:table-cell office:value-type="float" office:value="19.7907" calcext:value-type="float">
            <text:p>19.7907</text:p>
          </table:table-cell>
          <table:table-cell office:value-type="float" office:value="0.633399" calcext:value-type="float">
            <text:p>0.633399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24063" calcext:value-type="float">
            <text:p>0.324063</text:p>
          </table:table-cell>
          <table:table-cell office:value-type="float" office:value="0.107031" calcext:value-type="float">
            <text:p>0.107031</text:p>
          </table:table-cell>
          <table:table-cell office:value-type="float" office:value="0.0122554" calcext:value-type="float">
            <text:p>0.0122554</text:p>
          </table:table-cell>
          <table:table-cell office:value-type="float" office:value="1.26732" calcext:value-type="float">
            <text:p>1.26732</text:p>
          </table:table-cell>
          <table:table-cell office:value-type="float" office:value="18.3001" calcext:value-type="float">
            <text:p>18.3001</text:p>
          </table:table-cell>
          <table:table-cell office:value-type="float" office:value="0.643394" calcext:value-type="float">
            <text:p>0.643394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21738" calcext:value-type="float">
            <text:p>0.321738</text:p>
          </table:table-cell>
          <table:table-cell office:value-type="float" office:value="0.106561" calcext:value-type="float">
            <text:p>0.106561</text:p>
          </table:table-cell>
          <table:table-cell office:value-type="float" office:value="0.0125756" calcext:value-type="float">
            <text:p>0.0125756</text:p>
          </table:table-cell>
          <table:table-cell office:value-type="float" office:value="1.11433" calcext:value-type="float">
            <text:p>1.11433</text:p>
          </table:table-cell>
          <table:table-cell office:value-type="float" office:value="19.5078" calcext:value-type="float">
            <text:p>19.5078</text:p>
          </table:table-cell>
          <table:table-cell office:value-type="float" office:value="0.630845" calcext:value-type="float">
            <text:p>0.630845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2165" calcext:value-type="float">
            <text:p>0.32165</text:p>
          </table:table-cell>
          <table:table-cell office:value-type="float" office:value="0.106013" calcext:value-type="float">
            <text:p>0.106013</text:p>
          </table:table-cell>
          <table:table-cell office:value-type="float" office:value="0.0123117" calcext:value-type="float">
            <text:p>0.0123117</text:p>
          </table:table-cell>
          <table:table-cell office:value-type="float" office:value="1.08804" calcext:value-type="float">
            <text:p>1.08804</text:p>
          </table:table-cell>
          <table:table-cell office:value-type="float" office:value="19.6961" calcext:value-type="float">
            <text:p>19.6961</text:p>
          </table:table-cell>
          <table:table-cell office:value-type="float" office:value="0.634843" calcext:value-type="float">
            <text:p>0.634843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26157" calcext:value-type="float">
            <text:p>0.326157</text:p>
          </table:table-cell>
          <table:table-cell office:value-type="float" office:value="0.108843" calcext:value-type="float">
            <text:p>0.108843</text:p>
          </table:table-cell>
          <table:table-cell office:value-type="float" office:value="0.0128936" calcext:value-type="float">
            <text:p>0.0128936</text:p>
          </table:table-cell>
          <table:table-cell office:value-type="float" office:value="1.04891" calcext:value-type="float">
            <text:p>1.04891</text:p>
          </table:table-cell>
          <table:table-cell office:value-type="float" office:value="20.3425" calcext:value-type="float">
            <text:p>20.3425</text:p>
          </table:table-cell>
          <table:table-cell office:value-type="float" office:value="0.637214" calcext:value-type="float">
            <text:p>0.637214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1937" calcext:value-type="float">
            <text:p>0.31937</text:p>
          </table:table-cell>
          <table:table-cell office:value-type="float" office:value="0.104761" calcext:value-type="float">
            <text:p>0.104761</text:p>
          </table:table-cell>
          <table:table-cell office:value-type="float" office:value="0.0121059" calcext:value-type="float">
            <text:p>0.0121059</text:p>
          </table:table-cell>
          <table:table-cell office:value-type="float" office:value="1.0387" calcext:value-type="float">
            <text:p>1.0387</text:p>
          </table:table-cell>
          <table:table-cell office:value-type="float" office:value="20.048" calcext:value-type="float">
            <text:p>20.048</text:p>
          </table:table-cell>
          <table:table-cell office:value-type="float" office:value="0.632313" calcext:value-type="float">
            <text:p>0.632313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20018" calcext:value-type="float">
            <text:p>0.320018</text:p>
          </table:table-cell>
          <table:table-cell office:value-type="float" office:value="0.105078" calcext:value-type="float">
            <text:p>0.105078</text:p>
          </table:table-cell>
          <table:table-cell office:value-type="float" office:value="0.0121273" calcext:value-type="float">
            <text:p>0.0121273</text:p>
          </table:table-cell>
          <table:table-cell office:value-type="float" office:value="1.05144" calcext:value-type="float">
            <text:p>1.05144</text:p>
          </table:table-cell>
          <table:table-cell office:value-type="float" office:value="19.954" calcext:value-type="float">
            <text:p>19.954</text:p>
          </table:table-cell>
          <table:table-cell office:value-type="float" office:value="0.633882" calcext:value-type="float">
            <text:p>0.633882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20054" calcext:value-type="float">
            <text:p>0.320054</text:p>
          </table:table-cell>
          <table:table-cell office:value-type="float" office:value="0.105142" calcext:value-type="float">
            <text:p>0.105142</text:p>
          </table:table-cell>
          <table:table-cell office:value-type="float" office:value="0.0121717" calcext:value-type="float">
            <text:p>0.0121717</text:p>
          </table:table-cell>
          <table:table-cell office:value-type="float" office:value="1.08529" calcext:value-type="float">
            <text:p>1.08529</text:p>
          </table:table-cell>
          <table:table-cell office:value-type="float" office:value="19.6384" calcext:value-type="float">
            <text:p>19.6384</text:p>
          </table:table-cell>
          <table:table-cell office:value-type="float" office:value="0.632993" calcext:value-type="float">
            <text:p>0.632993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2129" calcext:value-type="float">
            <text:p>0.32129</text:p>
          </table:table-cell>
          <table:table-cell office:value-type="float" office:value="0.105935" calcext:value-type="float">
            <text:p>0.105935</text:p>
          </table:table-cell>
          <table:table-cell office:value-type="float" office:value="0.0123424" calcext:value-type="float">
            <text:p>0.0123424</text:p>
          </table:table-cell>
          <table:table-cell office:value-type="float" office:value="1.07882" calcext:value-type="float">
            <text:p>1.07882</text:p>
          </table:table-cell>
          <table:table-cell office:value-type="float" office:value="19.7748" calcext:value-type="float">
            <text:p>19.7748</text:p>
          </table:table-cell>
          <table:table-cell office:value-type="float" office:value="0.633392" calcext:value-type="float">
            <text:p>0.633392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20977" calcext:value-type="float">
            <text:p>0.320977</text:p>
          </table:table-cell>
          <table:table-cell office:value-type="float" office:value="0.105725" calcext:value-type="float">
            <text:p>0.105725</text:p>
          </table:table-cell>
          <table:table-cell office:value-type="float" office:value="0.0122973" calcext:value-type="float">
            <text:p>0.0122973</text:p>
          </table:table-cell>
          <table:table-cell office:value-type="float" office:value="1.07524" calcext:value-type="float">
            <text:p>1.07524</text:p>
          </table:table-cell>
          <table:table-cell office:value-type="float" office:value="19.7885" calcext:value-type="float">
            <text:p>19.7885</text:p>
          </table:table-cell>
          <table:table-cell office:value-type="float" office:value="0.633283" calcext:value-type="float">
            <text:p>0.633283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20756" calcext:value-type="float">
            <text:p>0.320756</text:p>
          </table:table-cell>
          <table:table-cell office:value-type="float" office:value="0.105631" calcext:value-type="float">
            <text:p>0.105631</text:p>
          </table:table-cell>
          <table:table-cell office:value-type="float" office:value="0.0122936" calcext:value-type="float">
            <text:p>0.0122936</text:p>
          </table:table-cell>
          <table:table-cell office:value-type="float" office:value="1.07653" calcext:value-type="float">
            <text:p>1.07653</text:p>
          </table:table-cell>
          <table:table-cell office:value-type="float" office:value="19.7672" calcext:value-type="float">
            <text:p>19.7672</text:p>
          </table:table-cell>
          <table:table-cell office:value-type="float" office:value="0.632738" calcext:value-type="float">
            <text:p>0.632738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2095" calcext:value-type="float">
            <text:p>0.32095</text:p>
          </table:table-cell>
          <table:table-cell office:value-type="float" office:value="0.105743" calcext:value-type="float">
            <text:p>0.105743</text:p>
          </table:table-cell>
          <table:table-cell office:value-type="float" office:value="0.0123131" calcext:value-type="float">
            <text:p>0.0123131</text:p>
          </table:table-cell>
          <table:table-cell office:value-type="float" office:value="1.06553" calcext:value-type="float">
            <text:p>1.06553</text:p>
          </table:table-cell>
          <table:table-cell office:value-type="float" office:value="19.8825" calcext:value-type="float">
            <text:p>19.8825</text:p>
          </table:table-cell>
          <table:table-cell office:value-type="float" office:value="0.632931" calcext:value-type="float">
            <text:p>0.632931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20804" calcext:value-type="float">
            <text:p>0.320804</text:p>
          </table:table-cell>
          <table:table-cell office:value-type="float" office:value="0.10562" calcext:value-type="float">
            <text:p>0.1056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1.07386" calcext:value-type="float">
            <text:p>1.07386</text:p>
          </table:table-cell>
          <table:table-cell office:value-type="float" office:value="19.7914" calcext:value-type="float">
            <text:p>19.7914</text:p>
          </table:table-cell>
          <table:table-cell office:value-type="float" office:value="0.633216" calcext:value-type="float">
            <text:p>0.633216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0824" calcext:value-type="float">
            <text:p>0.320824</text:p>
          </table:table-cell>
          <table:table-cell office:value-type="float" office:value="0.105632" calcext:value-type="float">
            <text:p>0.105632</text:p>
          </table:table-cell>
          <table:table-cell office:value-type="float" office:value="0.0122767" calcext:value-type="float">
            <text:p>0.0122767</text:p>
          </table:table-cell>
          <table:table-cell office:value-type="float" office:value="1.07918" calcext:value-type="float">
            <text:p>1.07918</text:p>
          </table:table-cell>
          <table:table-cell office:value-type="float" office:value="19.7424" calcext:value-type="float">
            <text:p>19.7424</text:p>
          </table:table-cell>
          <table:table-cell office:value-type="float" office:value="0.633254" calcext:value-type="float">
            <text:p>0.6332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625" calcext:value-type="float">
            <text:p>6.25E-06</text:p>
          </table:table-cell>
          <table:table-cell office:value-type="float" office:value="0.198882" calcext:value-type="float">
            <text:p>0.198882</text:p>
          </table:table-cell>
          <table:table-cell office:value-type="float" office:value="6.41488" calcext:value-type="float">
            <text:p>6.41488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.04005" calcext:value-type="float">
            <text:p>0.04005</text:p>
          </table:table-cell>
          <table:table-cell office:value-type="float" office:value="0.001912" calcext:value-type="float">
            <text:p>0.001912</text:p>
          </table:table-cell>
          <table:table-cell office:value-type="float" office:value="0.0433641" calcext:value-type="float">
            <text:p>0.0433641</text:p>
          </table:table-cell>
          <table:table-cell office:value-type="float" office:value="61.35" calcext:value-type="float">
            <text:p>61.35</text:p>
          </table:table-cell>
          <table:table-cell office:value-type="float" office:value="0.60266" calcext:value-type="float">
            <text:p>0.60266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8125" calcext:value-type="float">
            <text:p>0.28125</text:p>
          </table:table-cell>
          <table:table-cell office:value-type="float" office:value="0.0806937" calcext:value-type="float">
            <text:p>0.0806937</text:p>
          </table:table-cell>
          <table:table-cell office:value-type="float" office:value="0.00695377" calcext:value-type="float">
            <text:p>0.00695377</text:p>
          </table:table-cell>
          <table:table-cell office:value-type="float" office:value="1.34494" calcext:value-type="float">
            <text:p>1.34494</text:p>
          </table:table-cell>
          <table:table-cell office:value-type="float" office:value="15.3283" calcext:value-type="float">
            <text:p>15.3283</text:p>
          </table:table-cell>
          <table:table-cell office:value-type="float" office:value="0.644025" calcext:value-type="float">
            <text:p>0.64402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01875" calcext:value-type="float">
            <text:p>0.301875</text:p>
          </table:table-cell>
          <table:table-cell office:value-type="float" office:value="0.0924469" calcext:value-type="float">
            <text:p>0.0924469</text:p>
          </table:table-cell>
          <table:table-cell office:value-type="float" office:value="0.00902016" calcext:value-type="float">
            <text:p>0.00902016</text:p>
          </table:table-cell>
          <table:table-cell office:value-type="float" office:value="1.17593" calcext:value-type="float">
            <text:p>1.17593</text:p>
          </table:table-cell>
          <table:table-cell office:value-type="float" office:value="17.6362" calcext:value-type="float">
            <text:p>17.6362</text:p>
          </table:table-cell>
          <table:table-cell office:value-type="float" office:value="0.64819" calcext:value-type="float">
            <text:p>0.64819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6563" calcext:value-type="float">
            <text:p>0.336563</text:p>
          </table:table-cell>
          <table:table-cell office:value-type="float" office:value="0.114583" calcext:value-type="float">
            <text:p>0.114583</text:p>
          </table:table-cell>
          <table:table-cell office:value-type="float" office:value="0.0137491" calcext:value-type="float">
            <text:p>0.0137491</text:p>
          </table:table-cell>
          <table:table-cell office:value-type="float" office:value="0.741061" calcext:value-type="float">
            <text:p>0.741061</text:p>
          </table:table-cell>
          <table:table-cell office:value-type="float" office:value="24.9322" calcext:value-type="float">
            <text:p>24.9322</text:p>
          </table:table-cell>
          <table:table-cell office:value-type="float" office:value="0.650928" calcext:value-type="float">
            <text:p>0.650928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21562" calcext:value-type="float">
            <text:p>0.321562</text:p>
          </table:table-cell>
          <table:table-cell office:value-type="float" office:value="0.105928" calcext:value-type="float">
            <text:p>0.105928</text:p>
          </table:table-cell>
          <table:table-cell office:value-type="float" office:value="0.0122224" calcext:value-type="float">
            <text:p>0.0122224</text:p>
          </table:table-cell>
          <table:table-cell office:value-type="float" office:value="1.06147" calcext:value-type="float">
            <text:p>1.06147</text:p>
          </table:table-cell>
          <table:table-cell office:value-type="float" office:value="19.9393" calcext:value-type="float">
            <text:p>19.9393</text:p>
          </table:table-cell>
          <table:table-cell office:value-type="float" office:value="0.636912" calcext:value-type="float">
            <text:p>0.636912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25859" calcext:value-type="float">
            <text:p>0.325859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0129477" calcext:value-type="float">
            <text:p>0.0129477</text:p>
          </table:table-cell>
          <table:table-cell office:value-type="float" office:value="1.04313" calcext:value-type="float">
            <text:p>1.04313</text:p>
          </table:table-cell>
          <table:table-cell office:value-type="float" office:value="20.3931" calcext:value-type="float">
            <text:p>20.3931</text:p>
          </table:table-cell>
          <table:table-cell office:value-type="float" office:value="0.6352" calcext:value-type="float">
            <text:p>0.6352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35117" calcext:value-type="float">
            <text:p>0.335117</text:p>
          </table:table-cell>
          <table:table-cell office:value-type="float" office:value="0.114891" calcext:value-type="float">
            <text:p>0.114891</text:p>
          </table:table-cell>
          <table:table-cell office:value-type="float" office:value="0.014328" calcext:value-type="float">
            <text:p>0.014328</text:p>
          </table:table-cell>
          <table:table-cell office:value-type="float" office:value="1.11167" calcext:value-type="float">
            <text:p>1.11167</text:p>
          </table:table-cell>
          <table:table-cell office:value-type="float" office:value="20.3004" calcext:value-type="float">
            <text:p>20.3004</text:p>
          </table:table-cell>
          <table:table-cell office:value-type="float" office:value="0.638181" calcext:value-type="float">
            <text:p>0.638181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29531" calcext:value-type="float">
            <text:p>0.329531</text:p>
          </table:table-cell>
          <table:table-cell office:value-type="float" office:value="0.111185" calcext:value-type="float">
            <text:p>0.111185</text:p>
          </table:table-cell>
          <table:table-cell office:value-type="float" office:value="0.0135421" calcext:value-type="float">
            <text:p>0.0135421</text:p>
          </table:table-cell>
          <table:table-cell office:value-type="float" office:value="0.961037" calcext:value-type="float">
            <text:p>0.961037</text:p>
          </table:table-cell>
          <table:table-cell office:value-type="float" office:value="21.5069" calcext:value-type="float">
            <text:p>21.5069</text:p>
          </table:table-cell>
          <table:table-cell office:value-type="float" office:value="0.634849" calcext:value-type="float">
            <text:p>0.634849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24521" calcext:value-type="float">
            <text:p>0.324521</text:p>
          </table:table-cell>
          <table:table-cell office:value-type="float" office:value="0.107617" calcext:value-type="float">
            <text:p>0.107617</text:p>
          </table:table-cell>
          <table:table-cell office:value-type="float" office:value="0.0125788" calcext:value-type="float">
            <text:p>0.0125788</text:p>
          </table:table-cell>
          <table:table-cell office:value-type="float" office:value="0.987625" calcext:value-type="float">
            <text:p>0.987625</text:p>
          </table:table-cell>
          <table:table-cell office:value-type="float" office:value="20.858" calcext:value-type="float">
            <text:p>20.858</text:p>
          </table:table-cell>
          <table:table-cell office:value-type="float" office:value="0.637961" calcext:value-type="float">
            <text:p>0.637961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23125" calcext:value-type="float">
            <text:p>0.323125</text:p>
          </table:table-cell>
          <table:table-cell office:value-type="float" office:value="0.106976" calcext:value-type="float">
            <text:p>0.106976</text:p>
          </table:table-cell>
          <table:table-cell office:value-type="float" office:value="0.0125178" calcext:value-type="float">
            <text:p>0.0125178</text:p>
          </table:table-cell>
          <table:table-cell office:value-type="float" office:value="1.03571" calcext:value-type="float">
            <text:p>1.03571</text:p>
          </table:table-cell>
          <table:table-cell office:value-type="float" office:value="20.2942" calcext:value-type="float">
            <text:p>20.2942</text:p>
          </table:table-cell>
          <table:table-cell office:value-type="float" office:value="0.635387" calcext:value-type="float">
            <text:p>0.635387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26521" calcext:value-type="float">
            <text:p>0.326521</text:p>
          </table:table-cell>
          <table:table-cell office:value-type="float" office:value="0.109255" calcext:value-type="float">
            <text:p>0.109255</text:p>
          </table:table-cell>
          <table:table-cell office:value-type="float" office:value="0.0130679" calcext:value-type="float">
            <text:p>0.0130679</text:p>
          </table:table-cell>
          <table:table-cell office:value-type="float" office:value="1.06184" calcext:value-type="float">
            <text:p>1.06184</text:p>
          </table:table-cell>
          <table:table-cell office:value-type="float" office:value="20.2543" calcext:value-type="float">
            <text:p>20.2543</text:p>
          </table:table-cell>
          <table:table-cell office:value-type="float" office:value="0.635075" calcext:value-type="float">
            <text:p>0.63507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24097" calcext:value-type="float">
            <text:p>0.324097</text:p>
          </table:table-cell>
          <table:table-cell office:value-type="float" office:value="0.107706" calcext:value-type="float">
            <text:p>0.107706</text:p>
          </table:table-cell>
          <table:table-cell office:value-type="float" office:value="0.0127239" calcext:value-type="float">
            <text:p>0.0127239</text:p>
          </table:table-cell>
          <table:table-cell office:value-type="float" office:value="1.08361" calcext:value-type="float">
            <text:p>1.08361</text:p>
          </table:table-cell>
          <table:table-cell office:value-type="float" office:value="19.8984" calcext:value-type="float">
            <text:p>19.8984</text:p>
          </table:table-cell>
          <table:table-cell office:value-type="float" office:value="0.634387" calcext:value-type="float">
            <text:p>0.634387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26137" calcext:value-type="float">
            <text:p>0.326137</text:p>
          </table:table-cell>
          <table:table-cell office:value-type="float" office:value="0.109086" calcext:value-type="float">
            <text:p>0.109086</text:p>
          </table:table-cell>
          <table:table-cell office:value-type="float" office:value="0.0130627" calcext:value-type="float">
            <text:p>0.0130627</text:p>
          </table:table-cell>
          <table:table-cell office:value-type="float" office:value="1.06524" calcext:value-type="float">
            <text:p>1.06524</text:p>
          </table:table-cell>
          <table:table-cell office:value-type="float" office:value="20.2051" calcext:value-type="float">
            <text:p>20.2051</text:p>
          </table:table-cell>
          <table:table-cell office:value-type="float" office:value="0.634086" calcext:value-type="float">
            <text:p>0.634086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26488" calcext:value-type="float">
            <text:p>0.326488</text:p>
          </table:table-cell>
          <table:table-cell office:value-type="float" office:value="0.109269" calcext:value-type="float">
            <text:p>0.109269</text:p>
          </table:table-cell>
          <table:table-cell office:value-type="float" office:value="0.0130788" calcext:value-type="float">
            <text:p>0.0130788</text:p>
          </table:table-cell>
          <table:table-cell office:value-type="float" office:value="1.06285" calcext:value-type="float">
            <text:p>1.06285</text:p>
          </table:table-cell>
          <table:table-cell office:value-type="float" office:value="20.2457" calcext:value-type="float">
            <text:p>20.2457</text:p>
          </table:table-cell>
          <table:table-cell office:value-type="float" office:value="0.634865" calcext:value-type="float">
            <text:p>0.63486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26168" calcext:value-type="float">
            <text:p>0.326168</text:p>
          </table:table-cell>
          <table:table-cell office:value-type="float" office:value="0.109037" calcext:value-type="float">
            <text:p>0.109037</text:p>
          </table:table-cell>
          <table:table-cell office:value-type="float" office:value="0.013032" calcext:value-type="float">
            <text:p>0.013032</text:p>
          </table:table-cell>
          <table:table-cell office:value-type="float" office:value="1.05984" calcext:value-type="float">
            <text:p>1.05984</text:p>
          </table:table-cell>
          <table:table-cell office:value-type="float" office:value="20.2532" calcext:value-type="float">
            <text:p>20.2532</text:p>
          </table:table-cell>
          <table:table-cell office:value-type="float" office:value="0.634625" calcext:value-type="float">
            <text:p>0.63462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25627" calcext:value-type="float">
            <text:p>0.325627</text:p>
          </table:table-cell>
          <table:table-cell office:value-type="float" office:value="0.108675" calcext:value-type="float">
            <text:p>0.108675</text:p>
          </table:table-cell>
          <table:table-cell office:value-type="float" office:value="0.0129355" calcext:value-type="float">
            <text:p>0.0129355</text:p>
          </table:table-cell>
          <table:table-cell office:value-type="float" office:value="1.05626" calcext:value-type="float">
            <text:p>1.05626</text:p>
          </table:table-cell>
          <table:table-cell office:value-type="float" office:value="20.2537" calcext:value-type="float">
            <text:p>20.2537</text:p>
          </table:table-cell>
          <table:table-cell office:value-type="float" office:value="0.634904" calcext:value-type="float">
            <text:p>0.634904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26259" calcext:value-type="float">
            <text:p>0.326259</text:p>
          </table:table-cell>
          <table:table-cell office:value-type="float" office:value="0.109104" calcext:value-type="float">
            <text:p>0.109104</text:p>
          </table:table-cell>
          <table:table-cell office:value-type="float" office:value="0.0130413" calcext:value-type="float">
            <text:p>0.0130413</text:p>
          </table:table-cell>
          <table:table-cell office:value-type="float" office:value="1.05995" calcext:value-type="float">
            <text:p>1.05995</text:p>
          </table:table-cell>
          <table:table-cell office:value-type="float" office:value="20.2585" calcext:value-type="float">
            <text:p>20.2585</text:p>
          </table:table-cell>
          <table:table-cell office:value-type="float" office:value="0.634815" calcext:value-type="float">
            <text:p>0.63481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26177" calcext:value-type="float">
            <text:p>0.326177</text:p>
          </table:table-cell>
          <table:table-cell office:value-type="float" office:value="0.10906" calcext:value-type="float">
            <text:p>0.10906</text:p>
          </table:table-cell>
          <table:table-cell office:value-type="float" office:value="0.0130351" calcext:value-type="float">
            <text:p>0.0130351</text:p>
          </table:table-cell>
          <table:table-cell office:value-type="float" office:value="1.05356" calcext:value-type="float">
            <text:p>1.05356</text:p>
          </table:table-cell>
          <table:table-cell office:value-type="float" office:value="20.317" calcext:value-type="float">
            <text:p>20.317</text:p>
          </table:table-cell>
          <table:table-cell office:value-type="float" office:value="0.634687" calcext:value-type="float">
            <text:p>0.634687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6097" calcext:value-type="float">
            <text:p>0.326097</text:p>
          </table:table-cell>
          <table:table-cell office:value-type="float" office:value="0.109004" calcext:value-type="float">
            <text:p>0.109004</text:p>
          </table:table-cell>
          <table:table-cell office:value-type="float" office:value="0.0130201" calcext:value-type="float">
            <text:p>0.0130201</text:p>
          </table:table-cell>
          <table:table-cell office:value-type="float" office:value="1.05712" calcext:value-type="float">
            <text:p>1.05712</text:p>
          </table:table-cell>
          <table:table-cell office:value-type="float" office:value="20.2766" calcext:value-type="float">
            <text:p>20.2766</text:p>
          </table:table-cell>
          <table:table-cell office:value-type="float" office:value="0.634734" calcext:value-type="float">
            <text:p>0.6347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1.002" calcext:value-type="float">
            <text:p>1.00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525" calcext:value-type="float">
            <text:p>0.1525</text:p>
          </table:table-cell>
          <table:table-cell office:value-type="float" office:value="0.0278125" calcext:value-type="float">
            <text:p>0.0278125</text:p>
          </table:table-cell>
          <table:table-cell office:value-type="float" office:value="0.00119738" calcext:value-type="float">
            <text:p>0.00119738</text:p>
          </table:table-cell>
          <table:table-cell office:value-type="float" office:value="1.72375" calcext:value-type="float">
            <text:p>1.72375</text:p>
          </table:table-cell>
          <table:table-cell office:value-type="float" office:value="7.46437" calcext:value-type="float">
            <text:p>7.46437</text:p>
          </table:table-cell>
          <table:table-cell office:value-type="float" office:value="0.484022" calcext:value-type="float">
            <text:p>0.484022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9625" calcext:value-type="float">
            <text:p>0.29625</text:p>
          </table:table-cell>
          <table:table-cell office:value-type="float" office:value="0.0881688" calcext:value-type="float">
            <text:p>0.0881688</text:p>
          </table:table-cell>
          <table:table-cell office:value-type="float" office:value="0.007919" calcext:value-type="float">
            <text:p>0.007919</text:p>
          </table:table-cell>
          <table:table-cell office:value-type="float" office:value="0.819554" calcext:value-type="float">
            <text:p>0.819554</text:p>
          </table:table-cell>
          <table:table-cell office:value-type="float" office:value="20.7219" calcext:value-type="float">
            <text:p>20.7219</text:p>
          </table:table-cell>
          <table:table-cell office:value-type="float" office:value="0.660438" calcext:value-type="float">
            <text:p>0.660438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8125" calcext:value-type="float">
            <text:p>0.348125</text:p>
          </table:table-cell>
          <table:table-cell office:value-type="float" office:value="0.122884" calcext:value-type="float">
            <text:p>0.122884</text:p>
          </table:table-cell>
          <table:table-cell office:value-type="float" office:value="0.0158086" calcext:value-type="float">
            <text:p>0.0158086</text:p>
          </table:table-cell>
          <table:table-cell office:value-type="float" office:value="0.613425" calcext:value-type="float">
            <text:p>0.613425</text:p>
          </table:table-cell>
          <table:table-cell office:value-type="float" office:value="28.432" calcext:value-type="float">
            <text:p>28.432</text:p>
          </table:table-cell>
          <table:table-cell office:value-type="float" office:value="0.651037" calcext:value-type="float">
            <text:p>0.651037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76563" calcext:value-type="float">
            <text:p>0.376563</text:p>
          </table:table-cell>
          <table:table-cell office:value-type="float" office:value="0.142977" calcext:value-type="float">
            <text:p>0.142977</text:p>
          </table:table-cell>
          <table:table-cell office:value-type="float" office:value="0.021063" calcext:value-type="float">
            <text:p>0.021063</text:p>
          </table:table-cell>
          <table:table-cell office:value-type="float" office:value="1.44443" calcext:value-type="float">
            <text:p>1.44443</text:p>
          </table:table-cell>
          <table:table-cell office:value-type="float" office:value="19.8562" calcext:value-type="float">
            <text:p>19.8562</text:p>
          </table:table-cell>
          <table:table-cell office:value-type="float" office:value="0.656545" calcext:value-type="float">
            <text:p>0.656545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2656" calcext:value-type="float">
            <text:p>0.312656</text:p>
          </table:table-cell>
          <table:table-cell office:value-type="float" office:value="0.100309" calcext:value-type="float">
            <text:p>0.100309</text:p>
          </table:table-cell>
          <table:table-cell office:value-type="float" office:value="0.0111085" calcext:value-type="float">
            <text:p>0.0111085</text:p>
          </table:table-cell>
          <table:table-cell office:value-type="float" office:value="1.14613" calcext:value-type="float">
            <text:p>1.14613</text:p>
          </table:table-cell>
          <table:table-cell office:value-type="float" office:value="18.6392" calcext:value-type="float">
            <text:p>18.6392</text:p>
          </table:table-cell>
          <table:table-cell office:value-type="float" office:value="0.631993" calcext:value-type="float">
            <text:p>0.631993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20391" calcext:value-type="float">
            <text:p>0.320391</text:p>
          </table:table-cell>
          <table:table-cell office:value-type="float" office:value="0.105084" calcext:value-type="float">
            <text:p>0.105084</text:p>
          </table:table-cell>
          <table:table-cell office:value-type="float" office:value="0.0120146" calcext:value-type="float">
            <text:p>0.0120146</text:p>
          </table:table-cell>
          <table:table-cell office:value-type="float" office:value="1.19994" calcext:value-type="float">
            <text:p>1.19994</text:p>
          </table:table-cell>
          <table:table-cell office:value-type="float" office:value="18.6452" calcext:value-type="float">
            <text:p>18.6452</text:p>
          </table:table-cell>
          <table:table-cell office:value-type="float" office:value="0.637328" calcext:value-type="float">
            <text:p>0.637328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33086" calcext:value-type="float">
            <text:p>0.333086</text:p>
          </table:table-cell>
          <table:table-cell office:value-type="float" office:value="0.113084" calcext:value-type="float">
            <text:p>0.113084</text:p>
          </table:table-cell>
          <table:table-cell office:value-type="float" office:value="0.0137343" calcext:value-type="float">
            <text:p>0.0137343</text:p>
          </table:table-cell>
          <table:table-cell office:value-type="float" office:value="1.24687" calcext:value-type="float">
            <text:p>1.24687</text:p>
          </table:table-cell>
          <table:table-cell office:value-type="float" office:value="18.984" calcext:value-type="float">
            <text:p>18.984</text:p>
          </table:table-cell>
          <table:table-cell office:value-type="float" office:value="0.642001" calcext:value-type="float">
            <text:p>0.642001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35117" calcext:value-type="float">
            <text:p>0.335117</text:p>
          </table:table-cell>
          <table:table-cell office:value-type="float" office:value="0.114838" calcext:value-type="float">
            <text:p>0.114838</text:p>
          </table:table-cell>
          <table:table-cell office:value-type="float" office:value="0.0143452" calcext:value-type="float">
            <text:p>0.0143452</text:p>
          </table:table-cell>
          <table:table-cell office:value-type="float" office:value="1.09467" calcext:value-type="float">
            <text:p>1.09467</text:p>
          </table:table-cell>
          <table:table-cell office:value-type="float" office:value="20.4564" calcext:value-type="float">
            <text:p>20.4564</text:p>
          </table:table-cell>
          <table:table-cell office:value-type="float" office:value="0.63741" calcext:value-type="float">
            <text:p>0.63741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30283" calcext:value-type="float">
            <text:p>0.330283</text:p>
          </table:table-cell>
          <table:table-cell office:value-type="float" office:value="0.111801" calcext:value-type="float">
            <text:p>0.111801</text:p>
          </table:table-cell>
          <table:table-cell office:value-type="float" office:value="0.0137128" calcext:value-type="float">
            <text:p>0.0137128</text:p>
          </table:table-cell>
          <table:table-cell office:value-type="float" office:value="1.11623" calcext:value-type="float">
            <text:p>1.11623</text:p>
          </table:table-cell>
          <table:table-cell office:value-type="float" office:value="19.9768" calcext:value-type="float">
            <text:p>19.9768</text:p>
          </table:table-cell>
          <table:table-cell office:value-type="float" office:value="0.634313" calcext:value-type="float">
            <text:p>0.634313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3499" calcext:value-type="float">
            <text:p>0.33499</text:p>
          </table:table-cell>
          <table:table-cell office:value-type="float" office:value="0.114752" calcext:value-type="float">
            <text:p>0.114752</text:p>
          </table:table-cell>
          <table:table-cell office:value-type="float" office:value="0.014317" calcext:value-type="float">
            <text:p>0.014317</text:p>
          </table:table-cell>
          <table:table-cell office:value-type="float" office:value="0.94007" calcext:value-type="float">
            <text:p>0.94007</text:p>
          </table:table-cell>
          <table:table-cell office:value-type="float" office:value="22.1042" calcext:value-type="float">
            <text:p>22.1042</text:p>
          </table:table-cell>
          <table:table-cell office:value-type="float" office:value="0.637585" calcext:value-type="float">
            <text:p>0.637585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32913" calcext:value-type="float">
            <text:p>0.332913</text:p>
          </table:table-cell>
          <table:table-cell office:value-type="float" office:value="0.113485" calcext:value-type="float">
            <text:p>0.113485</text:p>
          </table:table-cell>
          <table:table-cell office:value-type="float" office:value="0.0140568" calcext:value-type="float">
            <text:p>0.0140568</text:p>
          </table:table-cell>
          <table:table-cell office:value-type="float" office:value="1.01537" calcext:value-type="float">
            <text:p>1.01537</text:p>
          </table:table-cell>
          <table:table-cell office:value-type="float" office:value="21.1306" calcext:value-type="float">
            <text:p>21.1306</text:p>
          </table:table-cell>
          <table:table-cell office:value-type="float" office:value="0.636177" calcext:value-type="float">
            <text:p>0.636177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27161" calcext:value-type="float">
            <text:p>0.327161</text:p>
          </table:table-cell>
          <table:table-cell office:value-type="float" office:value="0.10977" calcext:value-type="float">
            <text:p>0.10977</text:p>
          </table:table-cell>
          <table:table-cell office:value-type="float" office:value="0.0132272" calcext:value-type="float">
            <text:p>0.0132272</text:p>
          </table:table-cell>
          <table:table-cell office:value-type="float" office:value="1.01771" calcext:value-type="float">
            <text:p>1.01771</text:p>
          </table:table-cell>
          <table:table-cell office:value-type="float" office:value="20.7494" calcext:value-type="float">
            <text:p>20.7494</text:p>
          </table:table-cell>
          <table:table-cell office:value-type="float" office:value="0.634084" calcext:value-type="float">
            <text:p>0.634084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31489" calcext:value-type="float">
            <text:p>0.331489</text:p>
          </table:table-cell>
          <table:table-cell office:value-type="float" office:value="0.112581" calcext:value-type="float">
            <text:p>0.112581</text:p>
          </table:table-cell>
          <table:table-cell office:value-type="float" office:value="0.0138784" calcext:value-type="float">
            <text:p>0.0138784</text:p>
          </table:table-cell>
          <table:table-cell office:value-type="float" office:value="1.00257" calcext:value-type="float">
            <text:p>1.00257</text:p>
          </table:table-cell>
          <table:table-cell office:value-type="float" office:value="21.1813" calcext:value-type="float">
            <text:p>21.1813</text:p>
          </table:table-cell>
          <table:table-cell office:value-type="float" office:value="0.635002" calcext:value-type="float">
            <text:p>0.635002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29887" calcext:value-type="float">
            <text:p>0.329887</text:p>
          </table:table-cell>
          <table:table-cell office:value-type="float" office:value="0.111433" calcext:value-type="float">
            <text:p>0.111433</text:p>
          </table:table-cell>
          <table:table-cell office:value-type="float" office:value="0.0135572" calcext:value-type="float">
            <text:p>0.0135572</text:p>
          </table:table-cell>
          <table:table-cell office:value-type="float" office:value="1.05014" calcext:value-type="float">
            <text:p>1.05014</text:p>
          </table:table-cell>
          <table:table-cell office:value-type="float" office:value="20.5766" calcext:value-type="float">
            <text:p>20.5766</text:p>
          </table:table-cell>
          <table:table-cell office:value-type="float" office:value="0.636066" calcext:value-type="float">
            <text:p>0.636066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3234" calcext:value-type="float">
            <text:p>0.33234</text:p>
          </table:table-cell>
          <table:table-cell office:value-type="float" office:value="0.113089" calcext:value-type="float">
            <text:p>0.113089</text:p>
          </table:table-cell>
          <table:table-cell office:value-type="float" office:value="0.0139627" calcext:value-type="float">
            <text:p>0.0139627</text:p>
          </table:table-cell>
          <table:table-cell office:value-type="float" office:value="1.03296" calcext:value-type="float">
            <text:p>1.03296</text:p>
          </table:table-cell>
          <table:table-cell office:value-type="float" office:value="20.9083" calcext:value-type="float">
            <text:p>20.9083</text:p>
          </table:table-cell>
          <table:table-cell office:value-type="float" office:value="0.636075" calcext:value-type="float">
            <text:p>0.636075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30647" calcext:value-type="float">
            <text:p>0.330647</text:p>
          </table:table-cell>
          <table:table-cell office:value-type="float" office:value="0.111951" calcext:value-type="float">
            <text:p>0.111951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1.03686" calcext:value-type="float">
            <text:p>1.03686</text:p>
          </table:table-cell>
          <table:table-cell office:value-type="float" office:value="20.7603" calcext:value-type="float">
            <text:p>20.7603</text:p>
          </table:table-cell>
          <table:table-cell office:value-type="float" office:value="0.63597" calcext:value-type="float">
            <text:p>0.63597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31152" calcext:value-type="float">
            <text:p>0.331152</text:p>
          </table:table-cell>
          <table:table-cell office:value-type="float" office:value="0.112294" calcext:value-type="float">
            <text:p>0.112294</text:p>
          </table:table-cell>
          <table:table-cell office:value-type="float" office:value="0.0137677" calcext:value-type="float">
            <text:p>0.0137677</text:p>
          </table:table-cell>
          <table:table-cell office:value-type="float" office:value="1.04127" calcext:value-type="float">
            <text:p>1.04127</text:p>
          </table:table-cell>
          <table:table-cell office:value-type="float" office:value="20.7477" calcext:value-type="float">
            <text:p>20.7477</text:p>
          </table:table-cell>
          <table:table-cell office:value-type="float" office:value="0.636064" calcext:value-type="float">
            <text:p>0.636064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31209" calcext:value-type="float">
            <text:p>0.331209</text:p>
          </table:table-cell>
          <table:table-cell office:value-type="float" office:value="0.112288" calcext:value-type="float">
            <text:p>0.112288</text:p>
          </table:table-cell>
          <table:table-cell office:value-type="float" office:value="0.0137488" calcext:value-type="float">
            <text:p>0.0137488</text:p>
          </table:table-cell>
          <table:table-cell office:value-type="float" office:value="1.03837" calcext:value-type="float">
            <text:p>1.03837</text:p>
          </table:table-cell>
          <table:table-cell office:value-type="float" office:value="20.7768" calcext:value-type="float">
            <text:p>20.7768</text:p>
          </table:table-cell>
          <table:table-cell office:value-type="float" office:value="0.636524" calcext:value-type="float">
            <text:p>0.636524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1334" calcext:value-type="float">
            <text:p>0.331334</text:p>
          </table:table-cell>
          <table:table-cell office:value-type="float" office:value="0.112406" calcext:value-type="float">
            <text:p>0.112406</text:p>
          </table:table-cell>
          <table:table-cell office:value-type="float" office:value="0.0137928" calcext:value-type="float">
            <text:p>0.0137928</text:p>
          </table:table-cell>
          <table:table-cell office:value-type="float" office:value="1.03768" calcext:value-type="float">
            <text:p>1.03768</text:p>
          </table:table-cell>
          <table:table-cell office:value-type="float" office:value="20.7951" calcext:value-type="float">
            <text:p>20.7951</text:p>
          </table:table-cell>
          <table:table-cell office:value-type="float" office:value="0.636126" calcext:value-type="float">
            <text:p>0.6361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625" calcext:value-type="float">
            <text:p>6.25E-06</text:p>
          </table:table-cell>
          <table:table-cell office:value-type="float" office:value="0.144833" calcext:value-type="float">
            <text:p>0.144833</text:p>
          </table:table-cell>
          <table:table-cell office:value-type="float" office:value="7.76656" calcext:value-type="float">
            <text:p>7.76656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085625" calcext:value-type="float">
            <text:p>0.085625</text:p>
          </table:table-cell>
          <table:table-cell office:value-type="float" office:value="0.0095974" calcext:value-type="float">
            <text:p>0.0095974</text:p>
          </table:table-cell>
          <table:table-cell office:value-type="float" office:value="0.98088" calcext:value-type="float">
            <text:p>0.98088</text:p>
          </table:table-cell>
          <table:table-cell office:value-type="float" office:value="18.6145" calcext:value-type="float">
            <text:p>18.6145</text:p>
          </table:table-cell>
          <table:table-cell office:value-type="float" office:value="0.563654" calcext:value-type="float">
            <text:p>0.563654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125" calcext:value-type="float">
            <text:p>0.3125</text:p>
          </table:table-cell>
          <table:table-cell office:value-type="float" office:value="0.100312" calcext:value-type="float">
            <text:p>0.100312</text:p>
          </table:table-cell>
          <table:table-cell office:value-type="float" office:value="0.0110842" calcext:value-type="float">
            <text:p>0.0110842</text:p>
          </table:table-cell>
          <table:table-cell office:value-type="float" office:value="0.302637" calcext:value-type="float">
            <text:p>0.302637</text:p>
          </table:table-cell>
          <table:table-cell office:value-type="float" office:value="36.664" calcext:value-type="float">
            <text:p>36.664</text:p>
          </table:table-cell>
          <table:table-cell office:value-type="float" office:value="0.632824" calcext:value-type="float">
            <text:p>0.632824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99375" calcext:value-type="float">
            <text:p>0.299375</text:p>
          </table:table-cell>
          <table:table-cell office:value-type="float" office:value="0.0903781" calcext:value-type="float">
            <text:p>0.0903781</text:p>
          </table:table-cell>
          <table:table-cell office:value-type="float" office:value="0.00845454" calcext:value-type="float">
            <text:p>0.00845454</text:p>
          </table:table-cell>
          <table:table-cell office:value-type="float" office:value="1.1495" calcext:value-type="float">
            <text:p>1.1495</text:p>
          </table:table-cell>
          <table:table-cell office:value-type="float" office:value="17.6372" calcext:value-type="float">
            <text:p>17.6372</text:p>
          </table:table-cell>
          <table:table-cell office:value-type="float" office:value="0.654982" calcext:value-type="float">
            <text:p>0.654982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57187" calcext:value-type="float">
            <text:p>0.357187</text:p>
          </table:table-cell>
          <table:table-cell office:value-type="float" office:value="0.129464" calcext:value-type="float">
            <text:p>0.129464</text:p>
          </table:table-cell>
          <table:table-cell office:value-type="float" office:value="0.0177598" calcext:value-type="float">
            <text:p>0.0177598</text:p>
          </table:table-cell>
          <table:table-cell office:value-type="float" office:value="0.880548" calcext:value-type="float">
            <text:p>0.880548</text:p>
          </table:table-cell>
          <table:table-cell office:value-type="float" office:value="24.302" calcext:value-type="float">
            <text:p>24.302</text:p>
          </table:table-cell>
          <table:table-cell office:value-type="float" office:value="0.646801" calcext:value-type="float">
            <text:p>0.646801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51094" calcext:value-type="float">
            <text:p>0.351094</text:p>
          </table:table-cell>
          <table:table-cell office:value-type="float" office:value="0.126701" calcext:value-type="float">
            <text:p>0.126701</text:p>
          </table:table-cell>
          <table:table-cell office:value-type="float" office:value="0.0177739" calcext:value-type="float">
            <text:p>0.0177739</text:p>
          </table:table-cell>
          <table:table-cell office:value-type="float" office:value="0.833169" calcext:value-type="float">
            <text:p>0.833169</text:p>
          </table:table-cell>
          <table:table-cell office:value-type="float" office:value="24.7224" calcext:value-type="float">
            <text:p>24.7224</text:p>
          </table:table-cell>
          <table:table-cell office:value-type="float" office:value="0.630935" calcext:value-type="float">
            <text:p>0.630935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39141" calcext:value-type="float">
            <text:p>0.339141</text:p>
          </table:table-cell>
          <table:table-cell office:value-type="float" office:value="0.117257" calcext:value-type="float">
            <text:p>0.117257</text:p>
          </table:table-cell>
          <table:table-cell office:value-type="float" office:value="0.0147811" calcext:value-type="float">
            <text:p>0.0147811</text:p>
          </table:table-cell>
          <table:table-cell office:value-type="float" office:value="1.35788" calcext:value-type="float">
            <text:p>1.35788</text:p>
          </table:table-cell>
          <table:table-cell office:value-type="float" office:value="18.5108" calcext:value-type="float">
            <text:p>18.5108</text:p>
          </table:table-cell>
          <table:table-cell office:value-type="float" office:value="0.641648" calcext:value-type="float">
            <text:p>0.641648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51602" calcext:value-type="float">
            <text:p>0.351602</text:p>
          </table:table-cell>
          <table:table-cell office:value-type="float" office:value="0.126112" calcext:value-type="float">
            <text:p>0.126112</text:p>
          </table:table-cell>
          <table:table-cell office:value-type="float" office:value="0.0171952" calcext:value-type="float">
            <text:p>0.0171952</text:p>
          </table:table-cell>
          <table:table-cell office:value-type="float" office:value="1.05128" calcext:value-type="float">
            <text:p>1.05128</text:p>
          </table:table-cell>
          <table:table-cell office:value-type="float" office:value="21.9085" calcext:value-type="float">
            <text:p>21.9085</text:p>
          </table:table-cell>
          <table:table-cell office:value-type="float" office:value="0.639611" calcext:value-type="float">
            <text:p>0.639611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33535" calcext:value-type="float">
            <text:p>0.333535</text:p>
          </table:table-cell>
          <table:table-cell office:value-type="float" office:value="0.114284" calcext:value-type="float">
            <text:p>0.114284</text:p>
          </table:table-cell>
          <table:table-cell office:value-type="float" office:value="0.0144135" calcext:value-type="float">
            <text:p>0.0144135</text:p>
          </table:table-cell>
          <table:table-cell office:value-type="float" office:value="1.16911" calcext:value-type="float">
            <text:p>1.16911</text:p>
          </table:table-cell>
          <table:table-cell office:value-type="float" office:value="19.7292" calcext:value-type="float">
            <text:p>19.7292</text:p>
          </table:table-cell>
          <table:table-cell office:value-type="float" office:value="0.632147" calcext:value-type="float">
            <text:p>0.63214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41045" calcext:value-type="float">
            <text:p>0.341045</text:p>
          </table:table-cell>
          <table:table-cell office:value-type="float" office:value="0.11884" calcext:value-type="float">
            <text:p>0.11884</text:p>
          </table:table-cell>
          <table:table-cell office:value-type="float" office:value="0.0153217" calcext:value-type="float">
            <text:p>0.0153217</text:p>
          </table:table-cell>
          <table:table-cell office:value-type="float" office:value="0.982951" calcext:value-type="float">
            <text:p>0.982951</text:p>
          </table:table-cell>
          <table:table-cell office:value-type="float" office:value="21.9961" calcext:value-type="float">
            <text:p>21.9961</text:p>
          </table:table-cell>
          <table:table-cell office:value-type="float" office:value="0.638377" calcext:value-type="float">
            <text:p>0.63837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36064" calcext:value-type="float">
            <text:p>0.336064</text:p>
          </table:table-cell>
          <table:table-cell office:value-type="float" office:value="0.115642" calcext:value-type="float">
            <text:p>0.115642</text:p>
          </table:table-cell>
          <table:table-cell office:value-type="float" office:value="0.0145983" calcext:value-type="float">
            <text:p>0.0145983</text:p>
          </table:table-cell>
          <table:table-cell office:value-type="float" office:value="0.988459" calcext:value-type="float">
            <text:p>0.988459</text:p>
          </table:table-cell>
          <table:table-cell office:value-type="float" office:value="21.6299" calcext:value-type="float">
            <text:p>21.6299</text:p>
          </table:table-cell>
          <table:table-cell office:value-type="float" office:value="0.636127" calcext:value-type="float">
            <text:p>0.63612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372" calcext:value-type="float">
            <text:p>0.3372</text:p>
          </table:table-cell>
          <table:table-cell office:value-type="float" office:value="0.116313" calcext:value-type="float">
            <text:p>0.116313</text:p>
          </table:table-cell>
          <table:table-cell office:value-type="float" office:value="0.0147142" calcext:value-type="float">
            <text:p>0.0147142</text:p>
          </table:table-cell>
          <table:table-cell office:value-type="float" office:value="1.00753" calcext:value-type="float">
            <text:p>1.00753</text:p>
          </table:table-cell>
          <table:table-cell office:value-type="float" office:value="21.4832" calcext:value-type="float">
            <text:p>21.4832</text:p>
          </table:table-cell>
          <table:table-cell office:value-type="float" office:value="0.637454" calcext:value-type="float">
            <text:p>0.637454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38016" calcext:value-type="float">
            <text:p>0.338016</text:p>
          </table:table-cell>
          <table:table-cell office:value-type="float" office:value="0.116836" calcext:value-type="float">
            <text:p>0.116836</text:p>
          </table:table-cell>
          <table:table-cell office:value-type="float" office:value="0.0148302" calcext:value-type="float">
            <text:p>0.0148302</text:p>
          </table:table-cell>
          <table:table-cell office:value-type="float" office:value="1.02188" calcext:value-type="float">
            <text:p>1.02188</text:p>
          </table:table-cell>
          <table:table-cell office:value-type="float" office:value="21.3774" calcext:value-type="float">
            <text:p>21.3774</text:p>
          </table:table-cell>
          <table:table-cell office:value-type="float" office:value="0.637866" calcext:value-type="float">
            <text:p>0.637866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34797" calcext:value-type="float">
            <text:p>0.334797</text:p>
          </table:table-cell>
          <table:table-cell office:value-type="float" office:value="0.114585" calcext:value-type="float">
            <text:p>0.114585</text:p>
          </table:table-cell>
          <table:table-cell office:value-type="float" office:value="0.0142562" calcext:value-type="float">
            <text:p>0.0142562</text:p>
          </table:table-cell>
          <table:table-cell office:value-type="float" office:value="1.03631" calcext:value-type="float">
            <text:p>1.03631</text:p>
          </table:table-cell>
          <table:table-cell office:value-type="float" office:value="21.0146" calcext:value-type="float">
            <text:p>21.0146</text:p>
          </table:table-cell>
          <table:table-cell office:value-type="float" office:value="0.638068" calcext:value-type="float">
            <text:p>0.638068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37048" calcext:value-type="float">
            <text:p>0.337048</text:p>
          </table:table-cell>
          <table:table-cell office:value-type="float" office:value="0.116183" calcext:value-type="float">
            <text:p>0.116183</text:p>
          </table:table-cell>
          <table:table-cell office:value-type="float" office:value="0.014677" calcext:value-type="float">
            <text:p>0.014677</text:p>
          </table:table-cell>
          <table:table-cell office:value-type="float" office:value="1.0341" calcext:value-type="float">
            <text:p>1.0341</text:p>
          </table:table-cell>
          <table:table-cell office:value-type="float" office:value="21.1871" calcext:value-type="float">
            <text:p>21.1871</text:p>
          </table:table-cell>
          <table:table-cell office:value-type="float" office:value="0.637565" calcext:value-type="float">
            <text:p>0.637565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36037" calcext:value-type="float">
            <text:p>0.336037</text:p>
          </table:table-cell>
          <table:table-cell office:value-type="float" office:value="0.115522" calcext:value-type="float">
            <text:p>0.115522</text:p>
          </table:table-cell>
          <table:table-cell office:value-type="float" office:value="0.0145238" calcext:value-type="float">
            <text:p>0.0145238</text:p>
          </table:table-cell>
          <table:table-cell office:value-type="float" office:value="1.02386" calcext:value-type="float">
            <text:p>1.02386</text:p>
          </table:table-cell>
          <table:table-cell office:value-type="float" office:value="21.2331" calcext:value-type="float">
            <text:p>21.2331</text:p>
          </table:table-cell>
          <table:table-cell office:value-type="float" office:value="0.637234" calcext:value-type="float">
            <text:p>0.637234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3617" calcext:value-type="float">
            <text:p>0.33617</text:p>
          </table:table-cell>
          <table:table-cell office:value-type="float" office:value="0.115604" calcext:value-type="float">
            <text:p>0.115604</text:p>
          </table:table-cell>
          <table:table-cell office:value-type="float" office:value="0.0145428" calcext:value-type="float">
            <text:p>0.0145428</text:p>
          </table:table-cell>
          <table:table-cell office:value-type="float" office:value="1.02194" calcext:value-type="float">
            <text:p>1.02194</text:p>
          </table:table-cell>
          <table:table-cell office:value-type="float" office:value="21.2613" calcext:value-type="float">
            <text:p>21.2613</text:p>
          </table:table-cell>
          <table:table-cell office:value-type="float" office:value="0.637271" calcext:value-type="float">
            <text:p>0.637271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36759" calcext:value-type="float">
            <text:p>0.336759</text:p>
          </table:table-cell>
          <table:table-cell office:value-type="float" office:value="0.115962" calcext:value-type="float">
            <text:p>0.115962</text:p>
          </table:table-cell>
          <table:table-cell office:value-type="float" office:value="0.0146131" calcext:value-type="float">
            <text:p>0.0146131</text:p>
          </table:table-cell>
          <table:table-cell office:value-type="float" office:value="1.02211" calcext:value-type="float">
            <text:p>1.02211</text:p>
          </table:table-cell>
          <table:table-cell office:value-type="float" office:value="21.293" calcext:value-type="float">
            <text:p>21.293</text:p>
          </table:table-cell>
          <table:table-cell office:value-type="float" office:value="0.637766" calcext:value-type="float">
            <text:p>0.637766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36828" calcext:value-type="float">
            <text:p>0.336828</text:p>
          </table:table-cell>
          <table:table-cell office:value-type="float" office:value="0.116019" calcext:value-type="float">
            <text:p>0.116019</text:p>
          </table:table-cell>
          <table:table-cell office:value-type="float" office:value="0.0146296" calcext:value-type="float">
            <text:p>0.0146296</text:p>
          </table:table-cell>
          <table:table-cell office:value-type="float" office:value="1.02854" calcext:value-type="float">
            <text:p>1.02854</text:p>
          </table:table-cell>
          <table:table-cell office:value-type="float" office:value="21.2302" calcext:value-type="float">
            <text:p>21.2302</text:p>
          </table:table-cell>
          <table:table-cell office:value-type="float" office:value="0.637711" calcext:value-type="float">
            <text:p>0.637711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6846" calcext:value-type="float">
            <text:p>0.336846</text:p>
          </table:table-cell>
          <table:table-cell office:value-type="float" office:value="0.116045" calcext:value-type="float">
            <text:p>0.116045</text:p>
          </table:table-cell>
          <table:table-cell office:value-type="float" office:value="0.0146418" calcext:value-type="float">
            <text:p>0.0146418</text:p>
          </table:table-cell>
          <table:table-cell office:value-type="float" office:value="1.01932" calcext:value-type="float">
            <text:p>1.01932</text:p>
          </table:table-cell>
          <table:table-cell office:value-type="float" office:value="21.3307" calcext:value-type="float">
            <text:p>21.3307</text:p>
          </table:table-cell>
          <table:table-cell office:value-type="float" office:value="0.637576" calcext:value-type="float">
            <text:p>0.6375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000050625" calcext:value-type="float">
            <text:p>5.0625E-08</text:p>
          </table:table-cell>
          <table:table-cell office:value-type="float" office:value="0.0163447" calcext:value-type="float">
            <text:p>0.0163447</text:p>
          </table:table-cell>
          <table:table-cell office:value-type="float" office:value="6.78501" calcext:value-type="float">
            <text:p>6.78501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425" calcext:value-type="float">
            <text:p>0.2425</text:p>
          </table:table-cell>
          <table:table-cell office:value-type="float" office:value="0.0598625" calcext:value-type="float">
            <text:p>0.0598625</text:p>
          </table:table-cell>
          <table:table-cell office:value-type="float" office:value="0.00383198" calcext:value-type="float">
            <text:p>0.00383198</text:p>
          </table:table-cell>
          <table:table-cell office:value-type="float" office:value="0.428977" calcext:value-type="float">
            <text:p>0.428977</text:p>
          </table:table-cell>
          <table:table-cell office:value-type="float" office:value="23.6648" calcext:value-type="float">
            <text:p>23.6648</text:p>
          </table:table-cell>
          <table:table-cell office:value-type="float" office:value="0.643556" calcext:value-type="float">
            <text:p>0.643556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2625" calcext:value-type="float">
            <text:p>0.32625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0.0118595" calcext:value-type="float">
            <text:p>0.0118595</text:p>
          </table:table-cell>
          <table:table-cell office:value-type="float" office:value="0.2665" calcext:value-type="float">
            <text:p>0.2665</text:p>
          </table:table-cell>
          <table:table-cell office:value-type="float" office:value="40.4299" calcext:value-type="float">
            <text:p>40.4299</text:p>
          </table:table-cell>
          <table:table-cell office:value-type="float" office:value="0.656443" calcext:value-type="float">
            <text:p>0.656443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0625" calcext:value-type="float">
            <text:p>0.330625</text:p>
          </table:table-cell>
          <table:table-cell office:value-type="float" office:value="0.109997" calcext:value-type="float">
            <text:p>0.109997</text:p>
          </table:table-cell>
          <table:table-cell office:value-type="float" office:value="0.0123963" calcext:value-type="float">
            <text:p>0.0123963</text:p>
          </table:table-cell>
          <table:table-cell office:value-type="float" office:value="0.960469" calcext:value-type="float">
            <text:p>0.960469</text:p>
          </table:table-cell>
          <table:table-cell office:value-type="float" office:value="21.3956" calcext:value-type="float">
            <text:p>21.3956</text:p>
          </table:table-cell>
          <table:table-cell office:value-type="float" office:value="0.658485" calcext:value-type="float">
            <text:p>0.65848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64687" calcext:value-type="float">
            <text:p>0.364687</text:p>
          </table:table-cell>
          <table:table-cell office:value-type="float" office:value="0.135936" calcext:value-type="float">
            <text:p>0.135936</text:p>
          </table:table-cell>
          <table:table-cell office:value-type="float" office:value="0.0201471" calcext:value-type="float">
            <text:p>0.0201471</text:p>
          </table:table-cell>
          <table:table-cell office:value-type="float" office:value="1.20216" calcext:value-type="float">
            <text:p>1.20216</text:p>
          </table:table-cell>
          <table:table-cell office:value-type="float" office:value="21.2569" calcext:value-type="float">
            <text:p>21.2569</text:p>
          </table:table-cell>
          <table:table-cell office:value-type="float" office:value="0.636568" calcext:value-type="float">
            <text:p>0.636568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41562" calcext:value-type="float">
            <text:p>0.341562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0148301" calcext:value-type="float">
            <text:p>0.0148301</text:p>
          </table:table-cell>
          <table:table-cell office:value-type="float" office:value="0.984561" calcext:value-type="float">
            <text:p>0.984561</text:p>
          </table:table-cell>
          <table:table-cell office:value-type="float" office:value="21.9456" calcext:value-type="float">
            <text:p>21.9456</text:p>
          </table:table-cell>
          <table:table-cell office:value-type="float" office:value="0.647965" calcext:value-type="float">
            <text:p>0.64796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53125" calcext:value-type="float">
            <text:p>0.353125</text:p>
          </table:table-cell>
          <table:table-cell office:value-type="float" office:value="0.127541" calcext:value-type="float">
            <text:p>0.127541</text:p>
          </table:table-cell>
          <table:table-cell office:value-type="float" office:value="0.0177713" calcext:value-type="float">
            <text:p>0.0177713</text:p>
          </table:table-cell>
          <table:table-cell office:value-type="float" office:value="0.884316" calcext:value-type="float">
            <text:p>0.884316</text:p>
          </table:table-cell>
          <table:table-cell office:value-type="float" office:value="24.0654" calcext:value-type="float">
            <text:p>24.0654</text:p>
          </table:table-cell>
          <table:table-cell office:value-type="float" office:value="0.635838" calcext:value-type="float">
            <text:p>0.635838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42266" calcext:value-type="float">
            <text:p>0.342266</text:p>
          </table:table-cell>
          <table:table-cell office:value-type="float" office:value="0.11963" calcext:value-type="float">
            <text:p>0.11963</text:p>
          </table:table-cell>
          <table:table-cell office:value-type="float" office:value="0.0154216" calcext:value-type="float">
            <text:p>0.0154216</text:p>
          </table:table-cell>
          <table:table-cell office:value-type="float" office:value="1.04574" calcext:value-type="float">
            <text:p>1.04574</text:p>
          </table:table-cell>
          <table:table-cell office:value-type="float" office:value="21.3835" calcext:value-type="float">
            <text:p>21.3835</text:p>
          </table:table-cell>
          <table:table-cell office:value-type="float" office:value="0.640808" calcext:value-type="float">
            <text:p>0.640808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44453" calcext:value-type="float">
            <text:p>0.344453</text:p>
          </table:table-cell>
          <table:table-cell office:value-type="float" office:value="0.121557" calcext:value-type="float">
            <text:p>0.121557</text:p>
          </table:table-cell>
          <table:table-cell office:value-type="float" office:value="0.0162043" calcext:value-type="float">
            <text:p>0.0162043</text:p>
          </table:table-cell>
          <table:table-cell office:value-type="float" office:value="0.971471" calcext:value-type="float">
            <text:p>0.971471</text:p>
          </table:table-cell>
          <table:table-cell office:value-type="float" office:value="22.3852" calcext:value-type="float">
            <text:p>22.3852</text:p>
          </table:table-cell>
          <table:table-cell office:value-type="float" office:value="0.63445" calcext:value-type="float">
            <text:p>0.6344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3875" calcext:value-type="float">
            <text:p>0.33875</text:p>
          </table:table-cell>
          <table:table-cell office:value-type="float" office:value="0.117215" calcext:value-type="float">
            <text:p>0.117215</text:p>
          </table:table-cell>
          <table:table-cell office:value-type="float" office:value="0.0148938" calcext:value-type="float">
            <text:p>0.0148938</text:p>
          </table:table-cell>
          <table:table-cell office:value-type="float" office:value="1.03434" calcext:value-type="float">
            <text:p>1.03434</text:p>
          </table:table-cell>
          <table:table-cell office:value-type="float" office:value="21.2805" calcext:value-type="float">
            <text:p>21.2805</text:p>
          </table:table-cell>
          <table:table-cell office:value-type="float" office:value="0.638655" calcext:value-type="float">
            <text:p>0.63865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42559" calcext:value-type="float">
            <text:p>0.342559</text:p>
          </table:table-cell>
          <table:table-cell office:value-type="float" office:value="0.119634" calcext:value-type="float">
            <text:p>0.119634</text:p>
          </table:table-cell>
          <table:table-cell office:value-type="float" office:value="0.0154038" calcext:value-type="float">
            <text:p>0.0154038</text:p>
          </table:table-cell>
          <table:table-cell office:value-type="float" office:value="1.0059" calcext:value-type="float">
            <text:p>1.0059</text:p>
          </table:table-cell>
          <table:table-cell office:value-type="float" office:value="21.8125" calcext:value-type="float">
            <text:p>21.8125</text:p>
          </table:table-cell>
          <table:table-cell office:value-type="float" office:value="0.641247" calcext:value-type="float">
            <text:p>0.641247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41333" calcext:value-type="float">
            <text:p>0.341333</text:p>
          </table:table-cell>
          <table:table-cell office:value-type="float" office:value="0.11907" calcext:value-type="float">
            <text:p>0.11907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936162" calcext:value-type="float">
            <text:p>0.936162</text:p>
          </table:table-cell>
          <table:table-cell office:value-type="float" office:value="22.5726" calcext:value-type="float">
            <text:p>22.5726</text:p>
          </table:table-cell>
          <table:table-cell office:value-type="float" office:value="0.638209" calcext:value-type="float">
            <text:p>0.638209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43615" calcext:value-type="float">
            <text:p>0.343615</text:p>
          </table:table-cell>
          <table:table-cell office:value-type="float" office:value="0.120575" calcext:value-type="float">
            <text:p>0.120575</text:p>
          </table:table-cell>
          <table:table-cell office:value-type="float" office:value="0.0157277" calcext:value-type="float">
            <text:p>0.0157277</text:p>
          </table:table-cell>
          <table:table-cell office:value-type="float" office:value="0.989645" calcext:value-type="float">
            <text:p>0.989645</text:p>
          </table:table-cell>
          <table:table-cell office:value-type="float" office:value="22.0828" calcext:value-type="float">
            <text:p>22.0828</text:p>
          </table:table-cell>
          <table:table-cell office:value-type="float" office:value="0.639396" calcext:value-type="float">
            <text:p>0.639396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41692" calcext:value-type="float">
            <text:p>0.341692</text:p>
          </table:table-cell>
          <table:table-cell office:value-type="float" office:value="0.119269" calcext:value-type="float">
            <text:p>0.119269</text:p>
          </table:table-cell>
          <table:table-cell office:value-type="float" office:value="0.0154089" calcext:value-type="float">
            <text:p>0.0154089</text:p>
          </table:table-cell>
          <table:table-cell office:value-type="float" office:value="0.98581" calcext:value-type="float">
            <text:p>0.98581</text:p>
          </table:table-cell>
          <table:table-cell office:value-type="float" office:value="22.004" calcext:value-type="float">
            <text:p>22.004</text:p>
          </table:table-cell>
          <table:table-cell office:value-type="float" office:value="0.638927" calcext:value-type="float">
            <text:p>0.638927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42014" calcext:value-type="float">
            <text:p>0.342014</text:p>
          </table:table-cell>
          <table:table-cell office:value-type="float" office:value="0.119507" calcext:value-type="float">
            <text:p>0.119507</text:p>
          </table:table-cell>
          <table:table-cell office:value-type="float" office:value="0.0154765" calcext:value-type="float">
            <text:p>0.0154765</text:p>
          </table:table-cell>
          <table:table-cell office:value-type="float" office:value="1.00249" calcext:value-type="float">
            <text:p>1.00249</text:p>
          </table:table-cell>
          <table:table-cell office:value-type="float" office:value="21.8384" calcext:value-type="float">
            <text:p>21.8384</text:p>
          </table:table-cell>
          <table:table-cell office:value-type="float" office:value="0.638785" calcext:value-type="float">
            <text:p>0.63878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41615" calcext:value-type="float">
            <text:p>0.341615</text:p>
          </table:table-cell>
          <table:table-cell office:value-type="float" office:value="0.119222" calcext:value-type="float">
            <text:p>0.119222</text:p>
          </table:table-cell>
          <table:table-cell office:value-type="float" office:value="0.0153942" calcext:value-type="float">
            <text:p>0.0153942</text:p>
          </table:table-cell>
          <table:table-cell office:value-type="float" office:value="1.00802" calcext:value-type="float">
            <text:p>1.00802</text:p>
          </table:table-cell>
          <table:table-cell office:value-type="float" office:value="21.7507" calcext:value-type="float">
            <text:p>21.7507</text:p>
          </table:table-cell>
          <table:table-cell office:value-type="float" office:value="0.638987" calcext:value-type="float">
            <text:p>0.638987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42112" calcext:value-type="float">
            <text:p>0.342112</text:p>
          </table:table-cell>
          <table:table-cell office:value-type="float" office:value="0.119569" calcext:value-type="float">
            <text:p>0.119569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997957" calcext:value-type="float">
            <text:p>0.997957</text:p>
          </table:table-cell>
          <table:table-cell office:value-type="float" office:value="21.8949" calcext:value-type="float">
            <text:p>21.8949</text:p>
          </table:table-cell>
          <table:table-cell office:value-type="float" office:value="0.638896" calcext:value-type="float">
            <text:p>0.638896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42811" calcext:value-type="float">
            <text:p>0.342811</text:p>
          </table:table-cell>
          <table:table-cell office:value-type="float" office:value="0.12006" calcext:value-type="float">
            <text:p>0.12006</text:p>
          </table:table-cell>
          <table:table-cell office:value-type="float" office:value="0.0156117" calcext:value-type="float">
            <text:p>0.0156117</text:p>
          </table:table-cell>
          <table:table-cell office:value-type="float" office:value="1.00453" calcext:value-type="float">
            <text:p>1.00453</text:p>
          </table:table-cell>
          <table:table-cell office:value-type="float" office:value="21.8673" calcext:value-type="float">
            <text:p>21.8673</text:p>
          </table:table-cell>
          <table:table-cell office:value-type="float" office:value="0.638981" calcext:value-type="float">
            <text:p>0.638981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42421" calcext:value-type="float">
            <text:p>0.342421</text:p>
          </table:table-cell>
          <table:table-cell office:value-type="float" office:value="0.11978" calcext:value-type="float">
            <text:p>0.11978</text:p>
          </table:table-cell>
          <table:table-cell office:value-type="float" office:value="0.0155373" calcext:value-type="float">
            <text:p>0.0155373</text:p>
          </table:table-cell>
          <table:table-cell office:value-type="float" office:value="1.00168" calcext:value-type="float">
            <text:p>1.00168</text:p>
          </table:table-cell>
          <table:table-cell office:value-type="float" office:value="21.8729" calcext:value-type="float">
            <text:p>21.8729</text:p>
          </table:table-cell>
          <table:table-cell office:value-type="float" office:value="0.639019" calcext:value-type="float">
            <text:p>0.639019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2544" calcext:value-type="float">
            <text:p>0.342544</text:p>
          </table:table-cell>
          <table:table-cell office:value-type="float" office:value="0.119862" calcext:value-type="float">
            <text:p>0.119862</text:p>
          </table:table-cell>
          <table:table-cell office:value-type="float" office:value="0.0155567" calcext:value-type="float">
            <text:p>0.0155567</text:p>
          </table:table-cell>
          <table:table-cell office:value-type="float" office:value="1.00691" calcext:value-type="float">
            <text:p>1.00691</text:p>
          </table:table-cell>
          <table:table-cell office:value-type="float" office:value="21.8225" calcext:value-type="float">
            <text:p>21.8225</text:p>
          </table:table-cell>
          <table:table-cell office:value-type="float" office:value="0.639063" calcext:value-type="float">
            <text:p>0.6390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0.134685" calcext:value-type="float">
            <text:p>0.134685</text:p>
          </table:table-cell>
          <table:table-cell office:value-type="float" office:value="1.38568" calcext:value-type="float">
            <text:p>1.38568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0147241" calcext:value-type="float">
            <text:p>0.00147241</text:p>
          </table:table-cell>
          <table:table-cell office:value-type="float" office:value="0.296045" calcext:value-type="float">
            <text:p>0.296045</text:p>
          </table:table-cell>
          <table:table-cell office:value-type="float" office:value="20.9377" calcext:value-type="float">
            <text:p>20.9377</text:p>
          </table:table-cell>
          <table:table-cell office:value-type="float" office:value="0.535334" calcext:value-type="float">
            <text:p>0.535334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625" calcext:value-type="float">
            <text:p>0.3625</text:p>
          </table:table-cell>
          <table:table-cell office:value-type="float" office:value="0.132662" calcext:value-type="float">
            <text:p>0.132662</text:p>
          </table:table-cell>
          <table:table-cell office:value-type="float" office:value="0.0183092" calcext:value-type="float">
            <text:p>0.0183092</text:p>
          </table:table-cell>
          <table:table-cell office:value-type="float" office:value="0.702402" calcext:value-type="float">
            <text:p>0.702402</text:p>
          </table:table-cell>
          <table:table-cell office:value-type="float" office:value="27.5966" calcext:value-type="float">
            <text:p>27.5966</text:p>
          </table:table-cell>
          <table:table-cell office:value-type="float" office:value="0.653222" calcext:value-type="float">
            <text:p>0.653222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725" calcext:value-type="float">
            <text:p>0.3725</text:p>
          </table:table-cell>
          <table:table-cell office:value-type="float" office:value="0.142819" calcext:value-type="float">
            <text:p>0.142819</text:p>
          </table:table-cell>
          <table:table-cell office:value-type="float" office:value="0.0219765" calcext:value-type="float">
            <text:p>0.0219765</text:p>
          </table:table-cell>
          <table:table-cell office:value-type="float" office:value="1.20311" calcext:value-type="float">
            <text:p>1.20311</text:p>
          </table:table-cell>
          <table:table-cell office:value-type="float" office:value="21.7915" calcext:value-type="float">
            <text:p>21.7915</text:p>
          </table:table-cell>
          <table:table-cell office:value-type="float" office:value="0.640858" calcext:value-type="float">
            <text:p>0.640858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49062" calcext:value-type="float">
            <text:p>0.349062</text:p>
          </table:table-cell>
          <table:table-cell office:value-type="float" office:value="0.124652" calcext:value-type="float">
            <text:p>0.124652</text:p>
          </table:table-cell>
          <table:table-cell office:value-type="float" office:value="0.0168203" calcext:value-type="float">
            <text:p>0.0168203</text:p>
          </table:table-cell>
          <table:table-cell office:value-type="float" office:value="1.46728" calcext:value-type="float">
            <text:p>1.46728</text:p>
          </table:table-cell>
          <table:table-cell office:value-type="float" office:value="18.3558" calcext:value-type="float">
            <text:p>18.3558</text:p>
          </table:table-cell>
          <table:table-cell office:value-type="float" office:value="0.639158" calcext:value-type="float">
            <text:p>0.639158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50313" calcext:value-type="float">
            <text:p>0.350313</text:p>
          </table:table-cell>
          <table:table-cell office:value-type="float" office:value="0.124473" calcext:value-type="float">
            <text:p>0.124473</text:p>
          </table:table-cell>
          <table:table-cell office:value-type="float" office:value="0.0163276" calcext:value-type="float">
            <text:p>0.0163276</text:p>
          </table:table-cell>
          <table:table-cell office:value-type="float" office:value="1.01703" calcext:value-type="float">
            <text:p>1.01703</text:p>
          </table:table-cell>
          <table:table-cell office:value-type="float" office:value="22.1339" calcext:value-type="float">
            <text:p>22.1339</text:p>
          </table:table-cell>
          <table:table-cell office:value-type="float" office:value="0.648724" calcext:value-type="float">
            <text:p>0.648724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0.128472" calcext:value-type="float">
            <text:p>0.128472</text:p>
          </table:table-cell>
          <table:table-cell office:value-type="float" office:value="0.0177053" calcext:value-type="float">
            <text:p>0.0177053</text:p>
          </table:table-cell>
          <table:table-cell office:value-type="float" office:value="1.04959" calcext:value-type="float">
            <text:p>1.04959</text:p>
          </table:table-cell>
          <table:table-cell office:value-type="float" office:value="22.1351" calcext:value-type="float">
            <text:p>22.1351</text:p>
          </table:table-cell>
          <table:table-cell office:value-type="float" office:value="0.642426" calcext:value-type="float">
            <text:p>0.642426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53359" calcext:value-type="float">
            <text:p>0.353359</text:p>
          </table:table-cell>
          <table:table-cell office:value-type="float" office:value="0.12687" calcext:value-type="float">
            <text:p>0.12687</text:p>
          </table:table-cell>
          <table:table-cell office:value-type="float" office:value="0.0170985" calcext:value-type="float">
            <text:p>0.0170985</text:p>
          </table:table-cell>
          <table:table-cell office:value-type="float" office:value="0.830076" calcext:value-type="float">
            <text:p>0.830076</text:p>
          </table:table-cell>
          <table:table-cell office:value-type="float" office:value="24.7861" calcext:value-type="float">
            <text:p>24.7861</text:p>
          </table:table-cell>
          <table:table-cell office:value-type="float" office:value="0.645908" calcext:value-type="float">
            <text:p>0.645908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42461" calcext:value-type="float">
            <text:p>0.342461</text:p>
          </table:table-cell>
          <table:table-cell office:value-type="float" office:value="0.119811" calcext:value-type="float">
            <text:p>0.119811</text:p>
          </table:table-cell>
          <table:table-cell office:value-type="float" office:value="0.0155462" calcext:value-type="float">
            <text:p>0.0155462</text:p>
          </table:table-cell>
          <table:table-cell office:value-type="float" office:value="0.985888" calcext:value-type="float">
            <text:p>0.985888</text:p>
          </table:table-cell>
          <table:table-cell office:value-type="float" office:value="22.0541" calcext:value-type="float">
            <text:p>22.0541</text:p>
          </table:table-cell>
          <table:table-cell office:value-type="float" office:value="0.639" calcext:value-type="float">
            <text:p>0.639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51924" calcext:value-type="float">
            <text:p>0.351924</text:p>
          </table:table-cell>
          <table:table-cell office:value-type="float" office:value="0.126341" calcext:value-type="float">
            <text:p>0.126341</text:p>
          </table:table-cell>
          <table:table-cell office:value-type="float" office:value="0.0172403" calcext:value-type="float">
            <text:p>0.0172403</text:p>
          </table:table-cell>
          <table:table-cell office:value-type="float" office:value="0.87652" calcext:value-type="float">
            <text:p>0.87652</text:p>
          </table:table-cell>
          <table:table-cell office:value-type="float" office:value="24.058" calcext:value-type="float">
            <text:p>24.058</text:p>
          </table:table-cell>
          <table:table-cell office:value-type="float" office:value="0.639973" calcext:value-type="float">
            <text:p>0.639973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49502" calcext:value-type="float">
            <text:p>0.349502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0167862" calcext:value-type="float">
            <text:p>0.0167862</text:p>
          </table:table-cell>
          <table:table-cell office:value-type="float" office:value="0.957173" calcext:value-type="float">
            <text:p>0.957173</text:p>
          </table:table-cell>
          <table:table-cell office:value-type="float" office:value="22.8507" calcext:value-type="float">
            <text:p>22.8507</text:p>
          </table:table-cell>
          <table:table-cell office:value-type="float" office:value="0.640173" calcext:value-type="float">
            <text:p>0.640173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47112" calcext:value-type="float">
            <text:p>0.347112</text:p>
          </table:table-cell>
          <table:table-cell office:value-type="float" office:value="0.122835" calcext:value-type="float">
            <text:p>0.122835</text:p>
          </table:table-cell>
          <table:table-cell office:value-type="float" office:value="0.0162265" calcext:value-type="float">
            <text:p>0.0162265</text:p>
          </table:table-cell>
          <table:table-cell office:value-type="float" office:value="1.01234" calcext:value-type="float">
            <text:p>1.01234</text:p>
          </table:table-cell>
          <table:table-cell office:value-type="float" office:value="22.0366" calcext:value-type="float">
            <text:p>22.0366</text:p>
          </table:table-cell>
          <table:table-cell office:value-type="float" office:value="0.641525" calcext:value-type="float">
            <text:p>0.641525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47822" calcext:value-type="float">
            <text:p>0.347822</text:p>
          </table:table-cell>
          <table:table-cell office:value-type="float" office:value="0.123471" calcext:value-type="float">
            <text:p>0.123471</text:p>
          </table:table-cell>
          <table:table-cell office:value-type="float" office:value="0.0164684" calcext:value-type="float">
            <text:p>0.0164684</text:p>
          </table:table-cell>
          <table:table-cell office:value-type="float" office:value="1.02259" calcext:value-type="float">
            <text:p>1.02259</text:p>
          </table:table-cell>
          <table:table-cell office:value-type="float" office:value="21.9814" calcext:value-type="float">
            <text:p>21.9814</text:p>
          </table:table-cell>
          <table:table-cell office:value-type="float" office:value="0.639919" calcext:value-type="float">
            <text:p>0.639919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48522" calcext:value-type="float">
            <text:p>0.348522</text:p>
          </table:table-cell>
          <table:table-cell office:value-type="float" office:value="0.123939" calcext:value-type="float">
            <text:p>0.123939</text:p>
          </table:table-cell>
          <table:table-cell office:value-type="float" office:value="0.0165748" calcext:value-type="float">
            <text:p>0.0165748</text:p>
          </table:table-cell>
          <table:table-cell office:value-type="float" office:value="0.991525" calcext:value-type="float">
            <text:p>0.991525</text:p>
          </table:table-cell>
          <table:table-cell office:value-type="float" office:value="22.3734" calcext:value-type="float">
            <text:p>22.3734</text:p>
          </table:table-cell>
          <table:table-cell office:value-type="float" office:value="0.640325" calcext:value-type="float">
            <text:p>0.640325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49294" calcext:value-type="float">
            <text:p>0.349294</text:p>
          </table:table-cell>
          <table:table-cell office:value-type="float" office:value="0.124513" calcext:value-type="float">
            <text:p>0.124513</text:p>
          </table:table-cell>
          <table:table-cell office:value-type="float" office:value="0.0167337" calcext:value-type="float">
            <text:p>0.0167337</text:p>
          </table:table-cell>
          <table:table-cell office:value-type="float" office:value="0.993345" calcext:value-type="float">
            <text:p>0.993345</text:p>
          </table:table-cell>
          <table:table-cell office:value-type="float" office:value="22.4053" calcext:value-type="float">
            <text:p>22.4053</text:p>
          </table:table-cell>
          <table:table-cell office:value-type="float" office:value="0.640218" calcext:value-type="float">
            <text:p>0.640218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47862" calcext:value-type="float">
            <text:p>0.347862</text:p>
          </table:table-cell>
          <table:table-cell office:value-type="float" office:value="0.123475" calcext:value-type="float">
            <text:p>0.123475</text:p>
          </table:table-cell>
          <table:table-cell office:value-type="float" office:value="0.0164479" calcext:value-type="float">
            <text:p>0.0164479</text:p>
          </table:table-cell>
          <table:table-cell office:value-type="float" office:value="0.992246" calcext:value-type="float">
            <text:p>0.992246</text:p>
          </table:table-cell>
          <table:table-cell office:value-type="float" office:value="22.3224" calcext:value-type="float">
            <text:p>22.3224</text:p>
          </table:table-cell>
          <table:table-cell office:value-type="float" office:value="0.64039" calcext:value-type="float">
            <text:p>0.64039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47844" calcext:value-type="float">
            <text:p>0.347844</text:p>
          </table:table-cell>
          <table:table-cell office:value-type="float" office:value="0.123472" calcext:value-type="float">
            <text:p>0.123472</text:p>
          </table:table-cell>
          <table:table-cell office:value-type="float" office:value="0.016451" calcext:value-type="float">
            <text:p>0.016451</text:p>
          </table:table-cell>
          <table:table-cell office:value-type="float" office:value="0.993433" calcext:value-type="float">
            <text:p>0.993433</text:p>
          </table:table-cell>
          <table:table-cell office:value-type="float" office:value="22.3085" calcext:value-type="float">
            <text:p>22.3085</text:p>
          </table:table-cell>
          <table:table-cell office:value-type="float" office:value="0.640307" calcext:value-type="float">
            <text:p>0.64030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48241" calcext:value-type="float">
            <text:p>0.348241</text:p>
          </table:table-cell>
          <table:table-cell office:value-type="float" office:value="0.123758" calcext:value-type="float">
            <text:p>0.123758</text:p>
          </table:table-cell>
          <table:table-cell office:value-type="float" office:value="0.0165254" calcext:value-type="float">
            <text:p>0.0165254</text:p>
          </table:table-cell>
          <table:table-cell office:value-type="float" office:value="0.991695" calcext:value-type="float">
            <text:p>0.991695</text:p>
          </table:table-cell>
          <table:table-cell office:value-type="float" office:value="22.3548" calcext:value-type="float">
            <text:p>22.3548</text:p>
          </table:table-cell>
          <table:table-cell office:value-type="float" office:value="0.640349" calcext:value-type="float">
            <text:p>0.640349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48042" calcext:value-type="float">
            <text:p>0.348042</text:p>
          </table:table-cell>
          <table:table-cell office:value-type="float" office:value="0.123638" calcext:value-type="float">
            <text:p>0.123638</text:p>
          </table:table-cell>
          <table:table-cell office:value-type="float" office:value="0.0165054" calcext:value-type="float">
            <text:p>0.0165054</text:p>
          </table:table-cell>
          <table:table-cell office:value-type="float" office:value="0.99082" calcext:value-type="float">
            <text:p>0.99082</text:p>
          </table:table-cell>
          <table:table-cell office:value-type="float" office:value="22.3538" calcext:value-type="float">
            <text:p>22.3538</text:p>
          </table:table-cell>
          <table:table-cell office:value-type="float" office:value="0.640087" calcext:value-type="float">
            <text:p>0.64008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8482" calcext:value-type="float">
            <text:p>0.348482</text:p>
          </table:table-cell>
          <table:table-cell office:value-type="float" office:value="0.12392" calcext:value-type="float">
            <text:p>0.12392</text:p>
          </table:table-cell>
          <table:table-cell office:value-type="float" office:value="0.0165655" calcext:value-type="float">
            <text:p>0.0165655</text:p>
          </table:table-cell>
          <table:table-cell office:value-type="float" office:value="0.988488" calcext:value-type="float">
            <text:p>0.988488</text:p>
          </table:table-cell>
          <table:table-cell office:value-type="float" office:value="22.4067" calcext:value-type="float">
            <text:p>22.4067</text:p>
          </table:table-cell>
          <table:table-cell office:value-type="float" office:value="0.640417" calcext:value-type="float">
            <text:p>0.6404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000050625" calcext:value-type="float">
            <text:p>5.0625E-08</text:p>
          </table:table-cell>
          <table:table-cell office:value-type="float" office:value="0.464862" calcext:value-type="float">
            <text:p>0.46486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.04105" calcext:value-type="float">
            <text:p>0.04105</text:p>
          </table:table-cell>
          <table:table-cell office:value-type="float" office:value="0.0021452" calcext:value-type="float">
            <text:p>0.0021452</text:p>
          </table:table-cell>
          <table:table-cell office:value-type="float" office:value="0.689517" calcext:value-type="float">
            <text:p>0.689517</text:p>
          </table:table-cell>
          <table:table-cell office:value-type="float" office:value="15.2664" calcext:value-type="float">
            <text:p>15.2664</text:p>
          </table:table-cell>
          <table:table-cell office:value-type="float" office:value="0.575653" calcext:value-type="float">
            <text:p>0.575653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85" calcext:value-type="float">
            <text:p>0.385</text:p>
          </table:table-cell>
          <table:table-cell office:value-type="float" office:value="0.152563" calcext:value-type="float">
            <text:p>0.152563</text:p>
          </table:table-cell>
          <table:table-cell office:value-type="float" office:value="0.0258827" calcext:value-type="float">
            <text:p>0.0258827</text:p>
          </table:table-cell>
          <table:table-cell office:value-type="float" office:value="1.05438" calcext:value-type="float">
            <text:p>1.05438</text:p>
          </table:table-cell>
          <table:table-cell office:value-type="float" office:value="24.105" calcext:value-type="float">
            <text:p>24.105</text:p>
          </table:table-cell>
          <table:table-cell office:value-type="float" office:value="0.629325" calcext:value-type="float">
            <text:p>0.629325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0375" calcext:value-type="float">
            <text:p>0.40375</text:p>
          </table:table-cell>
          <table:table-cell office:value-type="float" office:value="0.163625" calcext:value-type="float">
            <text:p>0.163625</text:p>
          </table:table-cell>
          <table:table-cell office:value-type="float" office:value="0.0271725" calcext:value-type="float">
            <text:p>0.0271725</text:p>
          </table:table-cell>
          <table:table-cell office:value-type="float" office:value="0.624435" calcext:value-type="float">
            <text:p>0.624435</text:p>
          </table:table-cell>
          <table:table-cell office:value-type="float" office:value="32.5662" calcext:value-type="float">
            <text:p>32.5662</text:p>
          </table:table-cell>
          <table:table-cell office:value-type="float" office:value="0.661694" calcext:value-type="float">
            <text:p>0.661694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54687" calcext:value-type="float">
            <text:p>0.354687</text:p>
          </table:table-cell>
          <table:table-cell office:value-type="float" office:value="0.12728" calcext:value-type="float">
            <text:p>0.12728</text:p>
          </table:table-cell>
          <table:table-cell office:value-type="float" office:value="0.0169877" calcext:value-type="float">
            <text:p>0.0169877</text:p>
          </table:table-cell>
          <table:table-cell office:value-type="float" office:value="0.979522" calcext:value-type="float">
            <text:p>0.979522</text:p>
          </table:table-cell>
          <table:table-cell office:value-type="float" office:value="22.8203" calcext:value-type="float">
            <text:p>22.8203</text:p>
          </table:table-cell>
          <table:table-cell office:value-type="float" office:value="0.650461" calcext:value-type="float">
            <text:p>0.650461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53438" calcext:value-type="float">
            <text:p>0.353438</text:p>
          </table:table-cell>
          <table:table-cell office:value-type="float" office:value="0.127319" calcext:value-type="float">
            <text:p>0.127319</text:p>
          </table:table-cell>
          <table:table-cell office:value-type="float" office:value="0.0174611" calcext:value-type="float">
            <text:p>0.0174611</text:p>
          </table:table-cell>
          <table:table-cell office:value-type="float" office:value="0.971124" calcext:value-type="float">
            <text:p>0.971124</text:p>
          </table:table-cell>
          <table:table-cell office:value-type="float" office:value="22.9243" calcext:value-type="float">
            <text:p>22.9243</text:p>
          </table:table-cell>
          <table:table-cell office:value-type="float" office:value="0.640942" calcext:value-type="float">
            <text:p>0.640942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36406" calcext:value-type="float">
            <text:p>0.336406</text:p>
          </table:table-cell>
          <table:table-cell office:value-type="float" office:value="0.116468" calcext:value-type="float">
            <text:p>0.116468</text:p>
          </table:table-cell>
          <table:table-cell office:value-type="float" office:value="0.0150233" calcext:value-type="float">
            <text:p>0.0150233</text:p>
          </table:table-cell>
          <table:table-cell office:value-type="float" office:value="1.12396" calcext:value-type="float">
            <text:p>1.12396</text:p>
          </table:table-cell>
          <table:table-cell office:value-type="float" office:value="20.3279" calcext:value-type="float">
            <text:p>20.3279</text:p>
          </table:table-cell>
          <table:table-cell office:value-type="float" office:value="0.630825" calcext:value-type="float">
            <text:p>0.630825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60938" calcext:value-type="float">
            <text:p>0.360938</text:p>
          </table:table-cell>
          <table:table-cell office:value-type="float" office:value="0.132596" calcext:value-type="float">
            <text:p>0.132596</text:p>
          </table:table-cell>
          <table:table-cell office:value-type="float" office:value="0.018769" calcext:value-type="float">
            <text:p>0.018769</text:p>
          </table:table-cell>
          <table:table-cell office:value-type="float" office:value="1.04636" calcext:value-type="float">
            <text:p>1.04636</text:p>
          </table:table-cell>
          <table:table-cell office:value-type="float" office:value="22.5302" calcext:value-type="float">
            <text:p>22.5302</text:p>
          </table:table-cell>
          <table:table-cell office:value-type="float" office:value="0.644154" calcext:value-type="float">
            <text:p>0.644154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53047" calcext:value-type="float">
            <text:p>0.353047</text:p>
          </table:table-cell>
          <table:table-cell office:value-type="float" office:value="0.127176" calcext:value-type="float">
            <text:p>0.127176</text:p>
          </table:table-cell>
          <table:table-cell office:value-type="float" office:value="0.0174589" calcext:value-type="float">
            <text:p>0.0174589</text:p>
          </table:table-cell>
          <table:table-cell office:value-type="float" office:value="1.08825" calcext:value-type="float">
            <text:p>1.08825</text:p>
          </table:table-cell>
          <table:table-cell office:value-type="float" office:value="21.6177" calcext:value-type="float">
            <text:p>21.6177</text:p>
          </table:table-cell>
          <table:table-cell office:value-type="float" office:value="0.640178" calcext:value-type="float">
            <text:p>0.64017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54297" calcext:value-type="float">
            <text:p>0.354297</text:p>
          </table:table-cell>
          <table:table-cell office:value-type="float" office:value="0.127736" calcext:value-type="float">
            <text:p>0.127736</text:p>
          </table:table-cell>
          <table:table-cell office:value-type="float" office:value="0.0174444" calcext:value-type="float">
            <text:p>0.0174444</text:p>
          </table:table-cell>
          <table:table-cell office:value-type="float" office:value="0.932392" calcext:value-type="float">
            <text:p>0.932392</text:p>
          </table:table-cell>
          <table:table-cell office:value-type="float" office:value="23.4437" calcext:value-type="float">
            <text:p>23.4437</text:p>
          </table:table-cell>
          <table:table-cell office:value-type="float" office:value="0.643625" calcext:value-type="float">
            <text:p>0.643625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55825" calcext:value-type="float">
            <text:p>0.355825</text:p>
          </table:table-cell>
          <table:table-cell office:value-type="float" office:value="0.128886" calcext:value-type="float">
            <text:p>0.128886</text:p>
          </table:table-cell>
          <table:table-cell office:value-type="float" office:value="0.0177596" calcext:value-type="float">
            <text:p>0.0177596</text:p>
          </table:table-cell>
          <table:table-cell office:value-type="float" office:value="0.96732" calcext:value-type="float">
            <text:p>0.96732</text:p>
          </table:table-cell>
          <table:table-cell office:value-type="float" office:value="23.1138" calcext:value-type="float">
            <text:p>23.1138</text:p>
          </table:table-cell>
          <table:table-cell office:value-type="float" office:value="0.643629" calcext:value-type="float">
            <text:p>0.643629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52771" calcext:value-type="float">
            <text:p>0.352771</text:p>
          </table:table-cell>
          <table:table-cell office:value-type="float" office:value="0.126863" calcext:value-type="float">
            <text:p>0.126863</text:p>
          </table:table-cell>
          <table:table-cell office:value-type="float" office:value="0.0172916" calcext:value-type="float">
            <text:p>0.0172916</text:p>
          </table:table-cell>
          <table:table-cell office:value-type="float" office:value="0.962798" calcext:value-type="float">
            <text:p>0.962798</text:p>
          </table:table-cell>
          <table:table-cell office:value-type="float" office:value="22.983" calcext:value-type="float">
            <text:p>22.983</text:p>
          </table:table-cell>
          <table:table-cell office:value-type="float" office:value="0.641864" calcext:value-type="float">
            <text:p>0.641864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52917" calcext:value-type="float">
            <text:p>0.352917</text:p>
          </table:table-cell>
          <table:table-cell office:value-type="float" office:value="0.127005" calcext:value-type="float">
            <text:p>0.127005</text:p>
          </table:table-cell>
          <table:table-cell office:value-type="float" office:value="0.0173736" calcext:value-type="float">
            <text:p>0.0173736</text:p>
          </table:table-cell>
          <table:table-cell office:value-type="float" office:value="0.981452" calcext:value-type="float">
            <text:p>0.981452</text:p>
          </table:table-cell>
          <table:table-cell office:value-type="float" office:value="22.7723" calcext:value-type="float">
            <text:p>22.7723</text:p>
          </table:table-cell>
          <table:table-cell office:value-type="float" office:value="0.640974" calcext:value-type="float">
            <text:p>0.640974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52058" calcext:value-type="float">
            <text:p>0.352058</text:p>
          </table:table-cell>
          <table:table-cell office:value-type="float" office:value="0.126368" calcext:value-type="float">
            <text:p>0.126368</text:p>
          </table:table-cell>
          <table:table-cell office:value-type="float" office:value="0.0171687" calcext:value-type="float">
            <text:p>0.0171687</text:p>
          </table:table-cell>
          <table:table-cell office:value-type="float" office:value="0.979447" calcext:value-type="float">
            <text:p>0.979447</text:p>
          </table:table-cell>
          <table:table-cell office:value-type="float" office:value="22.7377" calcext:value-type="float">
            <text:p>22.7377</text:p>
          </table:table-cell>
          <table:table-cell office:value-type="float" office:value="0.641621" calcext:value-type="float">
            <text:p>0.641621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54867" calcext:value-type="float">
            <text:p>0.354867</text:p>
          </table:table-cell>
          <table:table-cell office:value-type="float" office:value="0.12841" calcext:value-type="float">
            <text:p>0.12841</text:p>
          </table:table-cell>
          <table:table-cell office:value-type="float" office:value="0.0177425" calcext:value-type="float">
            <text:p>0.0177425</text:p>
          </table:table-cell>
          <table:table-cell office:value-type="float" office:value="0.978362" calcext:value-type="float">
            <text:p>0.978362</text:p>
          </table:table-cell>
          <table:table-cell office:value-type="float" office:value="22.9372" calcext:value-type="float">
            <text:p>22.9372</text:p>
          </table:table-cell>
          <table:table-cell office:value-type="float" office:value="0.641328" calcext:value-type="float">
            <text:p>0.64132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54542" calcext:value-type="float">
            <text:p>0.354542</text:p>
          </table:table-cell>
          <table:table-cell office:value-type="float" office:value="0.128137" calcext:value-type="float">
            <text:p>0.128137</text:p>
          </table:table-cell>
          <table:table-cell office:value-type="float" office:value="0.017648" calcext:value-type="float">
            <text:p>0.017648</text:p>
          </table:table-cell>
          <table:table-cell office:value-type="float" office:value="0.97949" calcext:value-type="float">
            <text:p>0.97949</text:p>
          </table:table-cell>
          <table:table-cell office:value-type="float" office:value="22.8989" calcext:value-type="float">
            <text:p>22.8989</text:p>
          </table:table-cell>
          <table:table-cell office:value-type="float" office:value="0.641718" calcext:value-type="float">
            <text:p>0.64171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54021" calcext:value-type="float">
            <text:p>0.354021</text:p>
          </table:table-cell>
          <table:table-cell office:value-type="float" office:value="0.127781" calcext:value-type="float">
            <text:p>0.127781</text:p>
          </table:table-cell>
          <table:table-cell office:value-type="float" office:value="0.0175577" calcext:value-type="float">
            <text:p>0.0175577</text:p>
          </table:table-cell>
          <table:table-cell office:value-type="float" office:value="0.980683" calcext:value-type="float">
            <text:p>0.980683</text:p>
          </table:table-cell>
          <table:table-cell office:value-type="float" office:value="22.8523" calcext:value-type="float">
            <text:p>22.8523</text:p>
          </table:table-cell>
          <table:table-cell office:value-type="float" office:value="0.641564" calcext:value-type="float">
            <text:p>0.641564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54091" calcext:value-type="float">
            <text:p>0.354091</text:p>
          </table:table-cell>
          <table:table-cell office:value-type="float" office:value="0.127834" calcext:value-type="float">
            <text:p>0.127834</text:p>
          </table:table-cell>
          <table:table-cell office:value-type="float" office:value="0.0175772" calcext:value-type="float">
            <text:p>0.0175772</text:p>
          </table:table-cell>
          <table:table-cell office:value-type="float" office:value="0.974306" calcext:value-type="float">
            <text:p>0.974306</text:p>
          </table:table-cell>
          <table:table-cell office:value-type="float" office:value="22.9333" calcext:value-type="float">
            <text:p>22.9333</text:p>
          </table:table-cell>
          <table:table-cell office:value-type="float" office:value="0.641463" calcext:value-type="float">
            <text:p>0.641463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54049" calcext:value-type="float">
            <text:p>0.354049</text:p>
          </table:table-cell>
          <table:table-cell office:value-type="float" office:value="0.127809" calcext:value-type="float">
            <text:p>0.127809</text:p>
          </table:table-cell>
          <table:table-cell office:value-type="float" office:value="0.017571" calcext:value-type="float">
            <text:p>0.017571</text:p>
          </table:table-cell>
          <table:table-cell office:value-type="float" office:value="0.977236" calcext:value-type="float">
            <text:p>0.977236</text:p>
          </table:table-cell>
          <table:table-cell office:value-type="float" office:value="22.8959" calcext:value-type="float">
            <text:p>22.8959</text:p>
          </table:table-cell>
          <table:table-cell office:value-type="float" office:value="0.641448" calcext:value-type="float">
            <text:p>0.64144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54065" calcext:value-type="float">
            <text:p>0.354065</text:p>
          </table:table-cell>
          <table:table-cell office:value-type="float" office:value="0.12781" calcext:value-type="float">
            <text:p>0.12781</text:p>
          </table:table-cell>
          <table:table-cell office:value-type="float" office:value="0.0175682" calcext:value-type="float">
            <text:p>0.0175682</text:p>
          </table:table-cell>
          <table:table-cell office:value-type="float" office:value="0.976059" calcext:value-type="float">
            <text:p>0.976059</text:p>
          </table:table-cell>
          <table:table-cell office:value-type="float" office:value="22.9101" calcext:value-type="float">
            <text:p>22.9101</text:p>
          </table:table-cell>
          <table:table-cell office:value-type="float" office:value="0.641511" calcext:value-type="float">
            <text:p>0.6415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0000625" calcext:value-type="float">
            <text:p>6.25E-10</text:p>
          </table:table-cell>
          <table:table-cell office:value-type="float" office:value="2.02828" calcext:value-type="float">
            <text:p>2.02828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25" calcext:value-type="float">
            <text:p>0.2325</text:p>
          </table:table-cell>
          <table:table-cell office:value-type="float" office:value="0.0573625" calcext:value-type="float">
            <text:p>0.0573625</text:p>
          </table:table-cell>
          <table:table-cell office:value-type="float" office:value="0.00400535" calcext:value-type="float">
            <text:p>0.00400535</text:p>
          </table:table-cell>
          <table:table-cell office:value-type="float" office:value="1.28354" calcext:value-type="float">
            <text:p>1.28354</text:p>
          </table:table-cell>
          <table:table-cell office:value-type="float" office:value="13.1304" calcext:value-type="float">
            <text:p>13.1304</text:p>
          </table:table-cell>
          <table:table-cell office:value-type="float" office:value="0.594246" calcext:value-type="float">
            <text:p>0.594246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134912" calcext:value-type="float">
            <text:p>0.134912</text:p>
          </table:table-cell>
          <table:table-cell office:value-type="float" office:value="0.020814" calcext:value-type="float">
            <text:p>0.020814</text:p>
          </table:table-cell>
          <table:table-cell office:value-type="float" office:value="1.11627" calcext:value-type="float">
            <text:p>1.11627</text:p>
          </table:table-cell>
          <table:table-cell office:value-type="float" office:value="21.9923" calcext:value-type="float">
            <text:p>21.9923</text:p>
          </table:table-cell>
          <table:table-cell office:value-type="float" office:value="0.61882" calcext:value-type="float">
            <text:p>0.61882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69375" calcext:value-type="float">
            <text:p>0.369375</text:p>
          </table:table-cell>
          <table:table-cell office:value-type="float" office:value="0.137291" calcext:value-type="float">
            <text:p>0.137291</text:p>
          </table:table-cell>
          <table:table-cell office:value-type="float" office:value="0.0193048" calcext:value-type="float">
            <text:p>0.0193048</text:p>
          </table:table-cell>
          <table:table-cell office:value-type="float" office:value="0.668109" calcext:value-type="float">
            <text:p>0.668109</text:p>
          </table:table-cell>
          <table:table-cell office:value-type="float" office:value="28.8009" calcext:value-type="float">
            <text:p>28.8009</text:p>
          </table:table-cell>
          <table:table-cell office:value-type="float" office:value="0.658601" calcext:value-type="float">
            <text:p>0.658601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90313" calcext:value-type="float">
            <text:p>0.390313</text:p>
          </table:table-cell>
          <table:table-cell office:value-type="float" office:value="0.154339" calcext:value-type="float">
            <text:p>0.154339</text:p>
          </table:table-cell>
          <table:table-cell office:value-type="float" office:value="0.0250973" calcext:value-type="float">
            <text:p>0.0250973</text:p>
          </table:table-cell>
          <table:table-cell office:value-type="float" office:value="0.652678" calcext:value-type="float">
            <text:p>0.652678</text:p>
          </table:table-cell>
          <table:table-cell office:value-type="float" office:value="30.9206" calcext:value-type="float">
            <text:p>30.9206</text:p>
          </table:table-cell>
          <table:table-cell office:value-type="float" office:value="0.6488" calcext:value-type="float">
            <text:p>0.6488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39375" calcext:value-type="float">
            <text:p>0.339375</text:p>
          </table:table-cell>
          <table:table-cell office:value-type="float" office:value="0.116959" calcext:value-type="float">
            <text:p>0.116959</text:p>
          </table:table-cell>
          <table:table-cell office:value-type="float" office:value="0.0145141" calcext:value-type="float">
            <text:p>0.0145141</text:p>
          </table:table-cell>
          <table:table-cell office:value-type="float" office:value="0.899002" calcext:value-type="float">
            <text:p>0.899002</text:p>
          </table:table-cell>
          <table:table-cell office:value-type="float" office:value="22.8345" calcext:value-type="float">
            <text:p>22.8345</text:p>
          </table:table-cell>
          <table:table-cell office:value-type="float" office:value="0.64633" calcext:value-type="float">
            <text:p>0.64633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41875" calcext:value-type="float">
            <text:p>0.341875</text:p>
          </table:table-cell>
          <table:table-cell office:value-type="float" office:value="0.118936" calcext:value-type="float">
            <text:p>0.118936</text:p>
          </table:table-cell>
          <table:table-cell office:value-type="float" office:value="0.0150954" calcext:value-type="float">
            <text:p>0.0150954</text:p>
          </table:table-cell>
          <table:table-cell office:value-type="float" office:value="1.35098" calcext:value-type="float">
            <text:p>1.35098</text:p>
          </table:table-cell>
          <table:table-cell office:value-type="float" office:value="18.6958" calcext:value-type="float">
            <text:p>18.6958</text:p>
          </table:table-cell>
          <table:table-cell office:value-type="float" office:value="0.644289" calcext:value-type="float">
            <text:p>0.644289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525" calcext:value-type="float">
            <text:p>0.3525</text:p>
          </table:table-cell>
          <table:table-cell office:value-type="float" office:value="0.126481" calcext:value-type="float">
            <text:p>0.126481</text:p>
          </table:table-cell>
          <table:table-cell office:value-type="float" office:value="0.0171327" calcext:value-type="float">
            <text:p>0.0171327</text:p>
          </table:table-cell>
          <table:table-cell office:value-type="float" office:value="1.08668" calcext:value-type="float">
            <text:p>1.08668</text:p>
          </table:table-cell>
          <table:table-cell office:value-type="float" office:value="21.5732" calcext:value-type="float">
            <text:p>21.5732</text:p>
          </table:table-cell>
          <table:table-cell office:value-type="float" office:value="0.643011" calcext:value-type="float">
            <text:p>0.643011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62695" calcext:value-type="float">
            <text:p>0.362695</text:p>
          </table:table-cell>
          <table:table-cell office:value-type="float" office:value="0.134098" calcext:value-type="float">
            <text:p>0.134098</text:p>
          </table:table-cell>
          <table:table-cell office:value-type="float" office:value="0.019406" calcext:value-type="float">
            <text:p>0.019406</text:p>
          </table:table-cell>
          <table:table-cell office:value-type="float" office:value="0.98326" calcext:value-type="float">
            <text:p>0.98326</text:p>
          </table:table-cell>
          <table:table-cell office:value-type="float" office:value="23.3898" calcext:value-type="float">
            <text:p>23.3898</text:p>
          </table:table-cell>
          <table:table-cell office:value-type="float" office:value="0.640275" calcext:value-type="float">
            <text:p>0.640275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65703" calcext:value-type="float">
            <text:p>0.365703</text:p>
          </table:table-cell>
          <table:table-cell office:value-type="float" office:value="0.136071" calcext:value-type="float">
            <text:p>0.136071</text:p>
          </table:table-cell>
          <table:table-cell office:value-type="float" office:value="0.0197592" calcext:value-type="float">
            <text:p>0.0197592</text:p>
          </table:table-cell>
          <table:table-cell office:value-type="float" office:value="1.02574" calcext:value-type="float">
            <text:p>1.02574</text:p>
          </table:table-cell>
          <table:table-cell office:value-type="float" office:value="23.0622" calcext:value-type="float">
            <text:p>23.0622</text:p>
          </table:table-cell>
          <table:table-cell office:value-type="float" office:value="0.644272" calcext:value-type="float">
            <text:p>0.644272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59067" calcext:value-type="float">
            <text:p>0.359067</text:p>
          </table:table-cell>
          <table:table-cell office:value-type="float" office:value="0.131306" calcext:value-type="float">
            <text:p>0.131306</text:p>
          </table:table-cell>
          <table:table-cell office:value-type="float" office:value="0.018494" calcext:value-type="float">
            <text:p>0.018494</text:p>
          </table:table-cell>
          <table:table-cell office:value-type="float" office:value="0.918724" calcext:value-type="float">
            <text:p>0.918724</text:p>
          </table:table-cell>
          <table:table-cell office:value-type="float" office:value="23.9544" calcext:value-type="float">
            <text:p>23.9544</text:p>
          </table:table-cell>
          <table:table-cell office:value-type="float" office:value="0.642445" calcext:value-type="float">
            <text:p>0.642445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60615" calcext:value-type="float">
            <text:p>0.360615</text:p>
          </table:table-cell>
          <table:table-cell office:value-type="float" office:value="0.132374" calcext:value-type="float">
            <text:p>0.132374</text:p>
          </table:table-cell>
          <table:table-cell office:value-type="float" office:value="0.0187428" calcext:value-type="float">
            <text:p>0.0187428</text:p>
          </table:table-cell>
          <table:table-cell office:value-type="float" office:value="0.966312" calcext:value-type="float">
            <text:p>0.966312</text:p>
          </table:table-cell>
          <table:table-cell office:value-type="float" office:value="23.4428" calcext:value-type="float">
            <text:p>23.4428</text:p>
          </table:table-cell>
          <table:table-cell office:value-type="float" office:value="0.643459" calcext:value-type="float">
            <text:p>0.643459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61219" calcext:value-type="float">
            <text:p>0.361219</text:p>
          </table:table-cell>
          <table:table-cell office:value-type="float" office:value="0.132903" calcext:value-type="float">
            <text:p>0.132903</text:p>
          </table:table-cell>
          <table:table-cell office:value-type="float" office:value="0.0189341" calcext:value-type="float">
            <text:p>0.0189341</text:p>
          </table:table-cell>
          <table:table-cell office:value-type="float" office:value="0.945797" calcext:value-type="float">
            <text:p>0.945797</text:p>
          </table:table-cell>
          <table:table-cell office:value-type="float" office:value="23.7486" calcext:value-type="float">
            <text:p>23.7486</text:p>
          </table:table-cell>
          <table:table-cell office:value-type="float" office:value="0.642682" calcext:value-type="float">
            <text:p>0.642682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6228" calcext:value-type="float">
            <text:p>0.36228</text:p>
          </table:table-cell>
          <table:table-cell office:value-type="float" office:value="0.133695" calcext:value-type="float">
            <text:p>0.133695</text:p>
          </table:table-cell>
          <table:table-cell office:value-type="float" office:value="0.0191606" calcext:value-type="float">
            <text:p>0.0191606</text:p>
          </table:table-cell>
          <table:table-cell office:value-type="float" office:value="0.935736" calcext:value-type="float">
            <text:p>0.935736</text:p>
          </table:table-cell>
          <table:table-cell office:value-type="float" office:value="23.9506" calcext:value-type="float">
            <text:p>23.9506</text:p>
          </table:table-cell>
          <table:table-cell office:value-type="float" office:value="0.642681" calcext:value-type="float">
            <text:p>0.642681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60571" calcext:value-type="float">
            <text:p>0.360571</text:p>
          </table:table-cell>
          <table:table-cell office:value-type="float" office:value="0.132438" calcext:value-type="float">
            <text:p>0.132438</text:p>
          </table:table-cell>
          <table:table-cell office:value-type="float" office:value="0.0188047" calcext:value-type="float">
            <text:p>0.0188047</text:p>
          </table:table-cell>
          <table:table-cell office:value-type="float" office:value="0.968437" calcext:value-type="float">
            <text:p>0.968437</text:p>
          </table:table-cell>
          <table:table-cell office:value-type="float" office:value="23.4224" calcext:value-type="float">
            <text:p>23.4224</text:p>
          </table:table-cell>
          <table:table-cell office:value-type="float" office:value="0.642627" calcext:value-type="float">
            <text:p>0.642627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6084" calcext:value-type="float">
            <text:p>0.36084</text:p>
          </table:table-cell>
          <table:table-cell office:value-type="float" office:value="0.132602" calcext:value-type="float">
            <text:p>0.132602</text:p>
          </table:table-cell>
          <table:table-cell office:value-type="float" office:value="0.0188372" calcext:value-type="float">
            <text:p>0.0188372</text:p>
          </table:table-cell>
          <table:table-cell office:value-type="float" office:value="0.956057" calcext:value-type="float">
            <text:p>0.956057</text:p>
          </table:table-cell>
          <table:table-cell office:value-type="float" office:value="23.5912" calcext:value-type="float">
            <text:p>23.5912</text:p>
          </table:table-cell>
          <table:table-cell office:value-type="float" office:value="0.642896" calcext:value-type="float">
            <text:p>0.642896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60227" calcext:value-type="float">
            <text:p>0.360227</text:p>
          </table:table-cell>
          <table:table-cell office:value-type="float" office:value="0.132185" calcext:value-type="float">
            <text:p>0.132185</text:p>
          </table:table-cell>
          <table:table-cell office:value-type="float" office:value="0.018732" calcext:value-type="float">
            <text:p>0.018732</text:p>
          </table:table-cell>
          <table:table-cell office:value-type="float" office:value="0.963946" calcext:value-type="float">
            <text:p>0.963946</text:p>
          </table:table-cell>
          <table:table-cell office:value-type="float" office:value="23.4551" calcext:value-type="float">
            <text:p>23.4551</text:p>
          </table:table-cell>
          <table:table-cell office:value-type="float" office:value="0.642644" calcext:value-type="float">
            <text:p>0.642644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60475" calcext:value-type="float">
            <text:p>0.360475</text:p>
          </table:table-cell>
          <table:table-cell office:value-type="float" office:value="0.132377" calcext:value-type="float">
            <text:p>0.132377</text:p>
          </table:table-cell>
          <table:table-cell office:value-type="float" office:value="0.0187943" calcext:value-type="float">
            <text:p>0.0187943</text:p>
          </table:table-cell>
          <table:table-cell office:value-type="float" office:value="0.958493" calcext:value-type="float">
            <text:p>0.958493</text:p>
          </table:table-cell>
          <table:table-cell office:value-type="float" office:value="23.5403" calcext:value-type="float">
            <text:p>23.5403</text:p>
          </table:table-cell>
          <table:table-cell office:value-type="float" office:value="0.642495" calcext:value-type="float">
            <text:p>0.642495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60175" calcext:value-type="float">
            <text:p>0.360175</text:p>
          </table:table-cell>
          <table:table-cell office:value-type="float" office:value="0.132133" calcext:value-type="float">
            <text:p>0.132133</text:p>
          </table:table-cell>
          <table:table-cell office:value-type="float" office:value="0.0187128" calcext:value-type="float">
            <text:p>0.0187128</text:p>
          </table:table-cell>
          <table:table-cell office:value-type="float" office:value="0.960236" calcext:value-type="float">
            <text:p>0.960236</text:p>
          </table:table-cell>
          <table:table-cell office:value-type="float" office:value="23.4965" calcext:value-type="float">
            <text:p>23.4965</text:p>
          </table:table-cell>
          <table:table-cell office:value-type="float" office:value="0.642734" calcext:value-type="float">
            <text:p>0.642734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0317" calcext:value-type="float">
            <text:p>0.360317</text:p>
          </table:table-cell>
          <table:table-cell office:value-type="float" office:value="0.132246" calcext:value-type="float">
            <text:p>0.132246</text:p>
          </table:table-cell>
          <table:table-cell office:value-type="float" office:value="0.0187484" calcext:value-type="float">
            <text:p>0.0187484</text:p>
          </table:table-cell>
          <table:table-cell office:value-type="float" office:value="0.95894" calcext:value-type="float">
            <text:p>0.95894</text:p>
          </table:table-cell>
          <table:table-cell office:value-type="float" office:value="23.5229" calcext:value-type="float">
            <text:p>23.5229</text:p>
          </table:table-cell>
          <table:table-cell office:value-type="float" office:value="0.642661" calcext:value-type="float">
            <text:p>0.6426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3.14199" calcext:value-type="float">
            <text:p>3.14199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float" office:value="0.108125" calcext:value-type="float">
            <text:p>0.108125</text:p>
          </table:table-cell>
          <table:table-cell office:value-type="float" office:value="0.0127473" calcext:value-type="float">
            <text:p>0.0127473</text:p>
          </table:table-cell>
          <table:table-cell office:value-type="float" office:value="1.46322" calcext:value-type="float">
            <text:p>1.46322</text:p>
          </table:table-cell>
          <table:table-cell office:value-type="float" office:value="17.0806" calcext:value-type="float">
            <text:p>17.0806</text:p>
          </table:table-cell>
          <table:table-cell office:value-type="float" office:value="0.636551" calcext:value-type="float">
            <text:p>0.636551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1625" calcext:value-type="float">
            <text:p>0.41625</text:p>
          </table:table-cell>
          <table:table-cell office:value-type="float" office:value="0.174269" calcext:value-type="float">
            <text:p>0.174269</text:p>
          </table:table-cell>
          <table:table-cell office:value-type="float" office:value="0.0310704" calcext:value-type="float">
            <text:p>0.0310704</text:p>
          </table:table-cell>
          <table:table-cell office:value-type="float" office:value="0.74298" calcext:value-type="float">
            <text:p>0.74298</text:p>
          </table:table-cell>
          <table:table-cell office:value-type="float" office:value="30.7937" calcext:value-type="float">
            <text:p>30.7937</text:p>
          </table:table-cell>
          <table:table-cell office:value-type="float" office:value="0.658975" calcext:value-type="float">
            <text:p>0.658975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66875" calcext:value-type="float">
            <text:p>0.366875</text:p>
          </table:table-cell>
          <table:table-cell office:value-type="float" office:value="0.135816" calcext:value-type="float">
            <text:p>0.135816</text:p>
          </table:table-cell>
          <table:table-cell office:value-type="float" office:value="0.0190524" calcext:value-type="float">
            <text:p>0.0190524</text:p>
          </table:table-cell>
          <table:table-cell office:value-type="float" office:value="0.985111" calcext:value-type="float">
            <text:p>0.985111</text:p>
          </table:table-cell>
          <table:table-cell office:value-type="float" office:value="23.5194" calcext:value-type="float">
            <text:p>23.5194</text:p>
          </table:table-cell>
          <table:table-cell office:value-type="float" office:value="0.655706" calcext:value-type="float">
            <text:p>0.655706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6125" calcext:value-type="float">
            <text:p>0.36125</text:p>
          </table:table-cell>
          <table:table-cell office:value-type="float" office:value="0.131591" calcext:value-type="float">
            <text:p>0.131591</text:p>
          </table:table-cell>
          <table:table-cell office:value-type="float" office:value="0.0179051" calcext:value-type="float">
            <text:p>0.0179051</text:p>
          </table:table-cell>
          <table:table-cell office:value-type="float" office:value="0.889089" calcext:value-type="float">
            <text:p>0.889089</text:p>
          </table:table-cell>
          <table:table-cell office:value-type="float" office:value="24.3842" calcext:value-type="float">
            <text:p>24.3842</text:p>
          </table:table-cell>
          <table:table-cell office:value-type="float" office:value="0.655328" calcext:value-type="float">
            <text:p>0.655328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66563" calcext:value-type="float">
            <text:p>0.366563</text:p>
          </table:table-cell>
          <table:table-cell office:value-type="float" office:value="0.137411" calcext:value-type="float">
            <text:p>0.137411</text:p>
          </table:table-cell>
          <table:table-cell office:value-type="float" office:value="0.0206688" calcext:value-type="float">
            <text:p>0.0206688</text:p>
          </table:table-cell>
          <table:table-cell office:value-type="float" office:value="0.804143" calcext:value-type="float">
            <text:p>0.804143</text:p>
          </table:table-cell>
          <table:table-cell office:value-type="float" office:value="26.2308" calcext:value-type="float">
            <text:p>26.2308</text:p>
          </table:table-cell>
          <table:table-cell office:value-type="float" office:value="0.635118" calcext:value-type="float">
            <text:p>0.635118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80156" calcext:value-type="float">
            <text:p>0.380156</text:p>
          </table:table-cell>
          <table:table-cell office:value-type="float" office:value="0.14671" calcext:value-type="float">
            <text:p>0.14671</text:p>
          </table:table-cell>
          <table:table-cell office:value-type="float" office:value="0.0228387" calcext:value-type="float">
            <text:p>0.0228387</text:p>
          </table:table-cell>
          <table:table-cell office:value-type="float" office:value="0.953189" calcext:value-type="float">
            <text:p>0.953189</text:p>
          </table:table-cell>
          <table:table-cell office:value-type="float" office:value="24.8744" calcext:value-type="float">
            <text:p>24.8744</text:p>
          </table:table-cell>
          <table:table-cell office:value-type="float" office:value="0.646304" calcext:value-type="float">
            <text:p>0.646304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71641" calcext:value-type="float">
            <text:p>0.371641</text:p>
          </table:table-cell>
          <table:table-cell office:value-type="float" office:value="0.140915" calcext:value-type="float">
            <text:p>0.140915</text:p>
          </table:table-cell>
          <table:table-cell office:value-type="float" office:value="0.0213801" calcext:value-type="float">
            <text:p>0.0213801</text:p>
          </table:table-cell>
          <table:table-cell office:value-type="float" office:value="1.07198" calcext:value-type="float">
            <text:p>1.07198</text:p>
          </table:table-cell>
          <table:table-cell office:value-type="float" office:value="22.9553" calcext:value-type="float">
            <text:p>22.9553</text:p>
          </table:table-cell>
          <table:table-cell office:value-type="float" office:value="0.6411" calcext:value-type="float">
            <text:p>0.6411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67852" calcext:value-type="float">
            <text:p>0.367852</text:p>
          </table:table-cell>
          <table:table-cell office:value-type="float" office:value="0.137522" calcext:value-type="float">
            <text:p>0.137522</text:p>
          </table:table-cell>
          <table:table-cell office:value-type="float" office:value="0.0201361" calcext:value-type="float">
            <text:p>0.0201361</text:p>
          </table:table-cell>
          <table:table-cell office:value-type="float" office:value="0.983078" calcext:value-type="float">
            <text:p>0.983078</text:p>
          </table:table-cell>
          <table:table-cell office:value-type="float" office:value="23.6943" calcext:value-type="float">
            <text:p>23.6943</text:p>
          </table:table-cell>
          <table:table-cell office:value-type="float" office:value="0.645099" calcext:value-type="float">
            <text:p>0.645099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69189" calcext:value-type="float">
            <text:p>0.369189</text:p>
          </table:table-cell>
          <table:table-cell office:value-type="float" office:value="0.138664" calcext:value-type="float">
            <text:p>0.138664</text:p>
          </table:table-cell>
          <table:table-cell office:value-type="float" office:value="0.0205421" calcext:value-type="float">
            <text:p>0.0205421</text:p>
          </table:table-cell>
          <table:table-cell office:value-type="float" office:value="1.01044" calcext:value-type="float">
            <text:p>1.01044</text:p>
          </table:table-cell>
          <table:table-cell office:value-type="float" office:value="23.464" calcext:value-type="float">
            <text:p>23.464</text:p>
          </table:table-cell>
          <table:table-cell office:value-type="float" office:value="0.643879" calcext:value-type="float">
            <text:p>0.643879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65225" calcext:value-type="float">
            <text:p>0.365225</text:p>
          </table:table-cell>
          <table:table-cell office:value-type="float" office:value="0.135968" calcext:value-type="float">
            <text:p>0.135968</text:p>
          </table:table-cell>
          <table:table-cell office:value-type="float" office:value="0.0198742" calcext:value-type="float">
            <text:p>0.0198742</text:p>
          </table:table-cell>
          <table:table-cell office:value-type="float" office:value="0.936751" calcext:value-type="float">
            <text:p>0.936751</text:p>
          </table:table-cell>
          <table:table-cell office:value-type="float" office:value="24.1435" calcext:value-type="float">
            <text:p>24.1435</text:p>
          </table:table-cell>
          <table:table-cell office:value-type="float" office:value="0.641658" calcext:value-type="float">
            <text:p>0.641658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66484" calcext:value-type="float">
            <text:p>0.366484</text:p>
          </table:table-cell>
          <table:table-cell office:value-type="float" office:value="0.136571" calcext:value-type="float">
            <text:p>0.136571</text:p>
          </table:table-cell>
          <table:table-cell office:value-type="float" office:value="0.0198692" calcext:value-type="float">
            <text:p>0.0198692</text:p>
          </table:table-cell>
          <table:table-cell office:value-type="float" office:value="0.931487" calcext:value-type="float">
            <text:p>0.931487</text:p>
          </table:table-cell>
          <table:table-cell office:value-type="float" office:value="24.2674" calcext:value-type="float">
            <text:p>24.2674</text:p>
          </table:table-cell>
          <table:table-cell office:value-type="float" office:value="0.644907" calcext:value-type="float">
            <text:p>0.64490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6553" calcext:value-type="float">
            <text:p>0.36553</text:p>
          </table:table-cell>
          <table:table-cell office:value-type="float" office:value="0.136208" calcext:value-type="float">
            <text:p>0.136208</text:p>
          </table:table-cell>
          <table:table-cell office:value-type="float" office:value="0.0199406" calcext:value-type="float">
            <text:p>0.0199406</text:p>
          </table:table-cell>
          <table:table-cell office:value-type="float" office:value="0.957961" calcext:value-type="float">
            <text:p>0.957961</text:p>
          </table:table-cell>
          <table:table-cell office:value-type="float" office:value="23.8915" calcext:value-type="float">
            <text:p>23.8915</text:p>
          </table:table-cell>
          <table:table-cell office:value-type="float" office:value="0.64173" calcext:value-type="float">
            <text:p>0.64173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66481" calcext:value-type="float">
            <text:p>0.366481</text:p>
          </table:table-cell>
          <table:table-cell office:value-type="float" office:value="0.136692" calcext:value-type="float">
            <text:p>0.136692</text:p>
          </table:table-cell>
          <table:table-cell office:value-type="float" office:value="0.0199722" calcext:value-type="float">
            <text:p>0.0199722</text:p>
          </table:table-cell>
          <table:table-cell office:value-type="float" office:value="0.91249" calcext:value-type="float">
            <text:p>0.91249</text:p>
          </table:table-cell>
          <table:table-cell office:value-type="float" office:value="24.5341" calcext:value-type="float">
            <text:p>24.5341</text:p>
          </table:table-cell>
          <table:table-cell office:value-type="float" office:value="0.643699" calcext:value-type="float">
            <text:p>0.643699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66542" calcext:value-type="float">
            <text:p>0.366542</text:p>
          </table:table-cell>
          <table:table-cell office:value-type="float" office:value="0.136719" calcext:value-type="float">
            <text:p>0.136719</text:p>
          </table:table-cell>
          <table:table-cell office:value-type="float" office:value="0.0199569" calcext:value-type="float">
            <text:p>0.0199569</text:p>
          </table:table-cell>
          <table:table-cell office:value-type="float" office:value="0.951122" calcext:value-type="float">
            <text:p>0.951122</text:p>
          </table:table-cell>
          <table:table-cell office:value-type="float" office:value="24.0244" calcext:value-type="float">
            <text:p>24.0244</text:p>
          </table:table-cell>
          <table:table-cell office:value-type="float" office:value="0.64411" calcext:value-type="float">
            <text:p>0.64411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66774" calcext:value-type="float">
            <text:p>0.366774</text:p>
          </table:table-cell>
          <table:table-cell office:value-type="float" office:value="0.136893" calcext:value-type="float">
            <text:p>0.136893</text:p>
          </table:table-cell>
          <table:table-cell office:value-type="float" office:value="0.0200239" calcext:value-type="float">
            <text:p>0.0200239</text:p>
          </table:table-cell>
          <table:table-cell office:value-type="float" office:value="0.953114" calcext:value-type="float">
            <text:p>0.953114</text:p>
          </table:table-cell>
          <table:table-cell office:value-type="float" office:value="24.0145" calcext:value-type="float">
            <text:p>24.0145</text:p>
          </table:table-cell>
          <table:table-cell office:value-type="float" office:value="0.643826" calcext:value-type="float">
            <text:p>0.643826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66456" calcext:value-type="float">
            <text:p>0.366456</text:p>
          </table:table-cell>
          <table:table-cell office:value-type="float" office:value="0.13669" calcext:value-type="float">
            <text:p>0.13669</text:p>
          </table:table-cell>
          <table:table-cell office:value-type="float" office:value="0.0199744" calcext:value-type="float">
            <text:p>0.0199744</text:p>
          </table:table-cell>
          <table:table-cell office:value-type="float" office:value="0.95121" calcext:value-type="float">
            <text:p>0.95121</text:p>
          </table:table-cell>
          <table:table-cell office:value-type="float" office:value="24.0208" calcext:value-type="float">
            <text:p>24.0208</text:p>
          </table:table-cell>
          <table:table-cell office:value-type="float" office:value="0.643649" calcext:value-type="float">
            <text:p>0.643649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66512" calcext:value-type="float">
            <text:p>0.366512</text:p>
          </table:table-cell>
          <table:table-cell office:value-type="float" office:value="0.136696" calcext:value-type="float">
            <text:p>0.136696</text:p>
          </table:table-cell>
          <table:table-cell office:value-type="float" office:value="0.0199583" calcext:value-type="float">
            <text:p>0.0199583</text:p>
          </table:table-cell>
          <table:table-cell office:value-type="float" office:value="0.950633" calcext:value-type="float">
            <text:p>0.950633</text:p>
          </table:table-cell>
          <table:table-cell office:value-type="float" office:value="24.0287" calcext:value-type="float">
            <text:p>24.0287</text:p>
          </table:table-cell>
          <table:table-cell office:value-type="float" office:value="0.643964" calcext:value-type="float">
            <text:p>0.643964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66528" calcext:value-type="float">
            <text:p>0.366528</text:p>
          </table:table-cell>
          <table:table-cell office:value-type="float" office:value="0.136718" calcext:value-type="float">
            <text:p>0.136718</text:p>
          </table:table-cell>
          <table:table-cell office:value-type="float" office:value="0.0199721" calcext:value-type="float">
            <text:p>0.0199721</text:p>
          </table:table-cell>
          <table:table-cell office:value-type="float" office:value="0.948078" calcext:value-type="float">
            <text:p>0.948078</text:p>
          </table:table-cell>
          <table:table-cell office:value-type="float" office:value="24.0637" calcext:value-type="float">
            <text:p>24.0637</text:p>
          </table:table-cell>
          <table:table-cell office:value-type="float" office:value="0.643837" calcext:value-type="float">
            <text:p>0.64383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6753" calcext:value-type="float">
            <text:p>0.366753</text:p>
          </table:table-cell>
          <table:table-cell office:value-type="float" office:value="0.136887" calcext:value-type="float">
            <text:p>0.136887</text:p>
          </table:table-cell>
          <table:table-cell office:value-type="float" office:value="0.0200212" calcext:value-type="float">
            <text:p>0.0200212</text:p>
          </table:table-cell>
          <table:table-cell office:value-type="float" office:value="0.949142" calcext:value-type="float">
            <text:p>0.949142</text:p>
          </table:table-cell>
          <table:table-cell office:value-type="float" office:value="24.065" calcext:value-type="float">
            <text:p>24.065</text:p>
          </table:table-cell>
          <table:table-cell office:value-type="float" office:value="0.643839" calcext:value-type="float">
            <text:p>0.6438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59658" calcext:value-type="float">
            <text:p>0.159658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0522128" calcext:value-type="float">
            <text:p>0.00522128</text:p>
          </table:table-cell>
          <table:table-cell office:value-type="float" office:value="0.972231" calcext:value-type="float">
            <text:p>0.972231</text:p>
          </table:table-cell>
          <table:table-cell office:value-type="float" office:value="16.7522" calcext:value-type="float">
            <text:p>16.7522</text:p>
          </table:table-cell>
          <table:table-cell office:value-type="float" office:value="0.636551" calcext:value-type="float">
            <text:p>0.636551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10037" calcext:value-type="float">
            <text:p>0.110037</text:p>
          </table:table-cell>
          <table:table-cell office:value-type="float" office:value="0.0125642" calcext:value-type="float">
            <text:p>0.0125642</text:p>
          </table:table-cell>
          <table:table-cell office:value-type="float" office:value="0.973002" calcext:value-type="float">
            <text:p>0.973002</text:p>
          </table:table-cell>
          <table:table-cell office:value-type="float" office:value="21.2582" calcext:value-type="float">
            <text:p>21.2582</text:p>
          </table:table-cell>
          <table:table-cell office:value-type="float" office:value="0.654115" calcext:value-type="float">
            <text:p>0.654115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4375" calcext:value-type="float">
            <text:p>0.34437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014639" calcext:value-type="float">
            <text:p>0.014639</text:p>
          </table:table-cell>
          <table:table-cell office:value-type="float" office:value="2.00394" calcext:value-type="float">
            <text:p>2.00394</text:p>
          </table:table-cell>
          <table:table-cell office:value-type="float" office:value="15.273" calcext:value-type="float">
            <text:p>15.273</text:p>
          </table:table-cell>
          <table:table-cell office:value-type="float" office:value="0.657737" calcext:value-type="float">
            <text:p>0.657737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60312" calcext:value-type="float">
            <text:p>0.360312</text:p>
          </table:table-cell>
          <table:table-cell office:value-type="float" office:value="0.13113" calcext:value-type="float">
            <text:p>0.13113</text:p>
          </table:table-cell>
          <table:table-cell office:value-type="float" office:value="0.0177856" calcext:value-type="float">
            <text:p>0.0177856</text:p>
          </table:table-cell>
          <table:table-cell office:value-type="float" office:value="0.973358" calcext:value-type="float">
            <text:p>0.973358</text:p>
          </table:table-cell>
          <table:table-cell office:value-type="float" office:value="23.2442" calcext:value-type="float">
            <text:p>23.2442</text:p>
          </table:table-cell>
          <table:table-cell office:value-type="float" office:value="0.655217" calcext:value-type="float">
            <text:p>0.655217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99687" calcext:value-type="float">
            <text:p>0.399687</text:p>
          </table:table-cell>
          <table:table-cell office:value-type="float" office:value="0.161542" calcext:value-type="float">
            <text:p>0.161542</text:p>
          </table:table-cell>
          <table:table-cell office:value-type="float" office:value="0.0271056" calcext:value-type="float">
            <text:p>0.0271056</text:p>
          </table:table-cell>
          <table:table-cell office:value-type="float" office:value="1.17291" calcext:value-type="float">
            <text:p>1.17291</text:p>
          </table:table-cell>
          <table:table-cell office:value-type="float" office:value="23.5071" calcext:value-type="float">
            <text:p>23.5071</text:p>
          </table:table-cell>
          <table:table-cell office:value-type="float" office:value="0.653769" calcext:value-type="float">
            <text:p>0.653769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66797" calcext:value-type="float">
            <text:p>0.366797</text:p>
          </table:table-cell>
          <table:table-cell office:value-type="float" office:value="0.136976" calcext:value-type="float">
            <text:p>0.136976</text:p>
          </table:table-cell>
          <table:table-cell office:value-type="float" office:value="0.0200578" calcext:value-type="float">
            <text:p>0.0200578</text:p>
          </table:table-cell>
          <table:table-cell office:value-type="float" office:value="1.08213" calcext:value-type="float">
            <text:p>1.08213</text:p>
          </table:table-cell>
          <table:table-cell office:value-type="float" office:value="22.5175" calcext:value-type="float">
            <text:p>22.5175</text:p>
          </table:table-cell>
          <table:table-cell office:value-type="float" office:value="0.643654" calcext:value-type="float">
            <text:p>0.64365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68633" calcext:value-type="float">
            <text:p>0.368633</text:p>
          </table:table-cell>
          <table:table-cell office:value-type="float" office:value="0.138185" calcext:value-type="float">
            <text:p>0.138185</text:p>
          </table:table-cell>
          <table:table-cell office:value-type="float" office:value="0.0203796" calcext:value-type="float">
            <text:p>0.0203796</text:p>
          </table:table-cell>
          <table:table-cell office:value-type="float" office:value="1.03358" calcext:value-type="float">
            <text:p>1.03358</text:p>
          </table:table-cell>
          <table:table-cell office:value-type="float" office:value="23.1541" calcext:value-type="float">
            <text:p>23.1541</text:p>
          </table:table-cell>
          <table:table-cell office:value-type="float" office:value="0.644244" calcext:value-type="float">
            <text:p>0.64424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74336" calcext:value-type="float">
            <text:p>0.374336</text:p>
          </table:table-cell>
          <table:table-cell office:value-type="float" office:value="0.142427" calcext:value-type="float">
            <text:p>0.142427</text:p>
          </table:table-cell>
          <table:table-cell office:value-type="float" office:value="0.0215733" calcext:value-type="float">
            <text:p>0.0215733</text:p>
          </table:table-cell>
          <table:table-cell office:value-type="float" office:value="0.900651" calcext:value-type="float">
            <text:p>0.900651</text:p>
          </table:table-cell>
          <table:table-cell office:value-type="float" office:value="25.2189" calcext:value-type="float">
            <text:p>25.2189</text:p>
          </table:table-cell>
          <table:table-cell office:value-type="float" office:value="0.645507" calcext:value-type="float">
            <text:p>0.645507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72588" calcext:value-type="float">
            <text:p>0.372588</text:p>
          </table:table-cell>
          <table:table-cell office:value-type="float" office:value="0.141126" calcext:value-type="float">
            <text:p>0.141126</text:p>
          </table:table-cell>
          <table:table-cell office:value-type="float" office:value="0.0211785" calcext:value-type="float">
            <text:p>0.0211785</text:p>
          </table:table-cell>
          <table:table-cell office:value-type="float" office:value="0.98577" calcext:value-type="float">
            <text:p>0.98577</text:p>
          </table:table-cell>
          <table:table-cell office:value-type="float" office:value="23.975" calcext:value-type="float">
            <text:p>23.975</text:p>
          </table:table-cell>
          <table:table-cell office:value-type="float" office:value="0.645546" calcext:value-type="float">
            <text:p>0.645546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72974" calcext:value-type="float">
            <text:p>0.372974</text:p>
          </table:table-cell>
          <table:table-cell office:value-type="float" office:value="0.141441" calcext:value-type="float">
            <text:p>0.141441</text:p>
          </table:table-cell>
          <table:table-cell office:value-type="float" office:value="0.0213219" calcext:value-type="float">
            <text:p>0.0213219</text:p>
          </table:table-cell>
          <table:table-cell office:value-type="float" office:value="0.926425" calcext:value-type="float">
            <text:p>0.926425</text:p>
          </table:table-cell>
          <table:table-cell office:value-type="float" office:value="24.7722" calcext:value-type="float">
            <text:p>24.7722</text:p>
          </table:table-cell>
          <table:table-cell office:value-type="float" office:value="0.644733" calcext:value-type="float">
            <text:p>0.644733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71106" calcext:value-type="float">
            <text:p>0.371106</text:p>
          </table:table-cell>
          <table:table-cell office:value-type="float" office:value="0.140122" calcext:value-type="float">
            <text:p>0.140122</text:p>
          </table:table-cell>
          <table:table-cell office:value-type="float" office:value="0.020959" calcext:value-type="float">
            <text:p>0.020959</text:p>
          </table:table-cell>
          <table:table-cell office:value-type="float" office:value="0.944573" calcext:value-type="float">
            <text:p>0.944573</text:p>
          </table:table-cell>
          <table:table-cell office:value-type="float" office:value="24.4125" calcext:value-type="float">
            <text:p>24.4125</text:p>
          </table:table-cell>
          <table:table-cell office:value-type="float" office:value="0.644178" calcext:value-type="float">
            <text:p>0.644178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72839" calcext:value-type="float">
            <text:p>0.372839</text:p>
          </table:table-cell>
          <table:table-cell office:value-type="float" office:value="0.141337" calcext:value-type="float">
            <text:p>0.141337</text:p>
          </table:table-cell>
          <table:table-cell office:value-type="float" office:value="0.0212745" calcext:value-type="float">
            <text:p>0.0212745</text:p>
          </table:table-cell>
          <table:table-cell office:value-type="float" office:value="0.953705" calcext:value-type="float">
            <text:p>0.953705</text:p>
          </table:table-cell>
          <table:table-cell office:value-type="float" office:value="24.4003" calcext:value-type="float">
            <text:p>24.4003</text:p>
          </table:table-cell>
          <table:table-cell office:value-type="float" office:value="0.645003" calcext:value-type="float">
            <text:p>0.645003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73676" calcext:value-type="float">
            <text:p>0.373676</text:p>
          </table:table-cell>
          <table:table-cell office:value-type="float" office:value="0.141983" calcext:value-type="float">
            <text:p>0.141983</text:p>
          </table:table-cell>
          <table:table-cell office:value-type="float" office:value="0.0214738" calcext:value-type="float">
            <text:p>0.0214738</text:p>
          </table:table-cell>
          <table:table-cell office:value-type="float" office:value="0.937121" calcext:value-type="float">
            <text:p>0.937121</text:p>
          </table:table-cell>
          <table:table-cell office:value-type="float" office:value="24.676" calcext:value-type="float">
            <text:p>24.676</text:p>
          </table:table-cell>
          <table:table-cell office:value-type="float" office:value="0.64493" calcext:value-type="float">
            <text:p>0.64493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73572" calcext:value-type="float">
            <text:p>0.373572</text:p>
          </table:table-cell>
          <table:table-cell office:value-type="float" office:value="0.141862" calcext:value-type="float">
            <text:p>0.141862</text:p>
          </table:table-cell>
          <table:table-cell office:value-type="float" office:value="0.0214153" calcext:value-type="float">
            <text:p>0.0214153</text:p>
          </table:table-cell>
          <table:table-cell office:value-type="float" office:value="0.931758" calcext:value-type="float">
            <text:p>0.931758</text:p>
          </table:table-cell>
          <table:table-cell office:value-type="float" office:value="24.7374" calcext:value-type="float">
            <text:p>24.7374</text:p>
          </table:table-cell>
          <table:table-cell office:value-type="float" office:value="0.645295" calcext:value-type="float">
            <text:p>0.645295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72469" calcext:value-type="float">
            <text:p>0.372469</text:p>
          </table:table-cell>
          <table:table-cell office:value-type="float" office:value="0.14111" calcext:value-type="float">
            <text:p>0.14111</text:p>
          </table:table-cell>
          <table:table-cell office:value-type="float" office:value="0.0212329" calcext:value-type="float">
            <text:p>0.0212329</text:p>
          </table:table-cell>
          <table:table-cell office:value-type="float" office:value="0.942268" calcext:value-type="float">
            <text:p>0.942268</text:p>
          </table:table-cell>
          <table:table-cell office:value-type="float" office:value="24.5303" calcext:value-type="float">
            <text:p>24.5303</text:p>
          </table:table-cell>
          <table:table-cell office:value-type="float" office:value="0.644554" calcext:value-type="float">
            <text:p>0.64455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7297" calcext:value-type="float">
            <text:p>0.37297</text:p>
          </table:table-cell>
          <table:table-cell office:value-type="float" office:value="0.141466" calcext:value-type="float">
            <text:p>0.141466</text:p>
          </table:table-cell>
          <table:table-cell office:value-type="float" office:value="0.0213313" calcext:value-type="float">
            <text:p>0.0213313</text:p>
          </table:table-cell>
          <table:table-cell office:value-type="float" office:value="0.930357" calcext:value-type="float">
            <text:p>0.930357</text:p>
          </table:table-cell>
          <table:table-cell office:value-type="float" office:value="24.7212" calcext:value-type="float">
            <text:p>24.7212</text:p>
          </table:table-cell>
          <table:table-cell office:value-type="float" office:value="0.644703" calcext:value-type="float">
            <text:p>0.644703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73176" calcext:value-type="float">
            <text:p>0.373176</text:p>
          </table:table-cell>
          <table:table-cell office:value-type="float" office:value="0.141616" calcext:value-type="float">
            <text:p>0.141616</text:p>
          </table:table-cell>
          <table:table-cell office:value-type="float" office:value="0.0213704" calcext:value-type="float">
            <text:p>0.0213704</text:p>
          </table:table-cell>
          <table:table-cell office:value-type="float" office:value="0.937595" calcext:value-type="float">
            <text:p>0.937595</text:p>
          </table:table-cell>
          <table:table-cell office:value-type="float" office:value="24.6372" calcext:value-type="float">
            <text:p>24.6372</text:p>
          </table:table-cell>
          <table:table-cell office:value-type="float" office:value="0.644803" calcext:value-type="float">
            <text:p>0.644803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72731" calcext:value-type="float">
            <text:p>0.372731</text:p>
          </table:table-cell>
          <table:table-cell office:value-type="float" office:value="0.141273" calcext:value-type="float">
            <text:p>0.141273</text:p>
          </table:table-cell>
          <table:table-cell office:value-type="float" office:value="0.021265" calcext:value-type="float">
            <text:p>0.021265</text:p>
          </table:table-cell>
          <table:table-cell office:value-type="float" office:value="0.938585" calcext:value-type="float">
            <text:p>0.938585</text:p>
          </table:table-cell>
          <table:table-cell office:value-type="float" office:value="24.5936" calcext:value-type="float">
            <text:p>24.5936</text:p>
          </table:table-cell>
          <table:table-cell office:value-type="float" office:value="0.644838" calcext:value-type="float">
            <text:p>0.644838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3054" calcext:value-type="float">
            <text:p>0.373054</text:p>
          </table:table-cell>
          <table:table-cell office:value-type="float" office:value="0.141511" calcext:value-type="float">
            <text:p>0.141511</text:p>
          </table:table-cell>
          <table:table-cell office:value-type="float" office:value="0.0213318" calcext:value-type="float">
            <text:p>0.0213318</text:p>
          </table:table-cell>
          <table:table-cell office:value-type="float" office:value="0.935523" calcext:value-type="float">
            <text:p>0.935523</text:p>
          </table:table-cell>
          <table:table-cell office:value-type="float" office:value="24.6557" calcext:value-type="float">
            <text:p>24.6557</text:p>
          </table:table-cell>
          <table:table-cell office:value-type="float" office:value="0.644921" calcext:value-type="float">
            <text:p>0.644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0.898534" calcext:value-type="float">
            <text:p>0.898534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225" calcext:value-type="float">
            <text:p>0.2225</text:p>
          </table:table-cell>
          <table:table-cell office:value-type="float" office:value="0.0509125" calcext:value-type="float">
            <text:p>0.0509125</text:p>
          </table:table-cell>
          <table:table-cell office:value-type="float" office:value="0.00287056" calcext:value-type="float">
            <text:p>0.00287056</text:p>
          </table:table-cell>
          <table:table-cell office:value-type="float" office:value="1.84692" calcext:value-type="float">
            <text:p>1.84692</text:p>
          </table:table-cell>
          <table:table-cell office:value-type="float" office:value="10.1207" calcext:value-type="float">
            <text:p>10.1207</text:p>
          </table:table-cell>
          <table:table-cell office:value-type="float" office:value="0.630856" calcext:value-type="float">
            <text:p>0.630856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775" calcext:value-type="float">
            <text:p>0.3775</text:p>
          </table:table-cell>
          <table:table-cell office:value-type="float" office:value="0.144575" calcext:value-type="float">
            <text:p>0.144575</text:p>
          </table:table-cell>
          <table:table-cell office:value-type="float" office:value="0.0219897" calcext:value-type="float">
            <text:p>0.0219897</text:p>
          </table:table-cell>
          <table:table-cell office:value-type="float" office:value="0.819453" calcext:value-type="float">
            <text:p>0.819453</text:p>
          </table:table-cell>
          <table:table-cell office:value-type="float" office:value="26.6596" calcext:value-type="float">
            <text:p>26.6596</text:p>
          </table:table-cell>
          <table:table-cell office:value-type="float" office:value="0.64932" calcext:value-type="float">
            <text:p>0.64932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13125" calcext:value-type="float">
            <text:p>0.413125</text:p>
          </table:table-cell>
          <table:table-cell office:value-type="float" office:value="0.172209" calcext:value-type="float">
            <text:p>0.172209</text:p>
          </table:table-cell>
          <table:table-cell office:value-type="float" office:value="0.03066" calcext:value-type="float">
            <text:p>0.03066</text:p>
          </table:table-cell>
          <table:table-cell office:value-type="float" office:value="1.42639" calcext:value-type="float">
            <text:p>1.42639</text:p>
          </table:table-cell>
          <table:table-cell office:value-type="float" office:value="21.9803" calcext:value-type="float">
            <text:p>21.9803</text:p>
          </table:table-cell>
          <table:table-cell office:value-type="float" office:value="0.655383" calcext:value-type="float">
            <text:p>0.655383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85937" calcext:value-type="float">
            <text:p>0.385937</text:p>
          </table:table-cell>
          <table:table-cell office:value-type="float" office:value="0.152339" calcext:value-type="float">
            <text:p>0.152339</text:p>
          </table:table-cell>
          <table:table-cell office:value-type="float" office:value="0.0251833" calcext:value-type="float">
            <text:p>0.0251833</text:p>
          </table:table-cell>
          <table:table-cell office:value-type="float" office:value="1.0075" calcext:value-type="float">
            <text:p>1.0075</text:p>
          </table:table-cell>
          <table:table-cell office:value-type="float" office:value="24.6508" calcext:value-type="float">
            <text:p>24.6508</text:p>
          </table:table-cell>
          <table:table-cell office:value-type="float" office:value="0.638283" calcext:value-type="float">
            <text:p>0.638283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71406" calcext:value-type="float">
            <text:p>0.371406</text:p>
          </table:table-cell>
          <table:table-cell office:value-type="float" office:value="0.139946" calcext:value-type="float">
            <text:p>0.139946</text:p>
          </table:table-cell>
          <table:table-cell office:value-type="float" office:value="0.0205807" calcext:value-type="float">
            <text:p>0.0205807</text:p>
          </table:table-cell>
          <table:table-cell office:value-type="float" office:value="0.69246" calcext:value-type="float">
            <text:p>0.69246</text:p>
          </table:table-cell>
          <table:table-cell office:value-type="float" office:value="28.5593" calcext:value-type="float">
            <text:p>28.5593</text:p>
          </table:table-cell>
          <table:table-cell office:value-type="float" office:value="0.649718" calcext:value-type="float">
            <text:p>0.649718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83516" calcext:value-type="float">
            <text:p>0.383516</text:p>
          </table:table-cell>
          <table:table-cell office:value-type="float" office:value="0.149314" calcext:value-type="float">
            <text:p>0.149314</text:p>
          </table:table-cell>
          <table:table-cell office:value-type="float" office:value="0.0237049" calcext:value-type="float">
            <text:p>0.0237049</text:p>
          </table:table-cell>
          <table:table-cell office:value-type="float" office:value="0.939709" calcext:value-type="float">
            <text:p>0.939709</text:p>
          </table:table-cell>
          <table:table-cell office:value-type="float" office:value="25.2801" calcext:value-type="float">
            <text:p>25.2801</text:p>
          </table:table-cell>
          <table:table-cell office:value-type="float" office:value="0.645585" calcext:value-type="float">
            <text:p>0.645585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81875" calcext:value-type="float">
            <text:p>0.381875</text:p>
          </table:table-cell>
          <table:table-cell office:value-type="float" office:value="0.148057" calcext:value-type="float">
            <text:p>0.148057</text:p>
          </table:table-cell>
          <table:table-cell office:value-type="float" office:value="0.0231693" calcext:value-type="float">
            <text:p>0.0231693</text:p>
          </table:table-cell>
          <table:table-cell office:value-type="float" office:value="0.94396" calcext:value-type="float">
            <text:p>0.94396</text:p>
          </table:table-cell>
          <table:table-cell office:value-type="float" office:value="25.1141" calcext:value-type="float">
            <text:p>25.1141</text:p>
          </table:table-cell>
          <table:table-cell office:value-type="float" office:value="0.647684" calcext:value-type="float">
            <text:p>0.647684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79473" calcext:value-type="float">
            <text:p>0.379473</text:p>
          </table:table-cell>
          <table:table-cell office:value-type="float" office:value="0.146455" calcext:value-type="float">
            <text:p>0.146455</text:p>
          </table:table-cell>
          <table:table-cell office:value-type="float" office:value="0.022843" calcext:value-type="float">
            <text:p>0.022843</text:p>
          </table:table-cell>
          <table:table-cell office:value-type="float" office:value="0.861701" calcext:value-type="float">
            <text:p>0.861701</text:p>
          </table:table-cell>
          <table:table-cell office:value-type="float" office:value="26.1592" calcext:value-type="float">
            <text:p>26.1592</text:p>
          </table:table-cell>
          <table:table-cell office:value-type="float" office:value="0.645004" calcext:value-type="float">
            <text:p>0.645004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74658" calcext:value-type="float">
            <text:p>0.374658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0213963" calcext:value-type="float">
            <text:p>0.0213963</text:p>
          </table:table-cell>
          <table:table-cell office:value-type="float" office:value="0.926917" calcext:value-type="float">
            <text:p>0.926917</text:p>
          </table:table-cell>
          <table:table-cell office:value-type="float" office:value="24.8507" calcext:value-type="float">
            <text:p>24.8507</text:p>
          </table:table-cell>
          <table:table-cell office:value-type="float" office:value="0.64828" calcext:value-type="float">
            <text:p>0.64828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78779" calcext:value-type="float">
            <text:p>0.378779</text:p>
          </table:table-cell>
          <table:table-cell office:value-type="float" office:value="0.145706" calcext:value-type="float">
            <text:p>0.145706</text:p>
          </table:table-cell>
          <table:table-cell office:value-type="float" office:value="0.0225124" calcext:value-type="float">
            <text:p>0.0225124</text:p>
          </table:table-cell>
          <table:table-cell office:value-type="float" office:value="0.93818" calcext:value-type="float">
            <text:p>0.93818</text:p>
          </table:table-cell>
          <table:table-cell office:value-type="float" office:value="24.9885" calcext:value-type="float">
            <text:p>24.9885</text:p>
          </table:table-cell>
          <table:table-cell office:value-type="float" office:value="0.646537" calcext:value-type="float">
            <text:p>0.646537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79575" calcext:value-type="float">
            <text:p>0.379575</text:p>
          </table:table-cell>
          <table:table-cell office:value-type="float" office:value="0.146259" calcext:value-type="float">
            <text:p>0.146259</text:p>
          </table:table-cell>
          <table:table-cell office:value-type="float" office:value="0.0226491" calcext:value-type="float">
            <text:p>0.0226491</text:p>
          </table:table-cell>
          <table:table-cell office:value-type="float" office:value="0.9301" calcext:value-type="float">
            <text:p>0.9301</text:p>
          </table:table-cell>
          <table:table-cell office:value-type="float" office:value="25.1469" calcext:value-type="float">
            <text:p>25.1469</text:p>
          </table:table-cell>
          <table:table-cell office:value-type="float" office:value="0.647075" calcext:value-type="float">
            <text:p>0.647075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78535" calcext:value-type="float">
            <text:p>0.378535</text:p>
          </table:table-cell>
          <table:table-cell office:value-type="float" office:value="0.14557" calcext:value-type="float">
            <text:p>0.14557</text:p>
          </table:table-cell>
          <table:table-cell office:value-type="float" office:value="0.022499" calcext:value-type="float">
            <text:p>0.022499</text:p>
          </table:table-cell>
          <table:table-cell office:value-type="float" office:value="0.919606" calcext:value-type="float">
            <text:p>0.919606</text:p>
          </table:table-cell>
          <table:table-cell office:value-type="float" office:value="25.2316" calcext:value-type="float">
            <text:p>25.2316</text:p>
          </table:table-cell>
          <table:table-cell office:value-type="float" office:value="0.646086" calcext:value-type="float">
            <text:p>0.646086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77819" calcext:value-type="float">
            <text:p>0.377819</text:p>
          </table:table-cell>
          <table:table-cell office:value-type="float" office:value="0.14501" calcext:value-type="float">
            <text:p>0.14501</text:p>
          </table:table-cell>
          <table:table-cell office:value-type="float" office:value="0.0223275" calcext:value-type="float">
            <text:p>0.0223275</text:p>
          </table:table-cell>
          <table:table-cell office:value-type="float" office:value="0.916364" calcext:value-type="float">
            <text:p>0.916364</text:p>
          </table:table-cell>
          <table:table-cell office:value-type="float" office:value="25.2275" calcext:value-type="float">
            <text:p>25.2275</text:p>
          </table:table-cell>
          <table:table-cell office:value-type="float" office:value="0.646064" calcext:value-type="float">
            <text:p>0.646064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78579" calcext:value-type="float">
            <text:p>0.378579</text:p>
          </table:table-cell>
          <table:table-cell office:value-type="float" office:value="0.145655" calcext:value-type="float">
            <text:p>0.145655</text:p>
          </table:table-cell>
          <table:table-cell office:value-type="float" office:value="0.0225581" calcext:value-type="float">
            <text:p>0.0225581</text:p>
          </table:table-cell>
          <table:table-cell office:value-type="float" office:value="0.914329" calcext:value-type="float">
            <text:p>0.914329</text:p>
          </table:table-cell>
          <table:table-cell office:value-type="float" office:value="25.313" calcext:value-type="float">
            <text:p>25.313</text:p>
          </table:table-cell>
          <table:table-cell office:value-type="float" office:value="0.645569" calcext:value-type="float">
            <text:p>0.645569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79521" calcext:value-type="float">
            <text:p>0.379521</text:p>
          </table:table-cell>
          <table:table-cell office:value-type="float" office:value="0.146383" calcext:value-type="float">
            <text:p>0.146383</text:p>
          </table:table-cell>
          <table:table-cell office:value-type="float" office:value="0.0227845" calcext:value-type="float">
            <text:p>0.0227845</text:p>
          </table:table-cell>
          <table:table-cell office:value-type="float" office:value="0.926685" calcext:value-type="float">
            <text:p>0.926685</text:p>
          </table:table-cell>
          <table:table-cell office:value-type="float" office:value="25.2047" calcext:value-type="float">
            <text:p>25.2047</text:p>
          </table:table-cell>
          <table:table-cell office:value-type="float" office:value="0.645563" calcext:value-type="float">
            <text:p>0.645563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80137" calcext:value-type="float">
            <text:p>0.380137</text:p>
          </table:table-cell>
          <table:table-cell office:value-type="float" office:value="0.146812" calcext:value-type="float">
            <text:p>0.146812</text:p>
          </table:table-cell>
          <table:table-cell office:value-type="float" office:value="0.0228905" calcext:value-type="float">
            <text:p>0.0228905</text:p>
          </table:table-cell>
          <table:table-cell office:value-type="float" office:value="0.928777" calcext:value-type="float">
            <text:p>0.928777</text:p>
          </table:table-cell>
          <table:table-cell office:value-type="float" office:value="25.2134" calcext:value-type="float">
            <text:p>25.2134</text:p>
          </table:table-cell>
          <table:table-cell office:value-type="float" office:value="0.645994" calcext:value-type="float">
            <text:p>0.645994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79596" calcext:value-type="float">
            <text:p>0.379596</text:p>
          </table:table-cell>
          <table:table-cell office:value-type="float" office:value="0.146396" calcext:value-type="float">
            <text:p>0.146396</text:p>
          </table:table-cell>
          <table:table-cell office:value-type="float" office:value="0.0227638" calcext:value-type="float">
            <text:p>0.0227638</text:p>
          </table:table-cell>
          <table:table-cell office:value-type="float" office:value="0.927754" calcext:value-type="float">
            <text:p>0.927754</text:p>
          </table:table-cell>
          <table:table-cell office:value-type="float" office:value="25.1911" calcext:value-type="float">
            <text:p>25.1911</text:p>
          </table:table-cell>
          <table:table-cell office:value-type="float" office:value="0.645949" calcext:value-type="float">
            <text:p>0.645949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79577" calcext:value-type="float">
            <text:p>0.379577</text:p>
          </table:table-cell>
          <table:table-cell office:value-type="float" office:value="0.146397" calcext:value-type="float">
            <text:p>0.146397</text:p>
          </table:table-cell>
          <table:table-cell office:value-type="float" office:value="0.0227712" calcext:value-type="float">
            <text:p>0.0227712</text:p>
          </table:table-cell>
          <table:table-cell office:value-type="float" office:value="0.922421" calcext:value-type="float">
            <text:p>0.922421</text:p>
          </table:table-cell>
          <table:table-cell office:value-type="float" office:value="25.2651" calcext:value-type="float">
            <text:p>25.2651</text:p>
          </table:table-cell>
          <table:table-cell office:value-type="float" office:value="0.645838" calcext:value-type="float">
            <text:p>0.645838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9554" calcext:value-type="float">
            <text:p>0.379554</text:p>
          </table:table-cell>
          <table:table-cell office:value-type="float" office:value="0.146379" calcext:value-type="float">
            <text:p>0.146379</text:p>
          </table:table-cell>
          <table:table-cell office:value-type="float" office:value="0.0227653" calcext:value-type="float">
            <text:p>0.0227653</text:p>
          </table:table-cell>
          <table:table-cell office:value-type="float" office:value="0.92098" calcext:value-type="float">
            <text:p>0.92098</text:p>
          </table:table-cell>
          <table:table-cell office:value-type="float" office:value="25.2836" calcext:value-type="float">
            <text:p>25.2836</text:p>
          </table:table-cell>
          <table:table-cell office:value-type="float" office:value="0.645846" calcext:value-type="float">
            <text:p>0.6458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32849" calcext:value-type="float">
            <text:p>0.32849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00919808" calcext:value-type="float">
            <text:p>0.00919808</text:p>
          </table:table-cell>
          <table:table-cell office:value-type="float" office:value="0.574145" calcext:value-type="float">
            <text:p>0.574145</text:p>
          </table:table-cell>
          <table:table-cell office:value-type="float" office:value="24.3583" calcext:value-type="float">
            <text:p>24.3583</text:p>
          </table:table-cell>
          <table:table-cell office:value-type="float" office:value="0.573632" calcext:value-type="float">
            <text:p>0.57363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0.133263" calcext:value-type="float">
            <text:p>0.133263</text:p>
          </table:table-cell>
          <table:table-cell office:value-type="float" office:value="0.0177786" calcext:value-type="float">
            <text:p>0.0177786</text:p>
          </table:table-cell>
          <table:table-cell office:value-type="float" office:value="0.988613" calcext:value-type="float">
            <text:p>0.988613</text:p>
          </table:table-cell>
          <table:table-cell office:value-type="float" office:value="23.2511" calcext:value-type="float">
            <text:p>23.2511</text:p>
          </table:table-cell>
          <table:table-cell office:value-type="float" office:value="0.666297" calcext:value-type="float">
            <text:p>0.66629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11875" calcext:value-type="float">
            <text:p>0.411875</text:p>
          </table:table-cell>
          <table:table-cell office:value-type="float" office:value="0.170709" calcext:value-type="float">
            <text:p>0.170709</text:p>
          </table:table-cell>
          <table:table-cell office:value-type="float" office:value="0.0298759" calcext:value-type="float">
            <text:p>0.0298759</text:p>
          </table:table-cell>
          <table:table-cell office:value-type="float" office:value="0.682662" calcext:value-type="float">
            <text:p>0.682662</text:p>
          </table:table-cell>
          <table:table-cell office:value-type="float" office:value="31.8062" calcext:value-type="float">
            <text:p>31.8062</text:p>
          </table:table-cell>
          <table:table-cell office:value-type="float" office:value="0.658268" calcext:value-type="float">
            <text:p>0.65826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95625" calcext:value-type="float">
            <text:p>0.395625</text:p>
          </table:table-cell>
          <table:table-cell office:value-type="float" office:value="0.158537" calcext:value-type="float">
            <text:p>0.158537</text:p>
          </table:table-cell>
          <table:table-cell office:value-type="float" office:value="0.0263339" calcext:value-type="float">
            <text:p>0.0263339</text:p>
          </table:table-cell>
          <table:table-cell office:value-type="float" office:value="0.817722" calcext:value-type="float">
            <text:p>0.817722</text:p>
          </table:table-cell>
          <table:table-cell office:value-type="float" office:value="27.9649" calcext:value-type="float">
            <text:p>27.9649</text:p>
          </table:table-cell>
          <table:table-cell office:value-type="float" office:value="0.650755" calcext:value-type="float">
            <text:p>0.65075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98438" calcext:value-type="float">
            <text:p>0.398438</text:p>
          </table:table-cell>
          <table:table-cell office:value-type="float" office:value="0.16145" calcext:value-type="float">
            <text:p>0.16145</text:p>
          </table:table-cell>
          <table:table-cell office:value-type="float" office:value="0.0277209" calcext:value-type="float">
            <text:p>0.0277209</text:p>
          </table:table-cell>
          <table:table-cell office:value-type="float" office:value="1.0068" calcext:value-type="float">
            <text:p>1.0068</text:p>
          </table:table-cell>
          <table:table-cell office:value-type="float" office:value="25.3983" calcext:value-type="float">
            <text:p>25.3983</text:p>
          </table:table-cell>
          <table:table-cell office:value-type="float" office:value="0.645505" calcext:value-type="float">
            <text:p>0.64550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00391" calcext:value-type="float">
            <text:p>0.400391</text:p>
          </table:table-cell>
          <table:table-cell office:value-type="float" office:value="0.162281" calcext:value-type="float">
            <text:p>0.162281</text:p>
          </table:table-cell>
          <table:table-cell office:value-type="float" office:value="0.0276003" calcext:value-type="float">
            <text:p>0.0276003</text:p>
          </table:table-cell>
          <table:table-cell office:value-type="float" office:value="0.832903" calcext:value-type="float">
            <text:p>0.832903</text:p>
          </table:table-cell>
          <table:table-cell office:value-type="float" office:value="28.0349" calcext:value-type="float">
            <text:p>28.0349</text:p>
          </table:table-cell>
          <table:table-cell office:value-type="float" office:value="0.650652" calcext:value-type="float">
            <text:p>0.65065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83711" calcext:value-type="float">
            <text:p>0.383711</text:p>
          </table:table-cell>
          <table:table-cell office:value-type="float" office:value="0.149835" calcext:value-type="float">
            <text:p>0.149835</text:p>
          </table:table-cell>
          <table:table-cell office:value-type="float" office:value="0.0239777" calcext:value-type="float">
            <text:p>0.0239777</text:p>
          </table:table-cell>
          <table:table-cell office:value-type="float" office:value="0.871437" calcext:value-type="float">
            <text:p>0.871437</text:p>
          </table:table-cell>
          <table:table-cell office:value-type="float" office:value="26.3134" calcext:value-type="float">
            <text:p>26.3134</text:p>
          </table:table-cell>
          <table:table-cell office:value-type="float" office:value="0.643994" calcext:value-type="float">
            <text:p>0.64399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8209" calcext:value-type="float">
            <text:p>0.38209</text:p>
          </table:table-cell>
          <table:table-cell office:value-type="float" office:value="0.148772" calcext:value-type="float">
            <text:p>0.148772</text:p>
          </table:table-cell>
          <table:table-cell office:value-type="float" office:value="0.0237679" calcext:value-type="float">
            <text:p>0.0237679</text:p>
          </table:table-cell>
          <table:table-cell office:value-type="float" office:value="0.903017" calcext:value-type="float">
            <text:p>0.903017</text:p>
          </table:table-cell>
          <table:table-cell office:value-type="float" office:value="25.749" calcext:value-type="float">
            <text:p>25.749</text:p>
          </table:table-cell>
          <table:table-cell office:value-type="float" office:value="0.642047" calcext:value-type="float">
            <text:p>0.64204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89258" calcext:value-type="float">
            <text:p>0.389258</text:p>
          </table:table-cell>
          <table:table-cell office:value-type="float" office:value="0.153961" calcext:value-type="float">
            <text:p>0.153961</text:p>
          </table:table-cell>
          <table:table-cell office:value-type="float" office:value="0.0252079" calcext:value-type="float">
            <text:p>0.0252079</text:p>
          </table:table-cell>
          <table:table-cell office:value-type="float" office:value="0.910471" calcext:value-type="float">
            <text:p>0.910471</text:p>
          </table:table-cell>
          <table:table-cell office:value-type="float" office:value="26.0919" calcext:value-type="float">
            <text:p>26.0919</text:p>
          </table:table-cell>
          <table:table-cell office:value-type="float" office:value="0.645517" calcext:value-type="float">
            <text:p>0.64551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88506" calcext:value-type="float">
            <text:p>0.388506</text:p>
          </table:table-cell>
          <table:table-cell office:value-type="float" office:value="0.153286" calcext:value-type="float">
            <text:p>0.153286</text:p>
          </table:table-cell>
          <table:table-cell office:value-type="float" office:value="0.0249042" calcext:value-type="float">
            <text:p>0.0249042</text:p>
          </table:table-cell>
          <table:table-cell office:value-type="float" office:value="0.922591" calcext:value-type="float">
            <text:p>0.922591</text:p>
          </table:table-cell>
          <table:table-cell office:value-type="float" office:value="25.8596" calcext:value-type="float">
            <text:p>25.8596</text:p>
          </table:table-cell>
          <table:table-cell office:value-type="float" office:value="0.6467" calcext:value-type="float">
            <text:p>0.646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86941" calcext:value-type="float">
            <text:p>0.386941</text:p>
          </table:table-cell>
          <table:table-cell office:value-type="float" office:value="0.152135" calcext:value-type="float">
            <text:p>0.152135</text:p>
          </table:table-cell>
          <table:table-cell office:value-type="float" office:value="0.024618" calcext:value-type="float">
            <text:p>0.024618</text:p>
          </table:table-cell>
          <table:table-cell office:value-type="float" office:value="0.929643" calcext:value-type="float">
            <text:p>0.929643</text:p>
          </table:table-cell>
          <table:table-cell office:value-type="float" office:value="25.6615" calcext:value-type="float">
            <text:p>25.6615</text:p>
          </table:table-cell>
          <table:table-cell office:value-type="float" office:value="0.645455" calcext:value-type="float">
            <text:p>0.64545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84077" calcext:value-type="float">
            <text:p>0.384077</text:p>
          </table:table-cell>
          <table:table-cell office:value-type="float" office:value="0.149815" calcext:value-type="float">
            <text:p>0.149815</text:p>
          </table:table-cell>
          <table:table-cell office:value-type="float" office:value="0.0237995" calcext:value-type="float">
            <text:p>0.0237995</text:p>
          </table:table-cell>
          <table:table-cell office:value-type="float" office:value="0.940476" calcext:value-type="float">
            <text:p>0.940476</text:p>
          </table:table-cell>
          <table:table-cell office:value-type="float" office:value="25.3125" calcext:value-type="float">
            <text:p>25.3125</text:p>
          </table:table-cell>
          <table:table-cell office:value-type="float" office:value="0.646541" calcext:value-type="float">
            <text:p>0.64654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86001" calcext:value-type="float">
            <text:p>0.386001</text:p>
          </table:table-cell>
          <table:table-cell office:value-type="float" office:value="0.151252" calcext:value-type="float">
            <text:p>0.151252</text:p>
          </table:table-cell>
          <table:table-cell office:value-type="float" office:value="0.0242204" calcext:value-type="float">
            <text:p>0.0242204</text:p>
          </table:table-cell>
          <table:table-cell office:value-type="float" office:value="0.932847" calcext:value-type="float">
            <text:p>0.932847</text:p>
          </table:table-cell>
          <table:table-cell office:value-type="float" office:value="25.541" calcext:value-type="float">
            <text:p>25.541</text:p>
          </table:table-cell>
          <table:table-cell office:value-type="float" office:value="0.647094" calcext:value-type="float">
            <text:p>0.64709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86765" calcext:value-type="float">
            <text:p>0.386765</text:p>
          </table:table-cell>
          <table:table-cell office:value-type="float" office:value="0.151816" calcext:value-type="float">
            <text:p>0.151816</text:p>
          </table:table-cell>
          <table:table-cell office:value-type="float" office:value="0.0243824" calcext:value-type="float">
            <text:p>0.0243824</text:p>
          </table:table-cell>
          <table:table-cell office:value-type="float" office:value="0.908781" calcext:value-type="float">
            <text:p>0.908781</text:p>
          </table:table-cell>
          <table:table-cell office:value-type="float" office:value="25.9312" calcext:value-type="float">
            <text:p>25.9312</text:p>
          </table:table-cell>
          <table:table-cell office:value-type="float" office:value="0.647369" calcext:value-type="float">
            <text:p>0.64736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86218" calcext:value-type="float">
            <text:p>0.386218</text:p>
          </table:table-cell>
          <table:table-cell office:value-type="float" office:value="0.151473" calcext:value-type="float">
            <text:p>0.151473</text:p>
          </table:table-cell>
          <table:table-cell office:value-type="float" office:value="0.0243225" calcext:value-type="float">
            <text:p>0.0243225</text:p>
          </table:table-cell>
          <table:table-cell office:value-type="float" office:value="0.916522" calcext:value-type="float">
            <text:p>0.916522</text:p>
          </table:table-cell>
          <table:table-cell office:value-type="float" office:value="25.7901" calcext:value-type="float">
            <text:p>25.7901</text:p>
          </table:table-cell>
          <table:table-cell office:value-type="float" office:value="0.64664" calcext:value-type="float">
            <text:p>0.6466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86247" calcext:value-type="float">
            <text:p>0.386247</text:p>
          </table:table-cell>
          <table:table-cell office:value-type="float" office:value="0.151474" calcext:value-type="float">
            <text:p>0.151474</text:p>
          </table:table-cell>
          <table:table-cell office:value-type="float" office:value="0.0243123" calcext:value-type="float">
            <text:p>0.0243123</text:p>
          </table:table-cell>
          <table:table-cell office:value-type="float" office:value="0.909848" calcext:value-type="float">
            <text:p>0.909848</text:p>
          </table:table-cell>
          <table:table-cell office:value-type="float" office:value="25.8861" calcext:value-type="float">
            <text:p>25.8861</text:p>
          </table:table-cell>
          <table:table-cell office:value-type="float" office:value="0.646795" calcext:value-type="float">
            <text:p>0.64679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86656" calcext:value-type="float">
            <text:p>0.386656</text:p>
          </table:table-cell>
          <table:table-cell office:value-type="float" office:value="0.151782" calcext:value-type="float">
            <text:p>0.151782</text:p>
          </table:table-cell>
          <table:table-cell office:value-type="float" office:value="0.0244016" calcext:value-type="float">
            <text:p>0.0244016</text:p>
          </table:table-cell>
          <table:table-cell office:value-type="float" office:value="0.912807" calcext:value-type="float">
            <text:p>0.912807</text:p>
          </table:table-cell>
          <table:table-cell office:value-type="float" office:value="25.8701" calcext:value-type="float">
            <text:p>25.8701</text:p>
          </table:table-cell>
          <table:table-cell office:value-type="float" office:value="0.646932" calcext:value-type="float">
            <text:p>0.64693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86204" calcext:value-type="float">
            <text:p>0.386204</text:p>
          </table:table-cell>
          <table:table-cell office:value-type="float" office:value="0.151444" calcext:value-type="float">
            <text:p>0.151444</text:p>
          </table:table-cell>
          <table:table-cell office:value-type="float" office:value="0.0243043" calcext:value-type="float">
            <text:p>0.0243043</text:p>
          </table:table-cell>
          <table:table-cell office:value-type="float" office:value="0.909964" calcext:value-type="float">
            <text:p>0.909964</text:p>
          </table:table-cell>
          <table:table-cell office:value-type="float" office:value="25.8819" calcext:value-type="float">
            <text:p>25.8819</text:p>
          </table:table-cell>
          <table:table-cell office:value-type="float" office:value="0.646771" calcext:value-type="float">
            <text:p>0.64677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6184" calcext:value-type="float">
            <text:p>0.386184</text:p>
          </table:table-cell>
          <table:table-cell office:value-type="float" office:value="0.151415" calcext:value-type="float">
            <text:p>0.151415</text:p>
          </table:table-cell>
          <table:table-cell office:value-type="float" office:value="0.0242881" calcext:value-type="float">
            <text:p>0.0242881</text:p>
          </table:table-cell>
          <table:table-cell office:value-type="float" office:value="0.911826" calcext:value-type="float">
            <text:p>0.911826</text:p>
          </table:table-cell>
          <table:table-cell office:value-type="float" office:value="25.8525" calcext:value-type="float">
            <text:p>25.8525</text:p>
          </table:table-cell>
          <table:table-cell office:value-type="float" office:value="0.646872" calcext:value-type="float">
            <text:p>0.64687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0T17:29:07.334794103</dc:date>
    <meta:editing-duration>PT5M33S</meta:editing-duration>
    <meta:editing-cycles>1</meta:editing-cycles>
    <meta:document-statistic meta:table-count="1" meta:cell-count="5941" meta:object-count="0"/>
    <meta:generator>LibreOffice/6.0.3.2$Linux_X86_64 LibreOffice_project/00m0$Build-2</meta:generator>
  </office:meta>
</office:document-meta>
</file>